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2" style:family="table">
      <style:table-properties style:width="4.302cm" fo:margin-left="6.126cm" table:align="left"/>
    </style:style>
    <style:style style:name="Tableau2.A" style:family="table-column">
      <style:table-column-properties style:column-width="2.723cm"/>
    </style:style>
    <style:style style:name="Tableau2.B" style:family="table-column">
      <style:table-column-properties style:column-width="1.122cm"/>
    </style:style>
    <style:style style:name="Tableau2.C" style:family="table-column">
      <style:table-column-properties style:column-width="0.457cm"/>
    </style:style>
    <style:style style:name="Tableau2.1" style:family="table-row">
      <style:table-row-properties style:min-row-height="0.439cm" style:use-optimal-row-height="false"/>
    </style:style>
    <style:style style:name="Tableau2.A1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2.B1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2.C1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2.2" style:family="table-row">
      <style:table-row-properties style:min-row-height="0.443cm" style:use-optimal-row-height="false"/>
    </style:style>
    <style:style style:name="Tableau2.A2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2.B2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2.C2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2.A3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2.B3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2.C3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2.4" style:family="table-row">
      <style:table-row-properties style:min-row-height="0.469cm" style:use-optimal-row-height="false"/>
    </style:style>
    <style:style style:name="Tableau2.A4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2.B4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2.C4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3" style:family="table">
      <style:table-properties style:width="5.775cm" fo:margin-left="5.387cm" table:align="left"/>
    </style:style>
    <style:style style:name="Tableau3.A" style:family="table-column">
      <style:table-column-properties style:column-width="1.612cm"/>
    </style:style>
    <style:style style:name="Tableau3.B" style:family="table-column">
      <style:table-column-properties style:column-width="1.355cm"/>
    </style:style>
    <style:style style:name="Tableau3.C" style:family="table-column">
      <style:table-column-properties style:column-width="2.808cm"/>
    </style:style>
    <style:style style:name="Tableau3.1" style:family="table-row">
      <style:table-row-properties style:min-row-height="0.448cm" style:use-optimal-row-height="false"/>
    </style:style>
    <style:style style:name="Tableau3.A1" style:family="table-cell">
      <style:table-cell-properties style:vertical-align="top" fo:padding="0cm" fo:border-left="none" fo:border-right="0.5pt solid #231f20" fo:border-top="none" fo:border-bottom="0.5pt solid #231f20" fo:wrap-option="wrap"/>
    </style:style>
    <style:style style:name="Tableau3.B1" style:family="table-cell">
      <style:table-cell-properties style:vertical-align="top" fo:padding="0cm" fo:border-left="0.5pt solid #231f20" fo:border-right="0.5pt solid #231f20" fo:border-top="none" fo:border-bottom="0.5pt solid #231f20" fo:wrap-option="wrap"/>
    </style:style>
    <style:style style:name="Tableau3.C1" style:family="table-cell">
      <style:table-cell-properties style:vertical-align="top" fo:padding="0cm" fo:border-left="0.5pt solid #231f20" fo:border-right="none" fo:border-top="none" fo:border-bottom="0.5pt solid #231f20" fo:wrap-option="wrap"/>
    </style:style>
    <style:style style:name="Tableau3.2" style:family="table-row">
      <style:table-row-properties style:min-row-height="0.432cm" style:use-optimal-row-height="false"/>
    </style:style>
    <style:style style:name="Tableau3.A2" style:family="table-cell">
      <style:table-cell-properties style:vertical-align="top" fo:padding="0cm" fo:border-left="none" fo:border-right="0.5pt solid #231f20" fo:border-top="0.5pt solid #231f20" fo:border-bottom="none" fo:wrap-option="wrap"/>
    </style:style>
    <style:style style:name="Tableau3.B2" style:family="table-cell">
      <style:table-cell-properties style:vertical-align="top" fo:padding="0cm" fo:border-left="0.5pt solid #231f20" fo:border-right="0.5pt solid #231f20" fo:border-top="0.5pt solid #231f20" fo:border-bottom="none" fo:wrap-option="wrap"/>
    </style:style>
    <style:style style:name="Tableau3.C2" style:family="table-cell">
      <style:table-cell-properties style:vertical-align="top" fo:padding="0cm" fo:border-left="0.5pt solid #231f20" fo:border-right="none" fo:border-top="0.5pt solid #231f20" fo:border-bottom="none" fo:wrap-option="wrap"/>
    </style:style>
    <style:style style:name="Tableau3.3" style:family="table-row">
      <style:table-row-properties style:min-row-height="0.443cm" style:use-optimal-row-height="false"/>
    </style:style>
    <style:style style:name="Tableau3.A3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3.B3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3.C3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3.A4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3.B4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3.C4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3.5" style:family="table-row">
      <style:table-row-properties style:min-row-height="0.469cm" style:use-optimal-row-height="false"/>
    </style:style>
    <style:style style:name="Tableau3.A5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3.B5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3.C5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4" style:family="table">
      <style:table-properties style:width="5.779cm" fo:margin-left="5.387cm" table:align="left"/>
    </style:style>
    <style:style style:name="Tableau4.A" style:family="table-column">
      <style:table-column-properties style:column-width="2.81cm"/>
    </style:style>
    <style:style style:name="Tableau4.B" style:family="table-column">
      <style:table-column-properties style:column-width="1.356cm"/>
    </style:style>
    <style:style style:name="Tableau4.C" style:family="table-column">
      <style:table-column-properties style:column-width="1.612cm"/>
    </style:style>
    <style:style style:name="Tableau4.1" style:family="table-row">
      <style:table-row-properties style:min-row-height="0.448cm" style:use-optimal-row-height="false"/>
    </style:style>
    <style:style style:name="Tableau4.A1" style:family="table-cell">
      <style:table-cell-properties style:vertical-align="top" fo:padding="0cm" fo:border-left="none" fo:border-right="0.5pt solid #231f20" fo:border-top="none" fo:border-bottom="0.5pt solid #231f20" fo:wrap-option="wrap"/>
    </style:style>
    <style:style style:name="Tableau4.B1" style:family="table-cell">
      <style:table-cell-properties style:vertical-align="top" fo:padding="0cm" fo:border-left="0.5pt solid #231f20" fo:border-right="0.5pt solid #231f20" fo:border-top="none" fo:border-bottom="0.5pt solid #231f20" fo:wrap-option="wrap"/>
    </style:style>
    <style:style style:name="Tableau4.C1" style:family="table-cell">
      <style:table-cell-properties style:vertical-align="top" fo:padding="0cm" fo:border-left="0.5pt solid #231f20" fo:border-right="none" fo:border-top="none" fo:border-bottom="0.5pt solid #231f20" fo:wrap-option="wrap"/>
    </style:style>
    <style:style style:name="Tableau4.2" style:family="table-row">
      <style:table-row-properties style:min-row-height="0.432cm" style:use-optimal-row-height="false"/>
    </style:style>
    <style:style style:name="Tableau4.A2" style:family="table-cell">
      <style:table-cell-properties style:vertical-align="top" fo:padding="0cm" fo:border-left="none" fo:border-right="0.5pt solid #231f20" fo:border-top="0.5pt solid #231f20" fo:border-bottom="none" fo:wrap-option="wrap"/>
    </style:style>
    <style:style style:name="Tableau4.B2" style:family="table-cell">
      <style:table-cell-properties style:vertical-align="top" fo:padding="0cm" fo:border-left="0.5pt solid #231f20" fo:border-right="0.5pt solid #231f20" fo:border-top="0.5pt solid #231f20" fo:border-bottom="none" fo:wrap-option="wrap"/>
    </style:style>
    <style:style style:name="Tableau4.C2" style:family="table-cell">
      <style:table-cell-properties style:vertical-align="top" fo:padding="0cm" fo:border-left="0.5pt solid #231f20" fo:border-right="none" fo:border-top="0.5pt solid #231f20" fo:border-bottom="none" fo:wrap-option="wrap"/>
    </style:style>
    <style:style style:name="Tableau4.3" style:family="table-row">
      <style:table-row-properties style:min-row-height="0.443cm" style:use-optimal-row-height="false"/>
    </style:style>
    <style:style style:name="Tableau4.A3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4.B3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4.C3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4.A4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4.B4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4.C4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4.5" style:family="table-row">
      <style:table-row-properties style:min-row-height="0.469cm" style:use-optimal-row-height="false"/>
    </style:style>
    <style:style style:name="Tableau4.A5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4.B5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4.C5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" style:family="table">
      <style:table-properties style:width="14.342cm" fo:margin-left="0.487cm" table:align="left"/>
    </style:style>
    <style:style style:name="Tableau8.A" style:family="table-column">
      <style:table-column-properties style:column-width="1.577cm"/>
    </style:style>
    <style:style style:name="Tableau8.B" style:family="table-column">
      <style:table-column-properties style:column-width="1.192cm"/>
    </style:style>
    <style:style style:name="Tableau8.C" style:family="table-column">
      <style:table-column-properties style:column-width="0.423cm"/>
    </style:style>
    <style:style style:name="Tableau8.E" style:family="table-column">
      <style:table-column-properties style:column-width="1.064cm"/>
    </style:style>
    <style:style style:name="Tableau8.F" style:family="table-column">
      <style:table-column-properties style:column-width="0.422cm"/>
    </style:style>
    <style:style style:name="Tableau8.1" style:family="table-row">
      <style:table-row-properties style:min-row-height="0.464cm" style:use-optimal-row-height="false"/>
    </style:style>
    <style:style style:name="Tableau8.A1" style:family="table-cell">
      <style:table-cell-properties style:vertical-align="top" fo:wrap-option="wrap"/>
    </style:style>
    <style:style style:name="Tableau8.K1" style:family="table-cell">
      <style:table-cell-properties style:vertical-align="top" fo:padding="0cm" fo:border-left="none" fo:border-right="0.5pt solid #231f20" fo:border-top="none" fo:border-bottom="0.5pt solid #231f20" fo:wrap-option="wrap"/>
    </style:style>
    <style:style style:name="Tableau8.L1" style:family="table-cell">
      <style:table-cell-properties style:vertical-align="top" fo:padding="0cm" fo:border-left="0.5pt solid #231f20" fo:border-right="0.5pt solid #231f20" fo:border-top="none" fo:border-bottom="0.5pt solid #231f20" fo:wrap-option="wrap"/>
    </style:style>
    <style:style style:name="Tableau8.M1" style:family="table-cell">
      <style:table-cell-properties style:vertical-align="top" fo:padding="0cm" fo:border-left="0.5pt solid #231f20" fo:border-right="none" fo:border-top="none" fo:border-bottom="0.5pt solid #231f20" fo:wrap-option="wrap"/>
    </style:style>
    <style:style style:name="Tableau8.2" style:family="table-row">
      <style:table-row-properties style:min-row-height="0.434cm" style:use-optimal-row-height="false"/>
    </style:style>
    <style:style style:name="Tableau8.K2" style:family="table-cell">
      <style:table-cell-properties style:vertical-align="top" fo:padding="0cm" fo:border-left="none" fo:border-right="0.5pt solid #231f20" fo:border-top="0.5pt solid #231f20" fo:border-bottom="none" fo:wrap-option="wrap"/>
    </style:style>
    <style:style style:name="Tableau8.L2" style:family="table-cell">
      <style:table-cell-properties style:vertical-align="top" fo:padding="0cm" fo:border-left="0.5pt solid #231f20" fo:border-right="0.5pt solid #231f20" fo:border-top="0.5pt solid #231f20" fo:border-bottom="none" fo:wrap-option="wrap"/>
    </style:style>
    <style:style style:name="Tableau8.M2" style:family="table-cell">
      <style:table-cell-properties style:vertical-align="top" fo:padding="0cm" fo:border-left="0.5pt solid #231f20" fo:border-right="none" fo:border-top="0.5pt solid #231f20" fo:border-bottom="none" fo:wrap-option="wrap"/>
    </style:style>
    <style:style style:name="Tableau8.3" style:family="table-row">
      <style:table-row-properties style:min-row-height="0.46cm" style:use-optimal-row-height="false"/>
    </style:style>
    <style:style style:name="Tableau8.K3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3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3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4" style:family="table-row">
      <style:table-row-properties style:min-row-height="0.453cm" style:use-optimal-row-height="false"/>
    </style:style>
    <style:style style:name="Tableau8.K4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4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4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A5" style:family="table-cell">
      <style:table-cell-properties style:vertical-align="top" fo:wrap-option="wrap"/>
    </style:style>
    <style:style style:name="Tableau8.B5" style:family="table-cell">
      <style:table-cell-properties style:vertical-align="top" fo:wrap-option="wrap"/>
    </style:style>
    <style:style style:name="Tableau8.C5" style:family="table-cell">
      <style:table-cell-properties style:vertical-align="top" fo:wrap-option="wrap"/>
    </style:style>
    <style:style style:name="Tableau8.D5" style:family="table-cell">
      <style:table-cell-properties style:vertical-align="top" fo:wrap-option="wrap"/>
    </style:style>
    <style:style style:name="Tableau8.E5" style:family="table-cell">
      <style:table-cell-properties style:vertical-align="top" fo:wrap-option="wrap"/>
    </style:style>
    <style:style style:name="Tableau8.F5" style:family="table-cell">
      <style:table-cell-properties style:vertical-align="top" fo:wrap-option="wrap"/>
    </style:style>
    <style:style style:name="Tableau8.G5" style:family="table-cell">
      <style:table-cell-properties style:vertical-align="top" fo:padding="0cm" fo:border-left="none" fo:border-right="0.5pt solid #231f20" fo:border-top="none" fo:border-bottom="0.5pt solid #231f20" fo:wrap-option="wrap"/>
    </style:style>
    <style:style style:name="Tableau8.H5" style:family="table-cell">
      <style:table-cell-properties style:vertical-align="top" fo:padding="0cm" fo:border-left="0.5pt solid #231f20" fo:border-right="0.5pt solid #231f20" fo:border-top="none" fo:border-bottom="0.5pt solid #231f20" fo:wrap-option="wrap"/>
    </style:style>
    <style:style style:name="Tableau8.I5" style:family="table-cell">
      <style:table-cell-properties style:vertical-align="top" fo:padding="0cm" fo:border-left="0.5pt solid #231f20" fo:border-right="none" fo:border-top="none" fo:border-bottom="0.5pt solid #231f20" fo:wrap-option="wrap"/>
    </style:style>
    <style:style style:name="Tableau8.J5" style:family="table-cell">
      <style:table-cell-properties style:vertical-align="top" fo:wrap-option="wrap"/>
    </style:style>
    <style:style style:name="Tableau8.K5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5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5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6" style:family="table-row">
      <style:table-row-properties style:min-row-height="0.457cm" style:use-optimal-row-height="false"/>
    </style:style>
    <style:style style:name="Tableau8.A6" style:family="table-cell">
      <style:table-cell-properties style:vertical-align="top" fo:padding="0cm" fo:border-left="none" fo:border-right="0.5pt solid #231f20" fo:border-top="none" fo:border-bottom="0.5pt solid #231f20" fo:wrap-option="wrap"/>
    </style:style>
    <style:style style:name="Tableau8.B6" style:family="table-cell">
      <style:table-cell-properties style:vertical-align="top" fo:padding="0cm" fo:border-left="0.5pt solid #231f20" fo:border-right="none" fo:border-top="none" fo:border-bottom="0.5pt solid #231f20" fo:wrap-option="wrap"/>
    </style:style>
    <style:style style:name="Tableau8.C6" style:family="table-cell">
      <style:table-cell-properties style:vertical-align="top" fo:wrap-option="wrap"/>
    </style:style>
    <style:style style:name="Tableau8.D6" style:family="table-cell">
      <style:table-cell-properties style:vertical-align="top" fo:padding="0cm" fo:border-left="none" fo:border-right="0.5pt solid #231f20" fo:border-top="none" fo:border-bottom="0.5pt solid #231f20" fo:wrap-option="wrap"/>
    </style:style>
    <style:style style:name="Tableau8.E6" style:family="table-cell">
      <style:table-cell-properties style:vertical-align="top" fo:padding="0cm" fo:border-left="0.5pt solid #231f20" fo:border-right="none" fo:border-top="none" fo:border-bottom="0.5pt solid #231f20" fo:wrap-option="wrap"/>
    </style:style>
    <style:style style:name="Tableau8.F6" style:family="table-cell">
      <style:table-cell-properties style:vertical-align="top" fo:wrap-option="wrap"/>
    </style:style>
    <style:style style:name="Tableau8.G6" style:family="table-cell">
      <style:table-cell-properties style:vertical-align="top" fo:padding="0cm" fo:border-left="none" fo:border-right="0.5pt solid #231f20" fo:border-top="0.5pt solid #231f20" fo:border-bottom="none" fo:wrap-option="wrap"/>
    </style:style>
    <style:style style:name="Tableau8.H6" style:family="table-cell">
      <style:table-cell-properties style:vertical-align="top" fo:padding="0cm" fo:border-left="0.5pt solid #231f20" fo:border-right="0.5pt solid #231f20" fo:border-top="0.5pt solid #231f20" fo:border-bottom="none" fo:wrap-option="wrap"/>
    </style:style>
    <style:style style:name="Tableau8.I6" style:family="table-cell">
      <style:table-cell-properties style:vertical-align="top" fo:padding="0cm" fo:border-left="0.5pt solid #231f20" fo:border-right="none" fo:border-top="0.5pt solid #231f20" fo:border-bottom="none" fo:wrap-option="wrap"/>
    </style:style>
    <style:style style:name="Tableau8.J6" style:family="table-cell">
      <style:table-cell-properties style:vertical-align="top" fo:wrap-option="wrap"/>
    </style:style>
    <style:style style:name="Tableau8.K6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6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6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A7" style:family="table-cell">
      <style:table-cell-properties style:vertical-align="top" fo:padding="0cm" fo:border-left="none" fo:border-right="0.5pt solid #231f20" fo:border-top="0.5pt solid #231f20" fo:border-bottom="none" fo:wrap-option="wrap"/>
    </style:style>
    <style:style style:name="Tableau8.B7" style:family="table-cell">
      <style:table-cell-properties style:vertical-align="top" fo:padding="0cm" fo:border-left="0.5pt solid #231f20" fo:border-right="none" fo:border-top="0.5pt solid #231f20" fo:border-bottom="none" fo:wrap-option="wrap"/>
    </style:style>
    <style:style style:name="Tableau8.C7" style:family="table-cell">
      <style:table-cell-properties style:vertical-align="top" fo:wrap-option="wrap"/>
    </style:style>
    <style:style style:name="Tableau8.D7" style:family="table-cell">
      <style:table-cell-properties style:vertical-align="top" fo:padding="0cm" fo:border-left="none" fo:border-right="0.5pt solid #231f20" fo:border-top="0.5pt solid #231f20" fo:border-bottom="none" fo:wrap-option="wrap"/>
    </style:style>
    <style:style style:name="Tableau8.E7" style:family="table-cell">
      <style:table-cell-properties style:vertical-align="top" fo:padding="0cm" fo:border-left="0.5pt solid #231f20" fo:border-right="none" fo:border-top="0.5pt solid #231f20" fo:border-bottom="none" fo:wrap-option="wrap"/>
    </style:style>
    <style:style style:name="Tableau8.F7" style:family="table-cell">
      <style:table-cell-properties style:vertical-align="top" fo:wrap-option="wrap"/>
    </style:style>
    <style:style style:name="Tableau8.G7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H7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I7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J7" style:family="table-cell">
      <style:table-cell-properties style:vertical-align="top" fo:wrap-option="wrap"/>
    </style:style>
    <style:style style:name="Tableau8.K7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7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7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A8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B8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C8" style:family="table-cell">
      <style:table-cell-properties style:vertical-align="top" fo:wrap-option="wrap"/>
    </style:style>
    <style:style style:name="Tableau8.D8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E8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F8" style:family="table-cell">
      <style:table-cell-properties style:vertical-align="top" fo:wrap-option="wrap"/>
    </style:style>
    <style:style style:name="Tableau8.G8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H8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I8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J8" style:family="table-cell">
      <style:table-cell-properties style:vertical-align="top" fo:wrap-option="wrap"/>
    </style:style>
    <style:style style:name="Tableau8.K8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8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8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A9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B9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C9" style:family="table-cell">
      <style:table-cell-properties style:vertical-align="top" fo:wrap-option="wrap"/>
    </style:style>
    <style:style style:name="Tableau8.D9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E9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F9" style:family="table-cell">
      <style:table-cell-properties style:vertical-align="top" fo:wrap-option="wrap"/>
    </style:style>
    <style:style style:name="Tableau8.G9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H9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I9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J9" style:family="table-cell">
      <style:table-cell-properties style:vertical-align="top" fo:wrap-option="wrap"/>
    </style:style>
    <style:style style:name="Tableau8.K9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9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9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10" style:family="table-row">
      <style:table-row-properties style:min-row-height="0.459cm" style:use-optimal-row-height="false"/>
    </style:style>
    <style:style style:name="Tableau8.A10" style:family="table-cell">
      <style:table-cell-properties style:vertical-align="top" fo:wrap-option="wrap"/>
    </style:style>
    <style:style style:name="Tableau8.B10" style:family="table-cell">
      <style:table-cell-properties style:vertical-align="top" fo:wrap-option="wrap"/>
    </style:style>
    <style:style style:name="Tableau8.C10" style:family="table-cell">
      <style:table-cell-properties style:vertical-align="top" fo:wrap-option="wrap"/>
    </style:style>
    <style:style style:name="Tableau8.D10" style:family="table-cell">
      <style:table-cell-properties style:vertical-align="top" fo:wrap-option="wrap"/>
    </style:style>
    <style:style style:name="Tableau8.E10" style:family="table-cell">
      <style:table-cell-properties style:vertical-align="top" fo:wrap-option="wrap"/>
    </style:style>
    <style:style style:name="Tableau8.F10" style:family="table-cell">
      <style:table-cell-properties style:vertical-align="top" fo:wrap-option="wrap"/>
    </style:style>
    <style:style style:name="Tableau8.G10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H10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I10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J10" style:family="table-cell">
      <style:table-cell-properties style:vertical-align="top" fo:wrap-option="wrap"/>
    </style:style>
    <style:style style:name="Tableau8.K10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10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10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A11" style:family="table-cell">
      <style:table-cell-properties style:vertical-align="top" fo:wrap-option="wrap"/>
    </style:style>
    <style:style style:name="Tableau8.B11" style:family="table-cell">
      <style:table-cell-properties style:vertical-align="top" fo:wrap-option="wrap"/>
    </style:style>
    <style:style style:name="Tableau8.C11" style:family="table-cell">
      <style:table-cell-properties style:vertical-align="top" fo:wrap-option="wrap"/>
    </style:style>
    <style:style style:name="Tableau8.D11" style:family="table-cell">
      <style:table-cell-properties style:vertical-align="top" fo:wrap-option="wrap"/>
    </style:style>
    <style:style style:name="Tableau8.E11" style:family="table-cell">
      <style:table-cell-properties style:vertical-align="top" fo:wrap-option="wrap"/>
    </style:style>
    <style:style style:name="Tableau8.F11" style:family="table-cell">
      <style:table-cell-properties style:vertical-align="top" fo:wrap-option="wrap"/>
    </style:style>
    <style:style style:name="Tableau8.G11" style:family="table-cell">
      <style:table-cell-properties style:vertical-align="top" fo:wrap-option="wrap"/>
    </style:style>
    <style:style style:name="Tableau8.H11" style:family="table-cell">
      <style:table-cell-properties style:vertical-align="top" fo:wrap-option="wrap"/>
    </style:style>
    <style:style style:name="Tableau8.I11" style:family="table-cell">
      <style:table-cell-properties style:vertical-align="top" fo:wrap-option="wrap"/>
    </style:style>
    <style:style style:name="Tableau8.J11" style:family="table-cell">
      <style:table-cell-properties style:vertical-align="top" fo:wrap-option="wrap"/>
    </style:style>
    <style:style style:name="Tableau8.K11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11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11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A12" style:family="table-cell">
      <style:table-cell-properties style:vertical-align="top" fo:wrap-option="wrap"/>
    </style:style>
    <style:style style:name="Tableau8.B12" style:family="table-cell">
      <style:table-cell-properties style:vertical-align="top" fo:wrap-option="wrap"/>
    </style:style>
    <style:style style:name="Tableau8.C12" style:family="table-cell">
      <style:table-cell-properties style:vertical-align="top" fo:wrap-option="wrap"/>
    </style:style>
    <style:style style:name="Tableau8.D12" style:family="table-cell">
      <style:table-cell-properties style:vertical-align="top" fo:wrap-option="wrap"/>
    </style:style>
    <style:style style:name="Tableau8.E12" style:family="table-cell">
      <style:table-cell-properties style:vertical-align="top" fo:wrap-option="wrap"/>
    </style:style>
    <style:style style:name="Tableau8.F12" style:family="table-cell">
      <style:table-cell-properties style:vertical-align="top" fo:wrap-option="wrap"/>
    </style:style>
    <style:style style:name="Tableau8.G12" style:family="table-cell">
      <style:table-cell-properties style:vertical-align="top" fo:wrap-option="wrap"/>
    </style:style>
    <style:style style:name="Tableau8.H12" style:family="table-cell">
      <style:table-cell-properties style:vertical-align="top" fo:wrap-option="wrap"/>
    </style:style>
    <style:style style:name="Tableau8.I12" style:family="table-cell">
      <style:table-cell-properties style:vertical-align="top" fo:wrap-option="wrap"/>
    </style:style>
    <style:style style:name="Tableau8.J12" style:family="table-cell">
      <style:table-cell-properties style:vertical-align="top" fo:wrap-option="wrap"/>
    </style:style>
    <style:style style:name="Tableau8.K12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12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12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A13" style:family="table-cell">
      <style:table-cell-properties style:vertical-align="top" fo:wrap-option="wrap"/>
    </style:style>
    <style:style style:name="Tableau8.B13" style:family="table-cell">
      <style:table-cell-properties style:vertical-align="top" fo:wrap-option="wrap"/>
    </style:style>
    <style:style style:name="Tableau8.C13" style:family="table-cell">
      <style:table-cell-properties style:vertical-align="top" fo:wrap-option="wrap"/>
    </style:style>
    <style:style style:name="Tableau8.D13" style:family="table-cell">
      <style:table-cell-properties style:vertical-align="top" fo:wrap-option="wrap"/>
    </style:style>
    <style:style style:name="Tableau8.E13" style:family="table-cell">
      <style:table-cell-properties style:vertical-align="top" fo:wrap-option="wrap"/>
    </style:style>
    <style:style style:name="Tableau8.F13" style:family="table-cell">
      <style:table-cell-properties style:vertical-align="top" fo:wrap-option="wrap"/>
    </style:style>
    <style:style style:name="Tableau8.G13" style:family="table-cell">
      <style:table-cell-properties style:vertical-align="top" fo:wrap-option="wrap"/>
    </style:style>
    <style:style style:name="Tableau8.H13" style:family="table-cell">
      <style:table-cell-properties style:vertical-align="top" fo:wrap-option="wrap"/>
    </style:style>
    <style:style style:name="Tableau8.I13" style:family="table-cell">
      <style:table-cell-properties style:vertical-align="top" fo:wrap-option="wrap"/>
    </style:style>
    <style:style style:name="Tableau8.J13" style:family="table-cell">
      <style:table-cell-properties style:vertical-align="top" fo:wrap-option="wrap"/>
    </style:style>
    <style:style style:name="Tableau8.K13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13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13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8.14" style:family="table-row">
      <style:table-row-properties style:min-row-height="0.494cm" style:use-optimal-row-height="false"/>
    </style:style>
    <style:style style:name="Tableau8.A14" style:family="table-cell">
      <style:table-cell-properties style:vertical-align="top" fo:wrap-option="wrap"/>
    </style:style>
    <style:style style:name="Tableau8.B14" style:family="table-cell">
      <style:table-cell-properties style:vertical-align="top" fo:wrap-option="wrap"/>
    </style:style>
    <style:style style:name="Tableau8.C14" style:family="table-cell">
      <style:table-cell-properties style:vertical-align="top" fo:wrap-option="wrap"/>
    </style:style>
    <style:style style:name="Tableau8.D14" style:family="table-cell">
      <style:table-cell-properties style:vertical-align="top" fo:wrap-option="wrap"/>
    </style:style>
    <style:style style:name="Tableau8.E14" style:family="table-cell">
      <style:table-cell-properties style:vertical-align="top" fo:wrap-option="wrap"/>
    </style:style>
    <style:style style:name="Tableau8.F14" style:family="table-cell">
      <style:table-cell-properties style:vertical-align="top" fo:wrap-option="wrap"/>
    </style:style>
    <style:style style:name="Tableau8.G14" style:family="table-cell">
      <style:table-cell-properties style:vertical-align="top" fo:wrap-option="wrap"/>
    </style:style>
    <style:style style:name="Tableau8.H14" style:family="table-cell">
      <style:table-cell-properties style:vertical-align="top" fo:wrap-option="wrap"/>
    </style:style>
    <style:style style:name="Tableau8.I14" style:family="table-cell">
      <style:table-cell-properties style:vertical-align="top" fo:wrap-option="wrap"/>
    </style:style>
    <style:style style:name="Tableau8.J14" style:family="table-cell">
      <style:table-cell-properties style:vertical-align="top" fo:wrap-option="wrap"/>
    </style:style>
    <style:style style:name="Tableau8.K14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8.L14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8.M14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9" style:family="table">
      <style:table-properties style:width="5.345cm" fo:margin-left="5.604cm" table:align="left"/>
    </style:style>
    <style:style style:name="Tableau9.A" style:family="table-column">
      <style:table-column-properties style:column-width="1.575cm"/>
    </style:style>
    <style:style style:name="Tableau9.B" style:family="table-column">
      <style:table-column-properties style:column-width="1.191cm"/>
    </style:style>
    <style:style style:name="Tableau9.C" style:family="table-column">
      <style:table-column-properties style:column-width="1.517cm"/>
    </style:style>
    <style:style style:name="Tableau9.D" style:family="table-column">
      <style:table-column-properties style:column-width="1.062cm"/>
    </style:style>
    <style:style style:name="Tableau9.1" style:family="table-row">
      <style:table-row-properties style:min-row-height="0.439cm" style:use-optimal-row-height="false"/>
    </style:style>
    <style:style style:name="Tableau9.A1" style:family="table-cell">
      <style:table-cell-properties style:vertical-align="top" fo:padding="0cm" fo:border="0.5pt solid #231f20" fo:wrap-option="wrap"/>
    </style:style>
    <style:style style:name="Tableau9.B1" style:family="table-cell">
      <style:table-cell-properties style:vertical-align="top" fo:padding="0cm" fo:border="0.5pt solid #231f20" fo:wrap-option="wrap"/>
    </style:style>
    <style:style style:name="Tableau9.C1" style:family="table-cell">
      <style:table-cell-properties style:vertical-align="top" fo:padding="0cm" fo:border="0.5pt solid #231f20" fo:wrap-option="wrap"/>
    </style:style>
    <style:style style:name="Tableau9.D1" style:family="table-cell">
      <style:table-cell-properties style:vertical-align="top" fo:padding="0cm" fo:border="0.5pt solid #231f20" fo:wrap-option="wrap"/>
    </style:style>
    <style:style style:name="Tableau9.2" style:family="table-row">
      <style:table-row-properties style:min-row-height="0.406cm" style:use-optimal-row-height="false"/>
    </style:style>
    <style:style style:name="Tableau9.A2" style:family="table-cell">
      <style:table-cell-properties style:vertical-align="top" fo:padding="0cm" fo:border-left="0.5pt solid #231f20" fo:border-right="0.5pt solid #231f20" fo:border-top="0.5pt solid #231f20" fo:border-bottom="none" fo:wrap-option="wrap"/>
    </style:style>
    <style:style style:name="Tableau9.B2" style:family="table-cell">
      <style:table-cell-properties style:vertical-align="top" fo:padding="0cm" fo:border-left="0.5pt solid #231f20" fo:border-right="0.5pt solid #231f20" fo:border-top="0.5pt solid #231f20" fo:border-bottom="none" fo:wrap-option="wrap"/>
    </style:style>
    <style:style style:name="Tableau9.C2" style:family="table-cell">
      <style:table-cell-properties style:vertical-align="top" fo:padding="0cm" fo:border-left="0.5pt solid #231f20" fo:border-right="0.5pt solid #231f20" fo:border-top="0.5pt solid #231f20" fo:border-bottom="none" fo:wrap-option="wrap"/>
    </style:style>
    <style:style style:name="Tableau9.D2" style:family="table-cell">
      <style:table-cell-properties style:vertical-align="top" fo:padding="0cm" fo:border-left="0.5pt solid #231f20" fo:border-right="0.5pt solid #231f20" fo:border-top="0.5pt solid #231f20" fo:border-bottom="none" fo:wrap-option="wrap"/>
    </style:style>
    <style:style style:name="Tableau9.3" style:family="table-row">
      <style:table-row-properties style:min-row-height="0.443cm" style:use-optimal-row-height="false"/>
    </style:style>
    <style:style style:name="Tableau9.A3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B3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C3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D3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A4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B4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C4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D4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A5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B5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C5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D5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A6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B6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C6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D6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A7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B7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C7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D7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A8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B8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C8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D8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A9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B9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C9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D9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9.10" style:family="table-row">
      <style:table-row-properties style:min-row-height="0.474cm" style:use-optimal-row-height="false"/>
    </style:style>
    <style:style style:name="Tableau9.A10" style:family="table-cell">
      <style:table-cell-properties style:vertical-align="top" fo:padding="0cm" fo:border-left="0.5pt solid #231f20" fo:border-right="0.5pt solid #231f20" fo:border-top="none" fo:border-bottom="0.5pt solid #231f20" fo:wrap-option="wrap"/>
    </style:style>
    <style:style style:name="Tableau9.B10" style:family="table-cell">
      <style:table-cell-properties style:vertical-align="top" fo:padding="0cm" fo:border-left="0.5pt solid #231f20" fo:border-right="0.5pt solid #231f20" fo:border-top="none" fo:border-bottom="0.5pt solid #231f20" fo:wrap-option="wrap"/>
    </style:style>
    <style:style style:name="Tableau9.C10" style:family="table-cell">
      <style:table-cell-properties style:vertical-align="top" fo:padding="0cm" fo:border-left="0.5pt solid #231f20" fo:border-right="0.5pt solid #231f20" fo:border-top="none" fo:border-bottom="0.5pt solid #231f20" fo:wrap-option="wrap"/>
    </style:style>
    <style:style style:name="Tableau9.D10" style:family="table-cell">
      <style:table-cell-properties style:vertical-align="top" fo:padding="0cm" fo:border-left="0.5pt solid #231f20" fo:border-right="0.5pt solid #231f20" fo:border-top="none" fo:border-bottom="0.5pt solid #231f20" fo:wrap-option="wrap"/>
    </style:style>
    <style:style style:name="Tableau1" style:family="table">
      <style:table-properties style:width="4.302cm" fo:margin-left="0cm" table:align="left"/>
    </style:style>
    <style:style style:name="Tableau1.A" style:family="table-column">
      <style:table-column-properties style:column-width="0.457cm"/>
    </style:style>
    <style:style style:name="Tableau1.B" style:family="table-column">
      <style:table-column-properties style:column-width="1.122cm"/>
    </style:style>
    <style:style style:name="Tableau1.C" style:family="table-column">
      <style:table-column-properties style:column-width="2.723cm"/>
    </style:style>
    <style:style style:name="Tableau1.1" style:family="table-row">
      <style:table-row-properties style:min-row-height="0.457cm" style:use-optimal-row-height="false"/>
    </style:style>
    <style:style style:name="Tableau1.A1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1.B1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1.C1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1.2" style:family="table-row">
      <style:table-row-properties style:min-row-height="0.476cm" style:use-optimal-row-height="false"/>
    </style:style>
    <style:style style:name="Tableau1.A2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1.B2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1.C2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1.A3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1.B3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1.C3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1.4" style:family="table-row">
      <style:table-row-properties style:min-row-height="0.504cm" style:use-optimal-row-height="false"/>
    </style:style>
    <style:style style:name="Tableau1.A4" style:family="table-cell">
      <style:table-cell-properties style:vertical-align="top" fo:padding="0cm" fo:border-left="none" fo:border-right="0.5pt solid #231f20" fo:border-top="none" fo:border-bottom="none" fo:wrap-option="wrap"/>
    </style:style>
    <style:style style:name="Tableau1.B4" style:family="table-cell">
      <style:table-cell-properties style:vertical-align="top" fo:padding="0cm" fo:border-left="0.5pt solid #231f20" fo:border-right="0.5pt solid #231f20" fo:border-top="none" fo:border-bottom="none" fo:wrap-option="wrap"/>
    </style:style>
    <style:style style:name="Tableau1.C4" style:family="table-cell">
      <style:table-cell-properties style:vertical-align="top" fo:padding="0cm" fo:border-left="0.5pt solid #231f20" fo:border-right="none" fo:border-top="none" fo:border-bottom="none" fo:wrap-option="wrap"/>
    </style:style>
    <style:style style:name="Tableau5" style:family="table">
      <style:table-properties style:width="3.833cm" fo:margin-left="0cm" table:align="left"/>
    </style:style>
    <style:style style:name="Tableau5.A" style:family="table-column">
      <style:table-column-properties style:column-width="1.577cm"/>
    </style:style>
    <style:style style:name="Tableau5.B" style:family="table-column">
      <style:table-column-properties style:column-width="1.192cm"/>
    </style:style>
    <style:style style:name="Tableau5.C" style:family="table-column">
      <style:table-column-properties style:column-width="1.064cm"/>
    </style:style>
    <style:style style:name="Tableau5.1" style:family="table-row">
      <style:table-row-properties style:min-row-height="0.455cm" style:use-optimal-row-height="false"/>
    </style:style>
    <style:style style:name="Tableau5.A1" style:family="table-cell">
      <style:table-cell-properties style:vertical-align="top" fo:padding="0cm" fo:border="0.5pt solid #231f20" fo:wrap-option="wrap"/>
    </style:style>
    <style:style style:name="Tableau5.B1" style:family="table-cell">
      <style:table-cell-properties style:vertical-align="top" fo:padding="0cm" fo:border="0.5pt solid #231f20" fo:wrap-option="wrap"/>
    </style:style>
    <style:style style:name="Tableau5.C1" style:family="table-cell">
      <style:table-cell-properties style:vertical-align="top" fo:padding="0cm" fo:border="0.5pt solid #231f20" fo:wrap-option="wrap"/>
    </style:style>
    <style:style style:name="Tableau5.2" style:family="table-row">
      <style:table-row-properties style:min-row-height="0.457cm" style:use-optimal-row-height="false"/>
    </style:style>
    <style:style style:name="Tableau5.A2" style:family="table-cell">
      <style:table-cell-properties style:vertical-align="top" fo:padding="0cm" fo:border="0.5pt solid #231f20" fo:wrap-option="wrap"/>
    </style:style>
    <style:style style:name="Tableau5.B2" style:family="table-cell">
      <style:table-cell-properties style:vertical-align="top" fo:padding="0cm" fo:border="0.5pt solid #231f20" fo:wrap-option="wrap"/>
    </style:style>
    <style:style style:name="Tableau5.C2" style:family="table-cell">
      <style:table-cell-properties style:vertical-align="top" fo:padding="0cm" fo:border="0.5pt solid #231f20" fo:wrap-option="wrap"/>
    </style:style>
    <style:style style:name="Tableau5.A3" style:family="table-cell">
      <style:table-cell-properties style:vertical-align="top" fo:padding="0cm" fo:border="0.5pt solid #231f20" fo:wrap-option="wrap"/>
    </style:style>
    <style:style style:name="Tableau5.B3" style:family="table-cell">
      <style:table-cell-properties style:vertical-align="top" fo:padding="0cm" fo:border="0.5pt solid #231f20" fo:wrap-option="wrap"/>
    </style:style>
    <style:style style:name="Tableau5.C3" style:family="table-cell">
      <style:table-cell-properties style:vertical-align="top" fo:padding="0cm" fo:border="0.5pt solid #231f20" fo:wrap-option="wrap"/>
    </style:style>
    <style:style style:name="Tableau5.A4" style:family="table-cell">
      <style:table-cell-properties style:vertical-align="top" fo:padding="0cm" fo:border="0.5pt solid #231f20" fo:wrap-option="wrap"/>
    </style:style>
    <style:style style:name="Tableau5.B4" style:family="table-cell">
      <style:table-cell-properties style:vertical-align="top" fo:padding="0cm" fo:border="0.5pt solid #231f20" fo:wrap-option="wrap"/>
    </style:style>
    <style:style style:name="Tableau5.C4" style:family="table-cell">
      <style:table-cell-properties style:vertical-align="top" fo:padding="0cm" fo:border="0.5pt solid #231f20" fo:wrap-option="wrap"/>
    </style:style>
    <style:style style:name="Tableau6" style:family="table">
      <style:table-properties style:width="3.833cm" fo:margin-left="0cm" table:align="left"/>
    </style:style>
    <style:style style:name="Tableau6.A" style:family="table-column">
      <style:table-column-properties style:column-width="1.064cm"/>
    </style:style>
    <style:style style:name="Tableau6.B" style:family="table-column">
      <style:table-column-properties style:column-width="1.192cm"/>
    </style:style>
    <style:style style:name="Tableau6.C" style:family="table-column">
      <style:table-column-properties style:column-width="1.577cm"/>
    </style:style>
    <style:style style:name="Tableau6.1" style:family="table-row">
      <style:table-row-properties style:min-row-height="0.455cm" style:use-optimal-row-height="false"/>
    </style:style>
    <style:style style:name="Tableau6.A1" style:family="table-cell">
      <style:table-cell-properties style:vertical-align="top" fo:padding="0cm" fo:border="0.5pt solid #231f20" fo:wrap-option="wrap"/>
    </style:style>
    <style:style style:name="Tableau6.B1" style:family="table-cell">
      <style:table-cell-properties style:vertical-align="top" fo:padding="0cm" fo:border="0.5pt solid #231f20" fo:wrap-option="wrap"/>
    </style:style>
    <style:style style:name="Tableau6.C1" style:family="table-cell">
      <style:table-cell-properties style:vertical-align="top" fo:padding="0cm" fo:border="0.5pt solid #231f20" fo:wrap-option="wrap"/>
    </style:style>
    <style:style style:name="Tableau6.2" style:family="table-row">
      <style:table-row-properties style:min-row-height="0.457cm" style:use-optimal-row-height="false"/>
    </style:style>
    <style:style style:name="Tableau6.A2" style:family="table-cell">
      <style:table-cell-properties style:vertical-align="top" fo:padding="0cm" fo:border="0.5pt solid #231f20" fo:wrap-option="wrap"/>
    </style:style>
    <style:style style:name="Tableau6.B2" style:family="table-cell">
      <style:table-cell-properties style:vertical-align="top" fo:padding="0cm" fo:border="0.5pt solid #231f20" fo:wrap-option="wrap"/>
    </style:style>
    <style:style style:name="Tableau6.C2" style:family="table-cell">
      <style:table-cell-properties style:vertical-align="top" fo:padding="0cm" fo:border="0.5pt solid #231f20" fo:wrap-option="wrap"/>
    </style:style>
    <style:style style:name="Tableau6.A3" style:family="table-cell">
      <style:table-cell-properties style:vertical-align="top" fo:padding="0cm" fo:border="0.5pt solid #231f20" fo:wrap-option="wrap"/>
    </style:style>
    <style:style style:name="Tableau6.B3" style:family="table-cell">
      <style:table-cell-properties style:vertical-align="top" fo:padding="0cm" fo:border="0.5pt solid #231f20" fo:wrap-option="wrap"/>
    </style:style>
    <style:style style:name="Tableau6.C3" style:family="table-cell">
      <style:table-cell-properties style:vertical-align="top" fo:padding="0cm" fo:border="0.5pt solid #231f20" fo:wrap-option="wrap"/>
    </style:style>
    <style:style style:name="Tableau6.A4" style:family="table-cell">
      <style:table-cell-properties style:vertical-align="top" fo:padding="0cm" fo:border="0.5pt solid #231f20" fo:wrap-option="wrap"/>
    </style:style>
    <style:style style:name="Tableau6.B4" style:family="table-cell">
      <style:table-cell-properties style:vertical-align="top" fo:padding="0cm" fo:border="0.5pt solid #231f20" fo:wrap-option="wrap"/>
    </style:style>
    <style:style style:name="Tableau6.C4" style:family="table-cell">
      <style:table-cell-properties style:vertical-align="top" fo:padding="0cm" fo:border="0.5pt solid #231f20" fo:wrap-option="wrap"/>
    </style:style>
    <style:style style:name="Tableau7" style:family="table">
      <style:table-properties style:width="4.468cm" fo:margin-left="0cm" table:align="left"/>
    </style:style>
    <style:style style:name="Tableau7.A" style:family="table-column">
      <style:table-column-properties style:column-width="1.169cm"/>
    </style:style>
    <style:style style:name="Tableau7.B" style:family="table-column">
      <style:table-column-properties style:column-width="1.617cm"/>
    </style:style>
    <style:style style:name="Tableau7.C" style:family="table-column">
      <style:table-column-properties style:column-width="1.681cm"/>
    </style:style>
    <style:style style:name="Tableau7.1" style:family="table-row">
      <style:table-row-properties style:min-row-height="0.455cm" style:use-optimal-row-height="false"/>
    </style:style>
    <style:style style:name="Tableau7.A1" style:family="table-cell">
      <style:table-cell-properties style:vertical-align="top" fo:padding="0cm" fo:border="0.5pt solid #231f20" fo:wrap-option="wrap"/>
    </style:style>
    <style:style style:name="Tableau7.B1" style:family="table-cell">
      <style:table-cell-properties style:vertical-align="top" fo:padding="0cm" fo:border="0.5pt solid #231f20" fo:wrap-option="wrap"/>
    </style:style>
    <style:style style:name="Tableau7.C1" style:family="table-cell">
      <style:table-cell-properties style:vertical-align="top" fo:padding="0cm" fo:border="0.5pt solid #231f20" fo:wrap-option="wrap"/>
    </style:style>
    <style:style style:name="Tableau7.2" style:family="table-row">
      <style:table-row-properties style:min-row-height="0.457cm" style:use-optimal-row-height="false"/>
    </style:style>
    <style:style style:name="Tableau7.A2" style:family="table-cell">
      <style:table-cell-properties style:vertical-align="top" fo:padding="0cm" fo:border="0.5pt solid #231f20" fo:wrap-option="wrap"/>
    </style:style>
    <style:style style:name="Tableau7.B2" style:family="table-cell">
      <style:table-cell-properties style:vertical-align="top" fo:padding="0cm" fo:border="0.5pt solid #231f20" fo:wrap-option="wrap"/>
    </style:style>
    <style:style style:name="Tableau7.C2" style:family="table-cell">
      <style:table-cell-properties style:vertical-align="top" fo:padding="0cm" fo:border="0.5pt solid #231f20" fo:wrap-option="wrap"/>
    </style:style>
    <style:style style:name="Tableau7.A3" style:family="table-cell">
      <style:table-cell-properties style:vertical-align="top" fo:padding="0cm" fo:border="0.5pt solid #231f20" fo:wrap-option="wrap"/>
    </style:style>
    <style:style style:name="Tableau7.B3" style:family="table-cell">
      <style:table-cell-properties style:vertical-align="top" fo:padding="0cm" fo:border="0.5pt solid #231f20" fo:wrap-option="wrap"/>
    </style:style>
    <style:style style:name="Tableau7.C3" style:family="table-cell">
      <style:table-cell-properties style:vertical-align="top" fo:padding="0cm" fo:border="0.5pt solid #231f20" fo:wrap-option="wrap"/>
    </style:style>
    <style:style style:name="Tableau7.A4" style:family="table-cell">
      <style:table-cell-properties style:vertical-align="top" fo:padding="0cm" fo:border="0.5pt solid #231f20" fo:wrap-option="wrap"/>
    </style:style>
    <style:style style:name="Tableau7.B4" style:family="table-cell">
      <style:table-cell-properties style:vertical-align="top" fo:padding="0cm" fo:border="0.5pt solid #231f20" fo:wrap-option="wrap"/>
    </style:style>
    <style:style style:name="Tableau7.C4" style:family="table-cell">
      <style:table-cell-properties style:vertical-align="top" fo:padding="0cm" fo:border="0.5pt solid #231f20" fo:wrap-option="wrap"/>
    </style:style>
    <style:style style:name="P1" style:family="paragraph" style:parent-style-name="Normal">
      <style:paragraph-properties fo:margin-left="0cm" fo:margin-right="0cm" fo:margin-top="0.002cm" fo:margin-bottom="0cm" loext:contextual-spacing="false" fo:text-align="start" style:justify-single-word="false" fo:text-indent="0cm" style:auto-text-indent="false"/>
      <style:text-properties fo:color="#231f20" fo:font-size="14pt" fo:font-weight="bold" officeooo:paragraph-rsid="000ec137" style:font-size-asian="14pt" style:font-weight-asian="bold"/>
    </style:style>
    <style:style style:name="P2" style:family="paragraph" style:parent-style-name="Normal" style:master-page-name="MasterPage36">
      <style:paragraph-properties fo:margin-left="0cm" fo:margin-right="0cm" fo:margin-top="0.002cm" fo:margin-bottom="0cm" loext:contextual-spacing="false" fo:text-align="start" style:justify-single-word="false" fo:text-indent="0cm" style:auto-text-indent="false" style:page-number="auto"/>
      <style:text-properties fo:color="#231f20" fo:font-size="14pt" fo:font-weight="bold" officeooo:rsid="000ec137" officeooo:paragraph-rsid="000ec137" style:font-size-asian="14pt" style:font-weight-asian="bold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0.427cm" fo:text-align="start" style:justify-single-word="false" fo:text-indent="0cm" style:auto-text-indent="false"/>
      <style:text-properties fo:color="#231f20" fo:font-size="11pt" fo:letter-spacing="-0.002cm" fo:font-style="italic" style:font-size-asian="11pt" style:font-style-asian="italic"/>
    </style:style>
    <style:style style:name="P4" style:family="paragraph" style:parent-style-name="Normal">
      <style:paragraph-properties fo:margin-left="0cm" fo:margin-right="0cm" fo:margin-top="0cm" fo:margin-bottom="0cm" loext:contextual-spacing="false" fo:line-height="0.28cm" fo:text-align="start" style:justify-single-word="false" fo:text-indent="0cm" style:auto-text-indent="false"/>
      <style:text-properties fo:color="#231f20" style:font-name="DejaVu Serif" fo:font-size="8pt" style:font-size-asian="8pt" style:text-scale="73%"/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0.282cm" fo:text-align="start" style:justify-single-word="false" fo:text-indent="0cm" style:auto-text-indent="false"/>
    </style:style>
    <style:style style:name="P6" style:family="paragraph" style:parent-style-name="Normal">
      <style:paragraph-properties fo:margin-left="0cm" fo:margin-right="0cm" fo:margin-top="0.282cm" fo:margin-bottom="0cm" loext:contextual-spacing="false" fo:text-align="start" style:justify-single-word="false" fo:text-indent="0cm" style:auto-text-indent="false"/>
      <style:text-properties fo:font-size="14pt" fo:font-weight="bold" officeooo:paragraph-rsid="000ec137" style:font-size-asian="14pt" style:font-weight-asian="bold"/>
    </style:style>
    <style:style style:name="P7" style:family="paragraph" style:parent-style-name="Normal">
      <style:paragraph-properties fo:margin-left="0cm" fo:margin-right="0cm" fo:margin-top="0.238cm" fo:margin-bottom="0cm" loext:contextual-spacing="false" fo:text-align="start" style:justify-single-word="false" fo:text-indent="0cm" style:auto-text-indent="false"/>
      <style:text-properties officeooo:paragraph-rsid="000ec137"/>
    </style:style>
    <style:style style:name="P8" style:family="paragraph" style:parent-style-name="Normal">
      <style:paragraph-properties fo:margin-left="0.277cm" fo:margin-right="0cm" fo:margin-top="0.002cm" fo:margin-bottom="0cm" loext:contextual-spacing="false" fo:text-align="start" style:justify-single-word="false" fo:text-indent="0cm" style:auto-text-indent="false">
        <style:tab-stops>
          <style:tab-stop style:position="8.326cm"/>
        </style:tab-stops>
      </style:paragraph-properties>
      <style:text-properties officeooo:paragraph-rsid="000ec137"/>
    </style:style>
    <style:style style:name="P9" style:family="paragraph" style:parent-style-name="Normal">
      <style:paragraph-properties fo:margin-left="0.277cm" fo:margin-right="0cm" fo:margin-top="0.002cm" fo:margin-bottom="0cm" loext:contextual-spacing="false" fo:text-align="justify" style:justify-single-word="false" fo:text-indent="0cm" style:auto-text-indent="false"/>
      <style:text-properties fo:color="#231f20" fo:font-size="14pt" fo:font-weight="bold" officeooo:paragraph-rsid="000ec137" style:font-size-asian="14pt" style:font-weight-asian="bold" style:font-size-complex="14pt"/>
    </style:style>
    <style:style style:name="P10" style:family="paragraph" style:parent-style-name="Normal">
      <style:paragraph-properties fo:margin-left="0.277cm" fo:margin-right="0cm" fo:margin-top="0.157cm" fo:margin-bottom="0cm" loext:contextual-spacing="false" fo:text-align="start" style:justify-single-word="false" fo:text-indent="0cm" style:auto-text-indent="false">
        <style:tab-stops>
          <style:tab-stop style:position="7.549cm"/>
        </style:tab-stops>
      </style:paragraph-properties>
      <style:text-properties officeooo:paragraph-rsid="000ec137"/>
    </style:style>
    <style:style style:name="P11" style:family="paragraph" style:parent-style-name="Normal">
      <style:paragraph-properties fo:margin-left="0.277cm" fo:margin-right="0cm" fo:margin-top="0.312cm" fo:margin-bottom="0cm" loext:contextual-spacing="false" fo:line-height="0.48cm" fo:text-align="start" style:justify-single-word="false" fo:text-indent="0cm" style:auto-text-indent="false"/>
      <style:text-properties fo:font-size="14pt" fo:font-style="italic" officeooo:paragraph-rsid="000ec137" style:font-size-asian="14pt" style:font-style-asian="italic"/>
    </style:style>
    <style:style style:name="P12" style:family="paragraph" style:parent-style-name="Normal">
      <style:paragraph-properties fo:margin-left="0.277cm" fo:margin-right="0cm" fo:margin-top="0.406cm" fo:margin-bottom="0cm" loext:contextual-spacing="false" fo:text-align="start" style:justify-single-word="false" fo:text-indent="0cm" style:auto-text-indent="false"/>
      <style:text-properties fo:color="#231f20" fo:font-size="13pt" fo:font-weight="bold" officeooo:paragraph-rsid="000ec137" style:font-size-asian="13pt" style:font-weight-asian="bold" style:font-size-complex="13pt"/>
    </style:style>
    <style:style style:name="P13" style:family="paragraph" style:parent-style-name="Normal">
      <style:paragraph-properties fo:margin-left="0.277cm" fo:margin-right="0cm" fo:margin-top="0.406cm" fo:margin-bottom="0cm" loext:contextual-spacing="false" fo:text-align="start" style:justify-single-word="false" fo:text-indent="0cm" style:auto-text-indent="false"/>
      <style:text-properties fo:color="#231f20" fo:font-size="14pt" fo:font-weight="bold" officeooo:paragraph-rsid="000ec137" style:font-size-asian="14pt" style:font-weight-asian="bold" style:font-size-complex="14pt"/>
    </style:style>
    <style:style style:name="P14" style:family="paragraph" style:parent-style-name="Normal">
      <style:paragraph-properties fo:margin-left="0.277cm" fo:margin-right="0cm" fo:margin-top="0.231cm" fo:margin-bottom="0cm" loext:contextual-spacing="false" fo:text-align="start" style:justify-single-word="false" fo:text-indent="0cm" style:auto-text-indent="false"/>
      <style:text-properties officeooo:paragraph-rsid="000ec137"/>
    </style:style>
    <style:style style:name="P15" style:family="paragraph" style:parent-style-name="Normal">
      <style:paragraph-properties fo:margin-left="0.277cm" fo:margin-right="0cm" fo:margin-top="0cm" fo:margin-bottom="0cm" loext:contextual-spacing="false" fo:line-height="0.452cm" fo:text-align="start" style:justify-single-word="false" fo:text-indent="0cm" style:auto-text-indent="false" fo:break-before="column"/>
      <style:text-properties officeooo:paragraph-rsid="000ec137"/>
    </style:style>
    <style:style style:name="P16" style:family="paragraph" style:parent-style-name="Normal">
      <style:paragraph-properties fo:margin-left="0.277cm" fo:margin-right="2.332cm" fo:margin-top="0.349cm" fo:margin-bottom="0cm" loext:contextual-spacing="false" fo:line-height="105%" fo:text-align="start" style:justify-single-word="false" fo:text-indent="0cm" style:auto-text-indent="false"/>
      <style:text-properties officeooo:paragraph-rsid="000ec137"/>
    </style:style>
    <style:style style:name="P17" style:family="paragraph" style:parent-style-name="Normal">
      <style:paragraph-properties fo:margin-left="0.875cm" fo:margin-right="0cm" fo:margin-top="0.011cm" fo:margin-bottom="0cm" loext:contextual-spacing="false" fo:text-align="start" style:justify-single-word="false" fo:text-indent="0cm" style:auto-text-indent="false"/>
      <style:text-properties officeooo:paragraph-rsid="000ec137"/>
    </style:style>
    <style:style style:name="P18" style:family="paragraph" style:parent-style-name="Normal">
      <style:paragraph-properties fo:margin-left="0.716cm" fo:margin-right="0cm" fo:margin-top="0.012cm" fo:margin-bottom="0cm" loext:contextual-spacing="false" fo:text-align="start" style:justify-single-word="false" fo:text-indent="0cm" style:auto-text-indent="false"/>
      <style:text-properties fo:color="#231f20" fo:font-size="9pt" officeooo:paragraph-rsid="000ec137" style:font-size-asian="9pt"/>
    </style:style>
    <style:style style:name="P19" style:family="paragraph" style:parent-style-name="Normal">
      <style:paragraph-properties fo:margin-left="0.758cm" fo:margin-right="4.844cm" fo:margin-top="0.34cm" fo:margin-bottom="0cm" loext:contextual-spacing="false" fo:line-height="137%" fo:text-align="start" style:justify-single-word="false" fo:text-indent="-0.482cm" style:auto-text-indent="false"/>
      <style:text-properties fo:font-size="12pt" fo:font-weight="bold" officeooo:paragraph-rsid="000ec137" style:font-size-asian="12pt" style:font-weight-asian="bold"/>
    </style:style>
    <style:style style:name="P20" style:family="paragraph" style:parent-style-name="Normal">
      <style:paragraph-properties fo:margin-left="0.277cm" fo:margin-right="2.485cm" fo:margin-top="0.279cm" fo:margin-bottom="0cm" loext:contextual-spacing="false" fo:line-height="105%" fo:text-align="start" style:justify-single-word="false" fo:text-indent="0.009cm" style:auto-text-indent="false">
        <style:tab-stops>
          <style:tab-stop style:position="13.85cm"/>
        </style:tab-stops>
      </style:paragraph-properties>
      <style:text-properties officeooo:paragraph-rsid="000ec137"/>
    </style:style>
    <style:style style:name="P21" style:family="paragraph" style:parent-style-name="Normal">
      <style:paragraph-properties fo:margin-left="0.277cm" fo:margin-right="2.485cm" fo:margin-top="0cm" fo:margin-bottom="0cm" loext:contextual-spacing="false" fo:line-height="107%" fo:text-align="start" style:justify-single-word="false" fo:text-indent="0.009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22" style:family="paragraph" style:parent-style-name="Normal">
      <style:paragraph-properties fo:margin-left="0.277cm" fo:margin-right="2.485cm" fo:margin-top="0cm" fo:margin-bottom="0cm" loext:contextual-spacing="false" fo:line-height="105%" fo:text-align="start" style:justify-single-word="false" fo:text-indent="0.009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23" style:family="paragraph" style:parent-style-name="Normal">
      <style:paragraph-properties fo:margin-left="0.286cm" fo:margin-right="0cm" fo:margin-top="0cm" fo:margin-bottom="0cm" loext:contextual-spacing="false" fo:text-align="justify" style:justify-single-word="false" fo:text-indent="0cm" style:auto-text-indent="false"/>
      <style:text-properties officeooo:paragraph-rsid="000ec137"/>
    </style:style>
    <style:style style:name="P24" style:family="paragraph" style:parent-style-name="Normal">
      <style:paragraph-properties fo:margin-left="0.286cm" fo:margin-right="0cm" fo:margin-top="0cm" fo:margin-bottom="0cm" loext:contextual-spacing="false" fo:line-height="0.452cm" fo:text-align="start" style:justify-single-word="false" fo:text-indent="0cm" style:auto-text-indent="false"/>
      <style:text-properties officeooo:paragraph-rsid="000ec137"/>
    </style:style>
    <style:style style:name="P25" style:family="paragraph" style:parent-style-name="Normal">
      <style:paragraph-properties fo:margin-left="0.286cm" fo:margin-right="0cm" fo:margin-top="0cm" fo:margin-bottom="0cm" loext:contextual-spacing="false" fo:text-align="start" style:justify-single-word="false" fo:text-indent="0cm" style:auto-text-indent="false"/>
      <style:text-properties officeooo:paragraph-rsid="000ec137"/>
    </style:style>
    <style:style style:name="P26" style:family="paragraph" style:parent-style-name="Normal">
      <style:paragraph-properties fo:margin-left="0.286cm" fo:margin-right="0cm" fo:margin-top="0.425cm" fo:margin-bottom="0cm" loext:contextual-spacing="false" fo:text-align="start" style:justify-single-word="false" fo:text-indent="0cm" style:auto-text-indent="false"/>
      <style:text-properties officeooo:paragraph-rsid="000ec137"/>
    </style:style>
    <style:style style:name="P27" style:family="paragraph" style:parent-style-name="Normal">
      <style:paragraph-properties fo:margin-left="0.286cm" fo:margin-right="0cm" fo:margin-top="0.002cm" fo:margin-bottom="0cm" loext:contextual-spacing="false" fo:text-align="start" style:justify-single-word="false" fo:text-indent="0cm" style:auto-text-indent="false"/>
      <style:text-properties officeooo:paragraph-rsid="000ec137"/>
    </style:style>
    <style:style style:name="P28" style:family="paragraph" style:parent-style-name="Normal">
      <style:paragraph-properties fo:margin-left="0.286cm" fo:margin-right="0cm" fo:margin-top="0.252cm" fo:margin-bottom="0cm" loext:contextual-spacing="false" fo:text-align="start" style:justify-single-word="false" fo:text-indent="0cm" style:auto-text-indent="false">
        <style:tab-stops>
          <style:tab-stop style:position="7.913cm"/>
        </style:tab-stops>
      </style:paragraph-properties>
      <style:text-properties officeooo:paragraph-rsid="000ec137"/>
    </style:style>
    <style:style style:name="P29" style:family="paragraph" style:parent-style-name="Normal">
      <style:paragraph-properties fo:margin-left="0.286cm" fo:margin-right="0cm" fo:margin-top="0.415cm" fo:margin-bottom="0cm" loext:contextual-spacing="false" fo:text-align="start" style:justify-single-word="false" fo:text-indent="0cm" style:auto-text-indent="false"/>
      <style:text-properties officeooo:paragraph-rsid="000ec137"/>
    </style:style>
    <style:style style:name="P30" style:family="paragraph" style:parent-style-name="Normal">
      <style:paragraph-properties fo:margin-left="0.286cm" fo:margin-right="0cm" fo:margin-top="0.34cm" fo:margin-bottom="0cm" loext:contextual-spacing="false" fo:text-align="start" style:justify-single-word="false" fo:text-indent="0cm" style:auto-text-indent="false"/>
      <style:text-properties officeooo:paragraph-rsid="000ec137"/>
    </style:style>
    <style:style style:name="P31" style:family="paragraph" style:parent-style-name="Normal">
      <style:paragraph-properties fo:margin-left="0.286cm" fo:margin-right="0cm" fo:margin-top="0.256cm" fo:margin-bottom="0cm" loext:contextual-spacing="false" fo:text-align="start" style:justify-single-word="false" fo:text-indent="0cm" style:auto-text-indent="false"/>
      <style:text-properties officeooo:paragraph-rsid="000ec137"/>
    </style:style>
    <style:style style:name="P32" style:family="paragraph" style:parent-style-name="Normal">
      <style:paragraph-properties fo:margin-left="0.286cm" fo:margin-right="0cm" fo:margin-top="0.388cm" fo:margin-bottom="0cm" loext:contextual-spacing="false" fo:text-align="start" style:justify-single-word="false" fo:text-indent="0cm" style:auto-text-indent="false"/>
      <style:text-properties officeooo:paragraph-rsid="000ec137"/>
    </style:style>
    <style:style style:name="P33" style:family="paragraph" style:parent-style-name="Normal">
      <style:paragraph-properties fo:margin-left="0.277cm" fo:margin-right="2.279cm" fo:margin-top="0cm" fo:margin-bottom="0cm" loext:contextual-spacing="false" fo:line-height="105%" fo:text-align="start" style:justify-single-word="false" fo:text-indent="0.009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34" style:family="paragraph" style:parent-style-name="Normal">
      <style:paragraph-properties fo:margin-left="0.277cm" fo:margin-right="2.9cm" fo:margin-top="0cm" fo:margin-bottom="0cm" loext:contextual-spacing="false" fo:line-height="105%" fo:text-align="start" style:justify-single-word="false" fo:text-indent="0.009cm" style:auto-text-indent="false"/>
      <style:text-properties officeooo:paragraph-rsid="000ec137"/>
    </style:style>
    <style:style style:name="P35" style:family="paragraph" style:parent-style-name="Normal">
      <style:paragraph-properties fo:margin-left="0.325cm" fo:margin-right="0cm" fo:margin-top="0cm" fo:margin-bottom="0cm" loext:contextual-spacing="false" fo:text-align="start" style:justify-single-word="false" fo:text-indent="0cm" style:auto-text-indent="false"/>
    </style:style>
    <style:style style:name="P36" style:family="paragraph" style:parent-style-name="Normal">
      <style:paragraph-properties fo:margin-left="0.448cm" fo:margin-right="0.448cm" fo:margin-top="0cm" fo:margin-bottom="0cm" loext:contextual-spacing="false" fo:text-align="center" style:justify-single-word="false" fo:text-indent="0cm" style:auto-text-indent="false"/>
    </style:style>
    <style:style style:name="P37" style:family="paragraph" style:parent-style-name="Normal">
      <style:paragraph-properties fo:margin-left="0.4cm" fo:margin-right="0cm" fo:margin-top="0cm" fo:margin-bottom="0cm" loext:contextual-spacing="false" fo:line-height="0.099cm" fo:text-align="center" style:justify-single-word="false" fo:text-indent="0cm" style:auto-text-indent="false">
        <style:tab-stops>
          <style:tab-stop style:position="1.882cm"/>
          <style:tab-stop style:position="2.561cm"/>
          <style:tab-stop style:position="4.436cm"/>
        </style:tab-stops>
      </style:paragraph-properties>
      <style:text-properties fo:color="#231f20" style:font-name="DejaVu Sans" fo:font-size="8pt" officeooo:paragraph-rsid="000ec137" style:font-size-asian="8pt" style:text-scale="125%"/>
    </style:style>
    <style:style style:name="P38" style:family="paragraph" style:parent-style-name="List_20_Paragraph" style:list-style-name="LS266">
      <style:paragraph-properties fo:margin-left="1.178cm" fo:margin-right="0cm" fo:margin-top="0.388cm" fo:margin-bottom="0cm" loext:contextual-spacing="false" fo:line-height="100%" fo:text-align="start" style:justify-single-word="false" fo:text-indent="-0.901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39" style:family="paragraph" style:parent-style-name="List_20_Paragraph" style:list-style-name="LS266">
      <style:paragraph-properties fo:margin-left="1.178cm" fo:margin-right="0cm" fo:margin-top="0.568cm" fo:margin-bottom="0cm" loext:contextual-spacing="false" fo:line-height="100%" fo:text-align="start" style:justify-single-word="false" fo:text-indent="-0.901cm" style:auto-text-indent="false">
        <style:tab-stops>
          <style:tab-stop style:position="0cm"/>
          <style:tab-stop style:position="0.002cm"/>
        </style:tab-stops>
      </style:paragraph-properties>
      <style:text-properties officeooo:paragraph-rsid="000ec137"/>
    </style:style>
    <style:style style:name="P40" style:family="paragraph" style:parent-style-name="List_20_Paragraph" style:list-style-name="LS266">
      <style:paragraph-properties fo:margin-left="1.178cm" fo:margin-right="0cm" fo:margin-top="0.549cm" fo:margin-bottom="0cm" loext:contextual-spacing="false" fo:line-height="100%" fo:text-align="start" style:justify-single-word="false" fo:text-indent="-0.901cm" style:auto-text-indent="false">
        <style:tab-stops>
          <style:tab-stop style:position="0cm"/>
          <style:tab-stop style:position="0.002cm"/>
        </style:tab-stops>
      </style:paragraph-properties>
      <style:text-properties officeooo:paragraph-rsid="000ec137"/>
    </style:style>
    <style:style style:name="P41" style:family="paragraph" style:parent-style-name="List_20_Paragraph" style:list-style-name="LS240">
      <style:paragraph-properties fo:margin-left="1.178cm" fo:margin-right="0cm" fo:margin-top="0.545cm" fo:margin-bottom="0cm" loext:contextual-spacing="false" fo:line-height="100%" fo:text-align="start" style:justify-single-word="false" fo:text-indent="-0.901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42" style:family="paragraph" style:parent-style-name="List_20_Paragraph" style:list-style-name="LS240">
      <style:paragraph-properties fo:margin-left="1.178cm" fo:margin-right="0cm" fo:margin-top="0cm" fo:margin-bottom="0cm" loext:contextual-spacing="false" fo:line-height="100%" fo:text-align="start" style:justify-single-word="false" fo:text-indent="-0.901cm" style:auto-text-indent="false">
        <style:tab-stops>
          <style:tab-stop style:position="0cm"/>
          <style:tab-stop style:position="0.002cm"/>
        </style:tab-stops>
      </style:paragraph-properties>
      <style:text-properties fo:font-size="12pt" officeooo:paragraph-rsid="000ec137" style:font-size-asian="12pt"/>
    </style:style>
    <style:style style:name="P43" style:family="paragraph" style:parent-style-name="List_20_Paragraph" style:list-style-name="LS240">
      <style:paragraph-properties fo:margin-left="1.178cm" fo:margin-right="0cm" fo:margin-top="0cm" fo:margin-bottom="0cm" loext:contextual-spacing="false" fo:line-height="100%" fo:text-align="start" style:justify-single-word="false" fo:text-indent="-0.901cm" style:auto-text-indent="false">
        <style:tab-stops>
          <style:tab-stop style:position="0cm"/>
          <style:tab-stop style:position="0.002cm"/>
        </style:tab-stops>
      </style:paragraph-properties>
      <style:text-properties fo:color="#231f20" fo:font-size="12pt" fo:font-weight="bold" officeooo:paragraph-rsid="000ec137" style:font-size-asian="12pt" style:font-weight-asian="bold"/>
    </style:style>
    <style:style style:name="P44" style:family="paragraph" style:parent-style-name="List_20_Paragraph" style:list-style-name="LS266">
      <style:paragraph-properties fo:margin-left="1.623cm" fo:margin-right="0cm" fo:margin-top="0.032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45" style:family="paragraph" style:parent-style-name="List_20_Paragraph" style:list-style-name="LS266">
      <style:paragraph-properties fo:margin-left="0cm" fo:margin-right="0cm" fo:margin-top="0.131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0.002cm"/>
        </style:tab-stops>
      </style:paragraph-properties>
      <style:text-properties fo:font-size="14pt" fo:font-weight="bold" officeooo:paragraph-rsid="000ec137" style:font-size-asian="14pt" style:font-weight-asian="bold"/>
    </style:style>
    <style:style style:name="P46" style:family="paragraph" style:parent-style-name="List_20_Paragraph" style:list-style-name="LS245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0.002cm"/>
        </style:tab-stops>
      </style:paragraph-properties>
      <style:text-properties fo:font-size="20pt" fo:font-weight="bold" officeooo:paragraph-rsid="000ec137" style:font-size-asian="20pt" style:font-weight-asian="bold"/>
    </style:style>
    <style:style style:name="P47" style:family="paragraph" style:parent-style-name="List_20_Paragraph">
      <style:paragraph-properties fo:margin-left="0cm" fo:margin-right="0cm" fo:margin-top="0.388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48" style:family="paragraph" style:parent-style-name="List_20_Paragraph" style:list-style-name="LS266">
      <style:paragraph-properties fo:margin-left="1.342cm" fo:margin-right="0cm" fo:margin-top="0.43cm" fo:margin-bottom="0cm" loext:contextual-spacing="false" fo:line-height="100%" fo:text-align="start" style:justify-single-word="false" fo:text-indent="-1.065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49" style:family="paragraph" style:parent-style-name="List_20_Paragraph" style:list-style-name="LS253">
      <style:paragraph-properties fo:margin-left="1.342cm" fo:margin-right="0cm" fo:margin-top="0.131cm" fo:margin-bottom="0cm" loext:contextual-spacing="false" fo:line-height="100%" fo:text-align="start" style:justify-single-word="false" fo:text-indent="-1.065cm" style:auto-text-indent="false">
        <style:tab-stops>
          <style:tab-stop style:position="0cm"/>
          <style:tab-stop style:position="0.002cm"/>
        </style:tab-stops>
      </style:paragraph-properties>
      <style:text-properties officeooo:paragraph-rsid="000ec137"/>
    </style:style>
    <style:style style:name="P50" style:family="paragraph" style:parent-style-name="List_20_Paragraph" style:list-style-name="LS253" style:master-page-name="MasterPage19">
      <style:paragraph-properties fo:margin-left="1.342cm" fo:margin-right="0cm" fo:margin-top="0.131cm" fo:margin-bottom="0cm" loext:contextual-spacing="false" fo:line-height="100%" fo:text-align="start" style:justify-single-word="false" fo:text-indent="-1.065cm" style:auto-text-indent="false" style:page-number="auto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51" style:family="paragraph" style:parent-style-name="List_20_Paragraph" style:list-style-name="LS253">
      <style:paragraph-properties fo:margin-left="1.342cm" fo:margin-right="0cm" fo:margin-top="0.568cm" fo:margin-bottom="0cm" loext:contextual-spacing="false" fo:line-height="100%" fo:text-align="start" style:justify-single-word="false" fo:text-indent="-1.065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52" style:family="paragraph" style:parent-style-name="List_20_Paragraph" style:list-style-name="LS253">
      <style:paragraph-properties fo:margin-left="1.342cm" fo:margin-right="0cm" fo:margin-top="0cm" fo:margin-bottom="0cm" loext:contextual-spacing="false" fo:line-height="100%" fo:text-align="justify" style:justify-single-word="false" fo:text-indent="-1.065cm" style:auto-text-indent="false">
        <style:tab-stops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53" style:family="paragraph" style:parent-style-name="List_20_Paragraph" style:list-style-name="LS239">
      <style:paragraph-properties fo:margin-left="1.342cm" fo:margin-right="0cm" fo:margin-top="0.388cm" fo:margin-bottom="0cm" loext:contextual-spacing="false" fo:line-height="100%" fo:text-align="start" style:justify-single-word="false" fo:text-indent="-1.065cm" style:auto-text-indent="false">
        <style:tab-stops>
          <style:tab-stop style:position="0cm"/>
          <style:tab-stop style:position="0.002cm"/>
        </style:tab-stops>
      </style:paragraph-properties>
      <style:text-properties fo:color="#231f20" fo:font-size="12pt" fo:font-weight="bold" officeooo:paragraph-rsid="000ec137" style:font-size-asian="12pt" style:font-weight-asian="bold"/>
    </style:style>
    <style:style style:name="P54" style:family="paragraph" style:parent-style-name="List_20_Paragraph" style:list-style-name="LS239">
      <style:paragraph-properties fo:margin-left="1.342cm" fo:margin-right="0cm" fo:margin-top="0.002cm" fo:margin-bottom="0cm" loext:contextual-spacing="false" fo:line-height="100%" fo:text-align="start" style:justify-single-word="false" fo:text-indent="-1.065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55" style:family="paragraph" style:parent-style-name="List_20_Paragraph" style:list-style-name="LS259">
      <style:paragraph-properties fo:margin-left="1.259cm" fo:margin-right="0cm" fo:margin-top="0.023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56" style:family="paragraph" style:parent-style-name="List_20_Paragraph" style:list-style-name="LS245">
      <style:paragraph-properties fo:margin-left="1.259cm" fo:margin-right="0cm" fo:margin-top="0.023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  <style:tab-stop style:position="14.718cm"/>
        </style:tab-stops>
      </style:paragraph-properties>
      <style:text-properties officeooo:paragraph-rsid="000ec137"/>
    </style:style>
    <style:style style:name="P57" style:family="paragraph" style:parent-style-name="List_20_Paragraph" style:list-style-name="LS259">
      <style:paragraph-properties fo:margin-left="1.259cm" fo:margin-right="0cm" fo:margin-top="0.025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58" style:family="paragraph" style:parent-style-name="List_20_Paragraph" style:list-style-name="LS255">
      <style:paragraph-properties fo:margin-left="1.259cm" fo:margin-right="0cm" fo:margin-top="0.025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59" style:family="paragraph" style:parent-style-name="List_20_Paragraph" style:list-style-name="LS243">
      <style:paragraph-properties fo:margin-left="1.259cm" fo:margin-right="0cm" fo:margin-top="0.025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60" style:family="paragraph" style:parent-style-name="List_20_Paragraph" style:list-style-name="LS239">
      <style:paragraph-properties fo:margin-left="1.259cm" fo:margin-right="0cm" fo:margin-top="0.025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officeooo:paragraph-rsid="000ec137"/>
    </style:style>
    <style:style style:name="P61" style:family="paragraph" style:parent-style-name="List_20_Paragraph" style:list-style-name="LS255">
      <style:paragraph-properties fo:margin-left="1.259cm" fo:margin-right="0cm" fo:margin-top="0.032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  <style:tab-stop style:position="5.588cm"/>
        </style:tab-stops>
      </style:paragraph-properties>
      <style:text-properties officeooo:paragraph-rsid="000ec137"/>
    </style:style>
    <style:style style:name="P62" style:family="paragraph" style:parent-style-name="List_20_Paragraph" style:list-style-name="LS239">
      <style:paragraph-properties fo:margin-left="1.259cm" fo:margin-right="0cm" fo:margin-top="0.032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officeooo:paragraph-rsid="000ec137"/>
    </style:style>
    <style:style style:name="P63" style:family="paragraph" style:parent-style-name="List_20_Paragraph" style:list-style-name="LS255">
      <style:paragraph-properties fo:margin-left="1.259cm" fo:margin-right="0cm" fo:margin-top="0.032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64" style:family="paragraph" style:parent-style-name="List_20_Paragraph" style:list-style-name="LS240">
      <style:paragraph-properties fo:margin-left="1.259cm" fo:margin-right="0cm" fo:margin-top="0.032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65" style:family="paragraph" style:parent-style-name="List_20_Paragraph" style:list-style-name="LS238">
      <style:paragraph-properties fo:margin-left="1.259cm" fo:margin-right="0cm" fo:margin-top="0.032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66" style:family="paragraph" style:parent-style-name="List_20_Paragraph" style:list-style-name="LS245">
      <style:paragraph-properties fo:margin-left="1.259cm" fo:margin-right="0cm" fo:margin-top="0.004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67" style:family="paragraph" style:parent-style-name="List_20_Paragraph" style:list-style-name="LS243">
      <style:paragraph-properties fo:margin-left="1.259cm" fo:margin-right="0cm" fo:margin-top="0cm" fo:margin-bottom="0cm" loext:contextual-spacing="false" fo:line-height="0.48cm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68" style:family="paragraph" style:parent-style-name="List_20_Paragraph" style:list-style-name="LS239">
      <style:paragraph-properties fo:margin-left="1.259cm" fo:margin-right="0cm" fo:margin-top="0cm" fo:margin-bottom="0cm" loext:contextual-spacing="false" fo:line-height="0.48cm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69" style:family="paragraph" style:parent-style-name="List_20_Paragraph" style:list-style-name="LS239">
      <style:paragraph-properties fo:margin-left="1.259cm" fo:margin-right="0cm" fo:margin-top="0cm" fo:margin-bottom="0cm" loext:contextual-spacing="false" fo:line-height="0.464cm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70" style:family="paragraph" style:parent-style-name="List_20_Paragraph" style:list-style-name="LS239">
      <style:paragraph-properties fo:margin-left="1.259cm" fo:margin-right="0cm" fo:margin-top="0cm" fo:margin-bottom="0cm" loext:contextual-spacing="false" fo:line-height="0.453cm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71" style:family="paragraph" style:parent-style-name="List_20_Paragraph" style:list-style-name="LS239">
      <style:paragraph-properties fo:margin-left="1.259cm" fo:margin-right="0cm" fo:margin-top="0cm" fo:margin-bottom="0cm" loext:contextual-spacing="false" fo:line-height="0.478cm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72" style:family="paragraph" style:parent-style-name="List_20_Paragraph" style:list-style-name="LS239">
      <style:paragraph-properties fo:margin-left="1.259cm" fo:margin-right="0cm" fo:margin-top="0cm" fo:margin-bottom="0cm" loext:contextual-spacing="false" fo:line-height="0.478cm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officeooo:paragraph-rsid="000ec137"/>
    </style:style>
    <style:style style:name="P73" style:family="paragraph" style:parent-style-name="List_20_Paragraph" style:list-style-name="LS240">
      <style:paragraph-properties fo:margin-left="1.259cm" fo:margin-right="0cm" fo:margin-top="0.002cm" fo:margin-bottom="0cm" loext:contextual-spacing="false" fo:line-height="100%" fo:text-align="start" style:justify-single-word="false" fo:text-indent="-0.385cm" style:auto-text-indent="false">
        <style:tab-stops>
          <style:tab-stop style:position="0.002cm"/>
        </style:tab-stops>
      </style:paragraph-properties>
      <style:text-properties fo:font-size="11pt" officeooo:paragraph-rsid="000ec137" style:font-size-asian="11pt"/>
    </style:style>
    <style:style style:name="P74" style:family="paragraph" style:parent-style-name="List_20_Paragraph" style:list-style-name="LS266">
      <style:paragraph-properties fo:margin-left="1.506cm" fo:margin-right="0cm" fo:margin-top="0cm" fo:margin-bottom="0cm" loext:contextual-spacing="false" fo:line-height="100%" fo:text-align="start" style:justify-single-word="false" fo:text-indent="-1.229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75" style:family="paragraph" style:parent-style-name="List_20_Paragraph" style:list-style-name="LS253">
      <style:paragraph-properties fo:margin-left="1.506cm" fo:margin-right="0cm" fo:margin-top="0cm" fo:margin-bottom="0cm" loext:contextual-spacing="false" fo:line-height="100%" fo:text-align="start" style:justify-single-word="false" fo:text-indent="-1.229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76" style:family="paragraph" style:parent-style-name="List_20_Paragraph" style:list-style-name="LS253">
      <style:paragraph-properties fo:margin-left="1.506cm" fo:margin-right="0cm" fo:margin-top="0.002cm" fo:margin-bottom="0cm" loext:contextual-spacing="false" fo:line-height="100%" fo:text-align="start" style:justify-single-word="false" fo:text-indent="-1.229cm" style:auto-text-indent="false">
        <style:tab-stops>
          <style:tab-stop style:position="0cm"/>
          <style:tab-stop style:position="0.002cm"/>
        </style:tab-stops>
      </style:paragraph-properties>
      <style:text-properties fo:color="#231f20" fo:font-size="12pt" fo:font-weight="bold" officeooo:paragraph-rsid="000ec137" style:font-size-asian="12pt" style:font-weight-asian="bold"/>
    </style:style>
    <style:style style:name="P77" style:family="paragraph" style:parent-style-name="List_20_Paragraph" style:list-style-name="LS239">
      <style:paragraph-properties fo:margin-left="1.506cm" fo:margin-right="0cm" fo:margin-top="0.388cm" fo:margin-bottom="0cm" loext:contextual-spacing="false" fo:line-height="100%" fo:text-align="start" style:justify-single-word="false" fo:text-indent="-1.229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78" style:family="paragraph" style:parent-style-name="List_20_Paragraph" style:list-style-name="LS239">
      <style:paragraph-properties fo:margin-left="1.506cm" fo:margin-right="0cm" fo:margin-top="0.231cm" fo:margin-bottom="0cm" loext:contextual-spacing="false" fo:line-height="100%" fo:text-align="start" style:justify-single-word="false" fo:text-indent="-1.229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79" style:family="paragraph" style:parent-style-name="List_20_Paragraph">
      <style:paragraph-properties fo:margin-left="0.277cm" fo:margin-right="0cm" fo:margin-top="0.131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0.002cm"/>
        </style:tab-stops>
      </style:paragraph-properties>
      <style:text-properties fo:color="#231f20" fo:font-size="11pt" fo:font-weight="bold" officeooo:paragraph-rsid="000ec137" style:font-size-asian="11pt" style:font-weight-asian="bold" style:font-size-complex="11pt"/>
    </style:style>
    <style:style style:name="P80" style:family="paragraph" style:parent-style-name="List_20_Paragraph" style:list-style-name="LS266">
      <style:paragraph-properties fo:margin-left="0.277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0.002cm"/>
        </style:tab-stops>
      </style:paragraph-properties>
      <style:text-properties fo:font-size="12pt" officeooo:paragraph-rsid="000ec137" style:font-size-asian="12pt"/>
    </style:style>
    <style:style style:name="P81" style:family="paragraph" style:parent-style-name="List_20_Paragraph" style:list-style-name="LS255">
      <style:paragraph-properties fo:margin-left="0.979cm" fo:margin-right="0cm" fo:margin-top="0cm" fo:margin-bottom="0cm" loext:contextual-spacing="false" fo:line-height="100%" fo:text-align="justify" style:justify-single-word="false" fo:text-indent="-0.702cm" style:auto-text-indent="false">
        <style:tab-stops>
          <style:tab-stop style:position="0.002cm"/>
        </style:tab-stops>
      </style:paragraph-properties>
      <style:text-properties fo:color="#231f20" fo:font-size="14pt" fo:font-weight="bold" officeooo:paragraph-rsid="000ec137" style:font-size-asian="14pt" style:font-weight-asian="bold"/>
    </style:style>
    <style:style style:name="P82" style:family="paragraph" style:parent-style-name="List_20_Paragraph" style:list-style-name="LS255">
      <style:paragraph-properties fo:margin-left="1.177cm" fo:margin-right="0cm" fo:margin-top="0cm" fo:margin-bottom="0cm" loext:contextual-spacing="false" fo:line-height="100%" fo:text-align="start" style:justify-single-word="false" fo:text-indent="-0.9cm" style:auto-text-indent="false">
        <style:tab-stops>
          <style:tab-stop style:position="0cm"/>
          <style:tab-stop style:position="0.002cm"/>
        </style:tab-stops>
      </style:paragraph-properties>
      <style:text-properties fo:font-size="14pt" fo:font-weight="bold" officeooo:paragraph-rsid="000ec137" style:font-size-asian="14pt" style:font-weight-asian="bold"/>
    </style:style>
    <style:style style:name="P83" style:family="paragraph" style:parent-style-name="List_20_Paragraph" style:list-style-name="LS240">
      <style:paragraph-properties fo:margin-left="1.177cm" fo:margin-right="0cm" fo:margin-top="0cm" fo:margin-bottom="0cm" loext:contextual-spacing="false" fo:line-height="100%" fo:text-align="start" style:justify-single-word="false" fo:text-indent="-0.9cm" style:auto-text-indent="false">
        <style:tab-stops>
          <style:tab-stop style:position="0cm"/>
          <style:tab-stop style:position="0.002cm"/>
        </style:tab-stops>
      </style:paragraph-properties>
      <style:text-properties fo:color="#231f20" fo:font-size="14pt" fo:font-weight="bold" officeooo:paragraph-rsid="000ec137" style:font-size-asian="14pt" style:font-weight-asian="bold"/>
    </style:style>
    <style:style style:name="P84" style:family="paragraph" style:parent-style-name="List_20_Paragraph" style:list-style-name="LS253">
      <style:paragraph-properties fo:margin-left="1.374cm" fo:margin-right="0cm" fo:margin-top="0cm" fo:margin-bottom="0cm" loext:contextual-spacing="false" fo:line-height="100%" fo:text-align="start" style:justify-single-word="false" fo:text-indent="-1.097cm" style:auto-text-indent="false">
        <style:tab-stops>
          <style:tab-stop style:position="0cm"/>
          <style:tab-stop style:position="0.002cm"/>
        </style:tab-stops>
      </style:paragraph-properties>
      <style:text-properties fo:color="#231f20" fo:font-size="14pt" fo:font-weight="bold" officeooo:paragraph-rsid="000ec137" style:font-size-asian="14pt" style:font-weight-asian="bold"/>
    </style:style>
    <style:style style:name="P85" style:family="paragraph" style:parent-style-name="List_20_Paragraph" style:list-style-name="LS239">
      <style:paragraph-properties fo:margin-left="1.374cm" fo:margin-right="0cm" fo:margin-top="0cm" fo:margin-bottom="0cm" loext:contextual-spacing="false" fo:line-height="100%" fo:text-align="start" style:justify-single-word="false" fo:text-indent="-1.097cm" style:auto-text-indent="false">
        <style:tab-stops>
          <style:tab-stop style:position="0cm"/>
          <style:tab-stop style:position="0.002cm"/>
        </style:tab-stops>
      </style:paragraph-properties>
      <style:text-properties officeooo:paragraph-rsid="000ec137"/>
    </style:style>
    <style:style style:name="P86" style:family="paragraph" style:parent-style-name="List_20_Paragraph" style:list-style-name="LS237">
      <style:paragraph-properties fo:margin-left="0.277cm" fo:margin-right="0cm" fo:margin-top="0cm" fo:margin-bottom="0cm" loext:contextual-spacing="false" fo:line-height="0.445cm" fo:text-align="start" style:justify-single-word="false" fo:text-indent="0.598cm" style:auto-text-indent="false">
        <style:tab-stops>
          <style:tab-stop style:position="0.984cm"/>
        </style:tab-stops>
      </style:paragraph-properties>
      <style:text-properties fo:font-size="11pt" officeooo:paragraph-rsid="000ec137" style:font-size-asian="11pt"/>
    </style:style>
    <style:style style:name="P87" style:family="paragraph" style:parent-style-name="List_20_Paragraph" style:list-style-name="LS237">
      <style:paragraph-properties fo:margin-left="0.277cm" fo:margin-right="0cm" fo:margin-top="0cm" fo:margin-bottom="0cm" loext:contextual-spacing="false" fo:line-height="0.478cm" fo:text-align="start" style:justify-single-word="false" fo:text-indent="0.598cm" style:auto-text-indent="false">
        <style:tab-stops>
          <style:tab-stop style:position="0.984cm"/>
        </style:tab-stops>
      </style:paragraph-properties>
      <style:text-properties fo:font-size="11pt" officeooo:paragraph-rsid="000ec137" style:font-size-asian="11pt"/>
    </style:style>
    <style:style style:name="P88" style:family="paragraph" style:parent-style-name="List_20_Paragraph" style:list-style-name="LS237">
      <style:paragraph-properties fo:margin-left="0.277cm" fo:margin-right="0cm" fo:margin-top="0.004cm" fo:margin-bottom="0cm" loext:contextual-spacing="false" fo:line-height="0.48cm" fo:text-align="start" style:justify-single-word="false" fo:text-indent="0.598cm" style:auto-text-indent="false">
        <style:tab-stops>
          <style:tab-stop style:position="0.984cm"/>
        </style:tab-stops>
      </style:paragraph-properties>
      <style:text-properties fo:font-size="11pt" officeooo:paragraph-rsid="000ec137" style:font-size-asian="11pt"/>
    </style:style>
    <style:style style:name="P89" style:family="paragraph" style:parent-style-name="List_20_Paragraph" style:list-style-name="LS237">
      <style:paragraph-properties fo:margin-left="0.277cm" fo:margin-right="5.602cm" fo:margin-top="0cm" fo:margin-bottom="0cm" loext:contextual-spacing="false" fo:line-height="105%" fo:text-align="start" style:justify-single-word="false" fo:text-indent="0.598cm" style:auto-text-indent="false">
        <style:tab-stops>
          <style:tab-stop style:position="0.984cm"/>
        </style:tab-stops>
      </style:paragraph-properties>
      <style:text-properties fo:font-size="11pt" officeooo:paragraph-rsid="000ec137" style:font-size-asian="11pt"/>
    </style:style>
    <style:style style:name="P90" style:family="paragraph" style:parent-style-name="List_20_Paragraph" style:list-style-name="LS239">
      <style:paragraph-properties fo:margin-left="1.346cm" fo:margin-right="0cm" fo:margin-top="0cm" fo:margin-bottom="0cm" loext:contextual-spacing="false" fo:line-height="100%" fo:text-align="start" style:justify-single-word="false" fo:text-indent="-1.069cm" style:auto-text-indent="false">
        <style:tab-stops>
          <style:tab-stop style:position="0cm"/>
          <style:tab-stop style:position="0.002cm"/>
        </style:tab-stops>
      </style:paragraph-properties>
      <style:text-properties officeooo:paragraph-rsid="000ec137"/>
    </style:style>
    <style:style style:name="P91" style:family="paragraph" style:parent-style-name="List_20_Paragraph" style:list-style-name="LS239">
      <style:paragraph-properties fo:margin-left="1.148cm" fo:margin-right="0cm" fo:margin-top="0cm" fo:margin-bottom="0cm" loext:contextual-spacing="false" fo:line-height="100%" fo:text-align="start" style:justify-single-word="false" fo:text-indent="-0.871cm" style:auto-text-indent="false">
        <style:tab-stops>
          <style:tab-stop style:position="0cm"/>
          <style:tab-stop style:position="0.002cm"/>
        </style:tab-stops>
      </style:paragraph-properties>
      <style:text-properties fo:color="#231f20" fo:font-size="14pt" fo:font-weight="bold" officeooo:paragraph-rsid="000ec137" style:font-size-asian="14pt" style:font-weight-asian="bold"/>
    </style:style>
    <style:style style:name="P92" style:family="paragraph" style:parent-style-name="List_20_Paragraph" style:list-style-name="LS239">
      <style:paragraph-properties fo:margin-left="1.258cm" fo:margin-right="0cm" fo:margin-top="0.388cm" fo:margin-bottom="0cm" loext:contextual-spacing="false" fo:line-height="100%" fo:text-align="start" style:justify-single-word="false" fo:text-indent="-0.981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93" style:family="paragraph" style:parent-style-name="List_20_Paragraph" style:list-style-name="LS239">
      <style:paragraph-properties fo:margin-left="1.258cm" fo:margin-right="0cm" fo:margin-top="0cm" fo:margin-bottom="0cm" loext:contextual-spacing="false" fo:line-height="100%" fo:text-align="start" style:justify-single-word="false" fo:text-indent="-0.981cm" style:auto-text-indent="false">
        <style:tab-stops>
          <style:tab-stop style:position="0cm"/>
          <style:tab-stop style:position="0.002cm"/>
        </style:tab-stops>
      </style:paragraph-properties>
      <style:text-properties fo:font-size="12pt" fo:font-weight="bold" officeooo:paragraph-rsid="000ec137" style:font-size-asian="12pt" style:font-weight-asian="bold"/>
    </style:style>
    <style:style style:name="P94" style:family="paragraph" style:parent-style-name="List_20_Paragraph" style:list-style-name="LS239">
      <style:paragraph-properties fo:margin-left="1.258cm" fo:margin-right="0cm" fo:margin-top="0.568cm" fo:margin-bottom="0cm" loext:contextual-spacing="false" fo:line-height="100%" fo:text-align="start" style:justify-single-word="false" fo:text-indent="-0.981cm" style:auto-text-indent="false">
        <style:tab-stops>
          <style:tab-stop style:position="0cm"/>
          <style:tab-stop style:position="0.002cm"/>
        </style:tab-stops>
      </style:paragraph-properties>
      <style:text-properties fo:color="#231f20" fo:font-size="12pt" fo:font-weight="bold" officeooo:paragraph-rsid="000ec137" style:font-size-asian="12pt" style:font-weight-asian="bold"/>
    </style:style>
    <style:style style:name="P95" style:family="paragraph" style:parent-style-name="Body_20_Text">
      <style:text-properties fo:font-size="13.5pt" style:font-size-asian="13.5pt"/>
    </style:style>
    <style:style style:name="P96" style:family="paragraph" style:parent-style-name="Body_20_Text">
      <style:text-properties fo:font-size="13.5pt" fo:font-style="italic" style:font-size-asian="13.5pt" style:font-style-asian="italic"/>
    </style:style>
    <style:style style:name="P97" style:family="paragraph" style:parent-style-name="Body_20_Text">
      <style:text-properties fo:font-size="13.5pt" fo:font-style="italic" officeooo:paragraph-rsid="000ec137" style:font-size-asian="13.5pt" style:font-style-asian="italic"/>
    </style:style>
    <style:style style:name="P98" style:family="paragraph" style:parent-style-name="Body_20_Text">
      <style:paragraph-properties fo:line-height="6%"/>
      <style:text-properties fo:font-size="10pt" style:font-size-asian="10pt"/>
    </style:style>
    <style:style style:name="P99" style:family="paragraph" style:parent-style-name="Body_20_Text">
      <style:text-properties fo:font-size="10pt" officeooo:paragraph-rsid="000ec137" style:font-size-asian="10pt"/>
    </style:style>
    <style:style style:name="P100" style:family="paragraph" style:parent-style-name="Body_20_Text">
      <style:text-properties fo:font-size="12pt" officeooo:paragraph-rsid="000ec137" style:font-size-asian="12pt"/>
    </style:style>
    <style:style style:name="P101" style:family="paragraph" style:parent-style-name="Body_20_Text">
      <style:text-properties fo:font-size="12pt" fo:font-weight="bold" officeooo:paragraph-rsid="000ec137" style:font-size-asian="12pt" style:font-weight-asian="bold"/>
    </style:style>
    <style:style style:name="P102" style:family="paragraph" style:parent-style-name="Body_20_Text">
      <style:text-properties fo:font-size="14.5pt" fo:font-weight="bold" officeooo:paragraph-rsid="000ec137" style:font-size-asian="14.5pt" style:font-weight-asian="bold"/>
    </style:style>
    <style:style style:name="P103" style:family="paragraph" style:parent-style-name="Body_20_Text">
      <style:text-properties fo:font-size="8.5pt" officeooo:paragraph-rsid="000ec137" style:font-size-asian="8.5pt"/>
    </style:style>
    <style:style style:name="P104" style:family="paragraph" style:parent-style-name="Body_20_Text">
      <style:text-properties fo:font-size="18pt" officeooo:paragraph-rsid="000ec137" style:font-size-asian="18pt"/>
    </style:style>
    <style:style style:name="P105" style:family="paragraph" style:parent-style-name="Body_20_Text">
      <style:text-properties style:font-name="DejaVu Sans" fo:font-size="9pt" officeooo:paragraph-rsid="000ec137" style:font-size-asian="9pt"/>
    </style:style>
    <style:style style:name="P106" style:family="paragraph" style:parent-style-name="Body_20_Text">
      <style:text-properties officeooo:paragraph-rsid="000ec137"/>
    </style:style>
    <style:style style:name="P107" style:family="paragraph" style:parent-style-name="Body_20_Text">
      <style:text-properties fo:font-size="15.5pt" officeooo:paragraph-rsid="000ec137" style:font-size-asian="15.5pt"/>
    </style:style>
    <style:style style:name="P108" style:family="paragraph" style:parent-style-name="Body_20_Text">
      <style:text-properties fo:font-size="12.5pt" officeooo:paragraph-rsid="000ec137" style:font-size-asian="12.5pt"/>
    </style:style>
    <style:style style:name="P109" style:family="paragraph" style:parent-style-name="Body_20_Text">
      <style:paragraph-properties fo:margin-left="0.316cm" fo:margin-right="0.312cm" fo:margin-top="0cm" fo:margin-bottom="0cm" loext:contextual-spacing="false" fo:line-height="107%" fo:text-align="justify" style:justify-single-word="false" fo:text-indent="0.009cm" style:auto-text-indent="false"/>
    </style:style>
    <style:style style:name="P110" style:family="paragraph" style:parent-style-name="Body_20_Text">
      <style:paragraph-properties fo:margin-left="0.316cm" fo:margin-right="0.312cm" fo:margin-top="0cm" fo:margin-bottom="0cm" loext:contextual-spacing="false" fo:line-height="105%" fo:text-align="justify" style:justify-single-word="false" fo:text-indent="0.009cm" style:auto-text-indent="false"/>
    </style:style>
    <style:style style:name="P111" style:family="paragraph" style:parent-style-name="Body_20_Text">
      <style:paragraph-properties fo:margin-left="0.275cm" fo:margin-right="0cm" fo:text-indent="0cm" style:auto-text-indent="false"/>
      <style:text-properties fo:font-size="10pt" officeooo:paragraph-rsid="000ec137" style:font-size-asian="10pt"/>
    </style:style>
    <style:style style:name="P112" style:family="paragraph" style:parent-style-name="Body_20_Text">
      <style:paragraph-properties fo:margin-left="0.275cm" fo:margin-right="0cm" fo:text-indent="0cm" style:auto-text-indent="false"/>
      <style:text-properties fo:font-size="9pt" officeooo:paragraph-rsid="000ec137" style:font-size-asian="9pt"/>
    </style:style>
    <style:style style:name="P113" style:family="paragraph" style:parent-style-name="Body_20_Text">
      <style:paragraph-properties fo:margin-left="0.275cm" fo:margin-right="0cm" fo:text-indent="0cm" style:auto-text-indent="false"/>
      <style:text-properties officeooo:paragraph-rsid="000ec137"/>
    </style:style>
    <style:style style:name="P114" style:family="paragraph" style:parent-style-name="Body_20_Text">
      <style:paragraph-properties fo:margin-left="1.238cm" fo:margin-right="2.487cm" fo:margin-top="0.284cm" fo:margin-bottom="0cm" loext:contextual-spacing="false" fo:line-height="107%" fo:text-indent="-0.963cm" style:auto-text-indent="false"/>
      <style:text-properties officeooo:paragraph-rsid="000ec137"/>
    </style:style>
    <style:style style:name="P115" style:family="paragraph" style:parent-style-name="Body_20_Text">
      <style:paragraph-properties fo:margin-left="1.238cm" fo:margin-right="0cm" fo:margin-top="0.071cm" fo:margin-bottom="0cm" loext:contextual-spacing="false" fo:text-indent="0cm" style:auto-text-indent="false"/>
      <style:text-properties fo:color="#231f20" officeooo:paragraph-rsid="000ec137"/>
    </style:style>
    <style:style style:name="P116" style:family="paragraph" style:parent-style-name="Body_20_Text">
      <style:paragraph-properties fo:margin-left="1.238cm" fo:margin-right="0cm" fo:margin-top="0.023cm" fo:margin-bottom="0cm" loext:contextual-spacing="false" fo:text-indent="0cm" style:auto-text-indent="false"/>
      <style:text-properties officeooo:paragraph-rsid="000ec137"/>
    </style:style>
    <style:style style:name="P117" style:family="paragraph" style:parent-style-name="Body_20_Text">
      <style:paragraph-properties fo:margin-left="1.238cm" fo:margin-right="0cm" fo:margin-top="0.025cm" fo:margin-bottom="0cm" loext:contextual-spacing="false" fo:text-indent="0cm" style:auto-text-indent="false"/>
      <style:text-properties officeooo:paragraph-rsid="000ec137"/>
    </style:style>
    <style:style style:name="P118" style:family="paragraph" style:parent-style-name="Body_20_Text">
      <style:paragraph-properties fo:margin-left="0.277cm" fo:margin-right="2.487cm" fo:margin-top="0.284cm" fo:margin-bottom="0cm" loext:contextual-spacing="false" fo:line-height="107%" fo:text-indent="0cm" style:auto-text-indent="false">
        <style:tab-stops>
          <style:tab-stop style:position="4.568cm"/>
        </style:tab-stops>
      </style:paragraph-properties>
      <style:text-properties officeooo:paragraph-rsid="000ec137"/>
    </style:style>
    <style:style style:name="P119" style:family="paragraph" style:parent-style-name="Body_20_Text" style:master-page-name="MasterPage13">
      <style:paragraph-properties fo:margin-left="0.277cm" fo:margin-right="2.487cm" fo:margin-top="0.129cm" fo:margin-bottom="0cm" loext:contextual-spacing="false" fo:line-height="105%" fo:text-indent="0cm" style:auto-text-indent="false" style:page-number="auto">
        <style:tab-stops>
          <style:tab-stop style:position="2.351cm"/>
          <style:tab-stop style:position="12.705cm"/>
        </style:tab-stops>
      </style:paragraph-properties>
      <style:text-properties officeooo:paragraph-rsid="000ec137"/>
    </style:style>
    <style:style style:name="P120" style:family="paragraph" style:parent-style-name="Body_20_Text">
      <style:paragraph-properties fo:margin-left="0.277cm" fo:margin-right="2.487cm" fo:margin-top="0.025cm" fo:margin-bottom="0cm" loext:contextual-spacing="false" fo:line-height="105%" fo:text-align="justify" style:justify-single-word="false" fo:text-indent="0cm" style:auto-text-indent="false"/>
      <style:text-properties officeooo:paragraph-rsid="000ec137"/>
    </style:style>
    <style:style style:name="P121" style:family="paragraph" style:parent-style-name="Body_20_Text">
      <style:paragraph-properties fo:margin-left="0.277cm" fo:margin-right="2.485cm" fo:margin-top="0.556cm" fo:margin-bottom="0cm" loext:contextual-spacing="false" fo:line-height="107%" fo:text-indent="-0.002cm" style:auto-text-indent="false">
        <style:tab-stops>
          <style:tab-stop style:position="3.041cm"/>
        </style:tab-stops>
      </style:paragraph-properties>
      <style:text-properties officeooo:paragraph-rsid="000ec137"/>
    </style:style>
    <style:style style:name="P122" style:family="paragraph" style:parent-style-name="Body_20_Text">
      <style:paragraph-properties fo:margin-left="0cm" fo:margin-right="2.487cm" fo:margin-top="0.025cm" fo:margin-bottom="0cm" loext:contextual-spacing="false" fo:line-height="107%" fo:text-align="justify" style:justify-single-word="false" fo:text-indent="0cm" style:auto-text-indent="false"/>
      <style:text-properties fo:color="#231f20" officeooo:paragraph-rsid="000ec137"/>
    </style:style>
    <style:style style:name="P123" style:family="paragraph" style:parent-style-name="Body_20_Text">
      <style:paragraph-properties fo:margin-left="0.277cm" fo:margin-right="2.466cm" fo:line-height="106%" fo:text-align="justify" style:justify-single-word="false" fo:text-indent="0.596cm" style:auto-text-indent="false"/>
      <style:text-properties officeooo:paragraph-rsid="000ec137"/>
    </style:style>
    <style:style style:name="P124" style:family="paragraph" style:parent-style-name="Body_20_Text">
      <style:paragraph-properties fo:margin-left="0.277cm" fo:margin-right="2.466cm" fo:margin-top="0.407cm" fo:margin-bottom="0cm" loext:contextual-spacing="false" fo:line-height="105%" fo:text-indent="0.596cm" style:auto-text-indent="false">
        <style:tab-stops>
          <style:tab-stop style:position="10.522cm"/>
        </style:tab-stops>
      </style:paragraph-properties>
      <style:text-properties officeooo:paragraph-rsid="000ec137"/>
    </style:style>
    <style:style style:name="P125" style:family="paragraph" style:parent-style-name="Body_20_Text">
      <style:paragraph-properties fo:margin-left="0.277cm" fo:margin-right="2.466cm" fo:margin-top="0.407cm" fo:margin-bottom="0cm" loext:contextual-spacing="false" fo:line-height="105%" fo:text-indent="0.596cm" style:auto-text-indent="false">
        <style:tab-stops>
          <style:tab-stop style:position="11.79cm"/>
        </style:tab-stops>
      </style:paragraph-properties>
      <style:text-properties officeooo:paragraph-rsid="000ec137"/>
    </style:style>
    <style:style style:name="P126" style:family="paragraph" style:parent-style-name="Body_20_Text">
      <style:paragraph-properties fo:margin-left="0.277cm" fo:margin-right="2.466cm" fo:margin-top="0.446cm" fo:margin-bottom="0cm" loext:contextual-spacing="false" fo:line-height="107%" fo:text-align="justify" style:justify-single-word="false" fo:text-indent="0.596cm" style:auto-text-indent="false"/>
      <style:text-properties officeooo:paragraph-rsid="000ec137"/>
    </style:style>
    <style:style style:name="P127" style:family="paragraph" style:parent-style-name="Body_20_Text">
      <style:paragraph-properties fo:margin-left="0.277cm" fo:margin-right="2.485cm" fo:line-height="105%" fo:text-align="justify" style:justify-single-word="false" fo:text-indent="0.596cm" style:auto-text-indent="false"/>
      <style:text-properties officeooo:paragraph-rsid="000ec137"/>
    </style:style>
    <style:style style:name="P128" style:family="paragraph" style:parent-style-name="Body_20_Text">
      <style:paragraph-properties fo:margin-left="0.277cm" fo:margin-right="2.485cm" fo:margin-top="0.005cm" fo:margin-bottom="0cm" loext:contextual-spacing="false" fo:line-height="104%" fo:text-align="justify" style:justify-single-word="false" fo:text-indent="0.596cm" style:auto-text-indent="false"/>
      <style:text-properties officeooo:paragraph-rsid="000ec137"/>
    </style:style>
    <style:style style:name="P129" style:family="paragraph" style:parent-style-name="Body_20_Text">
      <style:paragraph-properties fo:margin-left="0.277cm" fo:margin-right="2.485cm" fo:margin-top="0.194cm" fo:margin-bottom="0cm" loext:contextual-spacing="false" fo:line-height="105%" fo:text-indent="0.596cm" style:auto-text-indent="false"/>
      <style:text-properties officeooo:paragraph-rsid="000ec137"/>
    </style:style>
    <style:style style:name="P130" style:family="paragraph" style:parent-style-name="Body_20_Text">
      <style:paragraph-properties fo:margin-left="0.277cm" fo:margin-right="2.485cm" fo:margin-top="0.309cm" fo:margin-bottom="0cm" loext:contextual-spacing="false" fo:line-height="105%" fo:text-align="justify" style:justify-single-word="false" fo:text-indent="0.596cm" style:auto-text-indent="false"/>
      <style:text-properties officeooo:paragraph-rsid="000ec137"/>
    </style:style>
    <style:style style:name="P131" style:family="paragraph" style:parent-style-name="Body_20_Text">
      <style:paragraph-properties fo:margin-left="0.277cm" fo:margin-right="2.485cm" fo:margin-top="0.446cm" fo:margin-bottom="0cm" loext:contextual-spacing="false" fo:line-height="107%" fo:text-indent="0.596cm" style:auto-text-indent="false">
        <style:tab-stops>
          <style:tab-stop style:position="15.095cm"/>
        </style:tab-stops>
      </style:paragraph-properties>
      <style:text-properties officeooo:paragraph-rsid="000ec137"/>
    </style:style>
    <style:style style:name="P132" style:family="paragraph" style:parent-style-name="Body_20_Text">
      <style:paragraph-properties fo:margin-left="0.277cm" fo:margin-right="2.485cm" fo:margin-top="0.023cm" fo:margin-bottom="0cm" loext:contextual-spacing="false" fo:line-height="105%" fo:text-indent="0.596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33" style:family="paragraph" style:parent-style-name="Body_20_Text">
      <style:paragraph-properties fo:margin-top="0.002cm" fo:margin-bottom="0cm" loext:contextual-spacing="false"/>
      <style:text-properties fo:font-size="14pt" officeooo:paragraph-rsid="000ec137" style:font-size-asian="14pt"/>
    </style:style>
    <style:style style:name="P134" style:family="paragraph" style:parent-style-name="Body_20_Text">
      <style:paragraph-properties fo:margin-top="0.002cm" fo:margin-bottom="0cm" loext:contextual-spacing="false"/>
      <style:text-properties fo:font-size="16.5pt" fo:font-style="italic" officeooo:paragraph-rsid="000ec137" style:font-size-asian="16.5pt" style:font-style-asian="italic"/>
    </style:style>
    <style:style style:name="P135" style:family="paragraph" style:parent-style-name="Body_20_Text">
      <style:paragraph-properties fo:margin-top="0.002cm" fo:margin-bottom="0cm" loext:contextual-spacing="false"/>
      <style:text-properties style:font-name="DejaVu Sans" fo:font-size="18.5pt" officeooo:paragraph-rsid="000ec137" style:font-size-asian="18.5pt"/>
    </style:style>
    <style:style style:name="P136" style:family="paragraph" style:parent-style-name="Body_20_Text">
      <style:paragraph-properties fo:margin-top="0.002cm" fo:margin-bottom="0cm" loext:contextual-spacing="false"/>
      <style:text-properties fo:font-size="12pt" officeooo:paragraph-rsid="000ec137" style:font-size-asian="12pt"/>
    </style:style>
    <style:style style:name="P137" style:family="paragraph" style:parent-style-name="Body_20_Text">
      <style:paragraph-properties fo:margin-left="0.277cm" fo:margin-right="0cm" fo:margin-top="0.284cm" fo:margin-bottom="0cm" loext:contextual-spacing="false" fo:text-indent="0cm" style:auto-text-indent="false">
        <style:tab-stops>
          <style:tab-stop style:position="2.896cm"/>
        </style:tab-stops>
      </style:paragraph-properties>
      <style:text-properties officeooo:paragraph-rsid="000ec137"/>
    </style:style>
    <style:style style:name="P138" style:family="paragraph" style:parent-style-name="Body_20_Text">
      <style:paragraph-properties fo:margin-left="0.277cm" fo:margin-right="0cm" fo:margin-top="0.032cm" fo:margin-bottom="0cm" loext:contextual-spacing="false" fo:text-indent="0cm" style:auto-text-indent="false"/>
      <style:text-properties fo:color="#231f20" officeooo:paragraph-rsid="000ec137"/>
    </style:style>
    <style:style style:name="P139" style:family="paragraph" style:parent-style-name="Body_20_Text">
      <style:paragraph-properties fo:margin-left="0.277cm" fo:margin-right="0cm" fo:margin-top="0.032cm" fo:margin-bottom="0cm" loext:contextual-spacing="false" fo:text-indent="0cm" style:auto-text-indent="false"/>
      <style:text-properties officeooo:paragraph-rsid="000ec137"/>
    </style:style>
    <style:style style:name="P140" style:family="paragraph" style:parent-style-name="Body_20_Text">
      <style:paragraph-properties fo:margin-left="0.277cm" fo:margin-right="0cm" fo:line-height="0.519cm" fo:text-indent="0cm" style:auto-text-indent="false"/>
      <style:text-properties officeooo:paragraph-rsid="000ec137"/>
    </style:style>
    <style:style style:name="P141" style:family="paragraph" style:parent-style-name="Body_20_Text">
      <style:paragraph-properties fo:margin-left="0.277cm" fo:margin-right="0cm" fo:line-height="0.48cm" fo:text-indent="0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42" style:family="paragraph" style:parent-style-name="Body_20_Text">
      <style:paragraph-properties fo:margin-left="0.277cm" fo:margin-right="0cm" fo:line-height="0.48cm" fo:text-indent="0cm" style:auto-text-indent="false"/>
      <style:text-properties officeooo:paragraph-rsid="000ec137"/>
    </style:style>
    <style:style style:name="P143" style:family="paragraph" style:parent-style-name="Body_20_Text">
      <style:paragraph-properties fo:margin-left="0.277cm" fo:margin-right="0cm" fo:text-indent="0cm" style:auto-text-indent="false"/>
      <style:text-properties fo:color="#231f20" officeooo:paragraph-rsid="000ec137"/>
    </style:style>
    <style:style style:name="P144" style:family="paragraph" style:parent-style-name="Body_20_Text">
      <style:paragraph-properties fo:margin-left="0.277cm" fo:margin-right="0cm" fo:margin-top="0.025cm" fo:margin-bottom="0cm" loext:contextual-spacing="false" fo:text-align="justify" style:justify-single-word="false" fo:text-indent="0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45" style:family="paragraph" style:parent-style-name="Body_20_Text">
      <style:paragraph-properties fo:margin-left="0.277cm" fo:margin-right="0cm" fo:margin-top="0.025cm" fo:margin-bottom="0cm" loext:contextual-spacing="false" fo:text-align="justify" style:justify-single-word="false" fo:text-indent="0cm" style:auto-text-indent="false"/>
      <style:text-properties officeooo:paragraph-rsid="000ec137"/>
    </style:style>
    <style:style style:name="P146" style:family="paragraph" style:parent-style-name="Body_20_Text">
      <style:paragraph-properties fo:margin-left="0.277cm" fo:margin-right="0cm" fo:margin-top="0.025cm" fo:margin-bottom="0cm" loext:contextual-spacing="false" fo:text-indent="0cm" style:auto-text-indent="false">
        <style:tab-stops>
          <style:tab-stop style:position="15.829cm"/>
        </style:tab-stops>
      </style:paragraph-properties>
      <style:text-properties officeooo:paragraph-rsid="000ec137"/>
    </style:style>
    <style:style style:name="P147" style:family="paragraph" style:parent-style-name="Body_20_Text">
      <style:paragraph-properties fo:margin-left="0.277cm" fo:margin-right="0cm" fo:margin-top="0.025cm" fo:margin-bottom="0cm" loext:contextual-spacing="false" fo:text-indent="0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48" style:family="paragraph" style:parent-style-name="Body_20_Text">
      <style:paragraph-properties fo:margin-left="0.277cm" fo:margin-right="0cm" fo:margin-top="0.025cm" fo:margin-bottom="0cm" loext:contextual-spacing="false" fo:text-indent="0cm" style:auto-text-indent="false"/>
      <style:text-properties fo:color="#231f20" officeooo:paragraph-rsid="000ec137"/>
    </style:style>
    <style:style style:name="P149" style:family="paragraph" style:parent-style-name="Body_20_Text">
      <style:paragraph-properties fo:margin-left="0.277cm" fo:margin-right="0cm" fo:margin-top="0.025cm" fo:margin-bottom="0cm" loext:contextual-spacing="false" fo:text-indent="0cm" style:auto-text-indent="false">
        <style:tab-stops>
          <style:tab-stop style:position="9.179cm"/>
          <style:tab-stop style:position="9.832cm"/>
        </style:tab-stops>
      </style:paragraph-properties>
      <style:text-properties officeooo:paragraph-rsid="000ec137"/>
    </style:style>
    <style:style style:name="P150" style:family="paragraph" style:parent-style-name="Body_20_Text">
      <style:paragraph-properties fo:margin-left="0.277cm" fo:margin-right="0cm" fo:margin-top="0.025cm" fo:margin-bottom="0cm" loext:contextual-spacing="false" fo:text-indent="0cm" style:auto-text-indent="false"/>
      <style:text-properties officeooo:paragraph-rsid="000ec137"/>
    </style:style>
    <style:style style:name="P151" style:family="paragraph" style:parent-style-name="Body_20_Text">
      <style:paragraph-properties fo:margin-left="0.277cm" fo:margin-right="0cm" fo:margin-top="0.164cm" fo:margin-bottom="0cm" loext:contextual-spacing="false" fo:text-indent="0cm" style:auto-text-indent="false"/>
      <style:text-properties officeooo:paragraph-rsid="000ec137"/>
    </style:style>
    <style:style style:name="P152" style:family="paragraph" style:parent-style-name="Body_20_Text">
      <style:paragraph-properties fo:margin-left="0.277cm" fo:margin-right="0cm" fo:margin-top="0.162cm" fo:margin-bottom="0cm" loext:contextual-spacing="false" fo:text-indent="0cm" style:auto-text-indent="false"/>
      <style:text-properties officeooo:paragraph-rsid="000ec137"/>
    </style:style>
    <style:style style:name="P153" style:family="paragraph" style:parent-style-name="Body_20_Text">
      <style:paragraph-properties fo:margin-left="0.277cm" fo:margin-right="0cm" fo:margin-top="0.388cm" fo:margin-bottom="0cm" loext:contextual-spacing="false" fo:text-indent="0cm" style:auto-text-indent="false"/>
      <style:text-properties officeooo:paragraph-rsid="000ec137"/>
    </style:style>
    <style:style style:name="P154" style:family="paragraph" style:parent-style-name="Body_20_Text">
      <style:paragraph-properties fo:margin-left="0.277cm" fo:margin-right="0cm" fo:margin-top="0.023cm" fo:margin-bottom="0cm" loext:contextual-spacing="false" fo:text-align="justify" style:justify-single-word="false" fo:text-indent="0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55" style:family="paragraph" style:parent-style-name="Body_20_Text">
      <style:paragraph-properties fo:margin-left="0.277cm" fo:margin-right="0cm" fo:margin-top="0.023cm" fo:margin-bottom="0cm" loext:contextual-spacing="false" fo:text-indent="0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56" style:family="paragraph" style:parent-style-name="Body_20_Text">
      <style:paragraph-properties fo:margin-left="0.277cm" fo:margin-right="0cm" fo:margin-top="0.023cm" fo:margin-bottom="0cm" loext:contextual-spacing="false" fo:text-indent="0cm" style:auto-text-indent="false"/>
      <style:text-properties officeooo:paragraph-rsid="000ec137"/>
    </style:style>
    <style:style style:name="P157" style:family="paragraph" style:parent-style-name="Body_20_Text">
      <style:paragraph-properties fo:margin-left="0.277cm" fo:margin-right="0cm" fo:margin-top="0.446cm" fo:margin-bottom="0cm" loext:contextual-spacing="false" fo:text-indent="0cm" style:auto-text-indent="false"/>
      <style:text-properties fo:color="#231f20" officeooo:paragraph-rsid="000ec137"/>
    </style:style>
    <style:style style:name="P158" style:family="paragraph" style:parent-style-name="Body_20_Text">
      <style:paragraph-properties fo:margin-left="0.277cm" fo:margin-right="0cm" fo:margin-top="0.252cm" fo:margin-bottom="0cm" loext:contextual-spacing="false" fo:text-indent="0cm" style:auto-text-indent="false"/>
      <style:text-properties fo:color="#231f20" officeooo:paragraph-rsid="000ec137"/>
    </style:style>
    <style:style style:name="P159" style:family="paragraph" style:parent-style-name="Body_20_Text">
      <style:paragraph-properties fo:margin-left="0.277cm" fo:margin-right="0cm" fo:margin-top="0.252cm" fo:margin-bottom="0cm" loext:contextual-spacing="false" fo:text-indent="0cm" style:auto-text-indent="false">
        <style:tab-stops>
          <style:tab-stop style:position="15.7cm"/>
        </style:tab-stops>
      </style:paragraph-properties>
      <style:text-properties officeooo:paragraph-rsid="00159d07"/>
    </style:style>
    <style:style style:name="P160" style:family="paragraph" style:parent-style-name="Body_20_Text">
      <style:paragraph-properties fo:margin-left="0.277cm" fo:margin-right="2.485cm" fo:margin-top="0.282cm" fo:margin-bottom="0cm" loext:contextual-spacing="false" fo:line-height="105%" fo:text-indent="0.009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61" style:family="paragraph" style:parent-style-name="Body_20_Text">
      <style:paragraph-properties fo:margin-left="0.277cm" fo:margin-right="2.485cm" fo:margin-top="0.245cm" fo:margin-bottom="0cm" loext:contextual-spacing="false" fo:line-height="105%" fo:text-indent="0.009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62" style:family="paragraph" style:parent-style-name="Body_20_Text">
      <style:paragraph-properties fo:margin-left="0.277cm" fo:margin-right="2.485cm" fo:line-height="105%" fo:text-indent="0.009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63" style:family="paragraph" style:parent-style-name="Body_20_Text">
      <style:paragraph-properties fo:margin-left="0.277cm" fo:margin-right="2.485cm" fo:line-height="105%" fo:text-align="justify" style:justify-single-word="false" fo:text-indent="0.009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64" style:family="paragraph" style:parent-style-name="Body_20_Text">
      <style:paragraph-properties fo:margin-left="0.277cm" fo:margin-right="2.485cm" fo:line-height="107%" fo:text-align="justify" style:justify-single-word="false" fo:text-indent="0.009cm" style:auto-text-indent="false">
        <style:tab-stops>
          <style:tab-stop style:position="15.7cm"/>
        </style:tab-stops>
      </style:paragraph-properties>
      <style:text-properties officeooo:paragraph-rsid="00156724"/>
    </style:style>
    <style:style style:name="P165" style:family="paragraph" style:parent-style-name="Body_20_Text">
      <style:paragraph-properties fo:margin-left="0.277cm" fo:margin-right="2.485cm" fo:line-height="107%" fo:text-indent="0.009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66" style:family="paragraph" style:parent-style-name="Body_20_Text">
      <style:paragraph-properties fo:margin-left="0.277cm" fo:margin-right="2.485cm" fo:margin-top="0.002cm" fo:margin-bottom="0cm" loext:contextual-spacing="false" fo:line-height="107%" fo:text-align="justify" style:justify-single-word="false" fo:text-indent="0.009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167" style:family="paragraph" style:parent-style-name="Body_20_Text">
      <style:paragraph-properties fo:margin-left="0.277cm" fo:margin-right="2.485cm" fo:margin-top="0.351cm" fo:margin-bottom="0cm" loext:contextual-spacing="false" fo:line-height="91%" fo:text-indent="0.009cm" style:auto-text-indent="false"/>
      <style:text-properties officeooo:paragraph-rsid="000ec137"/>
    </style:style>
    <style:style style:name="P168" style:family="paragraph" style:parent-style-name="Body_20_Text">
      <style:paragraph-properties fo:margin-left="0.277cm" fo:margin-right="2.485cm" fo:margin-top="0.446cm" fo:margin-bottom="0cm" loext:contextual-spacing="false" fo:line-height="105%" fo:text-align="justify" style:justify-single-word="false" fo:text-indent="0.009cm" style:auto-text-indent="false"/>
      <style:text-properties officeooo:paragraph-rsid="000ec137"/>
    </style:style>
    <style:style style:name="P169" style:family="paragraph" style:parent-style-name="Body_20_Text">
      <style:paragraph-properties fo:margin-top="0.012cm" fo:margin-bottom="0cm" loext:contextual-spacing="false"/>
      <style:text-properties fo:color="#231f20" fo:font-size="9pt" officeooo:paragraph-rsid="000ec137" style:font-size-asian="9pt"/>
    </style:style>
    <style:style style:name="P170" style:family="paragraph" style:parent-style-name="Body_20_Text">
      <style:paragraph-properties fo:margin-top="0.012cm" fo:margin-bottom="0cm" loext:contextual-spacing="false"/>
      <style:text-properties style:font-name="DejaVu Sans" fo:font-size="28.5pt" officeooo:paragraph-rsid="000ec137" style:font-size-asian="28.5pt"/>
    </style:style>
    <style:style style:name="P171" style:family="paragraph" style:parent-style-name="Body_20_Text">
      <style:paragraph-properties fo:margin-top="0.012cm" fo:margin-bottom="0cm" loext:contextual-spacing="false"/>
      <style:text-properties fo:font-size="18.5pt" officeooo:paragraph-rsid="000ec137" style:font-size-asian="18.5pt"/>
    </style:style>
    <style:style style:name="P172" style:family="paragraph" style:parent-style-name="Body_20_Text">
      <style:paragraph-properties fo:margin-top="0.012cm" fo:margin-bottom="0cm" loext:contextual-spacing="false"/>
      <style:text-properties fo:font-size="18pt" officeooo:paragraph-rsid="000ec137" style:font-size-asian="18pt"/>
    </style:style>
    <style:style style:name="P173" style:family="paragraph" style:parent-style-name="Body_20_Text">
      <style:paragraph-properties fo:margin-left="0.875cm" fo:margin-right="0cm" fo:margin-top="0.303cm" fo:margin-bottom="0cm" loext:contextual-spacing="false" fo:text-indent="0cm" style:auto-text-indent="false"/>
      <style:text-properties officeooo:paragraph-rsid="000ec137"/>
    </style:style>
    <style:style style:name="P174" style:family="paragraph" style:parent-style-name="Body_20_Text">
      <style:paragraph-properties fo:margin-left="0.875cm" fo:margin-right="0cm" fo:margin-top="0.446cm" fo:margin-bottom="0cm" loext:contextual-spacing="false" fo:text-indent="0cm" style:auto-text-indent="false"/>
      <style:text-properties officeooo:paragraph-rsid="000ec137"/>
    </style:style>
    <style:style style:name="P175" style:family="paragraph" style:parent-style-name="Body_20_Text">
      <style:paragraph-properties fo:margin-left="0.875cm" fo:margin-right="0cm" fo:margin-top="0.284cm" fo:margin-bottom="0cm" loext:contextual-spacing="false" fo:line-height="0.452cm" fo:text-indent="0cm" style:auto-text-indent="false"/>
      <style:text-properties officeooo:paragraph-rsid="000ec137"/>
    </style:style>
    <style:style style:name="P176" style:family="paragraph" style:parent-style-name="Body_20_Text">
      <style:paragraph-properties fo:margin-left="0.875cm" fo:margin-right="0cm" fo:margin-top="0.284cm" fo:margin-bottom="0cm" loext:contextual-spacing="false" fo:text-indent="0cm" style:auto-text-indent="false"/>
      <style:text-properties officeooo:paragraph-rsid="000ec137"/>
    </style:style>
    <style:style style:name="P177" style:family="paragraph" style:parent-style-name="Body_20_Text">
      <style:paragraph-properties fo:margin-left="0.875cm" fo:margin-right="0cm" fo:margin-top="0.503cm" fo:margin-bottom="0cm" loext:contextual-spacing="false" fo:text-indent="0cm" style:auto-text-indent="false"/>
      <style:text-properties officeooo:paragraph-rsid="000ec137"/>
    </style:style>
    <style:style style:name="P178" style:family="paragraph" style:parent-style-name="Body_20_Text">
      <style:paragraph-properties fo:margin-left="0.875cm" fo:margin-right="0cm" fo:margin-top="0.407cm" fo:margin-bottom="0cm" loext:contextual-spacing="false" fo:text-indent="0cm" style:auto-text-indent="false"/>
      <style:text-properties officeooo:paragraph-rsid="000ec137"/>
    </style:style>
    <style:style style:name="P179" style:family="paragraph" style:parent-style-name="Body_20_Text">
      <style:paragraph-properties fo:margin-left="0.875cm" fo:margin-right="0cm" fo:margin-top="0.03cm" fo:margin-bottom="0cm" loext:contextual-spacing="false" fo:text-indent="0cm" style:auto-text-indent="false"/>
      <style:text-properties officeooo:paragraph-rsid="000ec137"/>
    </style:style>
    <style:style style:name="P180" style:family="paragraph" style:parent-style-name="Body_20_Text">
      <style:paragraph-properties fo:margin-left="0.875cm" fo:margin-right="0cm" fo:margin-top="0.023cm" fo:margin-bottom="0cm" loext:contextual-spacing="false" fo:text-indent="0cm" style:auto-text-indent="false">
        <style:tab-stops>
          <style:tab-stop style:position="15.102cm"/>
        </style:tab-stops>
      </style:paragraph-properties>
      <style:text-properties officeooo:paragraph-rsid="000ec137"/>
    </style:style>
    <style:style style:name="P181" style:family="paragraph" style:parent-style-name="Body_20_Text">
      <style:paragraph-properties fo:margin-left="0.875cm" fo:margin-right="0cm" fo:margin-top="0.023cm" fo:margin-bottom="0cm" loext:contextual-spacing="false" fo:text-indent="0cm" style:auto-text-indent="false"/>
      <style:text-properties officeooo:paragraph-rsid="000ec137"/>
    </style:style>
    <style:style style:name="P182" style:family="paragraph" style:parent-style-name="Body_20_Text">
      <style:paragraph-properties fo:margin-left="0.875cm" fo:margin-right="0cm" fo:margin-top="0.427cm" fo:margin-bottom="0cm" loext:contextual-spacing="false" fo:text-indent="0cm" style:auto-text-indent="false"/>
      <style:text-properties officeooo:paragraph-rsid="000ec137"/>
    </style:style>
    <style:style style:name="P183" style:family="paragraph" style:parent-style-name="Body_20_Text">
      <style:paragraph-properties fo:margin-left="0.875cm" fo:margin-right="0cm" fo:margin-top="0.032cm" fo:margin-bottom="0cm" loext:contextual-spacing="false" fo:text-indent="0cm" style:auto-text-indent="false"/>
      <style:text-properties officeooo:paragraph-rsid="000ec137"/>
    </style:style>
    <style:style style:name="P184" style:family="paragraph" style:parent-style-name="Body_20_Text">
      <style:paragraph-properties fo:margin-left="0.875cm" fo:margin-right="0cm" fo:margin-top="0.289cm" fo:margin-bottom="0cm" loext:contextual-spacing="false" fo:text-indent="0cm" style:auto-text-indent="false"/>
      <style:text-properties officeooo:paragraph-rsid="000ec137"/>
    </style:style>
    <style:style style:name="P185" style:family="paragraph" style:parent-style-name="Body_20_Text">
      <style:paragraph-properties fo:margin-left="0.875cm" fo:margin-right="0cm" fo:margin-top="0.157cm" fo:margin-bottom="0cm" loext:contextual-spacing="false" fo:text-indent="0cm" style:auto-text-indent="false"/>
      <style:text-properties officeooo:paragraph-rsid="000ec137"/>
    </style:style>
    <style:style style:name="P186" style:family="paragraph" style:parent-style-name="Body_20_Text">
      <style:paragraph-properties fo:margin-left="0.875cm" fo:margin-right="0cm" fo:margin-top="0.293cm" fo:margin-bottom="0cm" loext:contextual-spacing="false" fo:text-indent="0cm" style:auto-text-indent="false"/>
      <style:text-properties fo:color="#231f20" officeooo:paragraph-rsid="000ec137"/>
    </style:style>
    <style:style style:name="P187" style:family="paragraph" style:parent-style-name="Body_20_Text">
      <style:paragraph-properties fo:margin-left="0.875cm" fo:margin-right="0cm" fo:margin-top="0.004cm" fo:margin-bottom="0cm" loext:contextual-spacing="false" fo:line-height="0.48cm" fo:text-indent="0cm" style:auto-text-indent="false"/>
      <style:text-properties officeooo:paragraph-rsid="000ec137"/>
    </style:style>
    <style:style style:name="P188" style:family="paragraph" style:parent-style-name="Body_20_Text">
      <style:paragraph-properties fo:margin-left="0.875cm" fo:margin-right="0cm" fo:line-height="0.478cm" fo:text-indent="0cm" style:auto-text-indent="false"/>
      <style:text-properties officeooo:paragraph-rsid="000ec137"/>
    </style:style>
    <style:style style:name="P189" style:family="paragraph" style:parent-style-name="Body_20_Text">
      <style:paragraph-properties fo:margin-left="0.875cm" fo:margin-right="0cm" fo:line-height="0.462cm" fo:text-indent="0cm" style:auto-text-indent="false"/>
      <style:text-properties officeooo:paragraph-rsid="000ec137"/>
    </style:style>
    <style:style style:name="P190" style:family="paragraph" style:parent-style-name="Body_20_Text">
      <style:paragraph-properties fo:margin-left="0.875cm" fo:margin-right="0cm" fo:text-indent="0cm" style:auto-text-indent="false"/>
      <style:text-properties fo:color="#231f20" officeooo:paragraph-rsid="000ec137"/>
    </style:style>
    <style:style style:name="P191" style:family="paragraph" style:parent-style-name="Body_20_Text">
      <style:paragraph-properties fo:margin-left="0.875cm" fo:margin-right="0cm" fo:margin-top="0.258cm" fo:margin-bottom="0cm" loext:contextual-spacing="false" fo:text-indent="0cm" style:auto-text-indent="false"/>
      <style:text-properties fo:color="#231f20" officeooo:paragraph-rsid="000ec137"/>
    </style:style>
    <style:style style:name="P192" style:family="paragraph" style:parent-style-name="Body_20_Text">
      <style:paragraph-properties fo:margin-left="0.875cm" fo:margin-right="0cm" fo:margin-top="0.328cm" fo:margin-bottom="0cm" loext:contextual-spacing="false" fo:text-indent="0cm" style:auto-text-indent="false"/>
      <style:text-properties officeooo:paragraph-rsid="000ec137"/>
    </style:style>
    <style:style style:name="P193" style:family="paragraph" style:parent-style-name="Body_20_Text">
      <style:paragraph-properties fo:margin-left="0.875cm" fo:margin-right="0cm" fo:margin-top="0.011cm" fo:margin-bottom="0cm" loext:contextual-spacing="false" fo:text-indent="0cm" style:auto-text-indent="false"/>
      <style:text-properties officeooo:paragraph-rsid="000ec137"/>
    </style:style>
    <style:style style:name="P194" style:family="paragraph" style:parent-style-name="Body_20_Text">
      <style:paragraph-properties fo:margin-left="0.875cm" fo:margin-right="0cm" fo:margin-top="0.145cm" fo:margin-bottom="0cm" loext:contextual-spacing="false" fo:text-indent="0cm" style:auto-text-indent="false"/>
      <style:text-properties fo:color="#231f20" officeooo:paragraph-rsid="000ec137"/>
    </style:style>
    <style:style style:name="P195" style:family="paragraph" style:parent-style-name="Body_20_Text">
      <style:paragraph-properties fo:margin-top="0.014cm" fo:margin-bottom="0cm" loext:contextual-spacing="false"/>
      <style:text-properties fo:font-size="7.5pt" officeooo:paragraph-rsid="000ec137" style:font-size-asian="7.5pt"/>
    </style:style>
    <style:style style:name="P196" style:family="paragraph" style:parent-style-name="Body_20_Text">
      <style:paragraph-properties fo:margin-top="0.014cm" fo:margin-bottom="0cm" loext:contextual-spacing="false"/>
      <style:text-properties style:font-name="DejaVu Sans" fo:font-size="28pt" officeooo:paragraph-rsid="000ec137" style:font-size-asian="28pt"/>
    </style:style>
    <style:style style:name="P197" style:family="paragraph" style:parent-style-name="Body_20_Text">
      <style:paragraph-properties fo:margin-top="0.014cm" fo:margin-bottom="0cm" loext:contextual-spacing="false"/>
      <style:text-properties fo:font-size="17.5pt" fo:font-weight="bold" officeooo:paragraph-rsid="000ec137" style:font-size-asian="17.5pt" style:font-weight-asian="bold"/>
    </style:style>
    <style:style style:name="P198" style:family="paragraph" style:parent-style-name="Body_20_Text">
      <style:paragraph-properties fo:margin-top="0.014cm" fo:margin-bottom="0cm" loext:contextual-spacing="false"/>
      <style:text-properties fo:font-size="18.5pt" officeooo:paragraph-rsid="000ec137" style:font-size-asian="18.5pt"/>
    </style:style>
    <style:style style:name="P199" style:family="paragraph" style:parent-style-name="Body_20_Text">
      <style:paragraph-properties fo:margin-top="0.014cm" fo:margin-bottom="0cm" loext:contextual-spacing="false"/>
      <style:text-properties fo:font-size="16.5pt" officeooo:paragraph-rsid="000ec137" style:font-size-asian="16.5pt"/>
    </style:style>
    <style:style style:name="P200" style:family="paragraph" style:parent-style-name="Body_20_Text">
      <style:paragraph-properties fo:margin-top="0.014cm" fo:margin-bottom="0cm" loext:contextual-spacing="false"/>
      <style:text-properties fo:font-size="10pt" fo:font-weight="bold" officeooo:paragraph-rsid="000ec137" style:font-size-asian="10pt" style:font-weight-asian="bold"/>
    </style:style>
    <style:style style:name="P201" style:family="paragraph" style:parent-style-name="Body_20_Text">
      <style:paragraph-properties fo:margin-top="0.016cm" fo:margin-bottom="0cm" loext:contextual-spacing="false"/>
      <style:text-properties fo:font-size="17pt" fo:font-weight="bold" officeooo:paragraph-rsid="000ec137" style:font-size-asian="17pt" style:font-weight-asian="bold"/>
    </style:style>
    <style:style style:name="P202" style:family="paragraph" style:parent-style-name="Body_20_Text">
      <style:paragraph-properties fo:margin-top="0.016cm" fo:margin-bottom="0cm" loext:contextual-spacing="false"/>
      <style:text-properties fo:font-size="13.5pt" officeooo:paragraph-rsid="000ec137" style:font-size-asian="13.5pt"/>
    </style:style>
    <style:style style:name="P203" style:family="paragraph" style:parent-style-name="Body_20_Text">
      <style:paragraph-properties fo:margin-top="0.016cm" fo:margin-bottom="0cm" loext:contextual-spacing="false"/>
      <style:text-properties fo:font-size="16.5pt" fo:font-style="italic" officeooo:paragraph-rsid="000ec137" style:font-size-asian="16.5pt" style:font-style-asian="italic"/>
    </style:style>
    <style:style style:name="P204" style:family="paragraph" style:parent-style-name="Body_20_Text">
      <style:paragraph-properties fo:margin-top="0.016cm" fo:margin-bottom="0cm" loext:contextual-spacing="false"/>
      <style:text-properties fo:font-size="13pt" fo:font-weight="bold" officeooo:paragraph-rsid="000ec137" style:font-size-asian="13pt" style:font-weight-asian="bold"/>
    </style:style>
    <style:style style:name="P205" style:family="paragraph" style:parent-style-name="Body_20_Text">
      <style:paragraph-properties fo:margin-left="0.286cm" fo:margin-right="0cm" fo:text-indent="0cm" style:auto-text-indent="false">
        <style:tab-stops>
          <style:tab-stop style:position="15.692cm"/>
        </style:tab-stops>
      </style:paragraph-properties>
      <style:text-properties officeooo:paragraph-rsid="000ec137"/>
    </style:style>
    <style:style style:name="P206" style:family="paragraph" style:parent-style-name="Body_20_Text">
      <style:paragraph-properties fo:margin-left="0.286cm" fo:margin-right="0cm" fo:text-align="justify" style:justify-single-word="false" fo:text-indent="0cm" style:auto-text-indent="false"/>
      <style:text-properties officeooo:paragraph-rsid="000ec137"/>
    </style:style>
    <style:style style:name="P207" style:family="paragraph" style:parent-style-name="Body_20_Text">
      <style:paragraph-properties fo:margin-left="0.286cm" fo:margin-right="0cm" fo:text-indent="0cm" style:auto-text-indent="false"/>
      <style:text-properties officeooo:paragraph-rsid="000ec137"/>
    </style:style>
    <style:style style:name="P208" style:family="paragraph" style:parent-style-name="Body_20_Text">
      <style:paragraph-properties fo:margin-left="0.286cm" fo:margin-right="0cm" fo:margin-top="0.258cm" fo:margin-bottom="0cm" loext:contextual-spacing="false" fo:line-height="0.413cm" fo:text-indent="0cm" style:auto-text-indent="false"/>
      <style:text-properties officeooo:paragraph-rsid="000ec137"/>
    </style:style>
    <style:style style:name="P209" style:family="paragraph" style:parent-style-name="Body_20_Text">
      <style:paragraph-properties fo:margin-left="0.286cm" fo:margin-right="0cm" fo:margin-top="0.393cm" fo:margin-bottom="0cm" loext:contextual-spacing="false" fo:text-indent="0cm" style:auto-text-indent="false"/>
      <style:text-properties officeooo:paragraph-rsid="000ec137"/>
    </style:style>
    <style:style style:name="P210" style:family="paragraph" style:parent-style-name="Body_20_Text">
      <style:paragraph-properties fo:margin-left="0.286cm" fo:margin-right="0cm" fo:margin-top="0.305cm" fo:margin-bottom="0cm" loext:contextual-spacing="false" fo:text-align="justify" style:justify-single-word="false" fo:text-indent="0cm" style:auto-text-indent="false"/>
      <style:text-properties officeooo:paragraph-rsid="000ec137"/>
    </style:style>
    <style:style style:name="P211" style:family="paragraph" style:parent-style-name="Body_20_Text">
      <style:paragraph-properties fo:margin-left="0.286cm" fo:margin-right="0cm" fo:margin-top="0.279cm" fo:margin-bottom="0cm" loext:contextual-spacing="false" fo:text-indent="0cm" style:auto-text-indent="false"/>
      <style:text-properties officeooo:paragraph-rsid="000ec137"/>
    </style:style>
    <style:style style:name="P212" style:family="paragraph" style:parent-style-name="Body_20_Text">
      <style:paragraph-properties fo:margin-left="0.286cm" fo:margin-right="0cm" fo:margin-top="0.161cm" fo:margin-bottom="0cm" loext:contextual-spacing="false" fo:line-height="0.48cm" fo:text-indent="0cm" style:auto-text-indent="false">
        <style:tab-stops>
          <style:tab-stop style:position="10.469cm"/>
        </style:tab-stops>
      </style:paragraph-properties>
      <style:text-properties officeooo:paragraph-rsid="000ec137"/>
    </style:style>
    <style:style style:name="P213" style:family="paragraph" style:parent-style-name="Body_20_Text">
      <style:paragraph-properties fo:margin-left="0.286cm" fo:margin-right="0cm" fo:margin-top="0.418cm" fo:margin-bottom="0cm" loext:contextual-spacing="false" fo:line-height="0.48cm" fo:text-indent="0cm" style:auto-text-indent="false"/>
      <style:text-properties officeooo:paragraph-rsid="000ec137"/>
    </style:style>
    <style:style style:name="P214" style:family="paragraph" style:parent-style-name="Body_20_Text">
      <style:paragraph-properties fo:margin-left="0.286cm" fo:margin-right="0cm" fo:margin-top="0.208cm" fo:margin-bottom="0cm" loext:contextual-spacing="false" fo:text-indent="0cm" style:auto-text-indent="false"/>
      <style:text-properties officeooo:paragraph-rsid="000ec137"/>
    </style:style>
    <style:style style:name="P215" style:family="paragraph" style:parent-style-name="Body_20_Text">
      <style:paragraph-properties fo:margin-left="0.286cm" fo:margin-right="0cm" fo:margin-top="0.226cm" fo:margin-bottom="0cm" loext:contextual-spacing="false" fo:text-indent="0cm" style:auto-text-indent="false"/>
      <style:text-properties officeooo:paragraph-rsid="000ec137"/>
    </style:style>
    <style:style style:name="P216" style:family="paragraph" style:parent-style-name="Body_20_Text">
      <style:paragraph-properties fo:margin-left="0.286cm" fo:margin-right="0cm" fo:margin-top="0.4cm" fo:margin-bottom="0cm" loext:contextual-spacing="false" fo:text-indent="0cm" style:auto-text-indent="false"/>
      <style:text-properties officeooo:paragraph-rsid="000ec137"/>
    </style:style>
    <style:style style:name="P217" style:family="paragraph" style:parent-style-name="Body_20_Text">
      <style:paragraph-properties fo:margin-left="0.286cm" fo:margin-right="0cm" fo:margin-top="0.321cm" fo:margin-bottom="0cm" loext:contextual-spacing="false" fo:text-indent="0cm" style:auto-text-indent="false"/>
      <style:text-properties officeooo:paragraph-rsid="000ec137"/>
    </style:style>
    <style:style style:name="P218" style:family="paragraph" style:parent-style-name="Body_20_Text">
      <style:paragraph-properties fo:margin-left="0.286cm" fo:margin-right="0cm" fo:margin-top="0.254cm" fo:margin-bottom="0cm" loext:contextual-spacing="false" fo:line-height="0.452cm" fo:text-indent="0cm" style:auto-text-indent="false"/>
      <style:text-properties officeooo:paragraph-rsid="000ec137"/>
    </style:style>
    <style:style style:name="P219" style:family="paragraph" style:parent-style-name="Body_20_Text">
      <style:paragraph-properties fo:margin-left="0.286cm" fo:margin-right="0cm" fo:margin-top="0.307cm" fo:margin-bottom="0cm" loext:contextual-spacing="false" fo:text-indent="0cm" style:auto-text-indent="false"/>
      <style:text-properties officeooo:paragraph-rsid="000ec137"/>
    </style:style>
    <style:style style:name="P220" style:family="paragraph" style:parent-style-name="Body_20_Text">
      <style:paragraph-properties fo:margin-left="0.286cm" fo:margin-right="0cm" fo:margin-top="0.328cm" fo:margin-bottom="0cm" loext:contextual-spacing="false" fo:text-indent="0cm" style:auto-text-indent="false"/>
      <style:text-properties officeooo:paragraph-rsid="000ec137"/>
    </style:style>
    <style:style style:name="P221" style:family="paragraph" style:parent-style-name="Body_20_Text">
      <style:paragraph-properties fo:margin-left="0.286cm" fo:margin-right="0cm" fo:margin-top="0.162cm" fo:margin-bottom="0cm" loext:contextual-spacing="false" fo:text-indent="0cm" style:auto-text-indent="false">
        <style:tab-stops>
          <style:tab-stop style:position="7.142cm"/>
        </style:tab-stops>
      </style:paragraph-properties>
      <style:text-properties officeooo:paragraph-rsid="000ec137"/>
    </style:style>
    <style:style style:name="P222" style:family="paragraph" style:parent-style-name="Body_20_Text">
      <style:paragraph-properties fo:margin-left="0.277cm" fo:margin-right="2.485cm" fo:margin-top="0.284cm" fo:margin-bottom="0cm" loext:contextual-spacing="false" fo:line-height="105%" fo:text-indent="0cm" style:auto-text-indent="false">
        <style:tab-stops>
          <style:tab-stop style:position="1.774cm"/>
          <style:tab-stop style:position="13.808cm"/>
        </style:tab-stops>
      </style:paragraph-properties>
      <style:text-properties officeooo:paragraph-rsid="000ec137"/>
    </style:style>
    <style:style style:name="P223" style:family="paragraph" style:parent-style-name="Body_20_Text">
      <style:paragraph-properties fo:margin-left="0.277cm" fo:margin-right="2.485cm" fo:margin-top="0.284cm" fo:margin-bottom="0cm" loext:contextual-spacing="false" fo:line-height="105%" fo:text-indent="0cm" style:auto-text-indent="false"/>
      <style:text-properties fo:font-size="17pt" officeooo:paragraph-rsid="000ec137" style:font-size-asian="17pt"/>
    </style:style>
    <style:style style:name="P224" style:family="paragraph" style:parent-style-name="Body_20_Text">
      <style:paragraph-properties fo:margin-left="0.277cm" fo:margin-right="2.485cm" fo:margin-top="0.284cm" fo:margin-bottom="0cm" loext:contextual-spacing="false" fo:line-height="107%" fo:text-align="justify" style:justify-single-word="false" fo:text-indent="0cm" style:auto-text-indent="false"/>
      <style:text-properties officeooo:paragraph-rsid="000ec137"/>
    </style:style>
    <style:style style:name="P225" style:family="paragraph" style:parent-style-name="Body_20_Text">
      <style:paragraph-properties fo:margin-left="0.277cm" fo:margin-right="2.485cm" fo:margin-top="0.252cm" fo:margin-bottom="0cm" loext:contextual-spacing="false" fo:line-height="105%" fo:text-indent="0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226" style:family="paragraph" style:parent-style-name="Body_20_Text">
      <style:paragraph-properties fo:margin-top="0.019cm" fo:margin-bottom="0cm" loext:contextual-spacing="false"/>
      <style:text-properties style:font-name="DejaVu Sans" fo:font-size="5.5pt" officeooo:paragraph-rsid="000ec137" style:font-size-asian="5.5pt"/>
    </style:style>
    <style:style style:name="P227" style:family="paragraph" style:parent-style-name="Body_20_Text">
      <style:paragraph-properties fo:margin-top="0.019cm" fo:margin-bottom="0cm" loext:contextual-spacing="false"/>
      <style:text-properties style:font-name="DejaVu Sans" fo:font-size="21pt" officeooo:paragraph-rsid="000ec137" style:font-size-asian="21pt"/>
    </style:style>
    <style:style style:name="P228" style:family="paragraph" style:parent-style-name="Body_20_Text">
      <style:paragraph-properties fo:margin-top="0.019cm" fo:margin-bottom="0cm" loext:contextual-spacing="false"/>
      <style:text-properties style:font-name="DejaVu Serif" fo:font-size="18pt" officeooo:paragraph-rsid="000ec137" style:font-size-asian="18pt"/>
    </style:style>
    <style:style style:name="P229" style:family="paragraph" style:parent-style-name="Body_20_Text">
      <style:paragraph-properties fo:margin-top="0.019cm" fo:margin-bottom="0cm" loext:contextual-spacing="false"/>
      <style:text-properties fo:font-size="9.5pt" fo:font-style="italic" officeooo:paragraph-rsid="000ec137" style:font-size-asian="9.5pt" style:font-style-asian="italic"/>
    </style:style>
    <style:style style:name="P230" style:family="paragraph" style:parent-style-name="Body_20_Text">
      <style:paragraph-properties fo:margin-top="0.019cm" fo:margin-bottom="0cm" loext:contextual-spacing="false"/>
      <style:text-properties fo:font-size="12.5pt" officeooo:paragraph-rsid="000ec137" style:font-size-asian="12.5pt"/>
    </style:style>
    <style:style style:name="P231" style:family="paragraph" style:parent-style-name="Body_20_Text">
      <style:paragraph-properties fo:margin-top="0.019cm" fo:margin-bottom="0cm" loext:contextual-spacing="false"/>
      <style:text-properties fo:font-size="14.5pt" fo:font-weight="bold" officeooo:paragraph-rsid="000ec137" style:font-size-asian="14.5pt" style:font-weight-asian="bold"/>
    </style:style>
    <style:style style:name="P232" style:family="paragraph" style:parent-style-name="Body_20_Text">
      <style:paragraph-properties fo:margin-top="0.019cm" fo:margin-bottom="0cm" loext:contextual-spacing="false"/>
      <style:text-properties officeooo:paragraph-rsid="000ec137"/>
    </style:style>
    <style:style style:name="P233" style:family="paragraph" style:parent-style-name="Body_20_Text">
      <style:paragraph-properties fo:margin-top="0.009cm" fo:margin-bottom="0cm" loext:contextual-spacing="false"/>
      <style:text-properties style:font-name="DejaVu Sans" fo:font-size="10.5pt" officeooo:paragraph-rsid="000ec137" style:font-size-asian="10.5pt"/>
    </style:style>
    <style:style style:name="P234" style:family="paragraph" style:parent-style-name="Body_20_Text">
      <style:paragraph-properties fo:margin-top="0.009cm" fo:margin-bottom="0cm" loext:contextual-spacing="false"/>
      <style:text-properties fo:font-size="17.5pt" officeooo:paragraph-rsid="000ec137" style:font-size-asian="17.5pt"/>
    </style:style>
    <style:style style:name="P235" style:family="paragraph" style:parent-style-name="Body_20_Text">
      <style:paragraph-properties fo:margin-top="0.005cm" fo:margin-bottom="0cm" loext:contextual-spacing="false"/>
      <style:text-properties officeooo:paragraph-rsid="000ec137"/>
    </style:style>
    <style:style style:name="P236" style:family="paragraph" style:parent-style-name="Body_20_Text">
      <style:paragraph-properties fo:margin-left="0.866cm" fo:margin-right="0cm" fo:line-height="0.035cm" fo:text-indent="0cm" style:auto-text-indent="false"/>
      <style:text-properties fo:font-size="1pt" officeooo:paragraph-rsid="000ec137" style:font-size-asian="1pt"/>
    </style:style>
    <style:style style:name="P237" style:family="paragraph" style:parent-style-name="Body_20_Text">
      <style:paragraph-properties fo:margin-top="0.007cm" fo:margin-bottom="0cm" loext:contextual-spacing="false"/>
      <style:text-properties fo:font-size="13pt" fo:font-style="italic" officeooo:paragraph-rsid="000ec137" style:font-size-asian="13pt" style:font-style-asian="italic"/>
    </style:style>
    <style:style style:name="P238" style:family="paragraph" style:parent-style-name="Body_20_Text">
      <style:paragraph-properties fo:margin-top="0.007cm" fo:margin-bottom="0cm" loext:contextual-spacing="false"/>
      <style:text-properties fo:font-size="4.5pt" officeooo:paragraph-rsid="000ec137" style:font-size-asian="4.5pt"/>
    </style:style>
    <style:style style:name="P239" style:family="paragraph" style:parent-style-name="Body_20_Text">
      <style:paragraph-properties fo:margin-left="0.277cm" fo:margin-right="2.487cm" fo:line-height="105%" fo:text-indent="0.009cm" style:auto-text-indent="false">
        <style:tab-stops>
          <style:tab-stop style:position="3.436cm"/>
        </style:tab-stops>
      </style:paragraph-properties>
      <style:text-properties officeooo:paragraph-rsid="000ec137"/>
    </style:style>
    <style:style style:name="P240" style:family="paragraph" style:parent-style-name="Body_20_Text">
      <style:paragraph-properties fo:margin-left="0.277cm" fo:margin-right="2.487cm" fo:line-height="105%" fo:text-indent="0.009cm" style:auto-text-indent="false"/>
      <style:text-properties officeooo:paragraph-rsid="000ec137"/>
    </style:style>
    <style:style style:name="P241" style:family="paragraph" style:parent-style-name="Body_20_Text">
      <style:paragraph-properties fo:margin-left="0.277cm" fo:margin-right="2.487cm" fo:line-height="106%" fo:text-align="justify" style:justify-single-word="false" fo:text-indent="0.009cm" style:auto-text-indent="false"/>
      <style:text-properties officeooo:paragraph-rsid="000ec137"/>
    </style:style>
    <style:style style:name="P242" style:family="paragraph" style:parent-style-name="Body_20_Text">
      <style:paragraph-properties fo:margin-left="0.277cm" fo:margin-right="2.487cm" fo:margin-top="0.415cm" fo:margin-bottom="0cm" loext:contextual-spacing="false" fo:line-height="107%" fo:text-indent="0.009cm" style:auto-text-indent="false"/>
      <style:text-properties officeooo:paragraph-rsid="000ec137"/>
    </style:style>
    <style:style style:name="P243" style:family="paragraph" style:parent-style-name="Body_20_Text">
      <style:paragraph-properties fo:margin-left="0.277cm" fo:margin-right="2.487cm" fo:margin-top="0.342cm" fo:margin-bottom="0cm" loext:contextual-spacing="false" fo:line-height="101%" fo:text-indent="0.009cm" style:auto-text-indent="false"/>
      <style:text-properties officeooo:paragraph-rsid="000ec137"/>
    </style:style>
    <style:style style:name="P244" style:family="paragraph" style:parent-style-name="Body_20_Text">
      <style:paragraph-properties fo:margin-left="0.277cm" fo:margin-right="2.487cm" fo:margin-top="0.256cm" fo:margin-bottom="0cm" loext:contextual-spacing="false" fo:line-height="107%" fo:text-indent="0.009cm" style:auto-text-indent="false"/>
      <style:text-properties officeooo:paragraph-rsid="000ec137"/>
    </style:style>
    <style:style style:name="P245" style:family="paragraph" style:parent-style-name="Body_20_Text">
      <style:paragraph-properties fo:margin-left="0.277cm" fo:margin-right="2.487cm" fo:margin-top="0.249cm" fo:margin-bottom="0cm" loext:contextual-spacing="false" fo:line-height="105%" fo:text-indent="0.009cm" style:auto-text-indent="false"/>
      <style:text-properties officeooo:paragraph-rsid="000ec137"/>
    </style:style>
    <style:style style:name="P246" style:family="paragraph" style:parent-style-name="Body_20_Text">
      <style:paragraph-properties fo:margin-left="6.052cm" fo:margin-right="0cm" fo:margin-top="0.012cm" fo:margin-bottom="0cm" loext:contextual-spacing="false" fo:text-indent="0cm" style:auto-text-indent="false"/>
      <style:text-properties officeooo:paragraph-rsid="000ec137"/>
    </style:style>
    <style:style style:name="P247" style:family="paragraph" style:parent-style-name="Body_20_Text">
      <style:paragraph-properties fo:margin-left="1.259cm" fo:margin-right="0cm" fo:margin-top="0.032cm" fo:margin-bottom="0cm" loext:contextual-spacing="false" fo:text-indent="0cm" style:auto-text-indent="false">
        <style:tab-stops>
          <style:tab-stop style:position="4.627cm"/>
          <style:tab-stop style:position="5.969cm"/>
          <style:tab-stop style:position="6.745cm"/>
        </style:tab-stops>
      </style:paragraph-properties>
      <style:text-properties officeooo:paragraph-rsid="000ec137"/>
    </style:style>
    <style:style style:name="P248" style:family="paragraph" style:parent-style-name="Body_20_Text">
      <style:paragraph-properties fo:margin-left="1.259cm" fo:margin-right="0cm" fo:margin-top="0.025cm" fo:margin-bottom="0cm" loext:contextual-spacing="false" fo:text-indent="0cm" style:auto-text-indent="false">
        <style:tab-stops>
          <style:tab-stop style:position="14.718cm"/>
        </style:tab-stops>
      </style:paragraph-properties>
      <style:text-properties officeooo:paragraph-rsid="000ec137"/>
    </style:style>
    <style:style style:name="P249" style:family="paragraph" style:parent-style-name="Body_20_Text">
      <style:paragraph-properties fo:margin-left="1.259cm" fo:margin-right="0cm" fo:line-height="0.478cm" fo:text-indent="0cm" style:auto-text-indent="false"/>
      <style:text-properties officeooo:paragraph-rsid="000ec137"/>
    </style:style>
    <style:style style:name="P250" style:family="paragraph" style:parent-style-name="Body_20_Text">
      <style:paragraph-properties fo:margin-left="1.259cm" fo:margin-right="0cm" fo:line-height="0.48cm" fo:text-indent="0cm" style:auto-text-indent="false">
        <style:tab-stops>
          <style:tab-stop style:position="14.718cm"/>
        </style:tab-stops>
      </style:paragraph-properties>
      <style:text-properties officeooo:paragraph-rsid="000ec137"/>
    </style:style>
    <style:style style:name="P251" style:family="paragraph" style:parent-style-name="Body_20_Text">
      <style:paragraph-properties fo:margin-top="0.004cm" fo:margin-bottom="0cm" loext:contextual-spacing="false"/>
      <style:text-properties fo:font-size="16pt" fo:font-style="italic" officeooo:paragraph-rsid="000ec137" style:font-size-asian="16pt" style:font-style-asian="italic"/>
    </style:style>
    <style:style style:name="P252" style:family="paragraph" style:parent-style-name="Body_20_Text">
      <style:paragraph-properties fo:margin-top="0.004cm" fo:margin-bottom="0cm" loext:contextual-spacing="false"/>
      <style:text-properties fo:font-size="16pt" officeooo:paragraph-rsid="000ec137" style:font-size-asian="16pt"/>
    </style:style>
    <style:style style:name="P253" style:family="paragraph" style:parent-style-name="Body_20_Text">
      <style:paragraph-properties fo:margin-top="0.004cm" fo:margin-bottom="0cm" loext:contextual-spacing="false"/>
      <style:text-properties fo:font-size="14pt" officeooo:paragraph-rsid="000ec137" style:font-size-asian="14pt"/>
    </style:style>
    <style:style style:name="P254" style:family="paragraph" style:parent-style-name="Body_20_Text">
      <style:paragraph-properties fo:margin-top="0.004cm" fo:margin-bottom="0cm" loext:contextual-spacing="false"/>
      <style:text-properties fo:font-size="10pt" officeooo:paragraph-rsid="000ec137" style:font-size-asian="10pt"/>
    </style:style>
    <style:style style:name="P255" style:family="paragraph" style:parent-style-name="Body_20_Text">
      <style:paragraph-properties fo:margin-top="0.004cm" fo:margin-bottom="0cm" loext:contextual-spacing="false"/>
      <style:text-properties fo:font-size="10.5pt" officeooo:paragraph-rsid="000ec137" style:font-size-asian="10.5pt"/>
    </style:style>
    <style:style style:name="P256" style:family="paragraph" style:parent-style-name="Body_20_Text">
      <style:paragraph-properties fo:margin-top="0.004cm" fo:margin-bottom="0cm" loext:contextual-spacing="false"/>
      <style:text-properties fo:font-size="17pt" officeooo:paragraph-rsid="000ec137" style:font-size-asian="17pt"/>
    </style:style>
    <style:style style:name="P257" style:family="paragraph" style:parent-style-name="Body_20_Text">
      <style:paragraph-properties fo:margin-top="0.004cm" fo:margin-bottom="0cm" loext:contextual-spacing="false"/>
      <style:text-properties style:font-name="DejaVu Serif" fo:font-size="18.5pt" officeooo:paragraph-rsid="000ec137" style:font-size-asian="18.5pt"/>
    </style:style>
    <style:style style:name="P258" style:family="paragraph" style:parent-style-name="Body_20_Text">
      <style:paragraph-properties fo:margin-top="0.004cm" fo:margin-bottom="0cm" loext:contextual-spacing="false"/>
      <style:text-properties style:font-name="DejaVu Sans" fo:font-size="15.5pt" officeooo:paragraph-rsid="000ec137" style:font-size-asian="15.5pt"/>
    </style:style>
    <style:style style:name="P259" style:family="paragraph" style:parent-style-name="Body_20_Text">
      <style:paragraph-properties fo:margin-top="0.004cm" fo:margin-bottom="0cm" loext:contextual-spacing="false"/>
      <style:text-properties style:font-name="DejaVu Sans" fo:font-size="24pt" officeooo:paragraph-rsid="000ec137" style:font-size-asian="24pt"/>
    </style:style>
    <style:style style:name="P260" style:family="paragraph" style:parent-style-name="Body_20_Text">
      <style:paragraph-properties fo:margin-top="0.004cm" fo:margin-bottom="0cm" loext:contextual-spacing="false"/>
      <style:text-properties officeooo:paragraph-rsid="000ec137"/>
    </style:style>
    <style:style style:name="P261" style:family="paragraph" style:parent-style-name="Body_20_Text">
      <style:paragraph-properties fo:margin-left="0.277cm" fo:margin-right="1.852cm" fo:line-height="105%" fo:text-indent="0.009cm" style:auto-text-indent="false">
        <style:tab-stops>
          <style:tab-stop style:position="15.7cm"/>
        </style:tab-stops>
      </style:paragraph-properties>
      <style:text-properties officeooo:paragraph-rsid="000ec137"/>
    </style:style>
    <style:style style:name="P262" style:family="paragraph" style:parent-style-name="Body_20_Text">
      <style:paragraph-properties fo:margin-left="0.277cm" fo:margin-right="2.332cm" fo:margin-top="0.446cm" fo:margin-bottom="0cm" loext:contextual-spacing="false" fo:line-height="105%" fo:text-indent="0.596cm" style:auto-text-indent="false"/>
      <style:text-properties officeooo:paragraph-rsid="000ec137"/>
    </style:style>
    <style:style style:name="P263" style:family="paragraph" style:parent-style-name="Body_20_Text">
      <style:paragraph-properties fo:margin-left="0.277cm" fo:margin-right="2.332cm" fo:margin-top="0.406cm" fo:margin-bottom="0cm" loext:contextual-spacing="false" fo:line-height="105%" fo:text-indent="0.596cm" style:auto-text-indent="false"/>
      <style:text-properties officeooo:paragraph-rsid="000ec137"/>
    </style:style>
    <style:style style:name="P264" style:family="paragraph" style:parent-style-name="Body_20_Text">
      <style:paragraph-properties fo:margin-left="0.277cm" fo:margin-right="2.332cm" fo:margin-top="0.259cm" fo:margin-bottom="0cm" loext:contextual-spacing="false" fo:line-height="99%" fo:text-indent="0.596cm" style:auto-text-indent="false"/>
      <style:text-properties officeooo:paragraph-rsid="000ec137"/>
    </style:style>
    <style:style style:name="P265" style:family="paragraph" style:parent-style-name="Body_20_Text">
      <style:paragraph-properties fo:margin-top="0.011cm" fo:margin-bottom="0cm" loext:contextual-spacing="false"/>
      <style:text-properties fo:font-size="9.5pt" officeooo:paragraph-rsid="000ec137" style:font-size-asian="9.5pt"/>
    </style:style>
    <style:style style:name="P266" style:family="paragraph" style:parent-style-name="Body_20_Text">
      <style:paragraph-properties fo:margin-top="0.011cm" fo:margin-bottom="0cm" loext:contextual-spacing="false"/>
      <style:text-properties fo:font-size="13pt" officeooo:paragraph-rsid="000ec137" style:font-size-asian="13pt"/>
    </style:style>
    <style:style style:name="P267" style:family="paragraph" style:parent-style-name="Body_20_Text">
      <style:paragraph-properties fo:margin-top="0.011cm" fo:margin-bottom="0cm" loext:contextual-spacing="false"/>
      <style:text-properties fo:font-size="18.5pt" officeooo:paragraph-rsid="000ec137" style:font-size-asian="18.5pt"/>
    </style:style>
    <style:style style:name="P268" style:family="paragraph" style:parent-style-name="Body_20_Text">
      <style:paragraph-properties fo:margin-left="5.759cm" fo:margin-right="0cm" fo:text-indent="0cm" style:auto-text-indent="false"/>
      <style:text-properties officeooo:paragraph-rsid="000ec137"/>
    </style:style>
    <style:style style:name="P269" style:family="paragraph" style:parent-style-name="Body_20_Text">
      <style:paragraph-properties fo:margin-left="0cm" fo:margin-right="0cm" fo:margin-top="0.263cm" fo:margin-bottom="0cm" loext:contextual-spacing="false" fo:text-indent="0cm" style:auto-text-indent="false"/>
      <style:text-properties officeooo:paragraph-rsid="000ec137"/>
    </style:style>
    <style:style style:name="P270" style:family="paragraph" style:parent-style-name="Body_20_Text">
      <style:paragraph-properties fo:margin-top="0.018cm" fo:margin-bottom="0cm" loext:contextual-spacing="false"/>
      <style:text-properties fo:font-size="10pt" fo:font-style="italic" officeooo:paragraph-rsid="000ec137" style:font-size-asian="10pt" style:font-style-asian="italic"/>
    </style:style>
    <style:style style:name="P271" style:family="paragraph" style:parent-style-name="Body_20_Text">
      <style:paragraph-properties fo:margin-top="0.018cm" fo:margin-bottom="0cm" loext:contextual-spacing="false"/>
      <style:text-properties fo:font-size="10pt" officeooo:paragraph-rsid="000ec137" style:font-size-asian="10pt"/>
    </style:style>
    <style:style style:name="P272" style:family="paragraph" style:parent-style-name="Body_20_Text">
      <style:paragraph-properties fo:margin-top="0.018cm" fo:margin-bottom="0cm" loext:contextual-spacing="false"/>
      <style:text-properties style:font-name="DejaVu Serif" fo:font-size="9.5pt" officeooo:paragraph-rsid="000ec137" style:font-size-asian="9.5pt"/>
    </style:style>
    <style:style style:name="P273" style:family="paragraph" style:parent-style-name="Body_20_Text">
      <style:paragraph-properties fo:margin-top="0.018cm" fo:margin-bottom="0cm" loext:contextual-spacing="false"/>
      <style:text-properties fo:font-size="15pt" fo:font-weight="bold" officeooo:paragraph-rsid="000ec137" style:font-size-asian="15pt" style:font-weight-asian="bold"/>
    </style:style>
    <style:style style:name="P274" style:family="paragraph" style:parent-style-name="Body_20_Text">
      <style:paragraph-properties fo:margin-top="0.018cm" fo:margin-bottom="0cm" loext:contextual-spacing="false"/>
      <style:text-properties fo:font-size="20pt" fo:font-weight="bold" officeooo:paragraph-rsid="000ec137" style:font-size-asian="20pt" style:font-weight-asian="bold"/>
    </style:style>
    <style:style style:name="P275" style:family="paragraph" style:parent-style-name="Body_20_Text">
      <style:paragraph-properties fo:margin-top="0.018cm" fo:margin-bottom="0cm" loext:contextual-spacing="false"/>
      <style:text-properties fo:font-size="14pt" fo:font-weight="bold" officeooo:paragraph-rsid="000ec137" style:font-size-asian="14pt" style:font-weight-asian="bold"/>
    </style:style>
    <style:style style:name="P276" style:family="paragraph" style:parent-style-name="Body_20_Text">
      <style:paragraph-properties fo:margin-top="0.018cm" fo:margin-bottom="0cm" loext:contextual-spacing="false"/>
      <style:text-properties fo:font-size="13.5pt" officeooo:paragraph-rsid="000ec137" style:font-size-asian="13.5pt"/>
    </style:style>
    <style:style style:name="P277" style:family="paragraph" style:parent-style-name="Body_20_Text">
      <style:paragraph-properties fo:margin-top="0.018cm" fo:margin-bottom="0cm" loext:contextual-spacing="false"/>
      <style:text-properties fo:font-size="9.5pt" officeooo:paragraph-rsid="000ec137" style:font-size-asian="9.5pt"/>
    </style:style>
    <style:style style:name="P278" style:family="paragraph" style:parent-style-name="Body_20_Text">
      <style:paragraph-properties fo:margin-top="0.018cm" fo:margin-bottom="0cm" loext:contextual-spacing="false"/>
      <style:text-properties fo:font-size="5pt" fo:font-weight="bold" officeooo:paragraph-rsid="000ec137" style:font-size-asian="5pt" style:font-weight-asian="bold"/>
    </style:style>
    <style:style style:name="P279" style:family="paragraph" style:parent-style-name="Body_20_Text">
      <style:paragraph-properties fo:margin-left="0cm" fo:margin-right="2.208cm" fo:text-align="center" style:justify-single-word="false" fo:text-indent="0cm" style:auto-text-indent="false"/>
      <style:text-properties officeooo:paragraph-rsid="000ec137"/>
    </style:style>
    <style:style style:name="P280" style:family="paragraph" style:parent-style-name="Body_20_Text">
      <style:paragraph-properties fo:margin-left="0cm" fo:margin-right="2.208cm" fo:margin-top="0.362cm" fo:margin-bottom="0cm" loext:contextual-spacing="false" fo:text-align="center" style:justify-single-word="false" fo:text-indent="0cm" style:auto-text-indent="false">
        <style:tab-stops>
          <style:tab-stop style:position="3.595cm"/>
          <style:tab-stop style:position="4.856cm"/>
        </style:tab-stops>
      </style:paragraph-properties>
      <style:text-properties officeooo:paragraph-rsid="000ec137"/>
    </style:style>
    <style:style style:name="P281" style:family="paragraph" style:parent-style-name="Body_20_Text">
      <style:paragraph-properties fo:margin-top="0cm" fo:margin-bottom="0cm" loext:contextual-spacing="false"/>
      <style:text-properties style:font-name="DejaVu Sans" fo:font-size="13pt" style:font-size-asian="13pt"/>
    </style:style>
    <style:style style:name="P282" style:family="paragraph" style:parent-style-name="Body_20_Text">
      <style:paragraph-properties fo:margin-top="0cm" fo:margin-bottom="0cm" loext:contextual-spacing="false"/>
      <style:text-properties fo:font-size="10pt" style:font-size-asian="10pt"/>
    </style:style>
    <style:style style:name="P283" style:family="paragraph" style:parent-style-name="Body_20_Text">
      <style:paragraph-properties fo:margin-top="0cm" fo:margin-bottom="0cm" loext:contextual-spacing="false" fo:line-height="0.388cm"/>
      <style:text-properties fo:color="#231f20" style:font-name="DejaVu Sans" style:text-scale="121%"/>
    </style:style>
    <style:style style:name="P284" style:family="paragraph" style:parent-style-name="Body_20_Text">
      <style:paragraph-properties fo:margin-top="0cm" fo:margin-bottom="0cm" loext:contextual-spacing="false" fo:line-height="0.388cm"/>
      <style:text-properties fo:color="#231f20" style:font-name="DejaVu Sans" style:text-scale="77%"/>
    </style:style>
    <style:style style:name="P285" style:family="paragraph" style:parent-style-name="Body_20_Text">
      <style:paragraph-properties fo:margin-top="0cm" fo:margin-bottom="0cm" loext:contextual-spacing="false" fo:line-height="0.388cm"/>
      <style:text-properties fo:color="#231f20" style:font-name="DejaVu Sans" style:text-scale="99%"/>
    </style:style>
    <style:style style:name="P286" style:family="paragraph" style:parent-style-name="Body_20_Text">
      <style:paragraph-properties fo:margin-top="0cm" fo:margin-bottom="0cm" loext:contextual-spacing="false" fo:line-height="0.388cm">
        <style:tab-stops>
          <style:tab-stop style:position="2.09cm"/>
        </style:tab-stops>
      </style:paragraph-properties>
      <style:text-properties fo:color="#231f20" style:font-name="DejaVu Sans" style:text-scale="120%"/>
    </style:style>
    <style:style style:name="P287" style:family="paragraph" style:parent-style-name="Body_20_Text">
      <style:paragraph-properties fo:margin-top="0cm" fo:margin-bottom="0cm" loext:contextual-spacing="false" fo:line-height="0.388cm">
        <style:tab-stops>
          <style:tab-stop style:position="0.864cm"/>
        </style:tab-stops>
      </style:paragraph-properties>
      <style:text-properties fo:color="#231f20" style:font-name="DejaVu Sans" style:text-scale="130%"/>
    </style:style>
    <style:style style:name="P288" style:family="paragraph" style:parent-style-name="Body_20_Text">
      <style:paragraph-properties fo:margin-top="0cm" fo:margin-bottom="0cm" loext:contextual-spacing="false" fo:line-height="0.388cm"/>
      <style:text-properties fo:color="#231f20" style:font-name="DejaVu Sans" style:text-scale="90%"/>
    </style:style>
    <style:style style:name="P289" style:family="paragraph" style:parent-style-name="Body_20_Text">
      <style:paragraph-properties fo:margin-top="0cm" fo:margin-bottom="0cm" loext:contextual-spacing="false" fo:line-height="0.388cm"/>
      <style:text-properties fo:color="#231f20" style:font-name="DejaVu Sans" style:text-scale="114%"/>
    </style:style>
    <style:style style:name="P290" style:family="paragraph" style:parent-style-name="Body_20_Text">
      <style:paragraph-properties fo:margin-top="0cm" fo:margin-bottom="0cm" loext:contextual-spacing="false" fo:line-height="0.388cm"/>
      <style:text-properties fo:color="#231f20" style:font-name="DejaVu Sans" fo:letter-spacing="-0.034cm" style:text-scale="105%"/>
    </style:style>
    <style:style style:name="P291" style:family="paragraph" style:parent-style-name="Body_20_Text">
      <style:paragraph-properties fo:margin-top="0cm" fo:margin-bottom="0cm" loext:contextual-spacing="false" fo:line-height="0.388cm"/>
      <style:text-properties fo:color="#231f20" style:font-name="DejaVu Sans" style:text-scale="118%"/>
    </style:style>
    <style:style style:name="P292" style:family="paragraph" style:parent-style-name="Body_20_Text">
      <style:paragraph-properties fo:margin-top="0cm" fo:margin-bottom="0cm" loext:contextual-spacing="false" fo:line-height="0.388cm"/>
    </style:style>
    <style:style style:name="P293" style:family="paragraph" style:parent-style-name="Body_20_Text">
      <style:paragraph-properties fo:margin-top="0cm" fo:margin-bottom="0cm" loext:contextual-spacing="false" fo:line-height="0.388cm">
        <style:tab-stops>
          <style:tab-stop style:position="5.664cm"/>
        </style:tab-stops>
      </style:paragraph-properties>
    </style:style>
    <style:style style:name="P294" style:family="paragraph" style:parent-style-name="Body_20_Text">
      <style:paragraph-properties fo:margin-top="0cm" fo:margin-bottom="0cm" loext:contextual-spacing="false" fo:line-height="0.388cm">
        <style:tab-stops>
          <style:tab-stop style:position="0.977cm"/>
        </style:tab-stops>
      </style:paragraph-properties>
    </style:style>
    <style:style style:name="P295" style:family="paragraph" style:parent-style-name="Body_20_Text">
      <style:paragraph-properties fo:margin-top="0cm" fo:margin-bottom="0cm" loext:contextual-spacing="false" fo:line-height="0.388cm">
        <style:tab-stops>
          <style:tab-stop style:position="2.949cm"/>
        </style:tab-stops>
      </style:paragraph-properties>
    </style:style>
    <style:style style:name="P296" style:family="paragraph" style:parent-style-name="Body_20_Text">
      <style:paragraph-properties fo:margin-top="0cm" fo:margin-bottom="0cm" loext:contextual-spacing="false" fo:line-height="0.388cm">
        <style:tab-stops>
          <style:tab-stop style:position="9.636cm"/>
          <style:tab-stop style:position="10.373cm"/>
        </style:tab-stops>
      </style:paragraph-properties>
    </style:style>
    <style:style style:name="P297" style:family="paragraph" style:parent-style-name="Body_20_Text">
      <style:paragraph-properties fo:margin-top="0cm" fo:margin-bottom="0cm" loext:contextual-spacing="false" fo:line-height="0.388cm">
        <style:tab-stops>
          <style:tab-stop style:position="1.318cm"/>
          <style:tab-stop style:position="2.117cm"/>
        </style:tab-stops>
      </style:paragraph-properties>
    </style:style>
    <style:style style:name="P298" style:family="paragraph" style:parent-style-name="Body_20_Text">
      <style:paragraph-properties fo:margin-top="0cm" fo:margin-bottom="0cm" loext:contextual-spacing="false" fo:line-height="0.388cm">
        <style:tab-stops>
          <style:tab-stop style:position="4.692cm"/>
        </style:tab-stops>
      </style:paragraph-properties>
    </style:style>
    <style:style style:name="P299" style:family="paragraph" style:parent-style-name="Body_20_Text">
      <style:paragraph-properties fo:margin-left="0.325cm" fo:margin-right="0cm" fo:margin-top="0cm" fo:margin-bottom="0cm" loext:contextual-spacing="false" fo:text-indent="0cm" style:auto-text-indent="false"/>
    </style:style>
    <style:style style:name="P300" style:family="paragraph" style:parent-style-name="Body_20_Text">
      <style:paragraph-properties fo:margin-left="0.325cm" fo:margin-right="0cm" fo:margin-top="0cm" fo:margin-bottom="0cm" loext:contextual-spacing="false" fo:line-height="0.437cm" fo:text-indent="0cm" style:auto-text-indent="false"/>
    </style:style>
    <style:style style:name="P301" style:family="paragraph" style:parent-style-name="Body_20_Text">
      <style:paragraph-properties fo:margin-left="0.875cm" fo:margin-right="6.937cm" fo:margin-top="0.025cm" fo:margin-bottom="0cm" loext:contextual-spacing="false" fo:line-height="152%" fo:text-indent="0cm" style:auto-text-indent="false"/>
      <style:text-properties officeooo:paragraph-rsid="000ec137"/>
    </style:style>
    <style:style style:name="P302" style:family="paragraph" style:parent-style-name="Body_20_Text">
      <style:paragraph-properties fo:margin-left="0.277cm" fo:margin-right="2.487cm" fo:margin-top="0.004cm" fo:margin-bottom="0cm" loext:contextual-spacing="false" fo:line-height="105%" fo:text-align="justify" style:justify-single-word="false" fo:text-indent="0.596cm" style:auto-text-indent="false"/>
      <style:text-properties officeooo:paragraph-rsid="000ec137"/>
    </style:style>
    <style:style style:name="P303" style:family="paragraph" style:parent-style-name="Body_20_Text">
      <style:paragraph-properties fo:margin-left="0.277cm" fo:margin-right="2.487cm" fo:margin-top="0.004cm" fo:margin-bottom="0cm" loext:contextual-spacing="false" fo:line-height="105%" fo:text-indent="0.596cm" style:auto-text-indent="false"/>
      <style:text-properties officeooo:paragraph-rsid="000ec137"/>
    </style:style>
    <style:style style:name="P304" style:family="paragraph" style:parent-style-name="Body_20_Text">
      <style:paragraph-properties fo:margin-left="0.277cm" fo:margin-right="2.487cm" fo:margin-top="0.406cm" fo:margin-bottom="0cm" loext:contextual-spacing="false" fo:line-height="105%" fo:text-align="justify" style:justify-single-word="false" fo:text-indent="0.596cm" style:auto-text-indent="false"/>
      <style:text-properties officeooo:paragraph-rsid="000ec137"/>
    </style:style>
    <style:style style:name="P305" style:family="paragraph" style:parent-style-name="Body_20_Text">
      <style:paragraph-properties fo:margin-left="0.277cm" fo:margin-right="2.487cm" fo:margin-top="0.288cm" fo:margin-bottom="0cm" loext:contextual-spacing="false" fo:line-height="99%" fo:text-align="justify" style:justify-single-word="false" fo:text-indent="0.596cm" style:auto-text-indent="false"/>
      <style:text-properties officeooo:paragraph-rsid="000ec137"/>
    </style:style>
    <style:style style:name="P306" style:family="paragraph" style:parent-style-name="Body_20_Text">
      <style:paragraph-properties fo:margin-left="0.277cm" fo:margin-right="2.487cm" fo:margin-top="0.446cm" fo:margin-bottom="0cm" loext:contextual-spacing="false" fo:line-height="105%" fo:text-align="justify" style:justify-single-word="false" fo:text-indent="0.596cm" style:auto-text-indent="false"/>
      <style:text-properties officeooo:paragraph-rsid="000ec137"/>
    </style:style>
    <style:style style:name="P307" style:family="paragraph" style:parent-style-name="Body_20_Text">
      <style:paragraph-properties fo:margin-left="0.277cm" fo:margin-right="2.487cm" fo:margin-top="0.415cm" fo:margin-bottom="0cm" loext:contextual-spacing="false" fo:line-height="107%" fo:text-indent="0.596cm" style:auto-text-indent="false"/>
      <style:text-properties fo:color="#231f20" officeooo:paragraph-rsid="000ec137"/>
    </style:style>
    <style:style style:name="P308" style:family="paragraph" style:parent-style-name="Body_20_Text">
      <style:paragraph-properties fo:margin-left="0.277cm" fo:margin-right="2.487cm" fo:margin-top="0.284cm" fo:margin-bottom="0cm" loext:contextual-spacing="false" fo:line-height="105%" fo:text-indent="0.596cm" style:auto-text-indent="false">
        <style:tab-stops>
          <style:tab-stop style:position="1.707cm"/>
          <style:tab-stop style:position="6.336cm"/>
        </style:tab-stops>
      </style:paragraph-properties>
      <style:text-properties officeooo:paragraph-rsid="000ec137"/>
    </style:style>
    <style:style style:name="P309" style:family="paragraph" style:parent-style-name="Body_20_Text">
      <style:paragraph-properties fo:margin-left="0.277cm" fo:margin-right="2.487cm" fo:margin-top="0.284cm" fo:margin-bottom="0cm" loext:contextual-spacing="false" fo:line-height="105%" fo:text-indent="0.596cm" style:auto-text-indent="false"/>
      <style:text-properties officeooo:paragraph-rsid="000ec137"/>
    </style:style>
    <style:style style:name="P310" style:family="paragraph" style:parent-style-name="Body_20_Text">
      <style:paragraph-properties fo:margin-left="0.277cm" fo:margin-right="2.487cm" fo:margin-top="0.314cm" fo:margin-bottom="0cm" loext:contextual-spacing="false" fo:line-height="107%" fo:text-indent="0.596cm" style:auto-text-indent="false"/>
      <style:text-properties officeooo:paragraph-rsid="000ec137"/>
    </style:style>
    <style:style style:name="P311" style:family="paragraph" style:parent-style-name="Body_20_Text">
      <style:paragraph-properties fo:margin-left="0.277cm" fo:margin-right="2.487cm" fo:margin-top="0.407cm" fo:margin-bottom="0cm" loext:contextual-spacing="false" fo:line-height="105%" fo:text-indent="0.596cm" style:auto-text-indent="false">
        <style:tab-stops>
          <style:tab-stop style:position="1.656cm"/>
        </style:tab-stops>
      </style:paragraph-properties>
      <style:text-properties officeooo:paragraph-rsid="000ec137"/>
    </style:style>
    <style:style style:name="P312" style:family="paragraph" style:parent-style-name="Body_20_Text">
      <style:paragraph-properties fo:margin-left="0.277cm" fo:margin-right="2.487cm" fo:line-height="105%" fo:text-align="justify" style:justify-single-word="false" fo:text-indent="0.596cm" style:auto-text-indent="false"/>
      <style:text-properties officeooo:paragraph-rsid="000ec137"/>
    </style:style>
    <style:style style:name="P313" style:family="paragraph" style:parent-style-name="Body_20_Text">
      <style:paragraph-properties fo:margin-left="0.875cm" fo:margin-right="4.844cm" fo:margin-top="0.268cm" fo:margin-bottom="0cm" loext:contextual-spacing="false" fo:line-height="166%" fo:text-indent="-0.589cm" style:auto-text-indent="false"/>
      <style:text-properties officeooo:paragraph-rsid="000ec137"/>
    </style:style>
    <style:style style:name="P314" style:family="paragraph" style:parent-style-name="Body_20_Text">
      <style:paragraph-properties fo:margin-left="5.734cm" fo:margin-right="0cm" fo:margin-top="0.002cm" fo:margin-bottom="0cm" loext:contextual-spacing="false" fo:text-indent="0cm" style:auto-text-indent="false"/>
      <style:text-properties officeooo:paragraph-rsid="000ec137"/>
    </style:style>
    <style:style style:name="P315" style:family="paragraph" style:parent-style-name="Body_20_Text">
      <style:paragraph-properties fo:margin-left="0.277cm" fo:margin-right="2.466cm" fo:line-height="105%" fo:text-align="justify" style:justify-single-word="false" fo:text-indent="0.009cm" style:auto-text-indent="false"/>
      <style:text-properties officeooo:paragraph-rsid="000ec137"/>
    </style:style>
    <style:style style:name="P316" style:family="paragraph" style:parent-style-name="Body_20_Text">
      <style:paragraph-properties fo:margin-left="0.875cm" fo:margin-right="10.707cm" fo:line-height="105%" fo:text-indent="0cm" style:auto-text-indent="false"/>
      <style:text-properties officeooo:paragraph-rsid="000ec137"/>
    </style:style>
    <style:style style:name="P317" style:family="paragraph" style:parent-style-name="Body_20_Text">
      <style:paragraph-properties fo:margin-left="1.334cm" fo:margin-right="0cm" fo:text-indent="0cm" style:auto-text-indent="false"/>
      <style:text-properties officeooo:paragraph-rsid="000ec137"/>
    </style:style>
    <style:style style:name="P318" style:family="paragraph" style:parent-style-name="Body_20_Text">
      <style:paragraph-properties fo:margin-left="0.875cm" fo:margin-right="5.71cm" fo:margin-top="0.446cm" fo:margin-bottom="0cm" loext:contextual-spacing="false" fo:line-height="211%" fo:text-indent="0cm" style:auto-text-indent="false"/>
      <style:text-properties officeooo:paragraph-rsid="0013d1d8"/>
    </style:style>
    <style:style style:name="P319" style:family="paragraph" style:parent-style-name="Body_20_Text">
      <style:paragraph-properties fo:margin-top="0.018cm" fo:margin-bottom="0.002cm" loext:contextual-spacing="false"/>
      <style:text-properties fo:font-size="9.5pt" officeooo:paragraph-rsid="000ec137" style:font-size-asian="9.5pt"/>
    </style:style>
    <style:style style:name="P320" style:family="paragraph" style:parent-style-name="Body_20_Text">
      <style:paragraph-properties fo:margin-left="1.196cm" fo:margin-right="2.9cm" fo:margin-top="0.319cm" fo:margin-bottom="0cm" loext:contextual-spacing="false" fo:line-height="105%" fo:text-indent="-0.323cm" style:auto-text-indent="false">
        <style:tab-stops>
          <style:tab-stop style:position="14.199cm"/>
        </style:tab-stops>
      </style:paragraph-properties>
      <style:text-properties officeooo:paragraph-rsid="000ec137"/>
    </style:style>
    <style:style style:name="P321" style:family="paragraph" style:parent-style-name="Body_20_Text">
      <style:paragraph-properties fo:margin-left="0cm" fo:margin-right="4.073cm" fo:text-align="center" style:justify-single-word="false" fo:text-indent="0cm" style:auto-text-indent="false">
        <style:tab-stops>
          <style:tab-stop style:position="3.665cm"/>
          <style:tab-stop style:position="7.765cm"/>
        </style:tab-stops>
      </style:paragraph-properties>
      <style:text-properties officeooo:paragraph-rsid="000ec137"/>
    </style:style>
    <style:style style:name="P322" style:family="paragraph" style:parent-style-name="Body_20_Text">
      <style:paragraph-properties fo:margin-left="0.277cm" fo:margin-right="2.328cm" fo:margin-top="0.002cm" fo:margin-bottom="0cm" loext:contextual-spacing="false" fo:line-height="99%" fo:text-indent="0.596cm" style:auto-text-indent="false"/>
      <style:text-properties officeooo:paragraph-rsid="000ec137"/>
    </style:style>
    <style:style style:name="P323" style:family="paragraph" style:parent-style-name="Body_20_Text">
      <style:paragraph-properties fo:margin-left="0.787cm" fo:margin-right="0cm" fo:margin-top="0.201cm" fo:margin-bottom="0cm" loext:contextual-spacing="false" fo:text-indent="0cm" style:auto-text-indent="false"/>
      <style:text-properties officeooo:paragraph-rsid="000ec137"/>
    </style:style>
    <style:style style:name="P324" style:family="paragraph" style:parent-style-name="Body_20_Text">
      <style:paragraph-properties fo:margin-top="0.012cm" fo:margin-bottom="0.002cm" loext:contextual-spacing="false"/>
      <style:text-properties fo:font-size="5pt" officeooo:paragraph-rsid="000ec137" style:font-size-asian="5pt"/>
    </style:style>
    <style:style style:name="P325" style:family="paragraph" style:parent-style-name="Body_20_Text">
      <style:paragraph-properties fo:margin-left="0.704cm" fo:margin-right="0cm" fo:text-indent="0cm" style:auto-text-indent="false">
        <style:tab-stops>
          <style:tab-stop style:position="3.157cm"/>
          <style:tab-stop style:position="6.586cm"/>
          <style:tab-stop style:position="10.784cm"/>
        </style:tab-stops>
      </style:paragraph-properties>
      <style:text-properties officeooo:paragraph-rsid="00156724"/>
    </style:style>
    <style:style style:name="P326" style:family="paragraph" style:parent-style-name="Body_20_Text">
      <style:paragraph-properties fo:margin-left="0.286cm" fo:margin-right="7.551cm" fo:margin-top="0.023cm" fo:margin-bottom="0cm" loext:contextual-spacing="false" fo:line-height="175%" fo:text-indent="0.587cm" style:auto-text-indent="false"/>
      <style:text-properties officeooo:paragraph-rsid="000ec137"/>
    </style:style>
    <style:style style:name="P327" style:family="paragraph" style:parent-style-name="Body_20_Text">
      <style:paragraph-properties fo:margin-left="0.875cm" fo:margin-right="5.406cm" fo:margin-top="0.284cm" fo:margin-bottom="0cm" loext:contextual-spacing="false" fo:line-height="105%" fo:text-indent="0cm" style:auto-text-indent="false"/>
      <style:text-properties officeooo:paragraph-rsid="000ec137"/>
    </style:style>
    <style:style style:name="P328" style:family="paragraph" style:parent-style-name="Body_20_Text">
      <style:paragraph-properties fo:margin-left="0.875cm" fo:margin-right="6.07cm" fo:margin-top="0.002cm" fo:margin-bottom="0cm" loext:contextual-spacing="false" fo:line-height="105%" fo:text-indent="0cm" style:auto-text-indent="false">
        <style:tab-stops>
          <style:tab-stop style:position="1.042cm"/>
          <style:tab-stop style:position="10.694cm"/>
          <style:tab-stop style:position="11.432cm"/>
        </style:tab-stops>
      </style:paragraph-properties>
      <style:text-properties officeooo:paragraph-rsid="000ec137"/>
    </style:style>
    <style:style style:name="P329" style:family="paragraph" style:parent-style-name="Body_20_Text">
      <style:paragraph-properties fo:margin-left="4.443cm" fo:margin-right="0cm" fo:margin-top="0.004cm" fo:margin-bottom="0cm" loext:contextual-spacing="false" fo:text-indent="0cm" style:auto-text-indent="false"/>
      <style:text-properties officeooo:paragraph-rsid="000ec137"/>
    </style:style>
    <style:style style:name="P330" style:family="paragraph" style:parent-style-name="Body_20_Text">
      <style:paragraph-properties fo:margin-left="6.025cm" fo:margin-right="0cm" fo:margin-top="0.005cm" fo:margin-bottom="0cm" loext:contextual-spacing="false" fo:text-indent="0cm" style:auto-text-indent="false">
        <style:tab-stops>
          <style:tab-stop style:position="2.117cm"/>
        </style:tab-stops>
      </style:paragraph-properties>
      <style:text-properties officeooo:paragraph-rsid="000ec137"/>
    </style:style>
    <style:style style:name="P331" style:family="paragraph" style:parent-style-name="Body_20_Text">
      <style:paragraph-properties fo:margin-left="0.286cm" fo:margin-right="-0.102cm" fo:margin-top="0.159cm" fo:margin-bottom="0cm" loext:contextual-spacing="false" fo:text-indent="0cm" style:auto-text-indent="false"/>
      <style:text-properties officeooo:paragraph-rsid="000ec137"/>
    </style:style>
    <style:style style:name="P332" style:family="paragraph" style:parent-style-name="Body_20_Text">
      <style:paragraph-properties fo:margin-left="0.277cm" fo:margin-right="2.332cm" fo:margin-top="0.425cm" fo:margin-bottom="0cm" loext:contextual-spacing="false" fo:line-height="107%" fo:text-indent="0.009cm" style:auto-text-indent="false"/>
      <style:text-properties officeooo:paragraph-rsid="000ec137"/>
    </style:style>
    <style:style style:name="P333" style:family="paragraph" style:parent-style-name="Body_20_Text" style:list-style-name="LS260">
      <style:paragraph-properties fo:margin-left="1.298cm" fo:margin-right="0cm" fo:margin-top="0cm" fo:margin-bottom="0cm" loext:contextual-spacing="false" fo:line-height="0.51cm" fo:text-align="start" style:justify-single-word="false" fo:text-indent="-0.386cm" style:auto-text-indent="false">
        <style:tab-stops>
          <style:tab-stop style:position="0.002cm"/>
        </style:tab-stops>
      </style:paragraph-properties>
    </style:style>
    <style:style style:name="P334" style:family="paragraph" style:parent-style-name="Body_20_Text" style:list-style-name="LS260">
      <style:paragraph-properties fo:margin-left="1.298cm" fo:margin-right="0cm" fo:margin-top="0cm" fo:margin-bottom="0cm" loext:contextual-spacing="false" fo:line-height="0.519cm" fo:text-align="start" style:justify-single-word="false" fo:text-indent="-0.386cm" style:auto-text-indent="false">
        <style:tab-stops>
          <style:tab-stop style:position="0.002cm"/>
        </style:tab-stops>
      </style:paragraph-properties>
    </style:style>
    <style:style style:name="P335" style:family="paragraph" style:parent-style-name="Body_20_Text">
      <style:paragraph-properties fo:margin-left="1.094cm" fo:margin-right="0cm" fo:margin-top="0cm" fo:margin-bottom="0cm" loext:contextual-spacing="false" fo:text-indent="0cm" style:auto-text-indent="false"/>
    </style:style>
    <style:style style:name="P336" style:family="paragraph" style:parent-style-name="Body_20_Text">
      <style:paragraph-properties fo:margin-left="3.764cm" fo:margin-right="0cm" fo:margin-top="0cm" fo:margin-bottom="0cm" loext:contextual-spacing="false" fo:text-indent="0cm" style:auto-text-indent="false"/>
    </style:style>
    <style:style style:name="P337" style:family="paragraph" style:parent-style-name="Standard">
      <style:text-properties officeooo:paragraph-rsid="000ec137"/>
    </style:style>
    <style:style style:name="P338" style:family="paragraph" style:parent-style-name="Table_20_Paragraph">
      <style:paragraph-properties fo:text-align="start" style:justify-single-word="false"/>
      <style:text-properties style:font-name="Times New Roman" fo:font-size="10pt" fo:language="en" fo:country="US" officeooo:paragraph-rsid="000ec137" style:font-name-asian="Times New Roman" style:font-size-asian="10pt" style:font-name-complex="Times New Roman" style:font-size-complex="11pt"/>
    </style:style>
    <style:style style:name="P339" style:family="paragraph" style:parent-style-name="Table_20_Paragraph">
      <style:paragraph-properties fo:text-align="start" style:justify-single-word="false"/>
      <style:text-properties style:font-name="Times New Roman" fo:font-size="9pt" fo:language="en" fo:country="US" officeooo:paragraph-rsid="000ec137" style:font-name-asian="Times New Roman" style:font-size-asian="9pt" style:font-name-complex="Times New Roman" style:font-size-complex="11pt"/>
    </style:style>
    <style:style style:name="P340" style:family="paragraph" style:parent-style-name="Table_20_Paragraph">
      <style:paragraph-properties fo:text-align="start" style:justify-single-word="false"/>
      <style:text-properties style:font-name="Times New Roman" fo:font-size="8pt" fo:language="en" fo:country="US" officeooo:paragraph-rsid="000ec137" style:font-name-asian="Times New Roman" style:font-size-asian="8pt" style:font-name-complex="Times New Roman" style:font-size-complex="11pt"/>
    </style:style>
    <style:style style:name="P341" style:family="paragraph" style:parent-style-name="Table_20_Paragraph">
      <style:paragraph-properties fo:line-height="0.39cm" fo:text-align="center" style:justify-single-word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42" style:family="paragraph" style:parent-style-name="Table_20_Paragraph">
      <style:paragraph-properties fo:margin-left="0.088cm" fo:margin-right="0cm" fo:line-height="0.406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43" style:family="paragraph" style:parent-style-name="Table_20_Paragraph">
      <style:paragraph-properties fo:margin-left="0.088cm" fo:margin-right="0cm" fo:line-height="0.407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44" style:family="paragraph" style:parent-style-name="Table_20_Paragraph">
      <style:paragraph-properties fo:margin-left="0.088cm" fo:margin-right="0cm" fo:line-height="0.429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45" style:family="paragraph" style:parent-style-name="Table_20_Paragraph">
      <style:paragraph-properties fo:margin-left="0cm" fo:margin-right="0.164cm" fo:line-height="0.406cm" fo:text-align="end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5%"/>
    </style:style>
    <style:style style:name="P346" style:family="paragraph" style:parent-style-name="Table_20_Paragraph">
      <style:paragraph-properties fo:margin-left="0cm" fo:margin-right="0.164cm" fo:line-height="0.407cm" fo:text-align="end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5%"/>
    </style:style>
    <style:style style:name="P347" style:family="paragraph" style:parent-style-name="Table_20_Paragraph">
      <style:paragraph-properties fo:margin-left="0cm" fo:margin-right="0.164cm" fo:line-height="0.429cm" fo:text-align="end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5%"/>
    </style:style>
    <style:style style:name="P348" style:family="paragraph" style:parent-style-name="Table_20_Paragraph">
      <style:paragraph-properties fo:margin-left="0cm" fo:margin-right="0.164cm" fo:line-height="0.423cm" fo:text-align="end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5%"/>
    </style:style>
    <style:style style:name="P349" style:family="paragraph" style:parent-style-name="Table_20_Paragraph">
      <style:paragraph-properties fo:margin-left="0cm" fo:margin-right="0.164cm" fo:line-height="0.443cm" fo:text-align="end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5%"/>
    </style:style>
    <style:style style:name="P350" style:family="paragraph" style:parent-style-name="Table_20_Paragraph">
      <style:paragraph-properties fo:margin-left="0cm" fo:margin-right="0.164cm" fo:text-align="end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5%"/>
    </style:style>
    <style:style style:name="P351" style:family="paragraph" style:parent-style-name="Table_20_Paragraph">
      <style:paragraph-properties fo:margin-left="0cm" fo:margin-right="0.086cm" fo:line-height="0.406cm" fo:text-align="end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52" style:family="paragraph" style:parent-style-name="Table_20_Paragraph">
      <style:paragraph-properties fo:margin-left="0cm" fo:margin-right="0.086cm" fo:line-height="0.407cm" fo:text-align="end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53" style:family="paragraph" style:parent-style-name="Table_20_Paragraph">
      <style:paragraph-properties fo:margin-left="0cm" fo:margin-right="0.086cm" fo:line-height="0.429cm" fo:text-align="end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54" style:family="paragraph" style:parent-style-name="Table_20_Paragraph">
      <style:paragraph-properties fo:margin-left="0.129cm" fo:margin-right="0.12cm" fo:line-height="0.42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55" style:family="paragraph" style:parent-style-name="Table_20_Paragraph">
      <style:paragraph-properties fo:margin-left="0.166cm" fo:margin-right="0cm" fo:line-height="0.427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56" style:family="paragraph" style:parent-style-name="Table_20_Paragraph">
      <style:paragraph-properties fo:margin-left="0.168cm" fo:margin-right="0cm" fo:line-height="0.427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57" style:family="paragraph" style:parent-style-name="Table_20_Paragraph">
      <style:paragraph-properties fo:margin-left="0.168cm" fo:margin-right="0cm" fo:line-height="0.377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58" style:family="paragraph" style:parent-style-name="Table_20_Paragraph">
      <style:paragraph-properties fo:margin-left="0.168cm" fo:margin-right="0cm" fo:line-height="0.407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59" style:family="paragraph" style:parent-style-name="Table_20_Paragraph">
      <style:paragraph-properties fo:margin-left="0.168cm" fo:margin-right="0cm" fo:line-height="0.429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60" style:family="paragraph" style:parent-style-name="Table_20_Paragraph">
      <style:paragraph-properties fo:margin-left="0.009cm" fo:margin-right="0cm" fo:line-height="0.37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61" style:family="paragraph" style:parent-style-name="Table_20_Paragraph">
      <style:paragraph-properties fo:margin-left="0.009cm" fo:margin-right="0cm" fo:line-height="0.40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62" style:family="paragraph" style:parent-style-name="Table_20_Paragraph">
      <style:paragraph-properties fo:margin-left="0.009cm" fo:margin-right="0cm" fo:line-height="0.42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63" style:family="paragraph" style:parent-style-name="Table_20_Paragraph">
      <style:paragraph-properties fo:margin-left="0.009cm" fo:margin-right="0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9%"/>
    </style:style>
    <style:style style:name="P364" style:family="paragraph" style:parent-style-name="Table_20_Paragraph">
      <style:paragraph-properties fo:margin-left="0.284cm" fo:margin-right="0cm" fo:line-height="0.377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65" style:family="paragraph" style:parent-style-name="Table_20_Paragraph">
      <style:paragraph-properties fo:margin-left="0.284cm" fo:margin-right="0cm" fo:line-height="0.407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66" style:family="paragraph" style:parent-style-name="Table_20_Paragraph">
      <style:paragraph-properties fo:margin-left="0.284cm" fo:margin-right="0cm" fo:line-height="0.429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67" style:family="paragraph" style:parent-style-name="Table_20_Paragraph">
      <style:paragraph-properties fo:margin-left="0.175cm" fo:margin-right="0cm" fo:line-height="0.427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68" style:family="paragraph" style:parent-style-name="Table_20_Paragraph">
      <style:paragraph-properties fo:margin-left="0.175cm" fo:margin-right="0cm" fo:line-height="0.377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69" style:family="paragraph" style:parent-style-name="Table_20_Paragraph">
      <style:paragraph-properties fo:margin-left="0.175cm" fo:margin-right="0cm" fo:line-height="0.407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70" style:family="paragraph" style:parent-style-name="Table_20_Paragraph">
      <style:paragraph-properties fo:margin-left="0.175cm" fo:margin-right="0cm" fo:line-height="0.429cm" fo:text-align="start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71" style:family="paragraph" style:parent-style-name="Table_20_Paragraph">
      <style:paragraph-properties fo:margin-left="0.127cm" fo:margin-right="0.127cm" fo:line-height="0.42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72" style:family="paragraph" style:parent-style-name="Table_20_Paragraph">
      <style:paragraph-properties fo:margin-left="0.127cm" fo:margin-right="0.127cm" fo:line-height="0.37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73" style:family="paragraph" style:parent-style-name="Table_20_Paragraph">
      <style:paragraph-properties fo:margin-left="0.127cm" fo:margin-right="0.127cm" fo:line-height="0.40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74" style:family="paragraph" style:parent-style-name="Table_20_Paragraph">
      <style:paragraph-properties fo:margin-left="0.127cm" fo:margin-right="0.127cm" fo:line-height="0.42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75" style:family="paragraph" style:parent-style-name="Table_20_Paragraph">
      <style:paragraph-properties fo:margin-left="0.122cm" fo:margin-right="0.125cm" fo:line-height="0.42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76" style:family="paragraph" style:parent-style-name="Table_20_Paragraph">
      <style:paragraph-properties fo:margin-left="0cm" fo:margin-right="0.004cm" fo:line-height="0.37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77" style:family="paragraph" style:parent-style-name="Table_20_Paragraph">
      <style:paragraph-properties fo:margin-left="0cm" fo:margin-right="0.004cm" fo:line-height="0.40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78" style:family="paragraph" style:parent-style-name="Table_20_Paragraph">
      <style:paragraph-properties fo:margin-left="0cm" fo:margin-right="0.004cm" fo:line-height="0.42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79" style:family="paragraph" style:parent-style-name="Table_20_Paragraph">
      <style:paragraph-properties fo:margin-left="0cm" fo:margin-right="0.004cm" fo:line-height="0.3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80" style:family="paragraph" style:parent-style-name="Table_20_Paragraph">
      <style:paragraph-properties fo:margin-left="0cm" fo:margin-right="0.004cm" fo:line-height="0.422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81" style:family="paragraph" style:parent-style-name="Table_20_Paragraph">
      <style:paragraph-properties fo:margin-left="0cm" fo:margin-right="0.004cm" fo:line-height="0.39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82" style:family="paragraph" style:parent-style-name="Table_20_Paragraph">
      <style:paragraph-properties fo:margin-left="0cm" fo:margin-right="0.004cm" fo:margin-top="0.007cm" fo:margin-bottom="0cm" loext:contextual-spacing="false" fo:line-height="0.418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83" style:family="paragraph" style:parent-style-name="Table_20_Paragraph">
      <style:paragraph-properties fo:margin-left="0cm" fo:margin-right="0.004cm" fo:margin-top="0.007cm" fo:margin-bottom="0cm" loext:contextual-spacing="false" fo:line-height="0.411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84" style:family="paragraph" style:parent-style-name="Table_20_Paragraph">
      <style:paragraph-properties fo:margin-left="0cm" fo:margin-right="0.004cm" fo:margin-top="0.007cm" fo:margin-bottom="0cm" loext:contextual-spacing="false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85" style:family="paragraph" style:parent-style-name="Table_20_Paragraph">
      <style:paragraph-properties fo:margin-left="0cm" fo:margin-right="0.004cm" fo:margin-top="0.014cm" fo:margin-bottom="0cm" loext:contextual-spacing="false" fo:line-height="0.411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86" style:family="paragraph" style:parent-style-name="Table_20_Paragraph">
      <style:paragraph-properties fo:margin-left="0.159cm" fo:margin-right="0.162cm" fo:line-height="0.43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87" style:family="paragraph" style:parent-style-name="Table_20_Paragraph">
      <style:paragraph-properties fo:margin-left="0.145cm" fo:margin-right="0.159cm" fo:line-height="0.43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88" style:family="paragraph" style:parent-style-name="Table_20_Paragraph">
      <style:paragraph-properties fo:margin-left="0.15cm" fo:margin-right="0.175cm" fo:line-height="0.43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89" style:family="paragraph" style:parent-style-name="Table_20_Paragraph">
      <style:paragraph-properties fo:margin-left="0.15cm" fo:margin-right="0.175cm" fo:line-height="0.3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90" style:family="paragraph" style:parent-style-name="Table_20_Paragraph">
      <style:paragraph-properties fo:margin-left="0.15cm" fo:margin-right="0.175cm" fo:line-height="0.422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91" style:family="paragraph" style:parent-style-name="Table_20_Paragraph">
      <style:paragraph-properties fo:margin-left="0.15cm" fo:margin-right="0.175cm" fo:line-height="0.39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92" style:family="paragraph" style:parent-style-name="Table_20_Paragraph">
      <style:paragraph-properties fo:margin-left="0.15cm" fo:margin-right="0.175cm" fo:margin-top="0.007cm" fo:margin-bottom="0cm" loext:contextual-spacing="false" fo:line-height="0.418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93" style:family="paragraph" style:parent-style-name="Table_20_Paragraph">
      <style:paragraph-properties fo:margin-left="0.15cm" fo:margin-right="0.175cm" fo:margin-top="0.007cm" fo:margin-bottom="0cm" loext:contextual-spacing="false" fo:line-height="0.411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94" style:family="paragraph" style:parent-style-name="Table_20_Paragraph">
      <style:paragraph-properties fo:margin-left="0.15cm" fo:margin-right="0.175cm" fo:margin-top="0.007cm" fo:margin-bottom="0cm" loext:contextual-spacing="false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95" style:family="paragraph" style:parent-style-name="Table_20_Paragraph">
      <style:paragraph-properties fo:margin-left="0.15cm" fo:margin-right="0.175cm" fo:margin-top="0.014cm" fo:margin-bottom="0cm" loext:contextual-spacing="false" fo:line-height="0.411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396" style:family="paragraph" style:parent-style-name="Table_20_Paragraph">
      <style:paragraph-properties fo:margin-left="0cm" fo:margin-right="0.014cm" fo:line-height="0.3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97" style:family="paragraph" style:parent-style-name="Table_20_Paragraph">
      <style:paragraph-properties fo:margin-left="0cm" fo:margin-right="0.014cm" fo:line-height="0.422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98" style:family="paragraph" style:parent-style-name="Table_20_Paragraph">
      <style:paragraph-properties fo:margin-left="0cm" fo:margin-right="0.014cm" fo:line-height="0.39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399" style:family="paragraph" style:parent-style-name="Table_20_Paragraph">
      <style:paragraph-properties fo:margin-left="0cm" fo:margin-right="0.014cm" fo:margin-top="0.007cm" fo:margin-bottom="0cm" loext:contextual-spacing="false" fo:line-height="0.418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00" style:family="paragraph" style:parent-style-name="Table_20_Paragraph">
      <style:paragraph-properties fo:margin-left="0cm" fo:margin-right="0.014cm" fo:margin-top="0.007cm" fo:margin-bottom="0cm" loext:contextual-spacing="false" fo:line-height="0.411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01" style:family="paragraph" style:parent-style-name="Table_20_Paragraph">
      <style:paragraph-properties fo:margin-left="0cm" fo:margin-right="0.014cm" fo:margin-top="0.007cm" fo:margin-bottom="0cm" loext:contextual-spacing="false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02" style:family="paragraph" style:parent-style-name="Table_20_Paragraph">
      <style:paragraph-properties fo:margin-left="0cm" fo:margin-right="0.014cm" fo:margin-top="0.014cm" fo:margin-bottom="0cm" loext:contextual-spacing="false" fo:line-height="0.411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03" style:family="paragraph" style:parent-style-name="Table_20_Paragraph">
      <style:paragraph-properties fo:margin-left="0.161cm" fo:margin-right="0.162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04" style:family="paragraph" style:parent-style-name="Table_20_Paragraph">
      <style:paragraph-properties fo:margin-left="0.15cm" fo:margin-right="0.15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05" style:family="paragraph" style:parent-style-name="Table_20_Paragraph">
      <style:paragraph-properties fo:margin-left="0.155cm" fo:margin-right="0.175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06" style:family="paragraph" style:parent-style-name="Table_20_Paragraph">
      <style:paragraph-properties fo:margin-left="0.155cm" fo:margin-right="0.175cm" fo:line-height="0.39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07" style:family="paragraph" style:parent-style-name="Table_20_Paragraph">
      <style:paragraph-properties fo:margin-left="0.155cm" fo:margin-right="0.175cm" fo:line-height="0.39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08" style:family="paragraph" style:parent-style-name="Table_20_Paragraph">
      <style:paragraph-properties fo:margin-left="0.155cm" fo:margin-right="0.175cm" fo:margin-top="0.007cm" fo:margin-bottom="0cm" loext:contextual-spacing="false" fo:line-height="0.418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09" style:family="paragraph" style:parent-style-name="Table_20_Paragraph">
      <style:paragraph-properties fo:margin-left="0.164cm" fo:margin-right="0.157cm" fo:line-height="0.42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10" style:family="paragraph" style:parent-style-name="Table_20_Paragraph">
      <style:paragraph-properties fo:margin-left="0.164cm" fo:margin-right="0.171cm" fo:line-height="0.42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11" style:family="paragraph" style:parent-style-name="Table_20_Paragraph">
      <style:paragraph-properties fo:margin-left="0.162cm" fo:margin-right="0.162cm" fo:line-height="0.42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12" style:family="paragraph" style:parent-style-name="Table_20_Paragraph">
      <style:paragraph-properties fo:margin-left="0.155cm" fo:margin-right="0.169cm" fo:line-height="0.42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13" style:family="paragraph" style:parent-style-name="Table_20_Paragraph">
      <style:paragraph-properties fo:margin-left="0.155cm" fo:margin-right="0.169cm" fo:line-height="0.3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14" style:family="paragraph" style:parent-style-name="Table_20_Paragraph">
      <style:paragraph-properties fo:margin-left="0.155cm" fo:margin-right="0.169cm" fo:margin-top="0.007cm" fo:margin-bottom="0cm" loext:contextual-spacing="false" fo:line-height="0.418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15" style:family="paragraph" style:parent-style-name="Table_20_Paragraph">
      <style:paragraph-properties fo:margin-left="0cm" fo:margin-right="0.002cm" fo:line-height="0.39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16" style:family="paragraph" style:parent-style-name="Table_20_Paragraph">
      <style:paragraph-properties fo:margin-left="0cm" fo:margin-right="0.002cm" fo:line-height="0.39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17" style:family="paragraph" style:parent-style-name="Table_20_Paragraph">
      <style:paragraph-properties fo:margin-left="0cm" fo:margin-right="0.002cm" fo:margin-top="0.007cm" fo:margin-bottom="0cm" loext:contextual-spacing="false" fo:line-height="0.418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18" style:family="paragraph" style:parent-style-name="Table_20_Paragraph">
      <style:paragraph-properties fo:margin-left="0cm" fo:margin-right="0.009cm" fo:line-height="0.39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19" style:family="paragraph" style:parent-style-name="Table_20_Paragraph">
      <style:paragraph-properties fo:margin-left="0cm" fo:margin-right="0.009cm" fo:line-height="0.39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20" style:family="paragraph" style:parent-style-name="Table_20_Paragraph">
      <style:paragraph-properties fo:margin-left="0cm" fo:margin-right="0.009cm" fo:margin-top="0.007cm" fo:margin-bottom="0cm" loext:contextual-spacing="false" fo:line-height="0.418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21" style:family="paragraph" style:parent-style-name="Table_20_Paragraph">
      <style:paragraph-properties fo:margin-left="0.007cm" fo:margin-right="0cm" fo:line-height="0.3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22" style:family="paragraph" style:parent-style-name="Table_20_Paragraph">
      <style:paragraph-properties fo:margin-left="0.007cm" fo:margin-right="0cm" fo:margin-top="0.007cm" fo:margin-bottom="0cm" loext:contextual-spacing="false" fo:line-height="0.418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23" style:family="paragraph" style:parent-style-name="Table_20_Paragraph">
      <style:paragraph-properties fo:margin-left="0cm" fo:margin-right="0.007cm" fo:line-height="0.3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24" style:family="paragraph" style:parent-style-name="Table_20_Paragraph">
      <style:paragraph-properties fo:margin-left="0cm" fo:margin-right="0.007cm" fo:margin-top="0.007cm" fo:margin-bottom="0cm" loext:contextual-spacing="false" fo:line-height="0.418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25" style:family="paragraph" style:parent-style-name="Table_20_Paragraph">
      <style:paragraph-properties fo:margin-top="0.007cm" fo:margin-bottom="0cm" loext:contextual-spacing="false" fo:line-height="0.418cm" fo:text-align="center" style:justify-single-word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26" style:family="paragraph" style:parent-style-name="Table_20_Paragraph">
      <style:paragraph-properties fo:margin-left="0.168cm" fo:margin-right="0.153cm" fo:line-height="0.39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27" style:family="paragraph" style:parent-style-name="Table_20_Paragraph">
      <style:paragraph-properties fo:margin-left="0.169cm" fo:margin-right="0.155cm" fo:line-height="0.39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28" style:family="paragraph" style:parent-style-name="Table_20_Paragraph">
      <style:paragraph-properties fo:margin-left="0.169cm" fo:margin-right="0.155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29" style:family="paragraph" style:parent-style-name="Table_20_Paragraph">
      <style:paragraph-properties fo:margin-left="0.162cm" fo:margin-right="0.145cm" fo:line-height="0.39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30" style:family="paragraph" style:parent-style-name="Table_20_Paragraph">
      <style:paragraph-properties fo:margin-left="0.171cm" fo:margin-right="0.153cm" fo:line-height="0.399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31" style:family="paragraph" style:parent-style-name="Table_20_Paragraph">
      <style:paragraph-properties fo:margin-left="0.014cm" fo:margin-right="0cm" fo:line-height="0.372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32" style:family="paragraph" style:parent-style-name="Table_20_Paragraph">
      <style:paragraph-properties fo:margin-left="0.014cm" fo:margin-right="0cm" fo:line-height="0.40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33" style:family="paragraph" style:parent-style-name="Table_20_Paragraph">
      <style:paragraph-properties fo:margin-left="0.014cm" fo:margin-right="0cm" fo:line-height="0.436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34" style:family="paragraph" style:parent-style-name="Table_20_Paragraph">
      <style:paragraph-properties fo:margin-left="0.016cm" fo:margin-right="0cm" fo:line-height="0.372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35" style:family="paragraph" style:parent-style-name="Table_20_Paragraph">
      <style:paragraph-properties fo:margin-left="0.016cm" fo:margin-right="0cm" fo:line-height="0.40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36" style:family="paragraph" style:parent-style-name="Table_20_Paragraph">
      <style:paragraph-properties fo:margin-left="0.016cm" fo:margin-right="0cm" fo:line-height="0.436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37" style:family="paragraph" style:parent-style-name="Table_20_Paragraph">
      <style:paragraph-properties fo:margin-left="0.016cm" fo:margin-right="0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9%"/>
    </style:style>
    <style:style style:name="P438" style:family="paragraph" style:parent-style-name="Table_20_Paragraph">
      <style:paragraph-properties fo:margin-left="0.018cm" fo:margin-right="0cm" fo:line-height="0.372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39" style:family="paragraph" style:parent-style-name="Table_20_Paragraph">
      <style:paragraph-properties fo:margin-left="0.018cm" fo:margin-right="0cm" fo:line-height="0.40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40" style:family="paragraph" style:parent-style-name="Table_20_Paragraph">
      <style:paragraph-properties fo:margin-left="0.018cm" fo:margin-right="0cm" fo:line-height="0.436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 style:text-scale="99%"/>
    </style:style>
    <style:style style:name="P441" style:family="paragraph" style:parent-style-name="Table_20_Paragraph">
      <style:paragraph-properties fo:margin-left="0.018cm" fo:margin-right="0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9%"/>
    </style:style>
    <style:style style:name="P442" style:family="paragraph" style:parent-style-name="Table_20_Paragraph">
      <style:paragraph-properties fo:margin-left="0.171cm" fo:margin-right="0.152cm" fo:line-height="0.372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43" style:family="paragraph" style:parent-style-name="Table_20_Paragraph">
      <style:paragraph-properties fo:margin-left="0.171cm" fo:margin-right="0.152cm" fo:line-height="0.407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44" style:family="paragraph" style:parent-style-name="Table_20_Paragraph">
      <style:paragraph-properties fo:margin-left="0.171cm" fo:margin-right="0.152cm" fo:line-height="0.436cm" fo:text-align="center" style:justify-single-word="false" fo:text-indent="0cm" style:auto-text-indent="false"/>
      <style:text-properties fo:color="#231f20" style:font-name="Times New Roman" fo:font-size="11pt" fo:language="en" fo:country="US" officeooo:paragraph-rsid="000ec137" style:font-name-asian="Times New Roman" style:font-size-asian="11pt" style:font-name-complex="Times New Roman" style:font-size-complex="11pt"/>
    </style:style>
    <style:style style:name="P445" style:family="paragraph" style:parent-style-name="Table_20_Paragraph">
      <style:paragraph-properties fo:margin-left="0cm" fo:margin-right="0.074cm" fo:line-height="0.423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9%"/>
    </style:style>
    <style:style style:name="P446" style:family="paragraph" style:parent-style-name="Table_20_Paragraph">
      <style:paragraph-properties fo:margin-left="0cm" fo:margin-right="0.074cm" fo:line-height="0.443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9%"/>
    </style:style>
    <style:style style:name="P447" style:family="paragraph" style:parent-style-name="Table_20_Paragraph">
      <style:paragraph-properties fo:margin-left="0cm" fo:margin-right="0.074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9%"/>
    </style:style>
    <style:style style:name="P448" style:family="paragraph" style:parent-style-name="Table_20_Paragraph">
      <style:paragraph-properties fo:margin-left="0.164cm" fo:margin-right="0cm" fo:line-height="0.423cm" fo:text-align="start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49" style:family="paragraph" style:parent-style-name="Table_20_Paragraph">
      <style:paragraph-properties fo:margin-left="0.164cm" fo:margin-right="0cm" fo:line-height="0.443cm" fo:text-align="start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50" style:family="paragraph" style:parent-style-name="Table_20_Paragraph">
      <style:paragraph-properties fo:margin-left="0.164cm" fo:margin-right="0cm" fo:text-align="start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51" style:family="paragraph" style:parent-style-name="Table_20_Paragraph">
      <style:paragraph-properties fo:margin-left="0.166cm" fo:margin-right="0.153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52" style:family="paragraph" style:parent-style-name="Table_20_Paragraph">
      <style:paragraph-properties fo:margin-left="0.157cm" fo:margin-right="0.146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53" style:family="paragraph" style:parent-style-name="Table_20_Paragraph">
      <style:paragraph-properties fo:margin-left="0.166cm" fo:margin-right="0.157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54" style:family="paragraph" style:parent-style-name="Table_20_Paragraph">
      <style:paragraph-properties fo:margin-left="0.012cm" fo:margin-right="0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9%"/>
    </style:style>
    <style:style style:name="P455" style:family="paragraph" style:parent-style-name="Table_20_Paragraph">
      <style:paragraph-properties fo:margin-left="0.011cm" fo:margin-right="0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 style:text-scale="99%"/>
    </style:style>
    <style:style style:name="P456" style:family="paragraph" style:parent-style-name="Table_20_Paragraph">
      <style:paragraph-properties fo:margin-left="0.168cm" fo:margin-right="0.155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57" style:family="paragraph" style:parent-style-name="Table_20_Paragraph">
      <style:paragraph-properties fo:margin-left="0.164cm" fo:margin-right="0.155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58" style:family="paragraph" style:parent-style-name="Table_20_Paragraph">
      <style:paragraph-properties fo:margin-left="0.072cm" fo:margin-right="0.056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59" style:family="paragraph" style:parent-style-name="Table_20_Paragraph">
      <style:paragraph-properties fo:margin-left="0.169cm" fo:margin-right="0.152cm" fo:line-height="0.418cm" fo:text-align="center" style:justify-single-word="false" fo:text-indent="0cm" style:auto-text-indent="false"/>
      <style:text-properties fo:color="#231f20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460" style:family="paragraph" style:parent-style-name="Heading_20_4_20__28_user_29_">
      <style:paragraph-properties fo:margin-left="0.277cm" fo:margin-right="0cm" fo:margin-top="0.159cm" fo:margin-bottom="0cm" loext:contextual-spacing="false" fo:text-indent="0cm" style:auto-text-indent="false"/>
      <style:text-properties fo:color="#231f20" officeooo:paragraph-rsid="000ec137"/>
    </style:style>
    <style:style style:name="P461" style:family="paragraph" style:parent-style-name="Heading_20_4_20__28_user_29_" style:list-style-name="LS241">
      <style:paragraph-properties fo:margin-left="1.388cm" fo:margin-right="0cm" fo:margin-top="0cm" fo:margin-bottom="0cm" loext:contextual-spacing="false" fo:line-height="100%" fo:text-align="start" style:justify-single-word="false" fo:text-indent="-1.111cm" style:auto-text-indent="false">
        <style:tab-stops>
          <style:tab-stop style:position="0cm"/>
          <style:tab-stop style:position="0.002cm"/>
        </style:tab-stops>
      </style:paragraph-properties>
      <style:text-properties officeooo:paragraph-rsid="000ec137"/>
    </style:style>
    <style:style style:name="P462" style:family="paragraph" style:parent-style-name="Heading_20_4_20__28_user_29_" style:list-style-name="LS241">
      <style:paragraph-properties fo:margin-left="1.388cm" fo:margin-right="0cm" fo:margin-top="0.49cm" fo:margin-bottom="0cm" loext:contextual-spacing="false" fo:line-height="100%" fo:text-align="start" style:justify-single-word="false" fo:text-indent="-1.111cm" style:auto-text-indent="false">
        <style:tab-stops>
          <style:tab-stop style:position="0cm"/>
          <style:tab-stop style:position="0.002cm"/>
        </style:tab-stops>
      </style:paragraph-properties>
      <style:text-properties officeooo:paragraph-rsid="000ec137"/>
    </style:style>
    <style:style style:name="P463" style:family="paragraph">
      <loext:graphic-properties draw:fill-color="#ffffff"/>
    </style:style>
    <style:style style:name="P464" style:family="paragraph">
      <style:paragraph-properties fo:margin-left="0cm" fo:margin-right="0cm" fo:margin-top="0cm" fo:margin-bottom="0cm" fo:line-height="0.434cm" fo:text-align="start" fo:text-indent="0cm"/>
    </style:style>
    <style:style style:name="P465" style:family="paragraph">
      <loext:graphic-properties draw:fill="none"/>
    </style:style>
    <style:style style:name="P466" style:family="paragraph">
      <style:paragraph-properties fo:margin-left="0cm" fo:margin-right="0cm" fo:margin-top="0cm" fo:margin-bottom="0cm" fo:text-align="start" fo:text-indent="0cm"/>
    </style:style>
    <style:style style:name="P467" style:family="paragraph">
      <style:paragraph-properties fo:margin-left="0cm" fo:margin-right="0cm" fo:margin-top="0cm" fo:margin-bottom="0cm" fo:line-height="107%" fo:text-align="start" fo:text-indent="0.009cm"/>
    </style:style>
    <style:style style:name="P468" style:family="paragraph">
      <style:paragraph-properties fo:margin-left="0.385cm" fo:margin-right="0cm" fo:margin-top="0cm" fo:margin-bottom="0cm" fo:line-height="105%" fo:text-align="start" fo:text-indent="-0.38cm"/>
    </style:style>
    <style:style style:name="T1" style:family="text">
      <style:text-properties fo:color="#231f20"/>
    </style:style>
    <style:style style:name="T2" style:family="text">
      <style:text-properties fo:color="#231f20" fo:letter-spacing="0.014cm"/>
    </style:style>
    <style:style style:name="T3" style:family="text">
      <style:text-properties fo:color="#231f20" fo:letter-spacing="0.014cm" style:text-scale="105%"/>
    </style:style>
    <style:style style:name="T4" style:family="text">
      <style:text-properties fo:color="#231f20" fo:font-size="8.5pt" fo:letter-spacing="0.014cm" style:font-size-asian="8.5pt"/>
    </style:style>
    <style:style style:name="T5" style:family="text">
      <style:text-properties fo:color="#231f20" fo:font-size="8.5pt" fo:letter-spacing="0.014cm" style:font-size-asian="8.5pt" style:text-scale="105%"/>
    </style:style>
    <style:style style:name="T6" style:family="text">
      <style:text-properties fo:color="#231f20" fo:font-size="8.5pt" fo:letter-spacing="0.012cm" style:font-size-asian="8.5pt"/>
    </style:style>
    <style:style style:name="T7" style:family="text">
      <style:text-properties fo:color="#231f20" fo:font-size="8.5pt" style:font-size-asian="8.5pt"/>
    </style:style>
    <style:style style:name="T8" style:family="text">
      <style:text-properties fo:color="#231f20" fo:font-size="8.5pt" style:font-size-asian="8.5pt" style:text-scale="102%"/>
    </style:style>
    <style:style style:name="T9" style:family="text">
      <style:text-properties fo:color="#231f20" fo:font-size="8.5pt" style:font-size-asian="8.5pt" style:text-scale="105%"/>
    </style:style>
    <style:style style:name="T10" style:family="text">
      <style:text-properties fo:color="#231f20" fo:font-size="8.5pt" fo:letter-spacing="0.016cm" style:font-size-asian="8.5pt"/>
    </style:style>
    <style:style style:name="T11" style:family="text">
      <style:text-properties fo:color="#231f20" fo:font-size="8.5pt" fo:letter-spacing="0.011cm" style:font-size-asian="8.5pt"/>
    </style:style>
    <style:style style:name="T12" style:family="text">
      <style:text-properties fo:color="#231f20" fo:font-size="8.5pt" fo:letter-spacing="0.009cm" style:font-size-asian="8.5pt"/>
    </style:style>
    <style:style style:name="T13" style:family="text">
      <style:text-properties fo:color="#231f20" fo:font-size="8.5pt" fo:letter-spacing="0.007cm" style:font-size-asian="8.5pt"/>
    </style:style>
    <style:style style:name="T14" style:family="text">
      <style:text-properties fo:color="#231f20" fo:font-size="8.5pt" fo:letter-spacing="0.069cm" style:font-size-asian="8.5pt"/>
    </style:style>
    <style:style style:name="T15" style:family="text">
      <style:text-properties fo:color="#231f20" fo:font-size="8.5pt" fo:letter-spacing="0.018cm" style:font-size-asian="8.5pt" style:text-scale="102%"/>
    </style:style>
    <style:style style:name="T16" style:family="text">
      <style:text-properties fo:color="#231f20" fo:font-size="8.5pt" fo:letter-spacing="-0.035cm" style:font-size-asian="8.5pt"/>
    </style:style>
    <style:style style:name="T17" style:family="text">
      <style:text-properties fo:color="#231f20" fo:font-size="8.5pt" fo:letter-spacing="-0.009cm" style:font-size-asian="8.5pt" style:text-scale="105%"/>
    </style:style>
    <style:style style:name="T18" style:family="text">
      <style:text-properties fo:color="#231f20" fo:font-size="8.5pt" fo:letter-spacing="-0.007cm" style:font-size-asian="8.5pt" style:text-scale="105%"/>
    </style:style>
    <style:style style:name="T19" style:family="text">
      <style:text-properties fo:color="#231f20" fo:font-size="8.5pt" fo:letter-spacing="0.005cm" style:font-size-asian="8.5pt" style:text-scale="105%"/>
    </style:style>
    <style:style style:name="T20" style:family="text">
      <style:text-properties fo:color="#231f20" fo:font-size="8.5pt" fo:letter-spacing="0.002cm" style:font-size-asian="8.5pt" style:text-scale="105%"/>
    </style:style>
    <style:style style:name="T21" style:family="text">
      <style:text-properties fo:color="#231f20" fo:font-size="8.5pt" fo:letter-spacing="0.034cm" style:font-size-asian="8.5pt"/>
    </style:style>
    <style:style style:name="T22" style:family="text">
      <style:text-properties fo:color="#231f20" fo:font-size="8.5pt" fo:letter-spacing="-0.025cm" style:font-size-asian="8.5pt" style:text-scale="105%"/>
    </style:style>
    <style:style style:name="T23" style:family="text">
      <style:text-properties fo:color="#231f20" fo:font-size="8.5pt" fo:letter-spacing="0.025cm" style:font-size-asian="8.5pt" style:text-scale="105%"/>
    </style:style>
    <style:style style:name="T24" style:family="text">
      <style:text-properties fo:color="#231f20" fo:font-size="8.5pt" fo:letter-spacing="0.019cm" style:font-size-asian="8.5pt"/>
    </style:style>
    <style:style style:name="T25" style:family="text">
      <style:text-properties fo:color="#231f20" fo:letter-spacing="0.011cm"/>
    </style:style>
    <style:style style:name="T26" style:family="text">
      <style:text-properties fo:color="#231f20" fo:letter-spacing="0.011cm" style:text-scale="105%"/>
    </style:style>
    <style:style style:name="T27" style:family="text">
      <style:text-properties fo:color="#231f20" fo:letter-spacing="0.011cm" style:text-scale="110%"/>
    </style:style>
    <style:style style:name="T28" style:family="text">
      <style:text-properties fo:color="#231f20" fo:letter-spacing="-0.011cm"/>
    </style:style>
    <style:style style:name="T29" style:family="text">
      <style:text-properties fo:color="#231f20" fo:letter-spacing="-0.009cm"/>
    </style:style>
    <style:style style:name="T30" style:family="text">
      <style:text-properties fo:color="#231f20" fo:letter-spacing="-0.009cm" style:text-scale="105%"/>
    </style:style>
    <style:style style:name="T31" style:family="text">
      <style:text-properties fo:color="#231f20" fo:letter-spacing="-0.009cm" style:text-scale="99%"/>
    </style:style>
    <style:style style:name="T32" style:family="text">
      <style:text-properties fo:color="#231f20" fo:letter-spacing="-0.004cm"/>
    </style:style>
    <style:style style:name="T33" style:family="text">
      <style:text-properties fo:color="#231f20" fo:letter-spacing="-0.004cm" style:text-scale="110%"/>
    </style:style>
    <style:style style:name="T34" style:family="text">
      <style:text-properties fo:color="#231f20" fo:letter-spacing="-0.004cm" style:text-scale="99%"/>
    </style:style>
    <style:style style:name="T35" style:family="text">
      <style:text-properties fo:color="#231f20" fo:letter-spacing="-0.004cm" fo:font-weight="bold" style:font-weight-asian="bold"/>
    </style:style>
    <style:style style:name="T36" style:family="text">
      <style:text-properties fo:color="#231f20" fo:font-weight="bold" style:font-weight-asian="bold"/>
    </style:style>
    <style:style style:name="T37" style:family="text">
      <style:text-properties fo:color="#231f20" fo:font-style="italic" style:font-style-asian="italic"/>
    </style:style>
    <style:style style:name="T38" style:family="text">
      <style:text-properties fo:color="#231f20" fo:letter-spacing="-0.046cm"/>
    </style:style>
    <style:style style:name="T39" style:family="text">
      <style:text-properties fo:color="#231f20" fo:letter-spacing="-0.007cm"/>
    </style:style>
    <style:style style:name="T40" style:family="text">
      <style:text-properties fo:color="#231f20" fo:letter-spacing="-0.007cm" fo:font-style="italic" style:font-style-asian="italic"/>
    </style:style>
    <style:style style:name="T41" style:family="text">
      <style:text-properties fo:color="#231f20" fo:letter-spacing="-0.007cm" fo:font-weight="bold" style:font-weight-asian="bold"/>
    </style:style>
    <style:style style:name="T42" style:family="text">
      <style:text-properties fo:color="#231f20" fo:letter-spacing="-0.007cm" style:text-scale="110%"/>
    </style:style>
    <style:style style:name="T43" style:family="text">
      <style:text-properties fo:color="#231f20" fo:letter-spacing="-0.007cm" style:text-scale="99%"/>
    </style:style>
    <style:style style:name="T44" style:family="text">
      <style:text-properties fo:color="#231f20" fo:letter-spacing="-0.005cm"/>
    </style:style>
    <style:style style:name="T45" style:family="text">
      <style:text-properties fo:color="#231f20" fo:letter-spacing="-0.005cm" fo:font-style="italic" style:font-style-asian="italic"/>
    </style:style>
    <style:style style:name="T46" style:family="text">
      <style:text-properties fo:color="#231f20" fo:letter-spacing="-0.005cm" fo:font-weight="bold" style:font-weight-asian="bold"/>
    </style:style>
    <style:style style:name="T47" style:family="text">
      <style:text-properties fo:color="#231f20" fo:letter-spacing="-0.005cm" style:text-scale="105%"/>
    </style:style>
    <style:style style:name="T48" style:family="text">
      <style:text-properties fo:color="#231f20" fo:letter-spacing="-0.005cm" style:text-scale="110%"/>
    </style:style>
    <style:style style:name="T49" style:family="text">
      <style:text-properties fo:color="#231f20" fo:font-size="12pt" fo:font-weight="bold" style:font-size-asian="12pt" style:font-weight-asian="bold"/>
    </style:style>
    <style:style style:name="T50" style:family="text">
      <style:text-properties fo:color="#231f20" fo:font-size="12pt" fo:letter-spacing="-0.005cm" fo:font-weight="bold" style:font-size-asian="12pt" style:font-weight-asian="bold"/>
    </style:style>
    <style:style style:name="T51" style:family="text">
      <style:text-properties fo:color="#231f20" fo:font-size="12pt" fo:letter-spacing="-0.004cm" fo:font-weight="bold" style:font-size-asian="12pt" style:font-weight-asian="bold"/>
    </style:style>
    <style:style style:name="T52" style:family="text">
      <style:text-properties fo:color="#231f20" fo:letter-spacing="-0.002cm"/>
    </style:style>
    <style:style style:name="T53" style:family="text">
      <style:text-properties fo:color="#231f20" fo:letter-spacing="-0.002cm" style:text-scale="99%"/>
    </style:style>
    <style:style style:name="T54" style:family="text">
      <style:text-properties fo:color="#231f20" fo:letter-spacing="-0.002cm" style:text-scale="115%"/>
    </style:style>
    <style:style style:name="T55" style:family="text">
      <style:text-properties fo:color="#231f20" fo:letter-spacing="-0.002cm" style:text-scale="110%"/>
    </style:style>
    <style:style style:name="T56" style:family="text">
      <style:text-properties fo:color="#231f20" style:font-name="DejaVu Serif"/>
    </style:style>
    <style:style style:name="T57" style:family="text">
      <style:text-properties fo:color="#231f20" style:font-name="DejaVu Serif" fo:letter-spacing="-0.03cm"/>
    </style:style>
    <style:style style:name="T58" style:family="text">
      <style:text-properties fo:color="#231f20" style:font-name="DejaVu Serif" fo:letter-spacing="-0.03cm" style:text-scale="105%"/>
    </style:style>
    <style:style style:name="T59" style:family="text">
      <style:text-properties fo:color="#231f20" style:font-name="DejaVu Serif" fo:letter-spacing="-0.019cm"/>
    </style:style>
    <style:style style:name="T60" style:family="text">
      <style:text-properties fo:color="#231f20" style:font-name="DejaVu Serif" fo:letter-spacing="-0.019cm" style:text-scale="105%"/>
    </style:style>
    <style:style style:name="T61" style:family="text">
      <style:text-properties fo:color="#231f20" style:font-name="DejaVu Serif" fo:letter-spacing="0.014cm"/>
    </style:style>
    <style:style style:name="T62" style:family="text">
      <style:text-properties fo:color="#231f20" style:font-name="DejaVu Serif" fo:font-size="11pt" style:font-size-asian="11pt"/>
    </style:style>
    <style:style style:name="T63" style:family="text">
      <style:text-properties fo:color="#231f20" style:font-name="DejaVu Serif" fo:font-size="11pt" style:font-size-asian="11pt" style:text-scale="105%"/>
    </style:style>
    <style:style style:name="T64" style:family="text">
      <style:text-properties fo:color="#231f20" style:font-name="DejaVu Serif" fo:font-size="11pt" style:font-size-asian="11pt" style:text-scale="110%"/>
    </style:style>
    <style:style style:name="T65" style:family="text">
      <style:text-properties fo:color="#231f20" style:font-name="DejaVu Serif" fo:font-size="11pt" fo:letter-spacing="0.005cm" style:font-size-asian="11pt"/>
    </style:style>
    <style:style style:name="T66" style:family="text">
      <style:text-properties fo:color="#231f20" style:font-name="DejaVu Serif" fo:font-size="11pt" fo:letter-spacing="0.011cm" style:font-size-asian="11pt"/>
    </style:style>
    <style:style style:name="T67" style:family="text">
      <style:text-properties fo:color="#231f20" style:font-name="DejaVu Serif" fo:font-size="11pt" fo:letter-spacing="0.019cm" style:font-size-asian="11pt"/>
    </style:style>
    <style:style style:name="T68" style:family="text">
      <style:text-properties fo:color="#231f20" style:font-name="DejaVu Serif" fo:font-size="11pt" fo:letter-spacing="0.009cm" style:font-size-asian="11pt"/>
    </style:style>
    <style:style style:name="T69" style:family="text">
      <style:text-properties fo:color="#231f20" style:font-name="DejaVu Serif" fo:font-size="11pt" fo:letter-spacing="0.053cm" style:font-size-asian="11pt"/>
    </style:style>
    <style:style style:name="T70" style:family="text">
      <style:text-properties fo:color="#231f20" style:font-name="DejaVu Serif" fo:font-size="11pt" fo:letter-spacing="-0.06cm" style:font-size-asian="11pt"/>
    </style:style>
    <style:style style:name="T71" style:family="text">
      <style:text-properties fo:color="#231f20" style:font-name="DejaVu Serif" fo:font-size="11pt" fo:letter-spacing="-0.062cm" style:font-size-asian="11pt"/>
    </style:style>
    <style:style style:name="T72" style:family="text">
      <style:text-properties fo:color="#231f20" style:font-name="DejaVu Serif" fo:font-size="11pt" fo:letter-spacing="0.002cm" style:font-size-asian="11pt"/>
    </style:style>
    <style:style style:name="T73" style:family="text">
      <style:text-properties fo:color="#231f20" style:font-name="DejaVu Serif" fo:letter-spacing="0.009cm"/>
    </style:style>
    <style:style style:name="T74" style:family="text">
      <style:text-properties fo:color="#231f20" style:font-name="DejaVu Serif" fo:letter-spacing="0.009cm" style:text-scale="110%"/>
    </style:style>
    <style:style style:name="T75" style:family="text">
      <style:text-properties fo:color="#231f20" style:font-name="DejaVu Serif" fo:letter-spacing="0.009cm" style:text-scale="105%"/>
    </style:style>
    <style:style style:name="T76" style:family="text">
      <style:text-properties fo:color="#231f20" style:font-name="DejaVu Serif" fo:letter-spacing="-0.095cm"/>
    </style:style>
    <style:style style:name="T77" style:family="text">
      <style:text-properties fo:color="#231f20" style:font-name="DejaVu Serif" fo:letter-spacing="0.004cm"/>
    </style:style>
    <style:style style:name="T78" style:family="text">
      <style:text-properties fo:color="#231f20" style:font-name="DejaVu Serif" style:text-scale="105%"/>
    </style:style>
    <style:style style:name="T79" style:family="text">
      <style:text-properties fo:color="#231f20" style:font-name="DejaVu Serif" fo:letter-spacing="-0.035cm"/>
    </style:style>
    <style:style style:name="T80" style:family="text">
      <style:text-properties fo:color="#231f20" style:font-name="DejaVu Serif" fo:letter-spacing="-0.035cm" style:text-scale="105%"/>
    </style:style>
    <style:style style:name="T81" style:family="text">
      <style:text-properties fo:color="#231f20" style:font-name="DejaVu Serif" fo:letter-spacing="-0.035cm" style:text-scale="110%"/>
    </style:style>
    <style:style style:name="T82" style:family="text">
      <style:text-properties fo:color="#231f20" style:font-name="DejaVu Serif" fo:letter-spacing="-0.016cm"/>
    </style:style>
    <style:style style:name="T83" style:family="text">
      <style:text-properties fo:color="#231f20" style:font-name="DejaVu Serif" fo:letter-spacing="-0.016cm" style:text-scale="110%"/>
    </style:style>
    <style:style style:name="T84" style:family="text">
      <style:text-properties fo:color="#231f20" style:font-name="DejaVu Serif" fo:letter-spacing="-0.034cm"/>
    </style:style>
    <style:style style:name="T85" style:family="text">
      <style:text-properties fo:color="#231f20" style:font-name="DejaVu Serif" fo:letter-spacing="-0.074cm"/>
    </style:style>
    <style:style style:name="T86" style:family="text">
      <style:text-properties fo:color="#231f20" style:font-name="DejaVu Serif" fo:letter-spacing="0.011cm"/>
    </style:style>
    <style:style style:name="T87" style:family="text">
      <style:text-properties fo:color="#231f20" style:font-name="DejaVu Serif" fo:letter-spacing="0.011cm" style:text-scale="110%"/>
    </style:style>
    <style:style style:name="T88" style:family="text">
      <style:text-properties fo:color="#231f20" style:font-name="DejaVu Serif" fo:letter-spacing="0.011cm" style:text-scale="105%"/>
    </style:style>
    <style:style style:name="T89" style:family="text">
      <style:text-properties fo:color="#231f20" style:font-name="DejaVu Serif" fo:letter-spacing="-0.014cm"/>
    </style:style>
    <style:style style:name="T90" style:family="text">
      <style:text-properties fo:color="#231f20" style:font-name="DejaVu Serif" style:text-scale="102%"/>
    </style:style>
    <style:style style:name="T91" style:family="text">
      <style:text-properties fo:color="#231f20" style:font-name="DejaVu Serif" fo:letter-spacing="-0.048cm"/>
    </style:style>
    <style:style style:name="T92" style:family="text">
      <style:text-properties fo:color="#231f20" style:font-name="DejaVu Serif" fo:letter-spacing="-0.048cm" style:text-scale="110%"/>
    </style:style>
    <style:style style:name="T93" style:family="text">
      <style:text-properties fo:color="#231f20" style:font-name="DejaVu Serif" fo:letter-spacing="-0.189cm" style:text-scale="102%"/>
    </style:style>
    <style:style style:name="T94" style:family="text">
      <style:text-properties fo:color="#231f20" style:font-name="DejaVu Serif" fo:letter-spacing="-0.002cm"/>
    </style:style>
    <style:style style:name="T95" style:family="text">
      <style:text-properties fo:color="#231f20" style:font-name="DejaVu Serif" fo:letter-spacing="-0.002cm" style:text-scale="102%"/>
    </style:style>
    <style:style style:name="T96" style:family="text">
      <style:text-properties fo:color="#231f20" style:font-name="DejaVu Serif" fo:letter-spacing="-0.002cm" style:text-scale="100%"/>
    </style:style>
    <style:style style:name="T97" style:family="text">
      <style:text-properties fo:color="#231f20" style:font-name="DejaVu Serif" fo:letter-spacing="-0.002cm" style:text-scale="147%"/>
    </style:style>
    <style:style style:name="T98" style:family="text">
      <style:text-properties fo:color="#231f20" style:font-name="DejaVu Serif" fo:letter-spacing="-0.076cm"/>
    </style:style>
    <style:style style:name="T99" style:family="text">
      <style:text-properties fo:color="#231f20" style:font-name="DejaVu Serif" fo:letter-spacing="-0.062cm"/>
    </style:style>
    <style:style style:name="T100" style:family="text">
      <style:text-properties fo:color="#231f20" style:font-name="DejaVu Serif" style:text-scale="110%"/>
    </style:style>
    <style:style style:name="T101" style:family="text">
      <style:text-properties fo:color="#231f20" style:font-name="DejaVu Serif" fo:letter-spacing="-0.092cm"/>
    </style:style>
    <style:style style:name="T102" style:family="text">
      <style:text-properties fo:color="#231f20" style:font-name="DejaVu Serif" fo:letter-spacing="0.012cm"/>
    </style:style>
    <style:style style:name="T103" style:family="text">
      <style:text-properties fo:color="#231f20" style:font-name="DejaVu Serif" fo:letter-spacing="0.012cm" style:text-scale="95%"/>
    </style:style>
    <style:style style:name="T104" style:family="text">
      <style:text-properties fo:color="#231f20" style:font-name="DejaVu Serif" fo:letter-spacing="0.012cm" style:text-scale="105%"/>
    </style:style>
    <style:style style:name="T105" style:family="text">
      <style:text-properties fo:color="#231f20" style:font-name="DejaVu Serif" fo:letter-spacing="-0.071cm"/>
    </style:style>
    <style:style style:name="T106" style:family="text">
      <style:text-properties fo:color="#231f20" style:font-name="DejaVu Serif" fo:letter-spacing="-0.044cm"/>
    </style:style>
    <style:style style:name="T107" style:family="text">
      <style:text-properties fo:color="#231f20" style:font-name="DejaVu Serif" fo:letter-spacing="-0.023cm"/>
    </style:style>
    <style:style style:name="T108" style:family="text">
      <style:text-properties fo:color="#231f20" style:font-name="DejaVu Serif" fo:letter-spacing="-0.023cm" style:text-scale="110%"/>
    </style:style>
    <style:style style:name="T109" style:family="text">
      <style:text-properties fo:color="#231f20" style:font-name="DejaVu Serif" fo:letter-spacing="-0.032cm"/>
    </style:style>
    <style:style style:name="T110" style:family="text">
      <style:text-properties fo:color="#231f20" style:font-name="DejaVu Serif" fo:letter-spacing="-0.032cm" style:text-scale="105%"/>
    </style:style>
    <style:style style:name="T111" style:family="text">
      <style:text-properties fo:color="#231f20" style:font-name="DejaVu Serif" fo:letter-spacing="-0.064cm"/>
    </style:style>
    <style:style style:name="T112" style:family="text">
      <style:text-properties fo:color="#231f20" style:font-name="DejaVu Serif" fo:letter-spacing="-0.064cm" style:text-scale="105%"/>
    </style:style>
    <style:style style:name="T113" style:family="text">
      <style:text-properties fo:color="#231f20" style:font-name="DejaVu Serif" fo:letter-spacing="0.005cm"/>
    </style:style>
    <style:style style:name="T114" style:family="text">
      <style:text-properties fo:color="#231f20" style:font-name="DejaVu Serif" fo:letter-spacing="0.005cm" style:text-scale="105%"/>
    </style:style>
    <style:style style:name="T115" style:family="text">
      <style:text-properties fo:color="#231f20" style:font-name="DejaVu Serif" fo:letter-spacing="0.005cm" style:text-scale="110%"/>
    </style:style>
    <style:style style:name="T116" style:family="text">
      <style:text-properties fo:color="#231f20" style:font-name="DejaVu Serif" fo:letter-spacing="-0.018cm"/>
    </style:style>
    <style:style style:name="T117" style:family="text">
      <style:text-properties fo:color="#231f20" style:font-name="DejaVu Serif" fo:letter-spacing="0.032cm"/>
    </style:style>
    <style:style style:name="T118" style:family="text">
      <style:text-properties fo:color="#231f20" style:font-name="DejaVu Serif" fo:letter-spacing="0.007cm"/>
    </style:style>
    <style:style style:name="T119" style:family="text">
      <style:text-properties fo:color="#231f20" style:font-name="DejaVu Serif" fo:letter-spacing="0.007cm" style:text-scale="105%"/>
    </style:style>
    <style:style style:name="T120" style:family="text">
      <style:text-properties fo:color="#231f20" style:font-name="DejaVu Serif" fo:letter-spacing="0.007cm" style:text-scale="110%"/>
    </style:style>
    <style:style style:name="T121" style:family="text">
      <style:text-properties fo:color="#231f20" style:font-name="DejaVu Serif" fo:letter-spacing="-0.028cm"/>
    </style:style>
    <style:style style:name="T122" style:family="text">
      <style:text-properties fo:color="#231f20" style:font-name="DejaVu Serif" fo:letter-spacing="-0.028cm" style:text-scale="105%"/>
    </style:style>
    <style:style style:name="T123" style:family="text">
      <style:text-properties fo:color="#231f20" style:font-name="DejaVu Serif" fo:letter-spacing="-0.021cm"/>
    </style:style>
    <style:style style:name="T124" style:family="text">
      <style:text-properties fo:color="#231f20" style:font-name="DejaVu Serif" fo:letter-spacing="-0.069cm"/>
    </style:style>
    <style:style style:name="T125" style:family="text">
      <style:text-properties fo:color="#231f20" style:font-name="DejaVu Serif" fo:letter-spacing="-0.09cm"/>
    </style:style>
    <style:style style:name="T126" style:family="text">
      <style:text-properties fo:color="#231f20" style:font-name="DejaVu Serif" fo:letter-spacing="-0.053cm"/>
    </style:style>
    <style:style style:name="T127" style:family="text">
      <style:text-properties fo:color="#231f20" style:font-name="DejaVu Serif" fo:letter-spacing="-0.153cm" style:text-scale="100%"/>
    </style:style>
    <style:style style:name="T128" style:family="text">
      <style:text-properties fo:color="#231f20" style:font-name="DejaVu Serif" fo:letter-spacing="-0.12cm" style:text-scale="86%"/>
    </style:style>
    <style:style style:name="T129" style:family="text">
      <style:text-properties fo:color="#231f20" style:font-name="DejaVu Serif" style:text-scale="87%"/>
    </style:style>
    <style:style style:name="T130" style:family="text">
      <style:text-properties fo:color="#231f20" style:font-name="DejaVu Serif" style:text-scale="89%"/>
    </style:style>
    <style:style style:name="T131" style:family="text">
      <style:text-properties fo:color="#231f20" style:font-name="DejaVu Serif" style:text-scale="86%"/>
    </style:style>
    <style:style style:name="T132" style:family="text">
      <style:text-properties fo:color="#231f20" style:font-name="DejaVu Serif" fo:letter-spacing="-0.06cm"/>
    </style:style>
    <style:style style:name="T133" style:family="text">
      <style:text-properties fo:color="#231f20" style:font-name="DejaVu Serif" style:text-scale="96%"/>
    </style:style>
    <style:style style:name="T134" style:family="text">
      <style:text-properties fo:color="#231f20" style:font-name="DejaVu Serif" fo:letter-spacing="-0.078cm"/>
    </style:style>
    <style:style style:name="T135" style:family="text">
      <style:text-properties fo:color="#231f20" style:font-name="DejaVu Serif" fo:letter-spacing="0.019cm"/>
    </style:style>
    <style:style style:name="T136" style:family="text">
      <style:text-properties fo:color="#231f20" style:font-name="DejaVu Serif" fo:letter-spacing="0.019cm" style:text-scale="105%"/>
    </style:style>
    <style:style style:name="T137" style:family="text">
      <style:text-properties fo:color="#231f20" style:font-name="DejaVu Serif" fo:letter-spacing="-0.056cm" style:text-scale="105%"/>
    </style:style>
    <style:style style:name="T138" style:family="text">
      <style:text-properties fo:color="#231f20" style:font-name="DejaVu Serif" fo:letter-spacing="-0.011cm"/>
    </style:style>
    <style:style style:name="T139" style:family="text">
      <style:text-properties fo:color="#231f20" style:font-name="DejaVu Serif" fo:letter-spacing="-0.011cm" style:text-scale="110%"/>
    </style:style>
    <style:style style:name="T140" style:family="text">
      <style:text-properties fo:color="#231f20" style:font-name="DejaVu Serif" fo:letter-spacing="-0.004cm"/>
    </style:style>
    <style:style style:name="T141" style:family="text">
      <style:text-properties fo:color="#231f20" style:font-name="DejaVu Serif" fo:letter-spacing="-0.005cm"/>
    </style:style>
    <style:style style:name="T142" style:family="text">
      <style:text-properties fo:color="#231f20" style:font-name="DejaVu Serif" fo:letter-spacing="-0.051cm"/>
    </style:style>
    <style:style style:name="T143" style:family="text">
      <style:text-properties fo:color="#231f20" style:font-name="DejaVu Serif" fo:letter-spacing="-0.042cm"/>
    </style:style>
    <style:style style:name="T144" style:family="text">
      <style:text-properties fo:color="#231f20" style:font-name="DejaVu Serif" fo:letter-spacing="-0.037cm"/>
    </style:style>
    <style:style style:name="T145" style:family="text">
      <style:text-properties fo:color="#231f20" style:font-name="DejaVu Serif" fo:letter-spacing="-0.037cm" style:text-scale="105%"/>
    </style:style>
    <style:style style:name="T146" style:family="text">
      <style:text-properties fo:color="#231f20" style:font-name="DejaVu Serif" fo:letter-spacing="-0.046cm"/>
    </style:style>
    <style:style style:name="T147" style:family="text">
      <style:text-properties fo:color="#231f20" style:font-name="DejaVu Serif" fo:letter-spacing="-0.046cm" style:text-scale="105%"/>
    </style:style>
    <style:style style:name="T148" style:family="text">
      <style:text-properties fo:color="#231f20" style:font-name="DejaVu Serif" fo:letter-spacing="-0.012cm"/>
    </style:style>
    <style:style style:name="T149" style:family="text">
      <style:text-properties fo:color="#231f20" style:font-name="DejaVu Serif" fo:letter-spacing="-0.012cm" style:text-scale="105%"/>
    </style:style>
    <style:style style:name="T150" style:family="text">
      <style:text-properties fo:color="#231f20" style:font-name="DejaVu Serif" fo:letter-spacing="-0.026cm"/>
    </style:style>
    <style:style style:name="T151" style:family="text">
      <style:text-properties fo:color="#231f20" style:font-name="DejaVu Serif" fo:letter-spacing="-0.026cm" style:text-scale="105%"/>
    </style:style>
    <style:style style:name="T152" style:family="text">
      <style:text-properties fo:color="#231f20" style:font-name="DejaVu Serif" fo:letter-spacing="-0.085cm"/>
    </style:style>
    <style:style style:name="T153" style:family="text">
      <style:text-properties fo:color="#231f20" style:font-name="DejaVu Serif" fo:letter-spacing="-0.085cm" style:text-scale="105%"/>
    </style:style>
    <style:style style:name="T154" style:family="text">
      <style:text-properties fo:color="#231f20" style:font-name="DejaVu Serif" fo:letter-spacing="-0.049cm"/>
    </style:style>
    <style:style style:name="T155" style:family="text">
      <style:text-properties fo:color="#231f20" style:font-name="DejaVu Serif" fo:letter-spacing="-0.049cm" style:text-scale="105%"/>
    </style:style>
    <style:style style:name="T156" style:family="text">
      <style:text-properties fo:color="#231f20" style:font-name="DejaVu Serif" fo:letter-spacing="-0.041cm"/>
    </style:style>
    <style:style style:name="T157" style:family="text">
      <style:text-properties fo:color="#231f20" style:font-name="DejaVu Serif" fo:letter-spacing="-0.041cm" style:text-scale="105%"/>
    </style:style>
    <style:style style:name="T158" style:family="text">
      <style:text-properties fo:color="#231f20" style:font-name="DejaVu Serif" fo:letter-spacing="0.109cm"/>
    </style:style>
    <style:style style:name="T159" style:family="text">
      <style:text-properties fo:color="#231f20" style:font-name="DejaVu Serif" fo:letter-spacing="0.093cm"/>
    </style:style>
    <style:style style:name="T160" style:family="text">
      <style:text-properties fo:color="#231f20" style:font-name="DejaVu Serif" fo:letter-spacing="-0.025cm"/>
    </style:style>
    <style:style style:name="T161" style:family="text">
      <style:text-properties fo:color="#231f20" style:font-name="DejaVu Serif" fo:letter-spacing="0.023cm"/>
    </style:style>
    <style:style style:name="T162" style:family="text">
      <style:text-properties fo:color="#231f20" style:font-name="DejaVu Serif" fo:letter-spacing="0.025cm"/>
    </style:style>
    <style:style style:name="T163" style:family="text">
      <style:text-properties fo:color="#231f20" style:font-name="DejaVu Serif" fo:letter-spacing="-0.102cm" style:text-scale="110%"/>
    </style:style>
    <style:style style:name="T164" style:family="text">
      <style:text-properties fo:color="#231f20" style:font-name="DejaVu Serif" fo:letter-spacing="-0.007cm"/>
    </style:style>
    <style:style style:name="T165" style:family="text">
      <style:text-properties fo:color="#231f20" style:font-name="DejaVu Serif" fo:letter-spacing="-0.065cm"/>
    </style:style>
    <style:style style:name="T166" style:family="text">
      <style:text-properties fo:color="#231f20" style:font-name="DejaVu Serif" style:text-scale="95%"/>
    </style:style>
    <style:style style:name="T167" style:family="text">
      <style:text-properties fo:color="#231f20" style:font-name="DejaVu Serif" fo:letter-spacing="-0.067cm"/>
    </style:style>
    <style:style style:name="T168" style:family="text">
      <style:text-properties fo:color="#231f20" style:font-name="DejaVu Serif" fo:font-size="8pt" style:font-size-asian="8pt"/>
    </style:style>
    <style:style style:name="T169" style:family="text">
      <style:text-properties fo:color="#231f20" style:font-name="DejaVu Serif" fo:font-size="8pt" style:font-size-asian="8pt" style:text-scale="110%"/>
    </style:style>
    <style:style style:name="T170" style:family="text">
      <style:text-properties fo:color="#231f20" style:font-name="DejaVu Serif" fo:font-size="8pt" style:font-size-asian="8pt" style:text-scale="90%"/>
    </style:style>
    <style:style style:name="T171" style:family="text">
      <style:text-properties fo:color="#231f20" style:font-name="DejaVu Serif" fo:letter-spacing="-0.072cm"/>
    </style:style>
    <style:style style:name="T172" style:family="text">
      <style:text-properties fo:color="#231f20" style:font-name="DejaVu Serif" style:text-scale="115%"/>
    </style:style>
    <style:style style:name="T173" style:family="text">
      <style:text-properties fo:color="#231f20" style:font-name="DejaVu Serif" fo:letter-spacing="-0.039cm"/>
    </style:style>
    <style:style style:name="T174" style:family="text">
      <style:text-properties fo:color="#231f20" style:font-name="DejaVu Serif" fo:letter-spacing="0.002cm"/>
    </style:style>
    <style:style style:name="T175" style:family="text">
      <style:text-properties fo:color="#231f20" style:font-name="DejaVu Serif" fo:letter-spacing="0.016cm"/>
    </style:style>
    <style:style style:name="T176" style:family="text">
      <style:text-properties fo:color="#231f20" style:font-name="DejaVu Serif" fo:letter-spacing="-0.201cm" style:text-scale="102%"/>
    </style:style>
    <style:style style:name="T177" style:family="text">
      <style:text-properties fo:color="#231f20" style:font-name="DejaVu Sans"/>
    </style:style>
    <style:style style:name="T178" style:family="text">
      <style:text-properties fo:color="#231f20" style:font-name="DejaVu Sans" fo:letter-spacing="-0.019cm"/>
    </style:style>
    <style:style style:name="T179" style:family="text">
      <style:text-properties fo:color="#231f20" style:font-name="DejaVu Sans" fo:letter-spacing="0.116cm"/>
    </style:style>
    <style:style style:name="T180" style:family="text">
      <style:text-properties fo:color="#231f20" style:font-name="DejaVu Sans" fo:font-size="11pt" style:font-size-asian="11pt"/>
    </style:style>
    <style:style style:name="T181" style:family="text">
      <style:text-properties fo:color="#231f20" style:font-name="DejaVu Sans" fo:font-size="11pt" style:font-size-asian="11pt" style:text-scale="90%"/>
    </style:style>
    <style:style style:name="T182" style:family="text">
      <style:text-properties fo:color="#231f20" style:font-name="DejaVu Sans" fo:font-size="11pt" style:font-size-asian="11pt" style:text-scale="85%"/>
    </style:style>
    <style:style style:name="T183" style:family="text">
      <style:text-properties fo:color="#231f20" style:font-name="DejaVu Sans" fo:font-size="11pt" style:font-size-asian="11pt" style:text-scale="105%"/>
    </style:style>
    <style:style style:name="T184" style:family="text">
      <style:text-properties fo:color="#231f20" style:font-name="DejaVu Sans" fo:font-size="11pt" style:font-size-asian="11pt" style:text-scale="110%"/>
    </style:style>
    <style:style style:name="T185" style:family="text">
      <style:text-properties fo:color="#231f20" style:font-name="DejaVu Sans" fo:font-size="11pt" fo:font-style="italic" style:font-size-asian="11pt" style:font-style-asian="italic" style:text-scale="85%"/>
    </style:style>
    <style:style style:name="T186" style:family="text">
      <style:text-properties fo:color="#231f20" style:font-name="DejaVu Sans" fo:font-size="11pt" fo:letter-spacing="-0.049cm" style:font-size-asian="11pt"/>
    </style:style>
    <style:style style:name="T187" style:family="text">
      <style:text-properties fo:color="#231f20" style:font-name="DejaVu Sans" fo:font-size="11pt" fo:letter-spacing="-0.056cm" style:font-size-asian="11pt"/>
    </style:style>
    <style:style style:name="T188" style:family="text">
      <style:text-properties fo:color="#231f20" style:font-name="DejaVu Sans" style:text-scale="85%"/>
    </style:style>
    <style:style style:name="T189" style:family="text">
      <style:text-properties fo:color="#231f20" style:font-name="DejaVu Sans" fo:letter-spacing="0.004cm"/>
    </style:style>
    <style:style style:name="T190" style:family="text">
      <style:text-properties fo:color="#231f20" style:font-name="DejaVu Sans" fo:letter-spacing="0.004cm" style:text-scale="105%"/>
    </style:style>
    <style:style style:name="T191" style:family="text">
      <style:text-properties fo:color="#231f20" style:font-name="DejaVu Sans" style:text-scale="105%"/>
    </style:style>
    <style:style style:name="T192" style:family="text">
      <style:text-properties fo:color="#231f20" style:font-name="DejaVu Sans" style:text-scale="120%"/>
    </style:style>
    <style:style style:name="T193" style:family="text">
      <style:text-properties fo:color="#231f20" style:font-name="DejaVu Sans" fo:letter-spacing="-0.002cm" style:text-scale="74%"/>
    </style:style>
    <style:style style:name="T194" style:family="text">
      <style:text-properties fo:color="#231f20" style:font-name="DejaVu Sans" fo:letter-spacing="-0.002cm" style:text-scale="80%"/>
    </style:style>
    <style:style style:name="T195" style:family="text">
      <style:text-properties fo:color="#231f20" style:font-name="DejaVu Sans" fo:letter-spacing="-0.002cm" style:text-scale="77%"/>
    </style:style>
    <style:style style:name="T196" style:family="text">
      <style:text-properties fo:color="#231f20" style:font-name="DejaVu Sans" style:text-scale="110%"/>
    </style:style>
    <style:style style:name="T197" style:family="text">
      <style:text-properties fo:color="#231f20" style:font-name="DejaVu Sans" style:text-scale="125%"/>
    </style:style>
    <style:style style:name="T198" style:family="text">
      <style:text-properties fo:color="#231f20" style:font-name="DejaVu Sans" fo:letter-spacing="-0.025cm"/>
    </style:style>
    <style:style style:name="T199" style:family="text">
      <style:text-properties fo:color="#231f20" style:font-name="DejaVu Sans" fo:letter-spacing="-0.097cm"/>
    </style:style>
    <style:style style:name="T200" style:family="text">
      <style:text-properties fo:color="#231f20" style:font-name="DejaVu Sans" fo:letter-spacing="0.074cm"/>
    </style:style>
    <style:style style:name="T201" style:family="text">
      <style:text-properties fo:color="#231f20" style:font-name="DejaVu Sans" fo:letter-spacing="-0.035cm"/>
    </style:style>
    <style:style style:name="T202" style:family="text">
      <style:text-properties fo:color="#231f20" style:font-name="DejaVu Sans" fo:letter-spacing="-0.034cm"/>
    </style:style>
    <style:style style:name="T203" style:family="text">
      <style:text-properties fo:color="#231f20" style:font-name="DejaVu Sans" fo:letter-spacing="-0.034cm" style:text-scale="110%"/>
    </style:style>
    <style:style style:name="T204" style:family="text">
      <style:text-properties fo:color="#231f20" style:font-name="DejaVu Sans" fo:letter-spacing="-0.034cm" style:text-scale="105%"/>
    </style:style>
    <style:style style:name="T205" style:family="text">
      <style:text-properties fo:color="#231f20" style:font-name="DejaVu Sans" fo:letter-spacing="-0.093cm"/>
    </style:style>
    <style:style style:name="T206" style:family="text">
      <style:text-properties fo:color="#231f20" style:font-name="DejaVu Sans" style:text-scale="75%"/>
    </style:style>
    <style:style style:name="T207" style:family="text">
      <style:text-properties fo:color="#231f20" style:font-name="DejaVu Sans" fo:letter-spacing="-0.018cm"/>
    </style:style>
    <style:style style:name="T208" style:family="text">
      <style:text-properties fo:color="#231f20" style:font-name="DejaVu Sans" fo:letter-spacing="0.028cm" style:text-scale="90%"/>
    </style:style>
    <style:style style:name="T209" style:family="text">
      <style:text-properties fo:color="#231f20" style:font-name="DejaVu Sans" fo:letter-spacing="-0.011cm"/>
    </style:style>
    <style:style style:name="T210" style:family="text">
      <style:text-properties fo:color="#231f20" style:font-name="DejaVu Sans" fo:letter-spacing="-0.009cm"/>
    </style:style>
    <style:style style:name="T211" style:family="text">
      <style:text-properties fo:color="#231f20" style:font-name="DejaVu Sans" fo:letter-spacing="0.019cm"/>
    </style:style>
    <style:style style:name="T212" style:family="text">
      <style:text-properties fo:color="#231f20" style:font-name="DejaVu Sans" style:text-scale="92%"/>
    </style:style>
    <style:style style:name="T213" style:family="text">
      <style:text-properties fo:color="#231f20" style:font-name="DejaVu Sans" style:text-scale="96%"/>
    </style:style>
    <style:style style:name="T214" style:family="text">
      <style:text-properties fo:color="#231f20" style:font-name="DejaVu Sans" style:text-scale="77%"/>
    </style:style>
    <style:style style:name="T215" style:family="text">
      <style:text-properties fo:color="#231f20" style:font-name="DejaVu Sans" fo:letter-spacing="0.005cm"/>
    </style:style>
    <style:style style:name="T216" style:family="text">
      <style:text-properties fo:color="#231f20" style:font-name="DejaVu Sans" fo:letter-spacing="0.007cm"/>
    </style:style>
    <style:style style:name="T217" style:family="text">
      <style:text-properties fo:color="#231f20" style:font-name="DejaVu Sans" fo:letter-spacing="0.007cm" style:text-scale="110%"/>
    </style:style>
    <style:style style:name="T218" style:family="text">
      <style:text-properties fo:color="#231f20" style:font-name="DejaVu Sans" fo:letter-spacing="-0.085cm"/>
    </style:style>
    <style:style style:name="T219" style:family="text">
      <style:text-properties fo:color="#231f20" style:font-name="DejaVu Sans" fo:letter-spacing="-0.044cm"/>
    </style:style>
    <style:style style:name="T220" style:family="text">
      <style:text-properties fo:color="#231f20" style:font-name="DejaVu Sans" fo:letter-spacing="-0.042cm"/>
    </style:style>
    <style:style style:name="T221" style:family="text">
      <style:text-properties fo:color="#231f20" style:font-name="DejaVu Sans" fo:letter-spacing="-0.03cm"/>
    </style:style>
    <style:style style:name="T222" style:family="text">
      <style:text-properties fo:color="#231f20" style:font-name="DejaVu Sans" fo:letter-spacing="-0.056cm" style:text-scale="110%"/>
    </style:style>
    <style:style style:name="T223" style:family="text">
      <style:text-properties fo:color="#231f20" style:font-name="DejaVu Sans" fo:letter-spacing="-0.041cm"/>
    </style:style>
    <style:style style:name="T224" style:family="text">
      <style:text-properties fo:color="#231f20" style:font-name="DejaVu Sans" fo:letter-spacing="-0.041cm" style:text-scale="105%"/>
    </style:style>
    <style:style style:name="T225" style:family="text">
      <style:text-properties fo:color="#231f20" style:font-name="DejaVu Sans" fo:letter-spacing="-0.039cm"/>
    </style:style>
    <style:style style:name="T226" style:family="text">
      <style:text-properties fo:color="#231f20" style:font-name="DejaVu Sans" fo:letter-spacing="-0.039cm" style:text-scale="105%"/>
    </style:style>
    <style:style style:name="T227" style:family="text">
      <style:text-properties fo:color="#231f20" style:font-name="DejaVu Sans" fo:letter-spacing="-0.026cm"/>
    </style:style>
    <style:style style:name="T228" style:family="text">
      <style:text-properties fo:color="#231f20" style:font-name="DejaVu Sans" fo:letter-spacing="-0.046cm"/>
    </style:style>
    <style:style style:name="T229" style:family="text">
      <style:text-properties fo:color="#231f20" style:font-name="DejaVu Sans" fo:letter-spacing="-0.064cm"/>
    </style:style>
    <style:style style:name="T230" style:family="text">
      <style:text-properties fo:color="#231f20" style:font-name="DejaVu Sans" fo:letter-spacing="-0.065cm"/>
    </style:style>
    <style:style style:name="T231" style:family="text">
      <style:text-properties fo:color="#231f20" style:font-name="DejaVu Sans" fo:letter-spacing="-0.095cm"/>
    </style:style>
    <style:style style:name="T232" style:family="text">
      <style:text-properties fo:color="#231f20" style:font-name="DejaVu Sans" fo:letter-spacing="-0.06cm"/>
    </style:style>
    <style:style style:name="T233" style:family="text">
      <style:text-properties fo:color="#231f20" style:font-name="DejaVu Sans" fo:letter-spacing="-0.051cm"/>
    </style:style>
    <style:style style:name="T234" style:family="text">
      <style:text-properties fo:color="#231f20" style:font-name="DejaVu Sans" fo:letter-spacing="-0.051cm" style:text-scale="105%"/>
    </style:style>
    <style:style style:name="T235" style:family="text">
      <style:text-properties fo:color="#231f20" style:font-name="DejaVu Sans" fo:letter-spacing="-0.071cm"/>
    </style:style>
    <style:style style:name="T236" style:family="text">
      <style:text-properties fo:color="#231f20" style:font-name="DejaVu Sans" fo:letter-spacing="-0.069cm"/>
    </style:style>
    <style:style style:name="T237" style:family="text">
      <style:text-properties fo:color="#231f20" style:font-name="DejaVu Sans" fo:letter-spacing="-0.053cm"/>
    </style:style>
    <style:style style:name="T238" style:family="text">
      <style:text-properties fo:color="#231f20" style:font-name="DejaVu Sans" fo:letter-spacing="-0.053cm" style:text-scale="105%"/>
    </style:style>
    <style:style style:name="T239" style:family="text">
      <style:text-properties fo:color="#231f20" style:font-name="DejaVu Sans" fo:letter-spacing="-0.076cm" style:text-scale="105%"/>
    </style:style>
    <style:style style:name="T240" style:family="text">
      <style:text-properties fo:color="#231f20" style:font-name="DejaVu Sans" fo:letter-spacing="-0.083cm"/>
    </style:style>
    <style:style style:name="T241" style:family="text">
      <style:text-properties fo:color="#231f20" style:font-name="DejaVu Sans" fo:letter-spacing="-0.083cm" style:text-scale="105%"/>
    </style:style>
    <style:style style:name="T242" style:family="text">
      <style:text-properties fo:color="#231f20" style:font-name="DejaVu Sans" fo:letter-spacing="-0.083cm" style:text-scale="120%"/>
    </style:style>
    <style:style style:name="T243" style:family="text">
      <style:text-properties fo:color="#231f20" style:font-name="DejaVu Sans" fo:letter-spacing="-0.049cm" style:text-scale="105%"/>
    </style:style>
    <style:style style:name="T244" style:family="text">
      <style:text-properties fo:color="#231f20" style:font-name="DejaVu Sans" fo:letter-spacing="-0.004cm" style:text-scale="105%"/>
    </style:style>
    <style:style style:name="T245" style:family="text">
      <style:text-properties fo:color="#231f20" style:font-name="DejaVu Sans" fo:letter-spacing="-0.012cm" style:text-scale="105%"/>
    </style:style>
    <style:style style:name="T246" style:family="text">
      <style:text-properties fo:color="#231f20" style:font-name="DejaVu Sans" fo:letter-spacing="0.014cm"/>
    </style:style>
    <style:style style:name="T247" style:family="text">
      <style:text-properties fo:color="#231f20" style:font-name="DejaVu Sans" fo:letter-spacing="0.014cm" style:text-scale="105%"/>
    </style:style>
    <style:style style:name="T248" style:family="text">
      <style:text-properties fo:color="#231f20" style:font-name="DejaVu Sans" fo:letter-spacing="-0.074cm"/>
    </style:style>
    <style:style style:name="T249" style:family="text">
      <style:text-properties fo:color="#231f20" style:font-name="DejaVu Sans" fo:letter-spacing="-0.072cm"/>
    </style:style>
    <style:style style:name="T250" style:family="text">
      <style:text-properties fo:color="#231f20" style:font-name="DejaVu Sans" fo:letter-spacing="0.012cm"/>
    </style:style>
    <style:style style:name="T251" style:family="text">
      <style:text-properties fo:color="#231f20" style:font-name="DejaVu Sans" style:text-scale="95%"/>
    </style:style>
    <style:style style:name="T252" style:family="text">
      <style:text-properties fo:color="#231f20" style:font-name="DejaVu Sans" fo:letter-spacing="-0.048cm" style:text-scale="105%"/>
    </style:style>
    <style:style style:name="T253" style:family="text">
      <style:text-properties fo:color="#231f20" style:font-name="DejaVu Sans" style:text-scale="90%"/>
    </style:style>
    <style:style style:name="T254" style:family="text">
      <style:text-properties fo:color="#231f20" style:font-name="DejaVu Sans" fo:letter-spacing="-0.081cm"/>
    </style:style>
    <style:style style:name="T255" style:family="text">
      <style:text-properties fo:color="#231f20" style:font-name="DejaVu Sans" fo:letter-spacing="-0.213cm" style:text-scale="90%"/>
    </style:style>
    <style:style style:name="T256" style:family="text">
      <style:text-properties fo:color="#231f20" style:font-name="DejaVu Sans" fo:letter-spacing="-0.215cm" style:text-scale="90%"/>
    </style:style>
    <style:style style:name="T257" style:family="text">
      <style:text-properties fo:color="#231f20" style:font-name="DejaVu Sans" fo:font-size="12pt" fo:font-weight="bold" style:font-size-asian="12pt" style:font-weight-asian="bold" style:text-scale="105%"/>
    </style:style>
    <style:style style:name="T258" style:family="text">
      <style:text-properties fo:color="#231f20" fo:letter-spacing="-0.044cm"/>
    </style:style>
    <style:style style:name="T259" style:family="text">
      <style:text-properties fo:color="#231f20" fo:letter-spacing="-0.044cm" style:text-scale="105%"/>
    </style:style>
    <style:style style:name="T260" style:family="text">
      <style:text-properties fo:color="#231f20" fo:letter-spacing="0.005cm"/>
    </style:style>
    <style:style style:name="T261" style:family="text">
      <style:text-properties fo:color="#231f20" fo:letter-spacing="0.005cm" fo:font-weight="bold" style:font-weight-asian="bold"/>
    </style:style>
    <style:style style:name="T262" style:family="text">
      <style:text-properties fo:color="#231f20" fo:letter-spacing="0.005cm" style:text-scale="105%"/>
    </style:style>
    <style:style style:name="T263" style:family="text">
      <style:text-properties fo:color="#231f20" fo:letter-spacing="0.005cm" style:text-scale="110%"/>
    </style:style>
    <style:style style:name="T264" style:family="text">
      <style:text-properties fo:color="#231f20" fo:letter-spacing="-0.026cm"/>
    </style:style>
    <style:style style:name="T265" style:family="text">
      <style:text-properties fo:color="#231f20" fo:letter-spacing="-0.026cm" style:text-scale="110%"/>
    </style:style>
    <style:style style:name="T266" style:family="text">
      <style:text-properties fo:color="#231f20" fo:letter-spacing="-0.026cm" style:text-scale="105%"/>
    </style:style>
    <style:style style:name="T267" style:family="text">
      <style:text-properties fo:color="#231f20" fo:letter-spacing="0.044cm"/>
    </style:style>
    <style:style style:name="T268" style:family="text">
      <style:text-properties fo:color="#231f20" fo:letter-spacing="0.044cm" style:text-scale="82%"/>
    </style:style>
    <style:style style:name="T269" style:family="text">
      <style:text-properties fo:color="#231f20" fo:letter-spacing="-0.025cm"/>
    </style:style>
    <style:style style:name="T270" style:family="text">
      <style:text-properties fo:color="#231f20" fo:letter-spacing="-0.025cm" style:text-scale="105%"/>
    </style:style>
    <style:style style:name="T271" style:family="text">
      <style:text-properties fo:color="#231f20" fo:letter-spacing="-0.048cm"/>
    </style:style>
    <style:style style:name="T272" style:family="text">
      <style:text-properties fo:color="#231f20" fo:font-size="11pt" fo:font-weight="bold" style:font-size-asian="11pt" style:font-weight-asian="bold"/>
    </style:style>
    <style:style style:name="T273" style:family="text">
      <style:text-properties fo:color="#231f20" fo:font-size="11pt" fo:font-weight="bold" officeooo:rsid="00085671" style:font-size-asian="11pt" style:font-weight-asian="bold"/>
    </style:style>
    <style:style style:name="T274" style:family="text">
      <style:text-properties fo:color="#231f20" fo:font-size="11pt" fo:letter-spacing="-0.023cm" fo:font-weight="bold" style:font-size-asian="11pt" style:font-weight-asian="bold"/>
    </style:style>
    <style:style style:name="T275" style:family="text">
      <style:text-properties fo:color="#231f20" fo:font-size="11pt" fo:letter-spacing="-0.023cm" style:font-size-asian="11pt"/>
    </style:style>
    <style:style style:name="T276" style:family="text">
      <style:text-properties fo:color="#231f20" fo:font-size="11pt" fo:letter-spacing="-0.021cm" fo:font-weight="bold" style:font-size-asian="11pt" style:font-weight-asian="bold"/>
    </style:style>
    <style:style style:name="T277" style:family="text">
      <style:text-properties fo:color="#231f20" fo:font-size="11pt" fo:letter-spacing="-0.025cm" fo:font-weight="bold" style:font-size-asian="11pt" style:font-weight-asian="bold"/>
    </style:style>
    <style:style style:name="T278" style:family="text">
      <style:text-properties fo:color="#231f20" fo:font-size="11pt" fo:letter-spacing="-0.025cm" style:font-size-asian="11pt"/>
    </style:style>
    <style:style style:name="T279" style:family="text">
      <style:text-properties fo:color="#231f20" fo:font-size="11pt" style:font-size-asian="11pt"/>
    </style:style>
    <style:style style:name="T280" style:family="text">
      <style:text-properties fo:color="#231f20" fo:font-size="11pt" style:font-size-asian="11pt" style:text-scale="110%"/>
    </style:style>
    <style:style style:name="T281" style:family="text">
      <style:text-properties fo:color="#231f20" fo:font-size="11pt" style:font-size-asian="11pt" style:text-scale="105%"/>
    </style:style>
    <style:style style:name="T282" style:family="text">
      <style:text-properties fo:color="#231f20" fo:font-size="11pt" fo:font-style="italic" style:font-size-asian="11pt" style:font-style-asian="italic"/>
    </style:style>
    <style:style style:name="T283" style:family="text">
      <style:text-properties fo:color="#231f20" fo:font-size="11pt" fo:font-style="italic" style:font-size-asian="11pt" style:font-style-asian="italic" style:text-scale="105%"/>
    </style:style>
    <style:style style:name="T284" style:family="text">
      <style:text-properties fo:color="#231f20" fo:font-size="11pt" fo:font-style="italic" style:font-size-asian="11pt" style:font-style-asian="italic" style:text-scale="99%"/>
    </style:style>
    <style:style style:name="T285" style:family="text">
      <style:text-properties fo:color="#231f20" fo:font-size="11pt" fo:letter-spacing="-0.055cm" fo:font-weight="bold" style:font-size-asian="11pt" style:font-weight-asian="bold"/>
    </style:style>
    <style:style style:name="T286" style:family="text">
      <style:text-properties fo:color="#231f20" fo:font-size="11pt" fo:letter-spacing="-0.014cm" fo:font-weight="bold" style:font-size-asian="11pt" style:font-weight-asian="bold"/>
    </style:style>
    <style:style style:name="T287" style:family="text">
      <style:text-properties fo:color="#231f20" fo:font-size="11pt" fo:letter-spacing="-0.014cm" style:font-size-asian="11pt"/>
    </style:style>
    <style:style style:name="T288" style:family="text">
      <style:text-properties fo:color="#231f20" fo:font-size="11pt" fo:letter-spacing="-0.03cm" style:font-size-asian="11pt"/>
    </style:style>
    <style:style style:name="T289" style:family="text">
      <style:text-properties fo:color="#231f20" fo:font-size="11pt" fo:letter-spacing="0.014cm" style:font-size-asian="11pt"/>
    </style:style>
    <style:style style:name="T290" style:family="text">
      <style:text-properties fo:color="#231f20" fo:font-size="11pt" fo:letter-spacing="0.012cm" style:font-size-asian="11pt"/>
    </style:style>
    <style:style style:name="T291" style:family="text">
      <style:text-properties fo:color="#231f20" fo:font-size="11pt" fo:letter-spacing="-0.069cm" style:font-size-asian="11pt"/>
    </style:style>
    <style:style style:name="T292" style:family="text">
      <style:text-properties fo:color="#231f20" fo:font-size="11pt" fo:letter-spacing="-0.005cm" style:font-size-asian="11pt"/>
    </style:style>
    <style:style style:name="T293" style:family="text">
      <style:text-properties fo:color="#231f20" fo:font-size="11pt" fo:letter-spacing="-0.005cm" fo:font-style="italic" style:font-size-asian="11pt" style:font-style-asian="italic"/>
    </style:style>
    <style:style style:name="T294" style:family="text">
      <style:text-properties fo:color="#231f20" fo:font-size="11pt" fo:letter-spacing="0.005cm" style:font-size-asian="11pt"/>
    </style:style>
    <style:style style:name="T295" style:family="text">
      <style:text-properties fo:color="#231f20" fo:font-size="11pt" fo:letter-spacing="-0.004cm" fo:font-style="italic" style:font-size-asian="11pt" style:font-style-asian="italic"/>
    </style:style>
    <style:style style:name="T296" style:family="text">
      <style:text-properties fo:color="#231f20" fo:font-size="11pt" fo:letter-spacing="-0.004cm" style:font-size-asian="11pt"/>
    </style:style>
    <style:style style:name="T297" style:family="text">
      <style:text-properties fo:color="#231f20" fo:font-size="11pt" fo:letter-spacing="-0.028cm" style:font-size-asian="11pt"/>
    </style:style>
    <style:style style:name="T298" style:family="text">
      <style:text-properties fo:color="#231f20" fo:font-size="11pt" fo:letter-spacing="0.021cm" style:font-size-asian="11pt"/>
    </style:style>
    <style:style style:name="T299" style:family="text">
      <style:text-properties fo:color="#231f20" fo:font-size="11pt" fo:letter-spacing="0.002cm" style:font-size-asian="11pt"/>
    </style:style>
    <style:style style:name="T300" style:family="text">
      <style:text-properties fo:color="#231f20" fo:font-size="11pt" fo:letter-spacing="0.076cm" style:font-size-asian="11pt"/>
    </style:style>
    <style:style style:name="T301" style:family="text">
      <style:text-properties fo:color="#231f20" fo:font-size="11pt" fo:letter-spacing="0.011cm" style:font-size-asian="11pt"/>
    </style:style>
    <style:style style:name="T302" style:family="text">
      <style:text-properties fo:color="#231f20" fo:font-size="11pt" fo:letter-spacing="0.016cm" style:font-size-asian="11pt"/>
    </style:style>
    <style:style style:name="T303" style:family="text">
      <style:text-properties fo:color="#231f20" fo:font-size="11pt" fo:letter-spacing="-0.011cm" style:font-size-asian="11pt"/>
    </style:style>
    <style:style style:name="T304" style:family="text">
      <style:text-properties fo:color="#231f20" fo:font-size="11pt" fo:letter-spacing="-0.009cm" style:font-size-asian="11pt"/>
    </style:style>
    <style:style style:name="T305" style:family="text">
      <style:text-properties fo:color="#231f20" fo:font-size="11pt" fo:letter-spacing="-0.058cm" style:font-size-asian="11pt"/>
    </style:style>
    <style:style style:name="T306" style:family="text">
      <style:text-properties fo:color="#231f20" fo:font-size="11pt" fo:letter-spacing="0.007cm" style:font-size-asian="11pt"/>
    </style:style>
    <style:style style:name="T307" style:family="text">
      <style:text-properties fo:color="#231f20" fo:font-size="11pt" fo:letter-spacing="-0.071cm" style:font-size-asian="11pt"/>
    </style:style>
    <style:style style:name="T308" style:family="text">
      <style:text-properties fo:color="#231f20" fo:font-size="11pt" fo:letter-spacing="-0.012cm" style:font-size-asian="11pt"/>
    </style:style>
    <style:style style:name="T309" style:family="text">
      <style:text-properties fo:color="#231f20" fo:font-size="11pt" fo:letter-spacing="-0.007cm" style:font-size-asian="11pt"/>
    </style:style>
    <style:style style:name="T310" style:family="text">
      <style:text-properties fo:color="#231f20" fo:font-size="11pt" fo:letter-spacing="0.03cm" style:font-size-asian="11pt"/>
    </style:style>
    <style:style style:name="T311" style:family="text">
      <style:text-properties fo:color="#231f20" fo:font-size="11pt" fo:letter-spacing="0.019cm" style:font-size-asian="11pt"/>
    </style:style>
    <style:style style:name="T312" style:family="text">
      <style:text-properties fo:color="#231f20" fo:font-size="11pt" fo:letter-spacing="0.009cm" style:font-size-asian="11pt"/>
    </style:style>
    <style:style style:name="T313" style:family="text">
      <style:text-properties fo:color="#231f20" fo:font-size="11pt" fo:letter-spacing="0.116cm" style:font-size-asian="11pt"/>
    </style:style>
    <style:style style:name="T314" style:family="text">
      <style:text-properties fo:color="#231f20" fo:letter-spacing="0.012cm"/>
    </style:style>
    <style:style style:name="T315" style:family="text">
      <style:text-properties fo:color="#231f20" fo:letter-spacing="0.012cm" style:text-scale="105%"/>
    </style:style>
    <style:style style:name="T316" style:family="text">
      <style:text-properties fo:color="#231f20" fo:letter-spacing="0.012cm" style:text-scale="95%"/>
    </style:style>
    <style:style style:name="T317" style:family="text">
      <style:text-properties fo:color="#231f20" fo:letter-spacing="0.009cm"/>
    </style:style>
    <style:style style:name="T318" style:family="text">
      <style:text-properties fo:color="#231f20" fo:letter-spacing="0.009cm" style:text-scale="110%"/>
    </style:style>
    <style:style style:name="T319" style:family="text">
      <style:text-properties fo:color="#231f20" fo:letter-spacing="0.009cm" style:text-scale="105%"/>
    </style:style>
    <style:style style:name="T320" style:family="text">
      <style:text-properties fo:color="#231f20" fo:letter-spacing="0.004cm"/>
    </style:style>
    <style:style style:name="T321" style:family="text">
      <style:text-properties fo:color="#231f20" fo:letter-spacing="0.004cm" style:text-scale="105%"/>
    </style:style>
    <style:style style:name="T322" style:family="text">
      <style:text-properties fo:color="#231f20" fo:letter-spacing="-0.018cm"/>
    </style:style>
    <style:style style:name="T323" style:family="text">
      <style:text-properties fo:color="#231f20" fo:letter-spacing="-0.018cm" style:text-scale="105%"/>
    </style:style>
    <style:style style:name="T324" style:family="text">
      <style:text-properties fo:color="#231f20" fo:font-size="14pt" fo:font-weight="bold" style:font-size-asian="14pt" style:font-weight-asian="bold"/>
    </style:style>
    <style:style style:name="T325" style:family="text">
      <style:text-properties fo:color="#231f20" fo:font-size="14pt" fo:font-weight="bold" style:font-size-asian="14pt" style:font-weight-asian="bold" style:text-scale="105%"/>
    </style:style>
    <style:style style:name="T326" style:family="text">
      <style:text-properties fo:color="#231f20" fo:font-size="14pt" fo:letter-spacing="-0.028cm" fo:font-weight="bold" style:font-size-asian="14pt" style:font-weight-asian="bold" style:text-scale="105%"/>
    </style:style>
    <style:style style:name="T327" style:family="text">
      <style:text-properties fo:color="#231f20" fo:font-size="14pt" fo:letter-spacing="-0.019cm" fo:font-weight="bold" style:font-size-asian="14pt" style:font-weight-asian="bold" style:text-scale="105%"/>
    </style:style>
    <style:style style:name="T328" style:family="text">
      <style:text-properties fo:color="#231f20" fo:letter-spacing="-0.042cm"/>
    </style:style>
    <style:style style:name="T329" style:family="text">
      <style:text-properties fo:color="#231f20" fo:letter-spacing="-0.042cm" style:text-scale="105%"/>
    </style:style>
    <style:style style:name="T330" style:family="text">
      <style:text-properties fo:color="#231f20" style:text-scale="105%"/>
    </style:style>
    <style:style style:name="T331" style:family="text">
      <style:text-properties fo:color="#231f20" style:text-scale="115%"/>
    </style:style>
    <style:style style:name="T332" style:family="text">
      <style:text-properties fo:color="#231f20" fo:letter-spacing="-0.016cm"/>
    </style:style>
    <style:style style:name="T333" style:family="text">
      <style:text-properties fo:color="#231f20" fo:letter-spacing="-0.016cm" style:text-scale="105%"/>
    </style:style>
    <style:style style:name="T334" style:family="text">
      <style:text-properties fo:color="#231f20" fo:letter-spacing="-0.016cm" style:text-scale="99%"/>
    </style:style>
    <style:style style:name="T335" style:family="text">
      <style:text-properties fo:color="#231f20" fo:letter-spacing="-0.049cm"/>
    </style:style>
    <style:style style:name="T336" style:family="text">
      <style:text-properties fo:color="#231f20" fo:letter-spacing="-0.049cm" style:text-scale="105%"/>
    </style:style>
    <style:style style:name="T337" style:family="text">
      <style:text-properties fo:color="#231f20" fo:letter-spacing="-0.037cm"/>
    </style:style>
    <style:style style:name="T338" style:family="text">
      <style:text-properties fo:color="#231f20" fo:letter-spacing="-0.037cm" style:text-scale="105%"/>
    </style:style>
    <style:style style:name="T339" style:family="text">
      <style:text-properties fo:color="#231f20" fo:letter-spacing="-0.037cm" style:text-scale="99%"/>
    </style:style>
    <style:style style:name="T340" style:family="text">
      <style:text-properties fo:color="#231f20" style:text-scale="99%"/>
    </style:style>
    <style:style style:name="T341" style:family="text">
      <style:text-properties fo:color="#231f20" style:text-position="30% 100%" fo:letter-spacing="-0.007cm" style:text-scale="99%"/>
    </style:style>
    <style:style style:name="T342" style:family="text">
      <style:text-properties fo:color="#231f20" style:text-position="30% 100%" style:text-scale="99%"/>
    </style:style>
    <style:style style:name="T343" style:family="text">
      <style:text-properties fo:color="#231f20" style:text-position="30% 100%" fo:letter-spacing="0.004cm"/>
    </style:style>
    <style:style style:name="T344" style:family="text">
      <style:text-properties fo:color="#231f20" style:text-position="30% 100%" fo:letter-spacing="0.009cm"/>
    </style:style>
    <style:style style:name="T345" style:family="text">
      <style:text-properties fo:color="#231f20" style:text-position="30% 100%" fo:letter-spacing="-0.018cm"/>
    </style:style>
    <style:style style:name="T346" style:family="text">
      <style:text-properties fo:color="#231f20" style:text-position="30% 100%" fo:letter-spacing="0.026cm" style:text-scale="99%"/>
    </style:style>
    <style:style style:name="T347" style:family="text">
      <style:text-properties fo:color="#231f20" style:text-position="sub 58%" style:font-name="DejaVu Serif"/>
    </style:style>
    <style:style style:name="T348" style:family="text">
      <style:text-properties fo:color="#231f20" style:text-position="sub 58%" style:font-name="DejaVu Serif" fo:letter-spacing="0.032cm" style:text-scale="102%"/>
    </style:style>
    <style:style style:name="T349" style:family="text">
      <style:text-properties fo:color="#231f20" style:text-position="sub 58%" style:font-name="DejaVu Serif" fo:letter-spacing="0.005cm"/>
    </style:style>
    <style:style style:name="T350" style:family="text">
      <style:text-properties fo:color="#231f20" style:text-position="sub 58%" style:font-name="DejaVu Serif" fo:letter-spacing="0.011cm"/>
    </style:style>
    <style:style style:name="T351" style:family="text">
      <style:text-properties fo:color="#231f20" style:text-position="sub 58%" style:font-name="DejaVu Serif" fo:letter-spacing="0.007cm"/>
    </style:style>
    <style:style style:name="T352" style:family="text">
      <style:text-properties fo:color="#231f20" style:text-position="sub 58%" style:font-name="DejaVu Serif" fo:letter-spacing="0.004cm"/>
    </style:style>
    <style:style style:name="T353" style:family="text">
      <style:text-properties fo:color="#231f20" style:text-position="sub 58%" style:font-name="DejaVu Serif" fo:font-size="11pt" style:font-size-asian="11pt"/>
    </style:style>
    <style:style style:name="T354" style:family="text">
      <style:text-properties fo:color="#231f20" style:text-position="sub 58%" style:font-name="DejaVu Serif" fo:font-size="11pt" style:font-size-asian="11pt" style:text-scale="110%"/>
    </style:style>
    <style:style style:name="T355" style:family="text">
      <style:text-properties fo:color="#231f20" style:text-position="sub 58%" style:font-name="DejaVu Serif" style:text-scale="95%"/>
    </style:style>
    <style:style style:name="T356" style:family="text">
      <style:text-properties fo:color="#231f20" style:text-position="sub 58%" style:font-name="Verdana"/>
    </style:style>
    <style:style style:name="T357" style:family="text">
      <style:text-properties fo:color="#231f20" style:text-position="sub 58%" style:font-name="Verdana" style:text-scale="95%"/>
    </style:style>
    <style:style style:name="T358" style:family="text">
      <style:text-properties fo:color="#231f20" style:text-position="sub 58%" style:font-name="Verdana" fo:letter-spacing="0.005cm"/>
    </style:style>
    <style:style style:name="T359" style:family="text">
      <style:text-properties fo:color="#231f20" style:text-position="sub 58%" style:font-name="Verdana" fo:letter-spacing="0.005cm" style:text-scale="105%"/>
    </style:style>
    <style:style style:name="T360" style:family="text">
      <style:text-properties fo:color="#231f20" style:text-position="sub 58%" style:font-name="Verdana" style:text-scale="105%"/>
    </style:style>
    <style:style style:name="T361" style:family="text">
      <style:text-properties fo:color="#231f20" style:text-position="sub 58%" style:font-name="Verdana" fo:letter-spacing="0.004cm"/>
    </style:style>
    <style:style style:name="T362" style:family="text">
      <style:text-properties fo:color="#231f20" style:text-position="sub 58%" style:font-name="Verdana" fo:font-size="11pt" style:font-size-asian="11pt"/>
    </style:style>
    <style:style style:name="T363" style:family="text">
      <style:text-properties fo:color="#231f20" style:text-scale="110%"/>
    </style:style>
    <style:style style:name="T364" style:family="text">
      <style:text-properties fo:color="#231f20" style:text-scale="125%"/>
    </style:style>
    <style:style style:name="T365" style:family="text">
      <style:text-properties fo:color="#231f20" fo:letter-spacing="-0.056cm"/>
    </style:style>
    <style:style style:name="T366" style:family="text">
      <style:text-properties fo:color="#231f20" fo:letter-spacing="-0.056cm" style:text-scale="105%"/>
    </style:style>
    <style:style style:name="T367" style:family="text">
      <style:text-properties fo:color="#231f20" fo:letter-spacing="0.016cm"/>
    </style:style>
    <style:style style:name="T368" style:family="text">
      <style:text-properties fo:color="#231f20" fo:letter-spacing="0.002cm"/>
    </style:style>
    <style:style style:name="T369" style:family="text">
      <style:text-properties fo:color="#231f20" fo:letter-spacing="0.002cm" style:text-scale="110%"/>
    </style:style>
    <style:style style:name="T370" style:family="text">
      <style:text-properties fo:color="#231f20" fo:letter-spacing="0.032cm" style:text-scale="110%"/>
    </style:style>
    <style:style style:name="T371" style:family="text">
      <style:text-properties fo:color="#231f20" fo:letter-spacing="0.007cm"/>
    </style:style>
    <style:style style:name="T372" style:family="text">
      <style:text-properties fo:color="#231f20" fo:letter-spacing="0.007cm" style:text-scale="105%"/>
    </style:style>
    <style:style style:name="T373" style:family="text">
      <style:text-properties fo:color="#231f20" fo:letter-spacing="0.007cm" style:text-scale="110%"/>
    </style:style>
    <style:style style:name="T374" style:family="text">
      <style:text-properties fo:color="#231f20" fo:letter-spacing="-0.019cm"/>
    </style:style>
    <style:style style:name="T375" style:family="text">
      <style:text-properties fo:color="#231f20" fo:letter-spacing="-0.019cm" style:text-scale="105%"/>
    </style:style>
    <style:style style:name="T376" style:family="text">
      <style:text-properties fo:color="#231f20" style:text-position="super 58%" style:font-name="Verdana"/>
    </style:style>
    <style:style style:name="T377" style:family="text">
      <style:text-properties fo:color="#231f20" style:text-position="super 58%" style:font-name="Verdana" fo:letter-spacing="0.012cm"/>
    </style:style>
    <style:style style:name="T378" style:family="text">
      <style:text-properties fo:color="#231f20" style:text-position="super 58%" style:font-name="Verdana" fo:font-size="11pt" style:font-size-asian="11pt"/>
    </style:style>
    <style:style style:name="T379" style:family="text">
      <style:text-properties fo:color="#231f20" style:text-position="super 58%" style:font-name="Verdana" fo:letter-spacing="0.004cm" style:text-scale="105%"/>
    </style:style>
    <style:style style:name="T380" style:family="text">
      <style:text-properties fo:color="#231f20" style:text-position="super 58%" style:font-name="DejaVu Sans"/>
    </style:style>
    <style:style style:name="T381" style:family="text">
      <style:text-properties fo:color="#231f20" style:text-position="super 58%" style:font-name="DejaVu Sans" fo:letter-spacing="0.004cm"/>
    </style:style>
    <style:style style:name="T382" style:family="text">
      <style:text-properties fo:color="#231f20" style:text-position="super 58%" style:font-name="DejaVu Sans" fo:letter-spacing="0.005cm"/>
    </style:style>
    <style:style style:name="T383" style:family="text">
      <style:text-properties fo:color="#231f20" style:text-position="super 58%" style:font-name="DejaVu Sans" fo:letter-spacing="0.007cm"/>
    </style:style>
    <style:style style:name="T384" style:family="text">
      <style:text-properties fo:color="#231f20" style:text-position="super 58%" style:font-name="DejaVu Sans" fo:letter-spacing="0.009cm"/>
    </style:style>
    <style:style style:name="T385" style:family="text">
      <style:text-properties fo:color="#231f20" style:text-position="super 58%" style:font-name="DejaVu Sans" fo:font-size="11pt" style:font-size-asian="11pt"/>
    </style:style>
    <style:style style:name="T386" style:family="text">
      <style:text-properties fo:color="#231f20" style:text-position="super 58%" style:font-name="DejaVu Sans" fo:letter-spacing="0.011cm"/>
    </style:style>
    <style:style style:name="T387" style:family="text">
      <style:text-properties fo:color="#231f20" style:text-position="super 58%" style:font-name="DejaVu Sans" fo:letter-spacing="0.011cm" style:text-scale="105%"/>
    </style:style>
    <style:style style:name="T388" style:family="text">
      <style:text-properties fo:color="#231f20" style:text-position="super 58%" style:font-name="DejaVu Sans" fo:letter-spacing="0.012cm" style:text-scale="105%"/>
    </style:style>
    <style:style style:name="T389" style:family="text">
      <style:text-properties fo:color="#231f20" fo:letter-spacing="-0.014cm"/>
    </style:style>
    <style:style style:name="T390" style:family="text">
      <style:text-properties fo:color="#231f20" fo:letter-spacing="-0.014cm" style:text-scale="105%"/>
    </style:style>
    <style:style style:name="T391" style:family="text">
      <style:text-properties fo:color="#231f20" fo:letter-spacing="-0.014cm" style:text-scale="110%"/>
    </style:style>
    <style:style style:name="T392" style:family="text">
      <style:text-properties fo:color="#231f20" style:font-name="Arial"/>
    </style:style>
    <style:style style:name="T393" style:family="text">
      <style:text-properties fo:color="#231f20" style:font-name="Arial" fo:font-size="14pt" fo:font-style="italic" style:font-size-asian="14pt" style:font-style-asian="italic" style:text-scale="105%"/>
    </style:style>
    <style:style style:name="T394" style:family="text">
      <style:text-properties fo:color="#231f20" style:font-name="Arial" style:text-scale="200%"/>
    </style:style>
    <style:style style:name="T395" style:family="text">
      <style:text-properties fo:color="#231f20" style:font-name="Arial" fo:letter-spacing="-0.146cm" style:text-scale="200%"/>
    </style:style>
    <style:style style:name="T396" style:family="text">
      <style:text-properties fo:color="#231f20" fo:letter-spacing="-0.041cm"/>
    </style:style>
    <style:style style:name="T397" style:family="text">
      <style:text-properties fo:color="#231f20" fo:letter-spacing="-0.041cm" style:text-scale="105%"/>
    </style:style>
    <style:style style:name="T398" style:family="text">
      <style:text-properties fo:color="#231f20" fo:letter-spacing="-0.055cm"/>
    </style:style>
    <style:style style:name="T399" style:family="text">
      <style:text-properties fo:color="#231f20" fo:letter-spacing="0.019cm"/>
    </style:style>
    <style:style style:name="T400" style:family="text">
      <style:text-properties fo:color="#231f20" fo:letter-spacing="0.019cm" style:text-scale="105%"/>
    </style:style>
    <style:style style:name="T401" style:family="text">
      <style:text-properties fo:color="#231f20" fo:letter-spacing="-0.032cm"/>
    </style:style>
    <style:style style:name="T402" style:family="text">
      <style:text-properties fo:color="#231f20" fo:letter-spacing="-0.032cm" style:text-scale="105%"/>
    </style:style>
    <style:style style:name="T403" style:family="text">
      <style:text-properties fo:color="#231f20" fo:letter-spacing="-0.028cm"/>
    </style:style>
    <style:style style:name="T404" style:family="text">
      <style:text-properties fo:color="#231f20" fo:letter-spacing="-0.028cm" style:text-scale="110%"/>
    </style:style>
    <style:style style:name="T405" style:family="text">
      <style:text-properties fo:color="#231f20" fo:letter-spacing="-0.028cm" style:text-scale="105%"/>
    </style:style>
    <style:style style:name="T406" style:family="text">
      <style:text-properties fo:color="#231f20" fo:letter-spacing="0.018cm"/>
    </style:style>
    <style:style style:name="T407" style:family="text">
      <style:text-properties fo:color="#231f20" fo:letter-spacing="0.018cm" style:text-scale="99%"/>
    </style:style>
    <style:style style:name="T408" style:family="text">
      <style:text-properties fo:color="#231f20" style:text-scale="82%"/>
    </style:style>
    <style:style style:name="T409" style:family="text">
      <style:text-properties fo:color="#231f20" fo:letter-spacing="0.028cm"/>
    </style:style>
    <style:style style:name="T410" style:family="text">
      <style:text-properties fo:color="#231f20" fo:letter-spacing="0.025cm"/>
    </style:style>
    <style:style style:name="T411" style:family="text">
      <style:text-properties fo:color="#231f20" fo:letter-spacing="0.025cm" style:text-scale="82%"/>
    </style:style>
    <style:style style:name="T412" style:family="text">
      <style:text-properties fo:color="#231f20" fo:letter-spacing="-0.023cm"/>
    </style:style>
    <style:style style:name="T413" style:family="text">
      <style:text-properties fo:color="#231f20" fo:letter-spacing="-0.023cm" style:text-scale="105%"/>
    </style:style>
    <style:style style:name="T414" style:family="text">
      <style:text-properties fo:color="#231f20" fo:letter-spacing="-0.078cm"/>
    </style:style>
    <style:style style:name="T415" style:family="text">
      <style:text-properties fo:color="#231f20" fo:letter-spacing="-0.06cm"/>
    </style:style>
    <style:style style:name="T416" style:family="text">
      <style:text-properties fo:color="#231f20" style:text-scale="136%"/>
    </style:style>
    <style:style style:name="T417" style:family="text">
      <style:text-properties fo:color="#231f20" fo:letter-spacing="0.046cm"/>
    </style:style>
    <style:style style:name="T418" style:family="text">
      <style:text-properties fo:color="#231f20" fo:letter-spacing="-0.021cm"/>
    </style:style>
    <style:style style:name="T419" style:family="text">
      <style:text-properties fo:color="#231f20" fo:letter-spacing="-0.021cm" style:text-scale="105%"/>
    </style:style>
    <style:style style:name="T420" style:family="text">
      <style:text-properties fo:color="#231f20" fo:letter-spacing="0.021cm" style:text-scale="105%"/>
    </style:style>
    <style:style style:name="T421" style:family="text">
      <style:text-properties fo:color="#231f20" fo:letter-spacing="-0.039cm"/>
    </style:style>
    <style:style style:name="T422" style:family="text">
      <style:text-properties fo:color="#231f20" fo:letter-spacing="-0.039cm" style:text-scale="105%"/>
    </style:style>
    <style:style style:name="T423" style:family="text">
      <style:text-properties fo:color="#231f20" fo:letter-spacing="-0.15cm" style:text-scale="99%"/>
    </style:style>
    <style:style style:name="T424" style:family="text">
      <style:text-properties fo:color="#231f20" style:text-position="20% 100%" fo:letter-spacing="0.042cm" style:text-scale="82%"/>
    </style:style>
    <style:style style:name="T425" style:family="text">
      <style:text-properties fo:color="#231f20" fo:letter-spacing="0.048cm"/>
    </style:style>
    <style:style style:name="T426" style:family="text">
      <style:text-properties fo:color="#231f20" fo:letter-spacing="-0.034cm"/>
    </style:style>
    <style:style style:name="T427" style:family="text">
      <style:text-properties fo:color="#231f20" fo:letter-spacing="-0.034cm" style:text-scale="110%"/>
    </style:style>
    <style:style style:name="T428" style:family="text">
      <style:text-properties fo:color="#231f20" fo:letter-spacing="-0.053cm"/>
    </style:style>
    <style:style style:name="T429" style:family="text">
      <style:text-properties fo:color="#231f20" fo:letter-spacing="-0.053cm" style:text-scale="105%"/>
    </style:style>
    <style:style style:name="T430" style:family="text">
      <style:text-properties fo:color="#231f20" fo:letter-spacing="-0.012cm"/>
    </style:style>
    <style:style style:name="T431" style:family="text">
      <style:text-properties fo:color="#231f20" fo:letter-spacing="-0.012cm" style:text-scale="105%"/>
    </style:style>
    <style:style style:name="T432" style:family="text">
      <style:text-properties fo:color="#231f20" fo:letter-spacing="-0.012cm" fo:font-style="italic" style:font-style-asian="italic"/>
    </style:style>
    <style:style style:name="T433" style:family="text">
      <style:text-properties fo:color="#231f20" fo:letter-spacing="-0.012cm" style:text-scale="110%"/>
    </style:style>
    <style:style style:name="T434" style:family="text">
      <style:text-properties fo:color="#231f20" fo:letter-spacing="0.104cm"/>
    </style:style>
    <style:style style:name="T435" style:family="text">
      <style:text-properties fo:color="#231f20" fo:letter-spacing="0.093cm"/>
    </style:style>
    <style:style style:name="T436" style:family="text">
      <style:text-properties fo:color="#231f20" style:font-name="Verdana"/>
    </style:style>
    <style:style style:name="T437" style:family="text">
      <style:text-properties fo:color="#231f20" style:font-name="Verdana" fo:letter-spacing="-0.062cm"/>
    </style:style>
    <style:style style:name="T438" style:family="text">
      <style:text-properties fo:color="#231f20" style:font-name="Verdana" fo:letter-spacing="-0.041cm"/>
    </style:style>
    <style:style style:name="T439" style:family="text">
      <style:text-properties fo:color="#231f20" style:font-name="Verdana" fo:letter-spacing="-0.042cm"/>
    </style:style>
    <style:style style:name="T440" style:family="text">
      <style:text-properties fo:color="#231f20" style:font-name="Verdana" fo:letter-spacing="-0.042cm" style:text-scale="105%"/>
    </style:style>
    <style:style style:name="T441" style:family="text">
      <style:text-properties fo:color="#231f20" style:font-name="Verdana" fo:letter-spacing="-0.058cm"/>
    </style:style>
    <style:style style:name="T442" style:family="text">
      <style:text-properties fo:color="#231f20" style:font-name="Verdana" fo:letter-spacing="-0.06cm"/>
    </style:style>
    <style:style style:name="T443" style:family="text">
      <style:text-properties fo:color="#231f20" style:font-name="Verdana" style:text-scale="95%"/>
    </style:style>
    <style:style style:name="T444" style:family="text">
      <style:text-properties fo:color="#231f20" style:font-name="Verdana" fo:letter-spacing="-0.064cm"/>
    </style:style>
    <style:style style:name="T445" style:family="text">
      <style:text-properties fo:color="#231f20" style:font-name="Verdana" fo:letter-spacing="-0.065cm"/>
    </style:style>
    <style:style style:name="T446" style:family="text">
      <style:text-properties fo:color="#231f20" style:font-name="Verdana" fo:letter-spacing="-0.067cm"/>
    </style:style>
    <style:style style:name="T447" style:family="text">
      <style:text-properties fo:color="#231f20" style:font-name="Verdana" fo:letter-spacing="-0.049cm"/>
    </style:style>
    <style:style style:name="T448" style:family="text">
      <style:text-properties fo:color="#231f20" style:font-name="Verdana" fo:letter-spacing="-0.051cm"/>
    </style:style>
    <style:style style:name="T449" style:family="text">
      <style:text-properties fo:color="#231f20" style:font-name="Verdana" fo:letter-spacing="-0.021cm"/>
    </style:style>
    <style:style style:name="T450" style:family="text">
      <style:text-properties fo:color="#231f20" style:font-name="Verdana" fo:font-size="11pt" fo:letter-spacing="-0.058cm" style:font-size-asian="11pt"/>
    </style:style>
    <style:style style:name="T451" style:family="text">
      <style:text-properties fo:color="#231f20" style:font-name="Verdana" fo:font-size="11pt" style:font-size-asian="11pt"/>
    </style:style>
    <style:style style:name="T452" style:family="text">
      <style:text-properties fo:color="#231f20" style:font-name="Verdana" fo:font-size="8pt" style:font-size-asian="8pt"/>
    </style:style>
    <style:style style:name="T453" style:family="text">
      <style:text-properties fo:color="#231f20" style:font-name="Verdana" fo:font-size="8pt" style:font-size-asian="8pt" style:text-scale="90%"/>
    </style:style>
    <style:style style:name="T454" style:family="text">
      <style:text-properties fo:color="#231f20" style:font-name="Verdana" fo:letter-spacing="-0.019cm"/>
    </style:style>
    <style:style style:name="T455" style:family="text">
      <style:text-properties fo:color="#231f20" style:font-name="Verdana" fo:letter-spacing="-0.056cm"/>
    </style:style>
    <style:style style:name="T456" style:family="text">
      <style:text-properties fo:color="#231f20" style:font-name="Verdana" fo:letter-spacing="-0.078cm"/>
    </style:style>
    <style:style style:name="T457" style:family="text">
      <style:text-properties fo:color="#231f20" style:font-name="Verdana" fo:letter-spacing="-0.074cm"/>
    </style:style>
    <style:style style:name="T458" style:family="text">
      <style:text-properties fo:color="#231f20" style:font-name="Verdana" fo:letter-spacing="-0.055cm"/>
    </style:style>
    <style:style style:name="T459" style:family="text">
      <style:text-properties fo:color="#231f20" fo:letter-spacing="-0.069cm"/>
    </style:style>
    <style:style style:name="T460" style:family="text">
      <style:text-properties fo:color="#231f20" fo:letter-spacing="-0.064cm" style:text-scale="110%"/>
    </style:style>
    <style:style style:name="T461" style:family="text">
      <style:text-properties fo:color="#231f20" fo:letter-spacing="-0.074cm" style:text-scale="110%"/>
    </style:style>
    <style:style style:name="T462" style:family="text">
      <style:text-properties fo:color="#231f20" fo:letter-spacing="0.09cm"/>
    </style:style>
    <style:style style:name="T463" style:family="text">
      <style:text-properties fo:color="#231f20" fo:letter-spacing="-0.035cm"/>
    </style:style>
    <style:style style:name="T464" style:family="text">
      <style:text-properties fo:color="#231f20" fo:letter-spacing="-0.058cm"/>
    </style:style>
    <style:style style:name="T465" style:family="text">
      <style:text-properties fo:color="#231f20" fo:letter-spacing="0.088cm"/>
    </style:style>
    <style:style style:name="T466" style:family="text">
      <style:text-properties fo:color="#231f20" fo:letter-spacing="-0.071cm"/>
    </style:style>
    <style:style style:name="T467" style:family="text">
      <style:text-properties fo:color="#231f20" fo:letter-spacing="-0.051cm" style:text-scale="105%"/>
    </style:style>
    <style:style style:name="T468" style:family="text">
      <style:text-properties fo:color="#231f20" fo:letter-spacing="-0.065cm"/>
    </style:style>
    <style:style style:name="T469" style:family="text">
      <style:text-properties fo:color="#231f20" fo:letter-spacing="0.064cm"/>
    </style:style>
    <style:style style:name="T470" style:family="text">
      <style:text-properties fo:color="#231f20" fo:letter-spacing="0.069cm" style:text-scale="105%"/>
    </style:style>
    <style:style style:name="T471" style:family="text">
      <style:text-properties fo:color="#231f20" fo:letter-spacing="0.026cm"/>
    </style:style>
    <style:style style:name="T472" style:family="text">
      <style:text-properties fo:color="#231f20" style:text-scale="95%"/>
    </style:style>
    <style:style style:name="T473" style:family="text">
      <style:text-properties fo:color="#231f20" fo:letter-spacing="0.072cm"/>
    </style:style>
    <style:style style:name="T474" style:family="text">
      <style:text-properties fo:color="#231f20" fo:letter-spacing="0.125cm"/>
    </style:style>
    <style:style style:name="T475" style:family="text">
      <style:text-properties fo:color="#231f20" fo:letter-spacing="-0.03cm"/>
    </style:style>
    <style:style style:name="T476" style:family="text">
      <style:text-properties fo:color="#231f20" fo:letter-spacing="0.03cm"/>
    </style:style>
    <style:style style:name="T477" style:family="text">
      <style:text-properties fo:color="#0000ff" style:text-position="50% 100%" fo:font-size="8pt" style:font-size-asian="8pt"/>
    </style:style>
    <style:style style:name="T478" style:family="text">
      <style:text-properties fo:color="#0000ff" style:text-position="50% 100%" fo:font-size="8pt" fo:letter-spacing="0.002cm" style:font-size-asian="8pt"/>
    </style:style>
    <style:style style:name="T479" style:family="text">
      <style:text-properties fo:color="#ff0000" fo:font-size="11pt" style:font-size-asian="11pt"/>
    </style:style>
    <style:style style:name="T480" style:family="text">
      <style:text-properties fo:color="#ff0000" fo:font-size="11pt" fo:letter-spacing="-0.069cm" style:font-size-asian="11pt"/>
    </style:style>
    <style:style style:name="T481" style:family="text">
      <style:text-properties fo:font-size="10pt" style:font-size-asian="10pt"/>
    </style:style>
    <style:style style:name="T482" style:family="text">
      <style:text-properties fo:font-size="10pt" style:font-size-asian="10pt" style:font-size-complex="10pt"/>
    </style:style>
    <style:style style:name="T483" style:family="text">
      <style:text-properties fo:letter-spacing="0.002cm"/>
    </style:style>
    <style:style style:name="T484" style:family="text">
      <style:text-properties style:font-name="DejaVu Sans" fo:font-size="10pt" style:font-size-asian="10pt"/>
    </style:style>
    <style:style style:name="T485" style:family="text">
      <style:text-properties style:font-name="Arial" fo:font-style="italic" style:font-style-asian="italic"/>
    </style:style>
    <style:style style:name="T486" style:family="text">
      <style:text-properties fo:letter-spacing="0.009cm"/>
    </style:style>
    <style:style style:name="T487" style:family="text">
      <style:text-properties fo:color="#231f20" style:font-name="DejaVu Sans" fo:font-size="11pt" fo:letter-spacing="-0.085cm" style:font-size-asian="11pt"/>
    </style:style>
    <style:style style:name="T488" style:family="text">
      <style:text-properties fo:color="#231f20" style:font-name="DejaVu Serif" fo:font-size="11pt" fo:letter-spacing="0.012cm" style:font-size-asian="11pt"/>
    </style:style>
    <style:style style:name="T489" style:family="text">
      <style:text-properties fo:color="#231f20" fo:font-size="11pt" fo:letter-spacing="0.092cm" style:font-size-asian="11pt"/>
    </style:style>
    <style:style style:name="T490" style:family="text">
      <style:text-properties fo:color="#231f20" style:font-name="DejaVu Serif" fo:font-size="11pt" fo:letter-spacing="-0.041cm" style:font-size-asian="11pt"/>
    </style:style>
    <style:style style:name="T491" style:family="text">
      <style:text-properties fo:color="#231f20" style:font-name="DejaVu Sans" fo:font-size="11pt" fo:letter-spacing="-0.039cm" style:font-size-asian="11pt"/>
    </style:style>
    <style:style style:name="T492" style:family="text">
      <style:text-properties fo:color="#231f20" style:font-name="DejaVu Serif" fo:font-size="11pt" fo:letter-spacing="-0.021cm" style:font-size-asian="11pt"/>
    </style:style>
    <style:style style:name="T493" style:family="text">
      <style:text-properties fo:color="#231f20" style:font-name="DejaVu Sans" fo:font-size="11pt" fo:letter-spacing="-0.041cm" style:font-size-asian="11pt"/>
    </style:style>
    <style:style style:name="T494" style:family="text">
      <style:text-properties fo:color="#231f20" fo:font-size="11pt" fo:letter-spacing="-0.002cm" style:font-size-asian="11pt" style:text-scale="110%"/>
    </style:style>
    <style:style style:name="T495" style:family="text">
      <style:text-properties fo:color="#231f20" fo:font-size="11pt" fo:letter-spacing="0.049cm" style:font-size-asian="11pt" style:text-scale="105%"/>
    </style:style>
    <style:style style:name="T496" style:family="text">
      <style:text-properties fo:color="#231f20" fo:font-size="11pt" fo:letter-spacing="-0.028cm" style:font-size-asian="11pt" style:text-scale="105%"/>
    </style:style>
    <style:style style:name="T497" style:family="text">
      <style:text-properties fo:color="#231f20" fo:font-size="11pt" fo:letter-spacing="-0.026cm" style:font-size-asian="11pt" style:text-scale="105%"/>
    </style:style>
    <style:style style:name="T498" style:family="text">
      <style:text-properties fo:color="#231f20" style:font-name="DejaVu Serif" fo:font-size="11pt" fo:letter-spacing="-0.062cm" style:font-size-asian="11pt" style:text-scale="105%"/>
    </style:style>
    <style:style style:name="T499" style:family="text">
      <style:text-properties fo:color="#231f20" style:font-name="DejaVu Sans" fo:font-size="11pt" fo:letter-spacing="-0.064cm" style:font-size-asian="11pt" style:text-scale="105%"/>
    </style:style>
    <style:style style:name="T500" style:family="text">
      <style:text-properties fo:color="#231f20" style:font-name="DejaVu Serif" fo:font-size="11pt" fo:letter-spacing="-0.032cm" style:font-size-asian="11pt" style:text-scale="105%"/>
    </style:style>
    <style:style style:name="T501" style:family="text">
      <style:text-properties fo:color="#231f20" fo:font-size="11pt" fo:letter-spacing="-0.023cm" style:font-size-asian="11pt" style:text-scale="110%"/>
    </style:style>
    <style:style style:name="T502" style:family="text">
      <style:text-properties fo:color="#231f20" style:font-name="DejaVu Serif" fo:font-size="11pt" fo:letter-spacing="-0.048cm" style:font-size-asian="11pt" style:text-scale="105%"/>
    </style:style>
    <style:style style:name="T503" style:family="text">
      <style:text-properties fo:color="#231f20" fo:font-size="11pt" fo:letter-spacing="0.055cm" style:font-size-asian="11pt" style:text-scale="105%"/>
    </style:style>
    <style:style style:name="T504" style:family="text">
      <style:text-properties fo:color="#231f20" fo:font-size="11pt" fo:letter-spacing="-0.023cm" style:font-size-asian="11pt" style:text-scale="105%"/>
    </style:style>
    <style:style style:name="T505" style:family="text">
      <style:text-properties fo:color="#231f20" style:font-name="DejaVu Serif" fo:font-size="11pt" fo:letter-spacing="-0.06cm" style:font-size-asian="11pt" style:text-scale="105%"/>
    </style:style>
    <style:style style:name="T506" style:family="text">
      <style:text-properties fo:color="#231f20" style:font-name="DejaVu Sans" fo:font-size="11pt" fo:letter-spacing="-0.06cm" style:font-size-asian="11pt" style:text-scale="105%"/>
    </style:style>
    <style:style style:name="T507" style:family="text">
      <style:text-properties fo:color="#231f20" style:font-name="DejaVu Serif" fo:font-size="11pt" fo:letter-spacing="-0.042cm" style:font-size-asian="11pt" style:text-scale="105%"/>
    </style:style>
    <style:style style:name="T508" style:family="text">
      <style:text-properties fo:color="#231f20" fo:font-size="11pt" fo:letter-spacing="-0.019cm" style:font-size-asian="11pt" style:text-scale="110%"/>
    </style:style>
    <style:style style:name="T509" style:family="text">
      <style:text-properties fo:color="#231f20" fo:font-size="11pt" fo:letter-spacing="0.083cm" style:font-size-asian="11pt"/>
    </style:style>
    <style:style style:name="T510" style:family="text">
      <style:text-properties fo:color="#231f20" style:font-name="DejaVu Serif" fo:font-size="11pt" fo:letter-spacing="-0.014cm" style:font-size-asian="11pt"/>
    </style:style>
    <style:style style:name="T511" style:family="text">
      <style:text-properties fo:color="#231f20" style:font-name="DejaVu Serif" fo:font-size="11pt" fo:letter-spacing="-0.035cm" style:font-size-asian="11pt"/>
    </style:style>
    <style:style style:name="T512" style:family="text">
      <style:text-properties fo:color="#231f20" style:font-name="DejaVu Serif" fo:font-size="11pt" fo:letter-spacing="-0.083cm" style:font-size-asian="11pt"/>
    </style:style>
    <style:style style:name="T513" style:family="text">
      <style:text-properties fo:color="#231f20" fo:font-size="11pt" fo:letter-spacing="0.09cm" style:font-size-asian="11pt"/>
    </style:style>
    <style:style style:name="T514" style:family="text">
      <style:text-properties fo:color="#231f20" style:font-name="DejaVu Sans" fo:font-size="11pt" fo:letter-spacing="-0.03cm" style:font-size-asian="11pt"/>
    </style:style>
    <style:style style:name="T515" style:family="text">
      <style:text-properties fo:color="#231f20" style:font-name="DejaVu Sans" fo:font-size="11pt" fo:letter-spacing="-0.032cm" style:font-size-asian="11pt"/>
    </style:style>
    <style:style style:name="T516" style:family="text">
      <style:text-properties fo:color="#231f20" fo:font-size="11pt" style:font-size-asian="11pt" style:text-scale="115%"/>
    </style:style>
    <style:style style:name="T517" style:family="text">
      <style:text-properties fo:color="#231f20" fo:font-size="11pt" fo:letter-spacing="-0.007cm" style:font-size-asian="11pt" style:text-scale="115%"/>
    </style:style>
    <style:style style:name="T518" style:family="text">
      <style:text-properties fo:color="#231f20" style:font-name="DejaVu Serif" fo:font-size="11pt" fo:letter-spacing="-0.042cm" style:font-size-asian="11pt"/>
    </style:style>
    <style:style style:name="fr1" style:family="graphic" style:parent-style-name="Frame">
      <style:graphic-properties style:run-through="foreground" style:vertical-pos="from-top" fo:background-color="transparent" draw:fill="none" fo:padding="0.15cm" fo:border="0.4pt solid #231f20" style:flow-with-text="false"/>
    </style:style>
    <style:style style:name="fr2" style:family="graphic" style:parent-style-name="Frame">
      <style:graphic-properties style:run-through="foreground" style:vertical-pos="top" style:vertical-rel="baseline" fo:background-color="transparent" draw:fill="none" fo:padding="0.15cm" fo:border="0.4pt solid #231f20" style:flow-with-text="false"/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ge" fo:background-color="transparent" draw:fill="none" fo:padding="0.15cm" fo:border="none" style:flow-with-text="false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ge" fo:background-color="transparent" draw:fill="none" fo:padding="0.15cm" fo:border="0.4pt solid #231f20" style:flow-with-text="false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fo:padding="0.15cm" fo:border="none" style:flow-with-text="false"/>
    </style:style>
    <style:style style:name="fr6" style:family="graphic" style:parent-style-name="Frame">
      <style:graphic-properties style:vertical-pos="from-top" style:vertical-rel="page" style:horizontal-pos="from-left" style:horizontal-rel="page" draw:opacity="0%" fo:padding="0.15cm" fo:border="none" draw:textarea-vertical-align="top"/>
    </style:style>
    <style:style style:name="fr7" style:family="graphic" style:parent-style-name="Frame">
      <style:graphic-properties style:run-through="background" style:wrap="none" style:vertical-pos="from-top" style:vertical-rel="paragraph" style:horizontal-pos="from-left" style:horizontal-rel="page" fo:background-color="transparent" draw:fill="none" fo:padding="0.15cm" fo:border="0.4pt solid #231f20" style:flow-with-text="false"/>
    </style:style>
    <style:style style:name="fr8" style:family="graphic" style:parent-style-name="Frame">
      <style:graphic-properties style:run-through="background" style:wrap="none" style:vertical-pos="from-top" style:vertical-rel="paragraph" style:horizontal-pos="from-left" style:horizontal-rel="page" fo:background-color="transparent" draw:fill="none" fo:padding="0.15cm" fo:border="none" style:flow-with-text="false"/>
    </style:style>
    <style:style style:name="fr9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fo:padding="0.15cm" fo:border="0.4pt solid #231f20" style:flow-with-text="fals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029*" fo:start-indent="0cm" fo:end-indent="0.589cm"/>
          <style:column style:rel-width="8611*" fo:start-indent="0.58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4cm" svg:stroke-color="#231f20" draw:fill-color="#ffffff" draw:auto-grow-height="false" draw:auto-grow-width="false" fo:padding-top="0.007cm" fo:padding-bottom="0.007cm" fo:padding-left="0.007cm" fo:padding-right="0.007cm" style:run-through="foreground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auto-grow-height="false" draw:auto-grow-width="false" fo:wrap-option="wrap" style:run-through="foreground"/>
    </style:style>
    <style:style style:name="gr5" style:family="graphic">
      <style:graphic-properties draw:stroke="solid" svg:stroke-width="0.173cm" svg:stroke-color="#231f20" draw:fill-color="#ffffff" draw:auto-grow-height="false" draw:auto-grow-width="false" fo:padding-top="0.086cm" fo:padding-bottom="0.086cm" fo:padding-left="0.086cm" fo:padding-right="0.086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6" style:family="graphic">
      <style:graphic-properties draw:stroke="solid" svg:stroke-width="0.014cm" svg:stroke-color="#231f20" draw:fill-color="#ffffff" draw:auto-grow-height="false" draw:auto-grow-width="false" fo:padding-top="0.007cm" fo:padding-bottom="0.007cm" fo:padding-left="0.007cm" fo:padding-right="0.007cm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7" style:family="graphic">
      <style:graphic-properties draw:stroke="solid" svg:stroke-width="0.173cm" svg:stroke-color="#231f20" draw:fill-color="#ffffff" draw:auto-grow-height="false" draw:auto-grow-width="false" fo:padding-top="0.086cm" fo:padding-bottom="0.086cm" fo:padding-left="0.086cm" fo:padding-right="0.086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6" draw:name="Cadre1" text:anchor-type="paragraph" svg:x="-71.593cm" svg:y="2.242cm" svg:width="1.889cm" svg:height="0.732cm" draw:z-index="27"><draw:text-box><text:p text:style-name="Frame_20_contents"/></draw:text-box></draw:frame>Chapitre 1 : théorie des ensembles</text:p>
      <text:p text:style-name="P1"/>
      <text:list xml:id="list7605530479462970011" text:style-name="LS266">
        <text:list-item>
          <text:list>
            <text:list-item>
              <text:p text:style-name="P38"><text:span text:style-name="T1">Notion première</text:span><text:span text:style-name="T32"> </text:span><text:span text:style-name="T1">d’ensemble</text:span></text:p>
            </text:list-item>
          </text:list>
        </text:list-item>
      </text:list>
      <text:p text:style-name="P114"><text:span text:style-name="T36">Ensemble </text:span><text:span text:style-name="T1">Notion première qui ne se définit pas. C’est une collection d’objets réunis en vertu d’une propriété commune.</text:span></text:p>
      <text:p text:style-name="P115">On peut définir un ensemble de deux manières :</text:p>
      <text:list xml:id="list377" text:style-name="LS266">
        <text:list-item>
          <text:list>
            <text:list-item>
              <text:list>
                <text:list-item>
                  <text:p text:style-name="P44"><text:span text:style-name="T37">en extension </text:span><text:span text:style-name="T1">: on donne la liste exhaustive des éléments qui y</text:span><text:span text:style-name="T38"> </text:span><text:span text:style-name="T1">figurent,</text:span></text:p>
                </text:list-item>
                <text:list-item>
                  <text:p text:style-name="P44"><text:span text:style-name="T37">en</text:span><text:span text:style-name="T40"> </text:span><text:span text:style-name="T37">compréhension</text:span><text:span text:style-name="T45"> </text:span><text:span text:style-name="T1">:</text:span><text:span text:style-name="T44"> </text:span><text:span text:style-name="T1">en</text:span><text:span text:style-name="T39"> </text:span><text:span text:style-name="T1">donnant</text:span><text:span text:style-name="T44"> </text:span><text:span text:style-name="T1">la</text:span><text:span text:style-name="T44"> </text:span><text:span text:style-name="T1">propriété</text:span><text:span text:style-name="T39"> </text:span><text:span text:style-name="T1">que</text:span><text:span text:style-name="T44"> </text:span><text:span text:style-name="T32">doivent</text:span><text:span text:style-name="T44"> </text:span><text:span text:style-name="T1">posséder</text:span><text:span text:style-name="T44"> </text:span><text:span text:style-name="T1">les</text:span><text:span text:style-name="T39"> </text:span><text:span text:style-name="T1">éléments</text:span><text:span text:style-name="T44"> </text:span><text:span text:style-name="T1">de</text:span><text:span text:style-name="T44"> </text:span><text:span text:style-name="T1">l’ensemble.</text:span></text:p>
                </text:list-item>
              </text:list>
            </text:list-item>
          </text:list>
        </text:list-item>
      </text:list>
      <text:list xml:id="list165109853678002" text:continue-list="list7605530479462970011" text:style-name="LS266">
        <text:list-item>
          <text:list>
            <text:list-item>
              <text:p text:style-name="P39"><text:span text:style-name="T49">Règles de</text:span><text:span text:style-name="T50"> </text:span><text:span text:style-name="T49">fonctionnement</text:span></text:p>
            </text:list-item>
          </text:list>
        </text:list-item>
      </text:list>
      <text:p text:style-name="P118"><text:span text:style-name="T36">Relation</text:span><text:span text:style-name="T46"> </text:span><text:span text:style-name="T36">d’appartenance.<text:tab/></text:span><text:span text:style-name="T1">On admet être capable de décider si un objet est ou non élément d’un en- semble.</text:span><text:span text:style-name="T44"> </text:span><text:span text:style-name="T1">Le</text:span><text:span text:style-name="T32"> </text:span><text:span text:style-name="T1">fait</text:span><text:span text:style-name="T32"> </text:span><text:span text:style-name="T1">que</text:span><text:span text:style-name="T32"> </text:span><text:span text:style-name="T1">l’élément</text:span><text:span text:style-name="T52"> </text:span><text:span text:style-name="T56">x</text:span><text:span text:style-name="T57"> </text:span><text:span text:style-name="T1">appartienne</text:span><text:span text:style-name="T32"> </text:span><text:span text:style-name="T1">à</text:span><text:span text:style-name="T32"> </text:span><text:span text:style-name="T1">l’ensemble</text:span><text:span text:style-name="T32"> </text:span><text:span text:style-name="T56">X </text:span><text:span text:style-name="T1">se</text:span><text:span text:style-name="T44"> </text:span><text:span text:style-name="T1">note</text:span><text:span text:style-name="T32"> </text:span><text:span text:style-name="T1">:</text:span><text:span text:style-name="T32"> </text:span><text:span text:style-name="T56">x</text:span><text:span text:style-name="T59"> </text:span><text:span text:style-name="T177">∈</text:span><text:span text:style-name="T178"> </text:span><text:span text:style-name="T61">X</text:span><text:span text:style-name="T2">.</text:span></text:p>
      <text:p text:style-name="P121"><text:span text:style-name="T36">Objets</text:span><text:span text:style-name="T46"> </text:span><text:span text:style-name="T36">distincts.<text:tab/></text:span><text:span text:style-name="T1">On</text:span><text:span text:style-name="T39"> </text:span><text:span text:style-name="T1">admet</text:span><text:span text:style-name="T29"> </text:span><text:span text:style-name="T1">aussi</text:span><text:span text:style-name="T39"> </text:span><text:span text:style-name="T1">être</text:span><text:span text:style-name="T39"> </text:span><text:span text:style-name="T1">capable</text:span><text:span text:style-name="T29"> </text:span><text:span text:style-name="T1">de</text:span><text:span text:style-name="T39"> </text:span><text:span text:style-name="T1">distinguer</text:span><text:span text:style-name="T29"> </text:span><text:span text:style-name="T1">entre</text:span><text:span text:style-name="T39"> </text:span><text:span text:style-name="T1">eux</text:span><text:span text:style-name="T39"> </text:span><text:span text:style-name="T1">les</text:span><text:span text:style-name="T29"> </text:span><text:span text:style-name="T1">éléments</text:span><text:span text:style-name="T39"> </text:span><text:span text:style-name="T1">d’un</text:span><text:span text:style-name="T39"> </text:span><text:span text:style-name="T1">ensemble.</text:span><text:span text:style-name="T29"> </text:span><text:span text:style-name="T1">En particulier, un ensemble ne peut pas contenir deux fois le même</text:span><text:span text:style-name="T258"> </text:span><text:span text:style-name="T1">objet.</text:span></text:p>
      <text:p text:style-name="P121"><text:span text:style-name="T36">Ensemble</text:span><text:span text:style-name="T261"> </text:span><text:span text:style-name="T36">vide.<text:tab/></text:span><text:span text:style-name="T1">Il existe un ensemble ne contenant aucun élément, appelé ensemble vide. Symbole : le cercle barré </text:span><text:span text:style-name="T477">1</text:span><text:span text:style-name="T478"> </text:span><text:span text:style-name="T177">∅</text:span><text:span text:style-name="T1">.</text:span></text:p>
      <text:section text:style-name="Sect1" text:name="S11">
        <text:p text:style-name="P122"/>
        <text:p text:style-name="P123"><draw:frame draw:style-name="fr3" draw:name="249" text:anchor-type="char" svg:x="4.928cm" svg:y="0.065cm" svg:width="0.684cm" svg:height="0.667cm" draw:z-index="28"><draw:text-box><text:p text:style-name="P288">{ }</text:p></draw:text-box></draw:frame><draw:frame draw:style-name="fr3" draw:name="250" text:anchor-type="char" svg:x="16.078cm" svg:y="1.021cm" svg:width="0.684cm" svg:height="0.667cm" draw:z-index="29"><draw:text-box><text:p text:style-name="P288">{ }</text:p></draw:text-box></draw:frame><text:span text:style-name="T1">La</text:span><text:span text:style-name="T264"> </text:span><text:span text:style-name="T1">notation</text:span><text:span text:style-name="T267"> </text:span><text:span text:style-name="T177">∅</text:span><text:span text:style-name="T179"> </text:span><text:span text:style-name="T1">n’a</text:span><text:span text:style-name="T264"> </text:span><text:span text:style-name="T1">pas</text:span><text:span text:style-name="T264"> </text:span><text:span text:style-name="T1">le</text:span><text:span text:style-name="T264"> </text:span><text:span text:style-name="T1">même</text:span><text:span text:style-name="T264"> </text:span><text:span text:style-name="T1">sens</text:span><text:span text:style-name="T269"> </text:span><text:span text:style-name="T1">que</text:span><text:span text:style-name="T264"> </text:span><text:span text:style-name="T177">∅</text:span><text:span text:style-name="T1">.</text:span><text:span text:style-name="T264"> </text:span><text:span text:style-name="T1">La</text:span><text:span text:style-name="T264"> </text:span><text:span text:style-name="T1">dernière</text:span><text:span text:style-name="T264"> </text:span><text:span text:style-name="T1">notation</text:span><text:span text:style-name="T264"> </text:span><text:span text:style-name="T1">décrit</text:span><text:span text:style-name="T264"> </text:span><text:span text:style-name="T1">un</text:span><text:span text:style-name="T264"> </text:span><text:span text:style-name="T1">ensemble</text:span><text:span text:style-name="T269"> </text:span><text:span text:style-name="T1">qui</text:span><text:span text:style-name="T264"> </text:span><text:span text:style-name="T1">ne</text:span><text:span text:style-name="T264"> </text:span><text:span text:style-name="T1">contient rien alors que le premier décrit un ensemble contenant un élément : l’ensemble vide. On peut, afin de mieux comprendre, reprendre l’analogie du sac vide. Un tiroir contenant un sac vide - </text:span><text:span text:style-name="T177">∅ </text:span><text:span text:style-name="T1">- n’est pas vide - </text:span><text:span text:style-name="T177">∅ </text:span><text:span text:style-name="T1">- et contient bien un</text:span><text:span text:style-name="T271"> </text:span><text:span text:style-name="T1">objet.</text:span></text:p>
        <text:p text:style-name="P127"><draw:frame draw:style-name="fr3" draw:name="251" text:anchor-type="char" svg:x="6.703cm" svg:y="0.065cm" svg:width="0.684cm" svg:height="0.667cm" draw:z-index="30"><draw:text-box><text:p text:style-name="P288">{ }</text:p></draw:text-box></draw:frame><text:span text:style-name="T1">D’ailleurs, l’ensemble </text:span><text:span text:style-name="T177">∅ </text:span><text:span text:style-name="T1">contient un élément (qui est un ensemble), quand l’ensemble </text:span><text:span text:style-name="T177">∅ </text:span><text:span text:style-name="T1">n’en contient aucun...</text:span></text:p>
        <text:p text:style-name="P133"/>
        <text:p text:style-name="P8"><text:span text:style-name="T272">Dernière</text:span><text:span text:style-name="T274"> </text:span><text:span text:style-name="T272">règle</text:span><text:span text:style-name="T274"> </text:span><text:span text:style-name="T272">de</text:span><text:span text:style-name="T276"> </text:span><text:span text:style-name="T272">fonctionnement</text:span><text:span text:style-name="T277"> </text:span><text:span text:style-name="T272">des</text:span><text:span text:style-name="T276"> </text:span><text:span text:style-name="T272">ensembles.<text:tab/></text:span><text:span text:style-name="T479">Un ensemble ne peut pas s’appartenir à</text:span><text:span text:style-name="T480"> </text:span><text:span text:style-name="T479">lui-même</text:span><text:span text:style-name="T279">.</text:span></text:p>
        <text:p text:style-name="P16"><text:span text:style-name="T273">(</text:span><text:span text:style-name="T272">Paradoxe de Bertrand Russell (1872-1970)). </text:span><text:span text:style-name="T282">Soit </text:span><text:span text:style-name="T62">X </text:span><text:span text:style-name="T282">l’ensemble de tous les éléments qui ne sont pas éléments d’eux-mêmes.</text:span></text:p>
        <text:p text:style-name="P17"><text:span text:style-name="T282">A-t-on </text:span><text:span text:style-name="T62">X </text:span><text:span text:style-name="T180">∈ </text:span><text:span text:style-name="T62">X </text:span><text:span text:style-name="T282">? A-t-on </text:span><text:span text:style-name="T62">X </text:span><text:span text:style-name="T181">ƒ∈ </text:span><text:span text:style-name="T62">X </text:span><text:span text:style-name="T282">?</text:span></text:p>
        <text:list xml:id="list165109446025583" text:continue-numbering="true" text:style-name="LS266">
          <text:list-item>
            <text:list>
              <text:list-header>
                <text:p text:style-name="P80"><text:span text:style-name="T36"/></text:p>
              </text:list-header>
              <text:list-item>
                <text:p text:style-name="P80"><text:span text:style-name="T36">Sous-ensembensemble des</text:span><text:span text:style-name="T41"> </text:span><text:span text:style-name="T36">parties</text:span></text:p>
              </text:list-item>
            </text:list>
          </text:list-item>
        </text:list>
        <text:p text:style-name="P137"><text:span text:style-name="T36">Sous-ensemble.<text:tab/></text:span><text:span text:style-name="T1">Les sous-ensembles sont définis par la relation</text:span><text:span text:style-name="T269"> </text:span><text:span text:style-name="T1">d’inclusion...</text:span></text:p>
        <text:p text:style-name="P100"/>
        <text:p text:style-name="P160"><text:span text:style-name="T314">D</text:span><text:span text:style-name="T6">ÉFINITION </text:span><text:span text:style-name="T314">1.1. </text:span><text:span text:style-name="T56">A </text:span><text:span text:style-name="T1">est un sous-ensemble de </text:span><text:span text:style-name="T56">B </text:span><text:span text:style-name="T1">(</text:span><text:span text:style-name="T56">A </text:span><text:span text:style-name="T177">⊂ </text:span><text:span text:style-name="T73">B</text:span><text:span text:style-name="T317">) </text:span><text:span text:style-name="T1">» si et seulement si tout élément de </text:span><text:span text:style-name="T56">A </text:span><text:span text:style-name="T1">appar- tient à </text:span><text:span text:style-name="T73">B</text:span><text:span text:style-name="T317">. </text:span><text:span text:style-name="T1">On dit aussi que </text:span><text:span text:style-name="T56">A</text:span><text:span text:style-name="T76"> </text:span><text:span text:style-name="T1">est une partie de</text:span><text:span text:style-name="T44"> </text:span><text:span text:style-name="T73">B</text:span><text:span text:style-name="T317">.<text:tab/></text:span><text:span text:style-name="T188">♦</text:span></text:p>
        <text:p text:style-name="P169"><draw:line text:anchor-type="paragraph" draw:z-index="31" draw:style-name="gr5" draw:text-style-name="P463" svg:x1="18.413cm" svg:y1="2.768cm" svg:x2="18.413cm" svg:y2="2.94cm"><text:p/></draw:line><draw:line text:anchor-type="paragraph" draw:z-index="32" draw:style-name="gr6" draw:text-style-name="P463" svg:x1="2.498cm" svg:y1="0.326cm" svg:x2="8.9cm" svg:y2="0.326cm"><text:p/></draw:line></text:p>
        <text:p text:style-name="P18"/>
      </text:section>
      <text:section text:style-name="Sect1" text:name="S12">
        <text:p text:style-name="P112"/>
        <text:p text:style-name="P460">Ensemble des parties.</text:p>
        <text:p text:style-name="P161"><text:span text:style-name="T314">D</text:span><text:span text:style-name="T6">ÉFINITION </text:span><text:span text:style-name="T314">1.2. </text:span><text:span text:style-name="T1">Soit </text:span><text:span text:style-name="T56">A </text:span><text:span text:style-name="T1">un ensemble. </text:span><text:span text:style-name="T44">L’ensemble </text:span><text:span text:style-name="T1">des parties de </text:span><text:span text:style-name="T56">A</text:span><text:span text:style-name="T1">, noté </text:span><text:span text:style-name="T189">P</text:span><text:span text:style-name="T320">(</text:span><text:span text:style-name="T77">A</text:span><text:span text:style-name="T320">), </text:span><text:span text:style-name="T1">est l’ensemble de tous les sous-ensembles</text:span><text:span text:style-name="T322"> </text:span><text:span text:style-name="T1">de</text:span><text:span text:style-name="T28"> </text:span><text:span text:style-name="T56">A</text:span><text:span text:style-name="T1">.<text:tab/></text:span><text:span text:style-name="T188">♦</text:span></text:p>
        <text:p text:style-name="P173"><text:span text:style-name="T1">On sait déjà que </text:span><text:span text:style-name="T177">∅ </text:span><text:span text:style-name="T1">et </text:span><text:span text:style-name="T56">A </text:span><text:span text:style-name="T1">sont deux parties de </text:span><text:span text:style-name="T56">A</text:span><text:span text:style-name="T1">...</text:span></text:p>
        <text:p text:style-name="P195"><draw:frame draw:style-name="fr7" draw:name="255" text:anchor-type="char" svg:x="2.492cm" svg:y="0.383cm" svg:width="16.014cm" svg:height="0.919cm" draw:z-index="33"><draw:text-box><text:p text:style-name="P299"><text:span text:style-name="T1">P</text:span><text:span text:style-name="T7">ROPRIÉTÉ </text:span><text:span text:style-name="T1">1.3 : Pour tout ensemble </text:span><text:span text:style-name="T56">A</text:span><text:span text:style-name="T1">, on a </text:span><text:span text:style-name="T177">∅</text:span><text:span text:style-name="T56">, A </text:span><text:span text:style-name="T177">∈ P</text:span><text:span text:style-name="T1">(</text:span><text:span text:style-name="T56">A</text:span><text:span text:style-name="T1">).</text:span></text:p></draw:text-box></draw:frame><text:soft-page-break/></text:p>
        <text:list xml:id="list165109843671828" text:continue-numbering="true" text:style-name="LS266">
          <text:list-item>
            <text:list>
              <text:list-item>
                <text:p text:style-name="P40"><text:span text:style-name="T49">Représentation</text:span><text:span text:style-name="T51"> </text:span><text:span text:style-name="T49">graphique</text:span><text:span text:style-name="T1">On peut représenter ensembles et sous-ensembles à l’aide d’un diagramme de Venn (les célèbres</text:span></text:p>
              </text:list-item>
            </text:list>
          </text:list-item>
        </text:list>
        <text:p text:style-name="P138">« patates »)...</text:p>
      </text:section>
      <text:section text:style-name="Sect1" text:name="S13">
        <text:list xml:id="list165109497216821" text:continue-numbering="true" text:style-name="LS266">
          <text:list-item>
            <text:list>
              <text:list-header>
                <text:p text:style-name="P45"><text:span text:style-name="T324"/></text:p>
              </text:list-header>
              <text:list-item>
                <text:p text:style-name="P48"><text:span text:style-name="T1">Égalite de deux</text:span><text:span text:style-name="T39"> </text:span><text:span text:style-name="T1">ensembles</text:span></text:p>
              </text:list-item>
            </text:list>
          </text:list-item>
        </text:list>
        <text:p text:style-name="P201"/>
        <text:p text:style-name="P205"><text:span text:style-name="T314">D</text:span><text:span text:style-name="T6">ÉFINITION </text:span><text:span text:style-name="T314">1.3. <text:s/></text:span><text:span text:style-name="T1">Deux ensembles sont égaux si et seulement si ils ont les</text:span><text:span text:style-name="T328"> </text:span><text:span text:style-name="T1">mêmes</text:span><text:span text:style-name="T39"> </text:span><text:span text:style-name="T1">éléments.<text:tab/></text:span><text:span text:style-name="T177">♦</text:span></text:p>
        <text:p text:style-name="P174"><text:span text:style-name="T78">A </text:span><text:span text:style-name="T191">⊂ </text:span><text:span text:style-name="T78">B </text:span><text:span text:style-name="T330">et </text:span><text:span text:style-name="T78">B </text:span><text:span text:style-name="T191">⊂ </text:span><text:span text:style-name="T78">A </text:span><text:span text:style-name="T191">⇐⇒ </text:span><text:span text:style-name="T78">A </text:span><text:span text:style-name="T331">= </text:span><text:span text:style-name="T78">B</text:span><text:span text:style-name="T330">.</text:span></text:p>
        <text:p text:style-name="P19"><text:span text:style-name="T49"/></text:p>
        <text:p text:style-name="P222"><draw:g text:anchor-type="paragraph" draw:z-index="35" draw:style-name="gr3"><draw:line draw:style-name="gr2" draw:text-style-name="P463" svg:x1="-1.35cm" svg:y1="2.991cm" svg:x2="18.656cm" svg:y2="2.991cm"><text:p/></draw:line><draw:line draw:style-name="gr2" draw:text-style-name="P463" svg:x1="-1.342cm" svg:y1="3.001cm" svg:x2="-1.342cm" svg:y2="7.312cm"><text:p/></draw:line><draw:line draw:style-name="gr2" draw:text-style-name="P463" svg:x1="18.644cm" svg:y1="3.001cm" svg:x2="18.644cm" svg:y2="7.312cm"><text:p/></draw:line><draw:line draw:style-name="gr2" draw:text-style-name="P463" svg:x1="-1.35cm" svg:y1="7.32cm" svg:x2="18.656cm" svg:y2="7.32cm"><text:p/></draw:line><draw:frame draw:style-name="gr4" draw:text-style-name="P465" svg:width="6.021cm" svg:height="0.786cm" svg:x="-0.192cm" svg:y="6.1cm"><draw:text-box><text:p text:style-name="P466"><text:span text:style-name="T279">–</text:span><text:span text:style-name="T279"> </text:span><text:span text:style-name="T279">é</text:span><text:span text:style-name="T279">l</text:span><text:span text:style-name="T279">é</text:span><text:span text:style-name="T279">m</text:span><text:span text:style-name="T279">e</text:span><text:span text:style-name="T279">n</text:span><text:span text:style-name="T279">t</text:span><text:span text:style-name="T279"> </text:span><text:span text:style-name="T279">n</text:span><text:span text:style-name="T279">e</text:span><text:span text:style-name="T279">u</text:span><text:span text:style-name="T279">t</text:span><text:span text:style-name="T279">r</text:span><text:span text:style-name="T279">e</text:span><text:span text:style-name="T279"> </text:span><text:span text:style-name="T279">:</text:span><text:span text:style-name="T279"> </text:span><text:span text:style-name="T62">A</text:span><text:span text:style-name="T62"> </text:span><text:span text:style-name="T180">∪</text:span><text:span text:style-name="T180"> </text:span><text:span text:style-name="T180">∅</text:span><text:span text:style-name="T180"> </text:span><text:span text:style-name="T280">=</text:span><text:span text:style-name="T280"> </text:span><text:span text:style-name="T62">A</text:span></text:p></draw:text-box></draw:frame><draw:frame draw:style-name="gr4" draw:text-style-name="P465" svg:width="9.02cm" svg:height="0.756cm" svg:x="-0.192cm" svg:y="5.625cm"><draw:text-box><text:p text:style-name="P464"><text:span text:style-name="T279">–</text:span><text:span text:style-name="T489"> </text:span><text:span text:style-name="T279">a</text:span><text:span text:style-name="T279">s</text:span><text:span text:style-name="T279">s</text:span><text:span text:style-name="T279">o</text:span><text:span text:style-name="T279">c</text:span><text:span text:style-name="T279">i</text:span><text:span text:style-name="T279">a</text:span><text:span text:style-name="T279">t</text:span><text:span text:style-name="T279">i</text:span><text:span text:style-name="T279">v</text:span><text:span text:style-name="T279">i</text:span><text:span text:style-name="T279">t</text:span><text:span text:style-name="T279">é</text:span><text:span text:style-name="T296"> </text:span><text:span text:style-name="T279">:</text:span><text:span text:style-name="T296"> </text:span><text:span text:style-name="T62">A</text:span><text:span text:style-name="T490"> </text:span><text:span text:style-name="T180">∪</text:span><text:span text:style-name="T491"> </text:span><text:span text:style-name="T279">(</text:span><text:span text:style-name="T62">B</text:span><text:span text:style-name="T492"> </text:span><text:span text:style-name="T180">∪</text:span><text:span text:style-name="T493"> </text:span><text:span text:style-name="T488">C</text:span><text:span text:style-name="T290">)</text:span><text:span text:style-name="T306"> </text:span><text:span text:style-name="T280">=</text:span><text:span text:style-name="T494"> </text:span><text:span text:style-name="T279">(</text:span><text:span text:style-name="T62">A</text:span><text:span text:style-name="T490"> </text:span><text:span text:style-name="T180">∪</text:span><text:span text:style-name="T493"> </text:span><text:span text:style-name="T68">B</text:span><text:span text:style-name="T312">)</text:span><text:span text:style-name="T287"> </text:span><text:span text:style-name="T180">∪</text:span><text:span text:style-name="T491"> </text:span><text:span text:style-name="T62">C</text:span></text:p></draw:text-box></draw:frame><draw:frame draw:style-name="gr4" draw:text-style-name="P465" svg:width="6.88cm" svg:height="0.756cm" svg:x="-0.192cm" svg:y="5.119cm"><draw:text-box><text:p text:style-name="P464"><text:span text:style-name="T281">–</text:span><text:span text:style-name="T495"> </text:span><text:span text:style-name="T281">c</text:span><text:span text:style-name="T281">o</text:span><text:span text:style-name="T281">m</text:span><text:span text:style-name="T281">m</text:span><text:span text:style-name="T281">u</text:span><text:span text:style-name="T281">t</text:span><text:span text:style-name="T281">a</text:span><text:span text:style-name="T281">t</text:span><text:span text:style-name="T281">i</text:span><text:span text:style-name="T281">v</text:span><text:span text:style-name="T281">i</text:span><text:span text:style-name="T281">t</text:span><text:span text:style-name="T281">é</text:span><text:span text:style-name="T496"> </text:span><text:span text:style-name="T281">:</text:span><text:span text:style-name="T497"> </text:span><text:span text:style-name="T63">A</text:span><text:span text:style-name="T498"> </text:span><text:span text:style-name="T183">∪</text:span><text:span text:style-name="T499"> </text:span><text:span text:style-name="T63">B</text:span><text:span text:style-name="T500"> </text:span><text:span text:style-name="T280">=</text:span><text:span text:style-name="T501"> </text:span><text:span text:style-name="T63">B</text:span><text:span text:style-name="T502"> </text:span><text:span text:style-name="T183">∪</text:span><text:span text:style-name="T499"> </text:span><text:span text:style-name="T63">A</text:span></text:p></draw:text-box></draw:frame><draw:frame draw:style-name="gr4" draw:text-style-name="P465" svg:width="5.621cm" svg:height="0.757cm" svg:x="-0.192cm" svg:y="4.611cm"><draw:text-box><text:p text:style-name="P464"><text:span text:style-name="T281">–</text:span><text:span text:style-name="T503"> </text:span><text:span text:style-name="T281">i</text:span><text:span text:style-name="T281">d</text:span><text:span text:style-name="T281">e</text:span><text:span text:style-name="T281">m</text:span><text:span text:style-name="T281">p</text:span><text:span text:style-name="T281">o</text:span><text:span text:style-name="T281">t</text:span><text:span text:style-name="T281">e</text:span><text:span text:style-name="T281">n</text:span><text:span text:style-name="T281">c</text:span><text:span text:style-name="T281">e</text:span><text:span text:style-name="T504"> </text:span><text:span text:style-name="T281">:</text:span><text:span text:style-name="T504"> </text:span><text:span text:style-name="T63">A</text:span><text:span text:style-name="T505"> </text:span><text:span text:style-name="T183">∪</text:span><text:span text:style-name="T506"> </text:span><text:span text:style-name="T63">A</text:span><text:span text:style-name="T507"> </text:span><text:span text:style-name="T280">=</text:span><text:span text:style-name="T508"> </text:span><text:span text:style-name="T63">A</text:span></text:p></draw:text-box></draw:frame><draw:frame draw:style-name="gr4" draw:text-style-name="P465" svg:width="19.224cm" svg:height="0.959cm" svg:x="-0.938cm" svg:y="3.6cm"><draw:text-box><text:p text:style-name="P467"><text:span text:style-name="T279">P</text:span><text:span text:style-name="T7">R</text:span><text:span text:style-name="T7">O</text:span><text:span text:style-name="T7">P</text:span><text:span text:style-name="T7">R</text:span><text:span text:style-name="T7">I</text:span><text:span text:style-name="T7">É</text:span><text:span text:style-name="T7">T</text:span><text:span text:style-name="T7">É</text:span><text:span text:style-name="T7"> </text:span><text:span text:style-name="T279">1</text:span><text:span text:style-name="T279">.</text:span><text:span text:style-name="T279">4</text:span><text:span text:style-name="T279"> </text:span><text:span text:style-name="T279">(</text:span><text:span text:style-name="T279">P</text:span><text:span text:style-name="T7">R</text:span><text:span text:style-name="T7">O</text:span><text:span text:style-name="T7">P</text:span><text:span text:style-name="T7">R</text:span><text:span text:style-name="T7">I</text:span><text:span text:style-name="T7">É</text:span><text:span text:style-name="T7">T</text:span><text:span text:style-name="T7">É</text:span><text:span text:style-name="T7">S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R</text:span><text:span text:style-name="T7">É</text:span><text:span text:style-name="T7">U</text:span><text:span text:style-name="T7">N</text:span><text:span text:style-name="T7">I</text:span><text:span text:style-name="T7">O</text:span><text:span text:style-name="T7">N</text:span><text:span text:style-name="T279">)</text:span><text:span text:style-name="T279"> </text:span><text:span text:style-name="T279">:</text:span><text:span text:style-name="T279"> </text:span><text:span text:style-name="T279">L</text:span><text:span text:style-name="T279">a</text:span><text:span text:style-name="T279"> </text:span><text:span text:style-name="T279">r</text:span><text:span text:style-name="T279">é</text:span><text:span text:style-name="T279">u</text:span><text:span text:style-name="T279">n</text:span><text:span text:style-name="T279">i</text:span><text:span text:style-name="T279">o</text:span><text:span text:style-name="T279">n</text:span><text:span text:style-name="T279"> </text:span><text:span text:style-name="T279">d</text:span><text:span text:style-name="T279">e</text:span><text:span text:style-name="T279"> </text:span><text:span text:style-name="T279">d</text:span><text:span text:style-name="T279">e</text:span><text:span text:style-name="T279">u</text:span><text:span text:style-name="T279">x</text:span><text:span text:style-name="T279"> </text:span><text:span text:style-name="T279">e</text:span><text:span text:style-name="T279">n</text:span><text:span text:style-name="T279">s</text:span><text:span text:style-name="T279">e</text:span><text:span text:style-name="T279">m</text:span><text:span text:style-name="T279">b</text:span><text:span text:style-name="T279">l</text:span><text:span text:style-name="T279">e</text:span><text:span text:style-name="T279">s</text:span><text:span text:style-name="T279"> </text:span><text:span text:style-name="T279">p</text:span><text:span text:style-name="T279">o</text:span><text:span text:style-name="T279">s</text:span><text:span text:style-name="T279">s</text:span><text:span text:style-name="T279">è</text:span><text:span text:style-name="T279">d</text:span><text:span text:style-name="T279">e</text:span><text:span text:style-name="T279"> </text:span><text:span text:style-name="T279"><text:s/></text:span><text:span text:style-name="T279">c</text:span><text:span text:style-name="T279">e</text:span><text:span text:style-name="T279">r</text:span><text:span text:style-name="T279">-</text:span><text:span text:style-name="T279"> </text:span><text:span text:style-name="T279">t</text:span><text:span text:style-name="T279">a</text:span><text:span text:style-name="T279">i</text:span><text:span text:style-name="T279">n</text:span><text:span text:style-name="T279">e</text:span><text:span text:style-name="T279">s</text:span><text:span text:style-name="T279"> </text:span><text:span text:style-name="T279">p</text:span><text:span text:style-name="T279">r</text:span><text:span text:style-name="T279">o</text:span><text:span text:style-name="T279">p</text:span><text:span text:style-name="T279">r</text:span><text:span text:style-name="T279">i</text:span><text:span text:style-name="T279">é</text:span><text:span text:style-name="T279">t</text:span><text:span text:style-name="T279">é</text:span><text:span text:style-name="T279">s</text:span><text:span text:style-name="T279"> </text:span><text:span text:style-name="T279">:</text:span></text:p></draw:text-box></draw:frame></draw:g><draw:g text:anchor-type="paragraph" draw:z-index="36" draw:style-name="gr3"><draw:line draw:style-name="gr2" draw:text-style-name="P463" svg:x1="-1.774cm" svg:y1="8.036cm" svg:x2="18.62cm" svg:y2="8.036cm"><text:p/></draw:line><draw:line draw:style-name="gr2" draw:text-style-name="P463" svg:x1="-1.764cm" svg:y1="8.044cm" svg:x2="-1.764cm" svg:y2="12.176cm"><text:p/></draw:line><draw:line draw:style-name="gr2" draw:text-style-name="P463" svg:x1="18.61cm" svg:y1="8.044cm" svg:x2="18.61cm" svg:y2="12.176cm"><text:p/></draw:line><draw:line draw:style-name="gr2" draw:text-style-name="P463" svg:x1="-1.774cm" svg:y1="12.182cm" svg:x2="18.62cm" svg:y2="12.182cm"><text:p/></draw:line><draw:frame draw:style-name="gr4" draw:text-style-name="P465" svg:width="18.837cm" svg:height="1.073cm" svg:x="-0.592cm" svg:y="10.699cm"><draw:text-box><text:p text:style-name="P468"><text:span text:style-name="T279">–</text:span><text:span text:style-name="T509"> </text:span><text:span text:style-name="T279">é</text:span><text:span text:style-name="T279">l</text:span><text:span text:style-name="T279">é</text:span><text:span text:style-name="T279">m</text:span><text:span text:style-name="T279">e</text:span><text:span text:style-name="T279">n</text:span><text:span text:style-name="T279">t</text:span><text:span text:style-name="T304"> </text:span><text:span text:style-name="T279">n</text:span><text:span text:style-name="T279">e</text:span><text:span text:style-name="T279">u</text:span><text:span text:style-name="T279">t</text:span><text:span text:style-name="T279">r</text:span><text:span text:style-name="T279">e</text:span><text:span text:style-name="T303"> </text:span><text:span text:style-name="T279">:</text:span><text:span text:style-name="T304"> </text:span><text:span text:style-name="T279">s</text:span><text:span text:style-name="T279">i</text:span><text:span text:style-name="T304"> </text:span><text:span text:style-name="T279">l</text:span><text:span text:style-name="T279">’</text:span><text:span text:style-name="T279">o</text:span><text:span text:style-name="T279">n</text:span><text:span text:style-name="T304"> </text:span><text:span text:style-name="T279">s</text:span><text:span text:style-name="T279">e</text:span><text:span text:style-name="T304"> </text:span><text:span text:style-name="T279">p</text:span><text:span text:style-name="T279">l</text:span><text:span text:style-name="T279">a</text:span><text:span text:style-name="T279">c</text:span><text:span text:style-name="T279">e</text:span><text:span text:style-name="T303"> </text:span><text:span text:style-name="T279">d</text:span><text:span text:style-name="T279">a</text:span><text:span text:style-name="T279">n</text:span><text:span text:style-name="T279">s</text:span><text:span text:style-name="T304"> </text:span><text:span text:style-name="T279">u</text:span><text:span text:style-name="T279">n</text:span><text:span text:style-name="T304"> </text:span><text:span text:style-name="T279">e</text:span><text:span text:style-name="T279">n</text:span><text:span text:style-name="T279">s</text:span><text:span text:style-name="T279">e</text:span><text:span text:style-name="T279">m</text:span><text:span text:style-name="T279">b</text:span><text:span text:style-name="T279">l</text:span><text:span text:style-name="T279">e</text:span><text:span text:style-name="T309"> </text:span><text:span text:style-name="T62">E</text:span><text:span text:style-name="T510"> </text:span><text:span text:style-name="T279">e</text:span><text:span text:style-name="T279">t</text:span><text:span text:style-name="T303"> </text:span><text:span text:style-name="T279">q</text:span><text:span text:style-name="T279">u</text:span><text:span text:style-name="T279">e</text:span><text:span text:style-name="T304"> </text:span><text:span text:style-name="T62">A</text:span><text:span text:style-name="T511"> </text:span><text:span text:style-name="T279">e</text:span><text:span text:style-name="T279">s</text:span><text:span text:style-name="T279">t</text:span><text:span text:style-name="T304"> </text:span><text:span text:style-name="T279">u</text:span><text:span text:style-name="T279">n</text:span><text:span text:style-name="T279">e</text:span><text:span text:style-name="T304"> </text:span><text:span text:style-name="T279">p</text:span><text:span text:style-name="T279">a</text:span><text:span text:style-name="T279">r</text:span><text:span text:style-name="T279">t</text:span><text:span text:style-name="T279">i</text:span><text:span text:style-name="T279">e</text:span><text:span text:style-name="T303"> </text:span><text:span text:style-name="T279">d</text:span><text:span text:style-name="T279">e</text:span><text:span text:style-name="T304"> </text:span><text:span text:style-name="T66">E</text:span><text:span text:style-name="T301">,</text:span><text:span text:style-name="T304"> </text:span><text:span text:style-name="T279">a</text:span><text:span text:style-name="T279">l</text:span><text:span text:style-name="T279">o</text:span><text:span text:style-name="T279">r</text:span><text:span text:style-name="T279">s</text:span><text:span text:style-name="T304"> </text:span><text:span text:style-name="T62">E</text:span><text:span text:style-name="T510"> </text:span><text:span text:style-name="T279">e</text:span><text:span text:style-name="T279">s</text:span><text:span text:style-name="T279">t</text:span><text:span text:style-name="T279"> </text:span><text:span text:style-name="T279">é</text:span><text:span text:style-name="T279">l</text:span><text:span text:style-name="T279">é</text:span><text:span text:style-name="T279">m</text:span><text:span text:style-name="T279">e</text:span><text:span text:style-name="T279">n</text:span><text:span text:style-name="T279">t</text:span><text:span text:style-name="T279"> </text:span><text:span text:style-name="T279">n</text:span><text:span text:style-name="T279">e</text:span><text:span text:style-name="T279">u</text:span><text:span text:style-name="T279">t</text:span><text:span text:style-name="T279">r</text:span><text:span text:style-name="T279">e</text:span><text:span text:style-name="T279"> </text:span><text:span text:style-name="T279">p</text:span><text:span text:style-name="T279">o</text:span><text:span text:style-name="T279">u</text:span><text:span text:style-name="T279">r</text:span><text:span text:style-name="T279"> </text:span><text:span text:style-name="T279">l</text:span><text:span text:style-name="T279">’</text:span><text:span text:style-name="T279">i</text:span><text:span text:style-name="T279">n</text:span><text:span text:style-name="T279">t</text:span><text:span text:style-name="T279">e</text:span><text:span text:style-name="T279">r</text:span><text:span text:style-name="T279">s</text:span><text:span text:style-name="T279">e</text:span><text:span text:style-name="T279">c</text:span><text:span text:style-name="T279">t</text:span><text:span text:style-name="T279">i</text:span><text:span text:style-name="T279">o</text:span><text:span text:style-name="T279">n</text:span><text:span text:style-name="T279"> </text:span><text:span text:style-name="T279">:</text:span><text:span text:style-name="T279"> </text:span><text:span text:style-name="T62">A</text:span><text:span text:style-name="T62"> </text:span><text:span text:style-name="T180">∩</text:span><text:span text:style-name="T180"> </text:span><text:span text:style-name="T62">E</text:span><text:span text:style-name="T512"> </text:span><text:span text:style-name="T280">=</text:span><text:span text:style-name="T280"> </text:span><text:span text:style-name="T62">A</text:span></text:p></draw:text-box></draw:frame><draw:frame draw:style-name="gr4" draw:text-style-name="P465" svg:width="9.196cm" svg:height="0.643cm" svg:x="-0.592cm" svg:y="10.271cm"><draw:text-box><text:p text:style-name="P464"><text:span text:style-name="T279">–</text:span><text:span text:style-name="T489"> </text:span><text:span text:style-name="T279">a</text:span><text:span text:style-name="T279">s</text:span><text:span text:style-name="T279">s</text:span><text:span text:style-name="T279">o</text:span><text:span text:style-name="T279">c</text:span><text:span text:style-name="T279">i</text:span><text:span text:style-name="T279">a</text:span><text:span text:style-name="T279">t</text:span><text:span text:style-name="T279">i</text:span><text:span text:style-name="T279">v</text:span><text:span text:style-name="T279">i</text:span><text:span text:style-name="T279">t</text:span><text:span text:style-name="T279">é</text:span><text:span text:style-name="T296"> </text:span><text:span text:style-name="T279">:</text:span><text:span text:style-name="T296"> </text:span><text:span text:style-name="T62">A</text:span><text:span text:style-name="T490"> </text:span><text:span text:style-name="T180">∩</text:span><text:span text:style-name="T491"> </text:span><text:span text:style-name="T279">(</text:span><text:span text:style-name="T62">B</text:span><text:span text:style-name="T492"> </text:span><text:span text:style-name="T180">∩</text:span><text:span text:style-name="T493"> </text:span><text:span text:style-name="T488">C</text:span><text:span text:style-name="T290">)</text:span><text:span text:style-name="T306"> </text:span><text:span text:style-name="T280">=</text:span><text:span text:style-name="T494"> </text:span><text:span text:style-name="T279">(</text:span><text:span text:style-name="T62">A</text:span><text:span text:style-name="T490"> </text:span><text:span text:style-name="T180">∩</text:span><text:span text:style-name="T493"> </text:span><text:span text:style-name="T68">B</text:span><text:span text:style-name="T312">)</text:span><text:span text:style-name="T287"> </text:span><text:span text:style-name="T180">∩</text:span><text:span text:style-name="T491"> </text:span><text:span text:style-name="T62">C</text:span></text:p></draw:text-box></draw:frame><draw:frame draw:style-name="gr4" draw:text-style-name="P465" svg:width="7.014cm" svg:height="0.643cm" svg:x="-0.592cm" svg:y="9.842cm"><draw:text-box><text:p text:style-name="P464"><text:span text:style-name="T281">–</text:span><text:span text:style-name="T495"> </text:span><text:span text:style-name="T281">c</text:span><text:span text:style-name="T281">o</text:span><text:span text:style-name="T281">m</text:span><text:span text:style-name="T281">m</text:span><text:span text:style-name="T281">u</text:span><text:span text:style-name="T281">t</text:span><text:span text:style-name="T281">a</text:span><text:span text:style-name="T281">t</text:span><text:span text:style-name="T281">i</text:span><text:span text:style-name="T281">v</text:span><text:span text:style-name="T281">i</text:span><text:span text:style-name="T281">t</text:span><text:span text:style-name="T281">é</text:span><text:span text:style-name="T496"> </text:span><text:span text:style-name="T281">:</text:span><text:span text:style-name="T497"> </text:span><text:span text:style-name="T63">A</text:span><text:span text:style-name="T498"> </text:span><text:span text:style-name="T183">∩</text:span><text:span text:style-name="T499"> </text:span><text:span text:style-name="T63">B</text:span><text:span text:style-name="T500"> </text:span><text:span text:style-name="T280">=</text:span><text:span text:style-name="T501"> </text:span><text:span text:style-name="T63">B</text:span><text:span text:style-name="T502"> </text:span><text:span text:style-name="T183">∩</text:span><text:span text:style-name="T499"> </text:span><text:span text:style-name="T63">A</text:span></text:p></draw:text-box></draw:frame><draw:frame draw:style-name="gr4" draw:text-style-name="P465" svg:width="5.726cm" svg:height="0.639cm" svg:x="-0.592cm" svg:y="9.414cm"><draw:text-box><text:p text:style-name="P464"><text:span text:style-name="T281">–</text:span><text:span text:style-name="T503"> </text:span><text:span text:style-name="T281">i</text:span><text:span text:style-name="T281">d</text:span><text:span text:style-name="T281">e</text:span><text:span text:style-name="T281">m</text:span><text:span text:style-name="T281">p</text:span><text:span text:style-name="T281">o</text:span><text:span text:style-name="T281">t</text:span><text:span text:style-name="T281">e</text:span><text:span text:style-name="T281">n</text:span><text:span text:style-name="T281">c</text:span><text:span text:style-name="T281">e</text:span><text:span text:style-name="T504"> </text:span><text:span text:style-name="T281">:</text:span><text:span text:style-name="T504"> </text:span><text:span text:style-name="T63">A</text:span><text:span text:style-name="T505"> </text:span><text:span text:style-name="T183">∩</text:span><text:span text:style-name="T506"> </text:span><text:span text:style-name="T63">A</text:span><text:span text:style-name="T507"> </text:span><text:span text:style-name="T280">=</text:span><text:span text:style-name="T508"> </text:span><text:span text:style-name="T63">A</text:span></text:p></draw:text-box></draw:frame><draw:frame draw:style-name="gr4" draw:text-style-name="P465" svg:width="19.594cm" svg:height="0.812cm" svg:x="-1.352cm" svg:y="8.553cm"><draw:text-box><text:p text:style-name="P467"><text:span text:style-name="T279">P</text:span><text:span text:style-name="T7">R</text:span><text:span text:style-name="T7">O</text:span><text:span text:style-name="T7">P</text:span><text:span text:style-name="T7">R</text:span><text:span text:style-name="T7">I</text:span><text:span text:style-name="T7">É</text:span><text:span text:style-name="T7">T</text:span><text:span text:style-name="T7">É</text:span><text:span text:style-name="T7"> </text:span><text:span text:style-name="T279">1</text:span><text:span text:style-name="T279">.</text:span><text:span text:style-name="T279">5</text:span><text:span text:style-name="T279"> </text:span><text:span text:style-name="T279">(</text:span><text:span text:style-name="T279">P</text:span><text:span text:style-name="T7">R</text:span><text:span text:style-name="T7">O</text:span><text:span text:style-name="T7">P</text:span><text:span text:style-name="T7">R</text:span><text:span text:style-name="T7">I</text:span><text:span text:style-name="T7">É</text:span><text:span text:style-name="T7">T</text:span><text:span text:style-name="T7">É</text:span><text:span text:style-name="T7">S</text:span><text:span text:style-name="T7"> </text:span><text:span text:style-name="T7">D</text:span><text:span text:style-name="T7">E</text:span><text:span text:style-name="T7"> </text:span><text:span text:style-name="T7">L</text:span><text:span text:style-name="T279">’</text:span><text:span text:style-name="T7">I</text:span><text:span text:style-name="T7">N</text:span><text:span text:style-name="T7">T</text:span><text:span text:style-name="T7">E</text:span><text:span text:style-name="T7">R</text:span><text:span text:style-name="T7">S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279">)</text:span><text:span text:style-name="T279"> </text:span><text:span text:style-name="T279">:</text:span><text:span text:style-name="T279"> </text:span><text:span text:style-name="T279">L</text:span><text:span text:style-name="T279">’</text:span><text:span text:style-name="T279">i</text:span><text:span text:style-name="T279">n</text:span><text:span text:style-name="T279">t</text:span><text:span text:style-name="T279">e</text:span><text:span text:style-name="T279">r</text:span><text:span text:style-name="T279">s</text:span><text:span text:style-name="T279">e</text:span><text:span text:style-name="T279">c</text:span><text:span text:style-name="T279">t</text:span><text:span text:style-name="T279">i</text:span><text:span text:style-name="T279">o</text:span><text:span text:style-name="T279">n</text:span><text:span text:style-name="T279"> </text:span><text:span text:style-name="T279">d</text:span><text:span text:style-name="T279">e</text:span><text:span text:style-name="T279"> </text:span><text:span text:style-name="T279">d</text:span><text:span text:style-name="T279">e</text:span><text:span text:style-name="T279">u</text:span><text:span text:style-name="T279">x</text:span><text:span text:style-name="T279"> </text:span><text:span text:style-name="T279">e</text:span><text:span text:style-name="T279">n</text:span><text:span text:style-name="T279">s</text:span><text:span text:style-name="T279">e</text:span><text:span text:style-name="T279">m</text:span><text:span text:style-name="T279">b</text:span><text:span text:style-name="T279">l</text:span><text:span text:style-name="T279">e</text:span><text:span text:style-name="T279">s</text:span><text:span text:style-name="T279"> </text:span><text:span text:style-name="T279">p</text:span><text:span text:style-name="T279">o</text:span><text:span text:style-name="T279">s</text:span><text:span text:style-name="T279">s</text:span><text:span text:style-name="T279">è</text:span><text:span text:style-name="T279">d</text:span><text:span text:style-name="T279">e</text:span><text:span text:style-name="T279"> </text:span><text:span text:style-name="T279">c</text:span><text:span text:style-name="T279">e</text:span><text:span text:style-name="T279">r</text:span><text:span text:style-name="T279">t</text:span><text:span text:style-name="T279">a</text:span><text:span text:style-name="T279">i</text:span><text:span text:style-name="T279">n</text:span><text:span text:style-name="T279">e</text:span><text:span text:style-name="T279">s</text:span><text:span text:style-name="T279"> </text:span><text:span text:style-name="T279">p</text:span><text:span text:style-name="T279">r</text:span><text:span text:style-name="T279">o</text:span><text:span text:style-name="T279">p</text:span><text:span text:style-name="T279">r</text:span><text:span text:style-name="T279">i</text:span><text:span text:style-name="T279">é</text:span><text:span text:style-name="T279">t</text:span><text:span text:style-name="T279">é</text:span><text:span text:style-name="T279">s</text:span><text:span text:style-name="T279"> </text:span><text:span text:style-name="T279">:</text:span></text:p></draw:text-box></draw:frame></draw:g><draw:g text:anchor-type="paragraph" draw:z-index="37" draw:style-name="gr3"><draw:line draw:style-name="gr2" draw:text-style-name="P463" svg:x1="-0.807cm" svg:y1="12.671cm" svg:x2="17.677cm" svg:y2="12.671cm"><text:p/></draw:line><draw:line draw:style-name="gr2" draw:text-style-name="P463" svg:x1="-0.799cm" svg:y1="12.689cm" svg:x2="-0.799cm" svg:y2="17.77cm"><text:p/></draw:line><draw:line draw:style-name="gr2" draw:text-style-name="P463" svg:x1="17.666cm" svg:y1="12.689cm" svg:x2="17.666cm" svg:y2="17.77cm"><text:p/></draw:line><draw:line draw:style-name="gr2" draw:text-style-name="P463" svg:x1="-0.807cm" svg:y1="17.782cm" svg:x2="17.677cm" svg:y2="17.782cm"><text:p/></draw:line><draw:frame draw:style-name="gr4" draw:text-style-name="P465" svg:width="9.238cm" svg:height="1.343cm" svg:x="0.264cm" svg:y="14.651cm"><draw:text-box><text:p text:style-name="P464"><text:span text:style-name="T279">–</text:span><text:span text:style-name="T513"> </text:span><text:span text:style-name="T279">d</text:span><text:span text:style-name="T279">e</text:span><text:span text:style-name="T296"> </text:span><text:span text:style-name="T180">∪</text:span><text:span text:style-name="T514"> </text:span><text:span text:style-name="T279">s</text:span><text:span text:style-name="T279">u</text:span><text:span text:style-name="T279">r</text:span><text:span text:style-name="T296"> </text:span><text:span text:style-name="T180">∩</text:span><text:span text:style-name="T515"> </text:span><text:span text:style-name="T279">:</text:span><text:span text:style-name="T296"> </text:span><text:span text:style-name="T62">A</text:span><text:span text:style-name="T490"> </text:span><text:span text:style-name="T180">∪</text:span><text:span text:style-name="T493"> </text:span><text:span text:style-name="T279">(</text:span><text:span text:style-name="T62">B</text:span><text:span text:style-name="T492"> </text:span><text:span text:style-name="T180">∩</text:span><text:span text:style-name="T493"> </text:span><text:span text:style-name="T488">C</text:span><text:span text:style-name="T290">)</text:span><text:span text:style-name="T294"> </text:span><text:span text:style-name="T516">=</text:span><text:span text:style-name="T517"> </text:span><text:span text:style-name="T279">(</text:span><text:span text:style-name="T62">A</text:span><text:span text:style-name="T490"> </text:span><text:span text:style-name="T180">∪</text:span><text:span text:style-name="T493"> </text:span><text:span text:style-name="T68">B</text:span><text:span text:style-name="T312">)</text:span><text:span text:style-name="T287"> </text:span><text:span text:style-name="T180">∩</text:span><text:span text:style-name="T493"> </text:span><text:span text:style-name="T279">(</text:span><text:span text:style-name="T62">A</text:span><text:span text:style-name="T518"> </text:span><text:span text:style-name="T180">∪</text:span><text:span text:style-name="T493"> </text:span><text:span text:style-name="T488">C</text:span><text:span text:style-name="T290">)</text:span></text:p></draw:text-box></draw:frame><draw:frame draw:style-name="gr4" draw:text-style-name="P465" svg:width="9.238cm" svg:height="1.343cm" svg:x="0.264cm" svg:y="15.55cm"><draw:text-box><text:p text:style-name="P464"><text:span text:style-name="T279">–</text:span><text:span text:style-name="T513"> </text:span><text:span text:style-name="T279">d</text:span><text:span text:style-name="T279">e</text:span><text:span text:style-name="T296"> </text:span><text:span text:style-name="T180">∩</text:span><text:span text:style-name="T514"> </text:span><text:span text:style-name="T279">s</text:span><text:span text:style-name="T279">u</text:span><text:span text:style-name="T279">r</text:span><text:span text:style-name="T296"> </text:span><text:span text:style-name="T180">∪</text:span><text:span text:style-name="T515"> </text:span><text:span text:style-name="T279">:</text:span><text:span text:style-name="T296"> </text:span><text:span text:style-name="T62">A</text:span><text:span text:style-name="T490"> </text:span><text:span text:style-name="T180">∩</text:span><text:span text:style-name="T493"> </text:span><text:span text:style-name="T279">(</text:span><text:span text:style-name="T62">B</text:span><text:span text:style-name="T492"> </text:span><text:span text:style-name="T180">∪</text:span><text:span text:style-name="T493"> </text:span><text:span text:style-name="T488">C</text:span><text:span text:style-name="T290">)</text:span><text:span text:style-name="T294"> </text:span><text:span text:style-name="T516">=</text:span><text:span text:style-name="T517"> </text:span><text:span text:style-name="T279">(</text:span><text:span text:style-name="T62">A</text:span><text:span text:style-name="T490"> </text:span><text:span text:style-name="T180">∩</text:span><text:span text:style-name="T493"> </text:span><text:span text:style-name="T68">B</text:span><text:span text:style-name="T312">)</text:span><text:span text:style-name="T287"> </text:span><text:span text:style-name="T180">∪</text:span><text:span text:style-name="T493"> </text:span><text:span text:style-name="T279">(</text:span><text:span text:style-name="T62">A</text:span><text:span text:style-name="T518"> </text:span><text:span text:style-name="T180">∩</text:span><text:span text:style-name="T493"> </text:span><text:span text:style-name="T488">C</text:span><text:span text:style-name="T290">)</text:span></text:p></draw:text-box></draw:frame><draw:frame draw:style-name="gr4" draw:text-style-name="P465" svg:width="13.457cm" svg:height="1.343cm" svg:x="-0.415cm" svg:y="13.751cm"><draw:text-box><text:p text:style-name="P464"><text:span text:style-name="T279">P</text:span><text:span text:style-name="T7">R</text:span><text:span text:style-name="T7">O</text:span><text:span text:style-name="T7">P</text:span><text:span text:style-name="T7">R</text:span><text:span text:style-name="T7">I</text:span><text:span text:style-name="T7">É</text:span><text:span text:style-name="T7">T</text:span><text:span text:style-name="T7">É</text:span><text:span text:style-name="T7"> </text:span><text:span text:style-name="T279">1</text:span><text:span text:style-name="T279">.</text:span><text:span text:style-name="T279">6</text:span><text:span text:style-name="T279"> </text:span><text:span text:style-name="T279">(</text:span><text:span text:style-name="T279">D</text:span><text:span text:style-name="T7">I</text:span><text:span text:style-name="T7">S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I</text:span><text:span text:style-name="T7">V</text:span><text:span text:style-name="T7">I</text:span><text:span text:style-name="T7">T</text:span><text:span text:style-name="T7">É</text:span><text:span text:style-name="T7">S</text:span><text:span text:style-name="T7"> </text:span><text:span text:style-name="T7">D</text:span><text:span text:style-name="T7">E</text:span><text:span text:style-name="T7"> </text:span><text:span text:style-name="T180">∪</text:span><text:span text:style-name="T180"> </text:span><text:span text:style-name="T7">E</text:span><text:span text:style-name="T7">T</text:span><text:span text:style-name="T7"> </text:span><text:span text:style-name="T180">∩</text:span><text:span text:style-name="T279">)</text:span><text:span text:style-name="T279"> </text:span><text:span text:style-name="T279">:</text:span><text:span text:style-name="T279"> </text:span><text:span text:style-name="T279">O</text:span><text:span text:style-name="T279">n</text:span><text:span text:style-name="T279"> </text:span><text:span text:style-name="T279">a</text:span><text:span text:style-name="T279"> </text:span><text:span text:style-name="T279">l</text:span><text:span text:style-name="T279">e</text:span><text:span text:style-name="T279">s</text:span><text:span text:style-name="T279"> </text:span><text:span text:style-name="T279">d</text:span><text:span text:style-name="T279">i</text:span><text:span text:style-name="T279">s</text:span><text:span text:style-name="T279">t</text:span><text:span text:style-name="T279">r</text:span><text:span text:style-name="T279">i</text:span><text:span text:style-name="T279">b</text:span><text:span text:style-name="T279">u</text:span><text:span text:style-name="T279">t</text:span><text:span text:style-name="T279">i</text:span><text:span text:style-name="T279">v</text:span><text:span text:style-name="T279">i</text:span><text:span text:style-name="T279">t</text:span><text:span text:style-name="T279">é</text:span><text:span text:style-name="T279">s</text:span><text:span text:style-name="T279"> </text:span><text:span text:style-name="T279">:</text:span></text:p></draw:text-box></draw:frame></draw:g><draw:frame draw:style-name="fr3" draw:name="260" text:anchor-type="char" svg:x="15.974cm" svg:y="0.349cm" svg:width="0.258cm" svg:height="0.667cm" draw:z-index="34"><draw:text-box><text:p text:style-name="P288">∪</text:p></draw:text-box></draw:frame><text:span text:style-name="T36">Réunion<text:tab/></text:span><text:span text:style-name="T56">A</text:span><text:span text:style-name="T79"> </text:span><text:span text:style-name="T1">et</text:span><text:span text:style-name="T39"> </text:span><text:span text:style-name="T56">B</text:span><text:span text:style-name="T82"> </text:span><text:span text:style-name="T1">sont</text:span><text:span text:style-name="T29"> </text:span><text:span text:style-name="T1">deux</text:span><text:span text:style-name="T39"> </text:span><text:span text:style-name="T1">ensembles,</text:span><text:span text:style-name="T29"> </text:span><text:span text:style-name="T1">on</text:span><text:span text:style-name="T39"> </text:span><text:span text:style-name="T1">considère</text:span><text:span text:style-name="T29"> </text:span><text:span text:style-name="T1">la</text:span><text:span text:style-name="T39"> </text:span><text:span text:style-name="T1">réunion</text:span><text:span text:style-name="T39"> </text:span><text:span text:style-name="T1">de</text:span><text:span text:style-name="T39"> </text:span><text:span text:style-name="T56">A</text:span><text:span text:style-name="T84"> </text:span><text:span text:style-name="T1">et</text:span><text:span text:style-name="T29"> </text:span><text:span text:style-name="T1">de</text:span><text:span text:style-name="T39"> </text:span><text:span text:style-name="T73">B</text:span><text:span text:style-name="T317">,</text:span><text:span text:style-name="T29"> </text:span><text:span text:style-name="T1">notée</text:span><text:span text:style-name="T39"> </text:span><text:span text:style-name="T56">A<text:tab/></text:span><text:span text:style-name="T73">B</text:span><text:span text:style-name="T317">,</text:span><text:span text:style-name="T332"> </text:span><text:span text:style-name="T1">l’ensemble des éléments qui sont éléments de </text:span><text:span text:style-name="T56">A </text:span><text:span text:style-name="T1">ou de</text:span><text:span text:style-name="T335"> </text:span><text:span text:style-name="T73">B</text:span><text:span text:style-name="T317">.</text:span></text:p>
      </text:section>
      <text:section text:style-name="Sect1" text:name="S14">
        <text:p text:style-name="P119"><draw:frame draw:style-name="fr3" draw:name="261" text:anchor-type="char" svg:x="14.857cm" svg:y="0.194cm" svg:width="0.258cm" svg:height="0.667cm" draw:z-index="50"><draw:text-box><text:p text:style-name="P288">∩</text:p></draw:text-box></draw:frame><text:span text:style-name="T36">Intersection<text:tab/></text:span><text:span text:style-name="T1">L’intersection de deux ensembles </text:span><text:span text:style-name="T56">A </text:span><text:span text:style-name="T1">et </text:span><text:span text:style-name="T56">B</text:span><text:span text:style-name="T85"> </text:span><text:span text:style-name="T1">est l’ensemble, noté</text:span><text:span text:style-name="T44"> </text:span><text:span text:style-name="T56">A<text:tab/>B </text:span><text:span text:style-name="T1">des éléments</text:span><text:span text:style-name="T322"> </text:span><text:span text:style-name="T1">com- muns à </text:span><text:span text:style-name="T56">A </text:span><text:span text:style-name="T1">et à</text:span><text:span text:style-name="T337"> </text:span><text:span text:style-name="T73">B</text:span><text:span text:style-name="T317">.</text:span></text:p>
        <text:p text:style-name="P226"/>
        <text:p text:style-name="P233"/>
        <text:p text:style-name="P10"><text:span text:style-name="T272">Propriétés mutuelles de ces</text:span><text:span text:style-name="T285"> </text:span><text:span text:style-name="T272">deux</text:span><text:span text:style-name="T286"> </text:span><text:span text:style-name="T272">opérations<text:tab/></text:span><text:span text:style-name="T279">Ces deux opérations ont des propriétés</text:span><text:span text:style-name="T288"> </text:span><text:span text:style-name="T279">symétriques...</text:span></text:p>
        <text:p text:style-name="P235"><text:span text:style-name="T283"/></text:p>
        <text:p text:style-name="P102"/>
        <text:p text:style-name="P162"><text:span text:style-name="T314">D</text:span><text:span text:style-name="T6">ÉFINITION </text:span><text:span text:style-name="T25">1.4 </text:span><text:span text:style-name="T314">(C</text:span><text:span text:style-name="T6">OMPLÉMENTATION</text:span><text:span text:style-name="T314">). <text:s/></text:span><text:span text:style-name="T1">Pour </text:span><text:span text:style-name="T56">A </text:span><text:span text:style-name="T177">⊂ </text:span><text:span text:style-name="T86">E</text:span><text:span text:style-name="T25">, </text:span><text:span text:style-name="T1">on définit le complémentaire de </text:span><text:span text:style-name="T56">A </text:span><text:span text:style-name="T1">par rapport à</text:span><text:span text:style-name="T28"> </text:span><text:span text:style-name="T56">E</text:span><text:span text:style-name="T89"> </text:span><text:span text:style-name="T1">comme</text:span><text:span text:style-name="T29"> </text:span><text:span text:style-name="T1">l’ensemble</text:span><text:span text:style-name="T39"> </text:span><text:span text:style-name="T1">des</text:span><text:span text:style-name="T29"> </text:span><text:span text:style-name="T1">éléments</text:span><text:span text:style-name="T29"> </text:span><text:span text:style-name="T1">de</text:span><text:span text:style-name="T39"> </text:span><text:span text:style-name="T56">E</text:span><text:span text:style-name="T89"> </text:span><text:span text:style-name="T1">qui</text:span><text:span text:style-name="T29"> </text:span><text:span text:style-name="T1">ne</text:span><text:span text:style-name="T29"> </text:span><text:span text:style-name="T1">sont</text:span><text:span text:style-name="T39"> </text:span><text:span text:style-name="T1">pas</text:span><text:span text:style-name="T29"> </text:span><text:span text:style-name="T1">éléments</text:span><text:span text:style-name="T29"> </text:span><text:span text:style-name="T1">de</text:span><text:span text:style-name="T29"> </text:span><text:span text:style-name="T56">A</text:span><text:span text:style-name="T1">.</text:span></text:p>
        <text:p text:style-name="P162"><text:span text:style-name="T1"><text:tab/></text:span><text:span text:style-name="T188">♦</text:span></text:p>
        <text:p text:style-name="P208"><text:span text:style-name="T1">N</text:span><text:span text:style-name="T7">OTATION </text:span><text:span text:style-name="T1">: Il existe plusieurs manières de noter le complémentaire de A dans E : </text:span><text:span text:style-name="T56">E </text:span><text:span text:style-name="T192">\ </text:span><text:span text:style-name="T56">A </text:span><text:span text:style-name="T1">(« </text:span><text:span text:style-name="T56">E </text:span><text:span text:style-name="T1">moins</text:span></text:p>
        <text:p text:style-name="P140"><text:span text:style-name="T90">A</text:span><text:span text:style-name="T91"> </text:span><text:span text:style-name="T53">»</text:span><text:span text:style-name="T340">),</text:span><text:span text:style-name="T52"> </text:span><text:span text:style-name="T93">A</text:span><text:span text:style-name="T341">¯</text:span><text:span text:style-name="T340">,</text:span><text:span text:style-name="T52"> </text:span><text:span text:style-name="T53">o</text:span><text:span text:style-name="T340">u</text:span><text:span text:style-name="T52"> </text:span><text:span text:style-name="T53">enco</text:span><text:span text:style-name="T340">re</text:span><text:span text:style-name="T52"> </text:span><text:span text:style-name="T193">C</text:span><text:span text:style-name="T348">E</text:span><text:span text:style-name="T95">A</text:span><text:span text:style-name="T340">.</text:span></text:p>
        <text:p text:style-name="P20"><draw:frame draw:style-name="fr3" draw:name="263" text:anchor-type="char" svg:x="16.051cm" svg:y="0.344cm" svg:width="0.268cm" svg:height="0.667cm" draw:z-index="38"><draw:text-box><text:p text:style-name="P289">P</text:p></draw:text-box></draw:frame><text:span text:style-name="T289">R</text:span><text:span text:style-name="T4">EMARQUE </text:span><text:span text:style-name="T290">1.3. <text:s/></text:span><text:span text:style-name="T279">Il faut donc se placer, pour la définition de la</text:span><text:span text:style-name="T291"> </text:span><text:span text:style-name="T279">complémentation,</text:span><text:span text:style-name="T292"> </text:span><text:span text:style-name="T279">dans<text:tab/></text:span><text:span text:style-name="T294">(</text:span><text:span text:style-name="T65">E</text:span><text:span text:style-name="T294">) </text:span><text:span text:style-name="T279">(où </text:span><text:span text:style-name="T62">E </text:span><text:span text:style-name="T279">est un</text:span><text:span text:style-name="T292"> </text:span><text:span text:style-name="T279">ensemble</text:span><text:span text:style-name="T292"> </text:span><text:span text:style-name="T279">fixé)</text:span><text:span text:style-name="T292"> </text:span><text:span text:style-name="T279">:</text:span><text:span text:style-name="T278"> </text:span><text:span text:style-name="T282">la</text:span><text:span text:style-name="T293"> </text:span><text:span text:style-name="T282">complémentation</text:span><text:span text:style-name="T293"> </text:span><text:span text:style-name="T282">se</text:span><text:span text:style-name="T293"> </text:span><text:span text:style-name="T282">définit</text:span><text:span text:style-name="T295"> </text:span><text:span text:style-name="T282">par</text:span><text:span text:style-name="T293"> </text:span><text:span text:style-name="T282">rapport</text:span><text:span text:style-name="T293"> </text:span><text:span text:style-name="T282">à</text:span><text:span text:style-name="T293"> </text:span><text:span text:style-name="T282">un</text:span><text:span text:style-name="T295"> </text:span><text:span text:style-name="T282">ensemble</text:span><text:span text:style-name="T279">.</text:span></text:p>
        <text:p text:style-name="P103"><draw:frame draw:style-name="fr7" draw:name="264" text:anchor-type="char" svg:x="2.492cm" svg:y="0.409cm" svg:width="16.014cm" svg:height="2.789cm" draw:z-index="54"><draw:text-box><text:p text:style-name="P95"/><text:p text:style-name="P300"><text:span text:style-name="T1">P</text:span><text:span text:style-name="T7">ROPRIÉTÉ </text:span><text:span text:style-name="T1">1.7 : La complémentation a plusieurs propriétés remarquables :</text:span></text:p><text:list xml:id="list2236629401654803306" text:style-name="LS260"><text:list-item><text:p text:style-name="P333"><text:span text:style-name="T340">i</text:span><text:span text:style-name="T334">n</text:span><text:span text:style-name="T31">v</text:span><text:span text:style-name="T53">o</text:span><text:span text:style-name="T340">l</text:span><text:span text:style-name="T53">u</text:span><text:span text:style-name="T340">ti</text:span><text:span text:style-name="T53">o</text:span><text:span text:style-name="T340">n</text:span><text:span text:style-name="T52"> </text:span><text:span text:style-name="T340">:</text:span><text:span text:style-name="T52"> </text:span><text:span text:style-name="T93">A</text:span><text:span text:style-name="T342">¯</text:span><text:span text:style-name="T343"> </text:span><text:span text:style-name="T416">=</text:span><text:span text:style-name="T317"> </text:span><text:span text:style-name="T95">A</text:span><text:span text:style-name="T340">,</text:span></text:p></text:list-item><text:list-item><text:p text:style-name="P334"><text:span text:style-name="T340">l</text:span><text:span text:style-name="T53">o</text:span><text:span text:style-name="T340">i</text:span><text:span text:style-name="T52"> </text:span><text:span text:style-name="T53">d</text:span><text:span text:style-name="T340">e</text:span><text:span text:style-name="T52"> </text:span><text:span text:style-name="T53">D</text:span><text:span text:style-name="T340">e</text:span><text:span text:style-name="T52"> </text:span><text:span text:style-name="T340">M</text:span><text:span text:style-name="T53">o</text:span><text:span text:style-name="T43">r</text:span><text:span text:style-name="T34">g</text:span><text:span text:style-name="T53">a</text:span><text:span text:style-name="T340">n</text:span><text:span text:style-name="T52"> </text:span><text:span text:style-name="T340">:</text:span><text:span text:style-name="T52"> </text:span><text:span text:style-name="T90">A</text:span><text:span text:style-name="T173"> </text:span><text:span text:style-name="T255">∪</text:span><text:span text:style-name="T342">¯</text:span><text:span text:style-name="T344"> </text:span><text:span text:style-name="T90">B</text:span><text:span text:style-name="T174"> </text:span><text:span text:style-name="T416">=</text:span><text:span text:style-name="T317"> </text:span><text:span text:style-name="T93">A</text:span><text:span text:style-name="T342">¯</text:span><text:span text:style-name="T345"> </text:span><text:span text:style-name="T253">∩</text:span><text:span text:style-name="T225"> </text:span><text:span text:style-name="T176">B</text:span><text:span text:style-name="T346">¯</text:span><text:span text:style-name="T340">,</text:span><text:span text:style-name="T52"> </text:span><text:span text:style-name="T53">e</text:span><text:span text:style-name="T340">t</text:span><text:span text:style-name="T52"> </text:span><text:span text:style-name="T90">A</text:span><text:span text:style-name="T173"> </text:span><text:span text:style-name="T256">∩</text:span><text:span text:style-name="T342">¯</text:span><text:span text:style-name="T344"> </text:span><text:span text:style-name="T90">B</text:span><text:span text:style-name="T174"> </text:span><text:span text:style-name="T416">=</text:span><text:span text:style-name="T317"> </text:span><text:span text:style-name="T93">A</text:span><text:span text:style-name="T342">¯</text:span><text:span text:style-name="T345"> </text:span><text:span text:style-name="T253">∪</text:span><text:span text:style-name="T225"> </text:span><text:span text:style-name="T176">B</text:span><text:span text:style-name="T346">¯</text:span><text:span text:style-name="T340">.</text:span></text:p></text:list-item></text:list></draw:text-box></draw:frame></text:p>
        <text:p text:style-name="P7"/>
        <text:p text:style-name="P236"><draw:g text:anchor-type="as-char" svg:y="0cm" draw:z-index="1" draw:style-name="gr1"><draw:line draw:style-name="gr2" draw:text-style-name="P463" svg:x1="0cm" svg:y1="0cm" svg:x2="1.529cm" svg:y2="0cm"><text:p/></draw:line></draw:g><text:span text:style-name="T49">Produit</text:span><text:span text:style-name="T51"> </text:span><text:span text:style-name="T49">cartésien</text:span></text:p>
      </text:section>
      <text:section text:style-name="Sect1" text:name="S15">
        <text:p text:style-name="P176"><text:span text:style-name="T1">Le produit cartésien des ensembles </text:span><text:span text:style-name="T56">A </text:span><text:span text:style-name="T1">et </text:span><text:span text:style-name="T56">B </text:span><text:span text:style-name="T1">(dans cet ordre) est l’ensemble, que l’on note </text:span><text:span text:style-name="T56">A </text:span><text:span text:style-name="T177">× </text:span><text:span text:style-name="T56">B </text:span><text:span text:style-name="T1">(« </text:span><text:span text:style-name="T56">A</text:span></text:p>
        <text:p text:style-name="P150"><text:span text:style-name="T1">croix </text:span><text:span text:style-name="T56">B </text:span><text:span text:style-name="T1">») des couples ordonnés (</text:span><text:span text:style-name="T56">a, b</text:span><text:span text:style-name="T1">) où </text:span><text:span text:style-name="T56">a </text:span><text:span text:style-name="T177">∈ </text:span><text:span text:style-name="T56">A </text:span><text:span text:style-name="T1">et </text:span><text:span text:style-name="T56">b </text:span><text:span text:style-name="T177">∈ </text:span><text:span text:style-name="T56">B</text:span><text:span text:style-name="T1">.</text:span></text:p>
        <text:p text:style-name="P177"><text:span text:style-name="T1">Dans le couple (</text:span><text:span text:style-name="T56">a, b</text:span><text:span text:style-name="T1">),</text:span></text:p>
        <text:list xml:id="list7515026870743252185" text:style-name="LS259">
          <text:list-item>
            <text:p text:style-name="P55"><text:span text:style-name="T1">(</text:span><text:span text:style-name="T56">a,</text:span><text:span text:style-name="T98"> </text:span><text:span text:style-name="T56">b</text:span><text:span text:style-name="T1">) n’est pas un ensemble et</text:span></text:p>
          </text:list-item>
          <text:list-item>
            <text:p text:style-name="P57"><text:span text:style-name="T1">(</text:span><text:span text:style-name="T56">a,</text:span><text:span text:style-name="T99"> </text:span><text:span text:style-name="T56">b</text:span><text:span text:style-name="T1">)</text:span><text:span text:style-name="T32"> </text:span><text:span text:style-name="T1">est</text:span><text:span text:style-name="T32"> </text:span><text:span text:style-name="T1">distinct</text:span><text:span text:style-name="T52"> </text:span><text:span text:style-name="T1">de</text:span><text:span text:style-name="T32"> </text:span><text:span text:style-name="T1">(</text:span><text:span text:style-name="T56">b,</text:span><text:span text:style-name="T99"> </text:span><text:span text:style-name="T56">a</text:span><text:span text:style-name="T1">).</text:span></text:p>
          </text:list-item>
        </text:list>
        <text:p text:style-name="P11"/>
        <text:list xml:id="list165111080582583" text:continue-list="list165109497216821" text:style-name="LS266">
          <text:list-item>
            <text:list>
              <text:list-item>
                <text:p text:style-name="P74"><text:span text:style-name="T1">La différence</text:span><text:span text:style-name="T44"> </text:span><text:span text:style-name="T1">symétrique</text:span></text:p>
              </text:list-item>
            </text:list>
          </text:list-item>
        </text:list>
        <text:p text:style-name="P201"/>
        <text:p text:style-name="P240"><text:span text:style-name="T1">D</text:span><text:span text:style-name="T7">ÉFINITION </text:span><text:span text:style-name="T1">1.5. Pour deux ensembles </text:span><text:span text:style-name="T56">A </text:span><text:span text:style-name="T1">et </text:span><text:span text:style-name="T56">B</text:span><text:span text:style-name="T1">, on appelle différence symétrique, note </text:span><text:span text:style-name="T56">A</text:span><text:span text:style-name="T1">∆</text:span><text:span text:style-name="T56">B</text:span><text:span text:style-name="T1">, l’ensem- ble défini par</text:span></text:p>
        <text:p text:style-name="P246"><text:span text:style-name="T100">A</text:span><text:span text:style-name="T363">∆</text:span><text:span text:style-name="T100">B </text:span><text:span text:style-name="T364">= </text:span><text:span text:style-name="T363">(</text:span><text:span text:style-name="T100">A </text:span><text:span text:style-name="T196">∪ </text:span><text:span text:style-name="T100">B</text:span><text:span text:style-name="T363">) </text:span><text:span text:style-name="T197">\ </text:span><text:span text:style-name="T363">(</text:span><text:span text:style-name="T100">A </text:span><text:span text:style-name="T196">∩ </text:span><text:span text:style-name="T100">B</text:span><text:span text:style-name="T363">)</text:span></text:p>
        <text:p text:style-name="P225"><text:span text:style-name="T1">c’est-à-dire que </text:span><text:span text:style-name="T56">A</text:span><text:span text:style-name="T1">∆</text:span><text:span text:style-name="T56">B </text:span><text:span text:style-name="T1">est constitué des éléments qui appartiennent soit à </text:span><text:span text:style-name="T56">A</text:span><text:span text:style-name="T1">, soit à </text:span><text:span text:style-name="T73">B</text:span><text:span text:style-name="T317">, </text:span><text:span text:style-name="T1">mais pas aux deux.<text:tab/></text:span><text:span text:style-name="T188">♦</text:span></text:p>
      </text:section>
      <text:section text:style-name="Sect1" text:name="S16"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><text:soft-page-break/></text:p>
      </text:section>
      <text:section text:style-name="Sect1" text:name="S18">
        <text:p text:style-name="P9">Chapitre 2 : Relations binaires entre ensembles</text:p>
        <text:list xml:id="list6522595050434450990" text:style-name="LS255">
          <text:list-header>
            <text:p text:style-name="P81"/>
          </text:list-header>
        </text:list>
        <text:p text:style-name="P178"><text:span text:style-name="T1">On se donne deux ensembles </text:span><text:span text:style-name="T56">E </text:span><text:span text:style-name="T1">et </text:span><text:span text:style-name="T56">F</text:span><text:span text:style-name="T101"> </text:span><text:span text:style-name="T1">.</text:span></text:p>
        <text:p text:style-name="P202"/>
        <text:p text:style-name="P23"><text:span text:style-name="T279">D</text:span><text:span text:style-name="T7">ÉFINITION </text:span><text:span text:style-name="T279">2.1 (R</text:span><text:span text:style-name="T7">ELATION BINAIRE</text:span><text:span text:style-name="T279">, </text:span><text:span text:style-name="T7">GRAPHE</text:span><text:span text:style-name="T279">). On dit que :</text:span></text:p>
        <text:list xml:id="list427" text:style-name="LS255">
          <text:list-item>
            <text:list>
              <text:list-item>
                <text:p text:style-name="P61"><draw:frame draw:style-name="fr3" draw:name="270" text:anchor-type="char" svg:x="8.636cm" svg:y="0.097cm" svg:width="0.328cm" svg:height="0.667cm" draw:z-index="39"><draw:text-box><text:p text:style-name="P283">R</text:p></draw:text-box></draw:frame><text:span text:style-name="T279">l’on a défini une</text:span><text:span text:style-name="T298"> </text:span><text:span text:style-name="T279">relation</text:span><text:span text:style-name="T299"> </text:span><text:span text:style-name="T279">binaire<text:tab/>entre ces deux ensembles lorsque l’on s’est donné une</text:span><text:span text:style-name="T300"> </text:span><text:span text:style-name="T279">partie</text:span></text:p>
              </text:list-item>
            </text:list>
          </text:list-item>
        </text:list>
        <text:p text:style-name="P247"><draw:frame draw:style-name="fr3" draw:name="271" text:anchor-type="char" svg:x="7.726cm" svg:y="0.097cm" svg:width="2.418cm" svg:height="0.667cm" draw:z-index="40"><draw:text-box><text:p text:style-name="P297"><text:span text:style-name="T177">×<text:tab/>⊂<text:tab/></text:span><text:span text:style-name="T253">×</text:span></text:p></draw:text-box></draw:frame><text:span text:style-name="T56">tt </text:span><text:span text:style-name="T1">de l’ensemble</text:span><text:span text:style-name="T365"> </text:span><text:span text:style-name="T1">produit</text:span><text:span text:style-name="T28"> </text:span><text:span text:style-name="T56">E<text:tab/>F</text:span><text:span text:style-name="T102"> </text:span><text:span text:style-name="T1">(</text:span><text:span text:style-name="T56">tt<text:tab/>E<text:tab/>F</text:span><text:span text:style-name="T105"> </text:span><text:span text:style-name="T1">).</text:span></text:p>
        <text:list xml:id="list428" text:style-name="LS255">
          <text:list-item>
            <text:list>
              <text:list-item>
                <text:p text:style-name="P58"><text:span text:style-name="T1">Cette partie est appelée graphe de la relation</text:span><text:span text:style-name="T260"> </text:span><text:span text:style-name="T1">binaire.</text:span></text:p>
              </text:list-item>
              <text:list-item>
                <text:p text:style-name="P63"><text:span text:style-name="T1">Si</text:span><text:span text:style-name="T322"> </text:span><text:span text:style-name="T56">x</text:span><text:span text:style-name="T106"> </text:span><text:span text:style-name="T1">dans</text:span><text:span text:style-name="T322"> </text:span><text:span text:style-name="T56">E</text:span><text:span text:style-name="T107"> </text:span><text:span text:style-name="T1">et</text:span><text:span text:style-name="T332"> </text:span><text:span text:style-name="T56">y</text:span><text:span text:style-name="T109"> </text:span><text:span text:style-name="T1">dans</text:span><text:span text:style-name="T322"> </text:span><text:span text:style-name="T56">F</text:span><text:span text:style-name="T73"> </text:span><text:span text:style-name="T1">sont</text:span><text:span text:style-name="T322"> </text:span><text:span text:style-name="T1">tels</text:span><text:span text:style-name="T332"> </text:span><text:span text:style-name="T1">que</text:span><text:span text:style-name="T322"> </text:span><text:span text:style-name="T1">(</text:span><text:span text:style-name="T56">x,</text:span><text:span text:style-name="T111"> </text:span><text:span text:style-name="T113">y</text:span><text:span text:style-name="T260">)</text:span><text:span text:style-name="T320"> </text:span><text:span text:style-name="T177">∈</text:span><text:span text:style-name="T198"> </text:span><text:span text:style-name="T56">tt</text:span><text:span text:style-name="T1">,</text:span><text:span text:style-name="T332"> </text:span><text:span text:style-name="T1">on</text:span><text:span text:style-name="T322"> </text:span><text:span text:style-name="T1">dit</text:span><text:span text:style-name="T322"> </text:span><text:span text:style-name="T1">que</text:span><text:span text:style-name="T332"> </text:span><text:span text:style-name="T56">x</text:span><text:span text:style-name="T106"> </text:span><text:span text:style-name="T1">est</text:span><text:span text:style-name="T367"> </text:span><text:span text:style-name="T1">en</text:span><text:span text:style-name="T332"> </text:span><text:span text:style-name="T1">rela</text:span><text:span text:style-name="T322"> </text:span><text:span text:style-name="T1">tion</text:span><text:span text:style-name="T332"> </text:span><text:span text:style-name="T44">avec</text:span><text:span text:style-name="T332"> </text:span><text:span text:style-name="T56">y</text:span><text:span text:style-name="T57"> </text:span><text:span text:style-name="T1">par</text:span><text:span text:style-name="T332"> </text:span><text:span text:style-name="T1">la</text:span><text:span text:style-name="T332"> </text:span><text:span text:style-name="T1">relation</text:span></text:p>
              </text:list-item>
            </text:list>
          </text:list-item>
        </text:list>
        <text:p text:style-name="P248"><text:span text:style-name="T177">R </text:span><text:span text:style-name="T1">et on</text:span><text:span text:style-name="T32"> </text:span><text:span text:style-name="T1">note</text:span><text:span text:style-name="T260"> </text:span><text:span text:style-name="T56">x</text:span><text:span text:style-name="T177">R</text:span><text:span text:style-name="T56">y<text:tab/></text:span><text:span text:style-name="T177">♦</text:span></text:p>
        <text:p text:style-name="P251"/>
        <text:list xml:id="list165109645141024" text:continue-list="list6522595050434450990" text:style-name="LS255">
          <text:list-item>
            <text:p text:style-name="P82"><text:span text:style-name="T1">Relations</text:span><text:span text:style-name="T368"> </text:span><text:span text:style-name="T1">d’ordre</text:span></text:p>
          </text:list-item>
        </text:list>
        <text:p text:style-name="P124"><draw:frame draw:style-name="fr3" draw:name="274" text:anchor-type="char" svg:x="12.589cm" svg:y="0.473cm" svg:width="0.328cm" svg:height="0.667cm" draw:z-index="41"><draw:text-box><text:p text:style-name="P283">R</text:p></draw:text-box></draw:frame><text:span text:style-name="T1">Dans ce paragraphe, on se place dans le cas où </text:span><text:span text:style-name="T56">E </text:span><text:span text:style-name="T363">=</text:span><text:span text:style-name="T370"> </text:span><text:span text:style-name="T56">F </text:span><text:span text:style-name="T1">.</text:span><text:span text:style-name="T371"> </text:span><text:span text:style-name="T1">Soit<text:tab/>une relation binaire définie dans un ensemble </text:span><text:span text:style-name="T86">E</text:span><text:span text:style-name="T25">, </text:span><text:span text:style-name="T1">de graphe</text:span><text:span text:style-name="T374"> </text:span><text:span text:style-name="T56">tt</text:span><text:span text:style-name="T1">.</text:span></text:p>
      </text:section>
      <text:section text:style-name="Sect1" text:name="S19">
        <text:list xml:id="list373052047507015454" text:style-name="LS253">
          <text:list-item>
            <text:list>
              <text:list-item>
                <text:p text:style-name="P49"><text:span text:style-name="T49">Réflexivité, antisymétrie,</text:span><text:span text:style-name="T50"> </text:span><text:span text:style-name="T49">transitivité</text:span></text:p>
              </text:list-item>
            </text:list>
          </text:list-item>
        </text:list>
        <text:p text:style-name="P201"/>
        <text:p text:style-name="P162"><text:span text:style-name="T314">D</text:span><text:span text:style-name="T6">ÉFINITION </text:span><text:span text:style-name="T25">2.2 </text:span><text:span text:style-name="T2">(R</text:span><text:span text:style-name="T4">ÉFLEXIVITÉ</text:span><text:span text:style-name="T2">). </text:span><text:span text:style-name="T177">R </text:span><text:span text:style-name="T1">est dite réflexive quand tout élément de </text:span><text:span text:style-name="T56">E </text:span><text:span text:style-name="T1">est en relation </text:span><text:span text:style-name="T44">avec </text:span><text:span text:style-name="T1">lui-même : </text:span><text:span text:style-name="T177">∀</text:span><text:span text:style-name="T56">x </text:span><text:span text:style-name="T177">∈</text:span><text:span text:style-name="T199"> </text:span><text:span text:style-name="T86">E,</text:span><text:span text:style-name="T61"> </text:span><text:span text:style-name="T56">x</text:span><text:span text:style-name="T177">R</text:span><text:span text:style-name="T56">x</text:span><text:span text:style-name="T1">.<text:tab/></text:span><text:span text:style-name="T188">♦</text:span></text:p>
        <text:p text:style-name="P196"/>
        <text:p text:style-name="P24"><text:span text:style-name="T279">D</text:span><text:span text:style-name="T7">ÉFINITION </text:span><text:span text:style-name="T279">2.3 (A</text:span><text:span text:style-name="T7">NTISYMÉTRIE</text:span><text:span text:style-name="T279">). </text:span><text:span text:style-name="T180">R </text:span><text:span text:style-name="T279">est dite antisymétrique si, lorsque </text:span><text:span text:style-name="T62">x </text:span><text:span text:style-name="T279">est en relation avec </text:span><text:span text:style-name="T62">y</text:span><text:span text:style-name="T279">, alors</text:span></text:p>
        <text:p text:style-name="P141"><text:span text:style-name="T56">y</text:span><text:span text:style-name="T116"> </text:span><text:span text:style-name="T1">ne</text:span><text:span text:style-name="T32"> </text:span><text:span text:style-name="T1">peut</text:span><text:span text:style-name="T32"> </text:span><text:span text:style-name="T1">pas</text:span><text:span text:style-name="T44"> </text:span><text:span text:style-name="T1">être</text:span><text:span text:style-name="T32"> </text:span><text:span text:style-name="T1">en</text:span><text:span text:style-name="T32"> </text:span><text:span text:style-name="T1">relation</text:span><text:span text:style-name="T32"> </text:span><text:span text:style-name="T44">avec </text:span><text:span text:style-name="T56">x</text:span><text:span text:style-name="T57"> </text:span><text:span text:style-name="T1">(sauf</text:span><text:span text:style-name="T32"> </text:span><text:span text:style-name="T1">si</text:span><text:span text:style-name="T39"> </text:span><text:span text:style-name="T56">x</text:span><text:span text:style-name="T59"> </text:span><text:span text:style-name="T363">=</text:span><text:span text:style-name="T33"> </text:span><text:span text:style-name="T113">y</text:span><text:span text:style-name="T260">)</text:span><text:span text:style-name="T32"> </text:span><text:span text:style-name="T1">:</text:span><text:span text:style-name="T44"> </text:span><text:span text:style-name="T177">∀</text:span><text:span text:style-name="T1">(</text:span><text:span text:style-name="T56">x,</text:span><text:span text:style-name="T99"> </text:span><text:span text:style-name="T113">y</text:span><text:span text:style-name="T260">) </text:span><text:span text:style-name="T177">∈</text:span><text:span text:style-name="T178"> </text:span><text:span text:style-name="T102">E</text:span><text:span text:style-name="T377">2</text:span><text:span text:style-name="T102">,</text:span><text:span text:style-name="T117"> </text:span><text:span text:style-name="T56">x</text:span><text:span text:style-name="T177">R</text:span><text:span text:style-name="T56">y</text:span><text:span text:style-name="T82"> </text:span><text:span text:style-name="T1">et</text:span><text:span text:style-name="T44"> </text:span><text:span text:style-name="T56">y</text:span><text:span text:style-name="T177">R</text:span><text:span text:style-name="T56">x</text:span><text:span text:style-name="T59"> </text:span><text:span text:style-name="T177">⇒</text:span><text:span text:style-name="T200"> </text:span><text:span text:style-name="T56">x</text:span><text:span text:style-name="T59"> </text:span><text:span text:style-name="T363">=</text:span><text:span text:style-name="T33"> </text:span><text:span text:style-name="T56">y<text:tab/></text:span><text:span text:style-name="T177">♦</text:span></text:p>
        <text:p text:style-name="P170"/>
        <text:p text:style-name="P162"><text:span text:style-name="T314">D</text:span><text:span text:style-name="T6">ÉFINITION </text:span><text:span text:style-name="T25">2.4 </text:span><text:span text:style-name="T367">(T</text:span><text:span text:style-name="T10">RANSITIVITÉ</text:span><text:span text:style-name="T367">). </text:span><text:span text:style-name="T177">R </text:span><text:span text:style-name="T1">est dite transitive lorsque, si </text:span><text:span text:style-name="T56">x </text:span><text:span text:style-name="T1">est en relation </text:span><text:span text:style-name="T44">avec </text:span><text:span text:style-name="T113">y</text:span><text:span text:style-name="T260">, </text:span><text:span text:style-name="T1">et si </text:span><text:span text:style-name="T56">y </text:span><text:span text:style-name="T1">l’est </text:span><text:span text:style-name="T44">avec</text:span><text:span text:style-name="T374"> </text:span><text:span text:style-name="T118">z</text:span><text:span text:style-name="T371">,</text:span><text:span text:style-name="T332"> </text:span><text:span text:style-name="T1">alors</text:span><text:span text:style-name="T322"> </text:span><text:span text:style-name="T56">x</text:span><text:span text:style-name="T106"> </text:span><text:span text:style-name="T1">est</text:span><text:span text:style-name="T332"> </text:span><text:span text:style-name="T1">en</text:span><text:span text:style-name="T332"> </text:span><text:span text:style-name="T1">relation</text:span><text:span text:style-name="T322"> </text:span><text:span text:style-name="T44">avec</text:span><text:span text:style-name="T332"> </text:span><text:span text:style-name="T56">z</text:span><text:span text:style-name="T121"> </text:span><text:span text:style-name="T1">:</text:span><text:span text:style-name="T322"> </text:span><text:span text:style-name="T177">∀</text:span><text:span text:style-name="T56">x</text:span><text:span text:style-name="T84"> </text:span><text:span text:style-name="T177">∈</text:span><text:span text:style-name="T201"> </text:span><text:span text:style-name="T86">E,</text:span><text:span text:style-name="T102"> </text:span><text:span text:style-name="T177">∀</text:span><text:span text:style-name="T56">y</text:span><text:span text:style-name="T123"> </text:span><text:span text:style-name="T177">∈</text:span><text:span text:style-name="T201"> </text:span><text:span text:style-name="T86">E,</text:span><text:span text:style-name="T124"> </text:span><text:span text:style-name="T177">∀</text:span><text:span text:style-name="T56">z</text:span><text:span text:style-name="T59"> </text:span><text:span text:style-name="T177">∈</text:span><text:span text:style-name="T202"> </text:span><text:span text:style-name="T86">E,</text:span><text:span text:style-name="T102"> </text:span><text:span text:style-name="T56">x</text:span><text:span text:style-name="T177">R</text:span><text:span text:style-name="T56">y</text:span><text:span text:style-name="T109"> </text:span><text:span text:style-name="T1">et</text:span><text:span text:style-name="T332"> </text:span><text:span text:style-name="T56">y</text:span><text:span text:style-name="T177">R</text:span><text:span text:style-name="T56">z</text:span><text:span text:style-name="T59"> </text:span><text:span text:style-name="T177">⇒</text:span><text:span text:style-name="T201"> </text:span><text:span text:style-name="T56">x</text:span><text:span text:style-name="T177">R</text:span><text:span text:style-name="T56">z</text:span><text:span text:style-name="T1">.<text:tab/></text:span><text:span text:style-name="T188">♦</text:span></text:p>
        <text:list xml:id="list165109918818274" text:continue-numbering="true" text:style-name="LS253">
          <text:list-item>
            <text:list>
              <text:list-item>
                <text:p text:style-name="P51"><text:span text:style-name="T1">Relation</text:span><text:span text:style-name="T52"> </text:span><text:span text:style-name="T1">d’ordre</text:span></text:p>
              </text:list-item>
            </text:list>
          </text:list-item>
        </text:list>
        <text:p text:style-name="P201"/>
        <text:p text:style-name="P261"><text:span text:style-name="T314">D</text:span><text:span text:style-name="T6">ÉFINITION </text:span><text:span text:style-name="T25">2.5 (R</text:span><text:span text:style-name="T11">ELATION </text:span><text:span text:style-name="T4">D</text:span><text:span text:style-name="T2">’</text:span><text:span text:style-name="T4">ORDRE</text:span><text:span text:style-name="T2">). </text:span><text:span text:style-name="T177">R </text:span><text:span text:style-name="T1">est une relation d’ordre lorsqu’elle est réflexive, antisymétrique et</text:span><text:span text:style-name="T389"> </text:span><text:span text:style-name="T1">transitive.<text:tab/></text:span><text:span text:style-name="T177">♦</text:span></text:p>
        <text:p text:style-name="P26"><text:span text:style-name="T279">E</text:span><text:span text:style-name="T7">XEMPLE </text:span><text:span text:style-name="T279">2.8 (E</text:span><text:span text:style-name="T7">XEMPLES DE RELATIONS D</text:span><text:span text:style-name="T279">’</text:span><text:span text:style-name="T7">ORDRE</text:span><text:span text:style-name="T279">). Quelques relations d’ordre :</text:span></text:p>
        <text:p text:style-name="P179"><text:span text:style-name="T1">– (</text:span><text:span text:style-name="T177">R</text:span><text:span text:style-name="T56">, </text:span><text:span text:style-name="T392">™</text:span><text:span text:style-name="T1">)</text:span></text:p>
        <text:p text:style-name="P181"><text:span text:style-name="T330">– (</text:span><text:span text:style-name="T191">P</text:span><text:span text:style-name="T330">(</text:span><text:span text:style-name="T78">E</text:span><text:span text:style-name="T330">)</text:span><text:span text:style-name="T78">, </text:span><text:span text:style-name="T191">⊂</text:span><text:span text:style-name="T330">)</text:span></text:p>
        <text:p text:style-name="P171"/>
        <text:p text:style-name="P25"><text:span text:style-name="T289">E</text:span><text:span text:style-name="T4">XEMPLE </text:span><text:span text:style-name="T301">2.9 (R</text:span><text:span text:style-name="T11">ELATION </text:span><text:span text:style-name="T12">DE </text:span><text:span text:style-name="T10">DIVISIBILITÉ</text:span><text:span text:style-name="T302">). </text:span><text:span text:style-name="T279">On note </text:span><text:span text:style-name="T62">a</text:span><text:span text:style-name="T180">|</text:span><text:span text:style-name="T62">b </text:span><text:span text:style-name="T279">si et seulement si </text:span><text:span text:style-name="T62">b </text:span><text:span text:style-name="T279">est un multiple de </text:span><text:span text:style-name="T62">a</text:span></text:p>
        <text:p text:style-name="P150"><text:span text:style-name="T1">(</text:span><text:span text:style-name="T177">∃</text:span><text:span text:style-name="T56">k </text:span><text:span text:style-name="T177">∈ N</text:span><text:span text:style-name="T380">∗</text:span><text:span text:style-name="T56">, b </text:span><text:span text:style-name="T363">= </text:span><text:span text:style-name="T56">ka</text:span><text:span text:style-name="T1">). C’est une relation d’ordre définie dans </text:span><text:span text:style-name="T177">N</text:span><text:span text:style-name="T380">∗</text:span><text:span text:style-name="T1">. En effet, elle est</text:span></text:p>
        <text:p text:style-name="P14"><text:span text:style-name="T272">reflexive : </text:span><text:span text:style-name="T62">a </text:span><text:span text:style-name="T280">= </text:span><text:span text:style-name="T279">1</text:span><text:span text:style-name="T62">a</text:span><text:span text:style-name="T279">, donc </text:span><text:span text:style-name="T62">a</text:span><text:span text:style-name="T180">|</text:span><text:span text:style-name="T62">a </text:span><text:span text:style-name="T279">est vrai,</text:span></text:p>
        <text:p text:style-name="P151"><text:span text:style-name="T36">antisymétrique : </text:span><text:span text:style-name="T1">si </text:span><text:span text:style-name="T56">a</text:span><text:span text:style-name="T177">|</text:span><text:span text:style-name="T56">b </text:span><text:span text:style-name="T1">et </text:span><text:span text:style-name="T56">b</text:span><text:span text:style-name="T177">|</text:span><text:span text:style-name="T56">a</text:span><text:span text:style-name="T1">, alors </text:span><text:span text:style-name="T177">∃</text:span><text:span text:style-name="T56">k, k</text:span><text:span text:style-name="T380">′</text:span><text:span text:style-name="T177"> ∈ N</text:span><text:span text:style-name="T380">∗</text:span><text:span text:style-name="T56">, a </text:span><text:span text:style-name="T330">= </text:span><text:span text:style-name="T56">kb </text:span><text:span text:style-name="T1">et </text:span><text:span text:style-name="T56">b </text:span><text:span text:style-name="T330">= </text:span><text:span text:style-name="T56">k</text:span><text:span text:style-name="T380">′</text:span><text:span text:style-name="T56">a</text:span><text:span text:style-name="T1">. Donc </text:span><text:span text:style-name="T56">a </text:span><text:span text:style-name="T330">= </text:span><text:span text:style-name="T56">kk</text:span><text:span text:style-name="T380">′</text:span><text:span text:style-name="T56">a</text:span><text:span text:style-name="T1">. Comme </text:span><text:span text:style-name="T56">a </text:span><text:span text:style-name="T177">ƒ</text:span><text:span text:style-name="T1">= 0,</text:span></text:p>
        <text:p text:style-name="P116"><text:span text:style-name="T56">kk</text:span><text:span text:style-name="T380">′</text:span><text:span text:style-name="T177"> </text:span><text:span text:style-name="T363">= </text:span><text:span text:style-name="T1">1. Mais </text:span><text:span text:style-name="T56">k, k</text:span><text:span text:style-name="T380">′</text:span><text:span text:style-name="T177"> ∈ N</text:span><text:span text:style-name="T380">∗</text:span><text:span text:style-name="T1">, donc </text:span><text:span text:style-name="T56">k </text:span><text:span text:style-name="T363">= </text:span><text:span text:style-name="T56">k</text:span><text:span text:style-name="T380">′</text:span><text:span text:style-name="T177"> </text:span><text:span text:style-name="T363">= </text:span><text:span text:style-name="T1">1, et </text:span><text:span text:style-name="T56">a </text:span><text:span text:style-name="T363">= </text:span><text:span text:style-name="T56">b</text:span><text:span text:style-name="T1">.</text:span></text:p>
        <text:p text:style-name="P152"><text:span text:style-name="T36">transitive : </text:span><text:span text:style-name="T1">si </text:span><text:span text:style-name="T56">a</text:span><text:span text:style-name="T177">|</text:span><text:span text:style-name="T56">b </text:span><text:span text:style-name="T1">et </text:span><text:span text:style-name="T56">b</text:span><text:span text:style-name="T177">|</text:span><text:span text:style-name="T56">c</text:span><text:span text:style-name="T1">, alors alors </text:span><text:span text:style-name="T177">∃</text:span><text:span text:style-name="T56">k, k</text:span><text:span text:style-name="T380">′</text:span><text:span text:style-name="T177"> ∈ N</text:span><text:span text:style-name="T380">∗</text:span><text:span text:style-name="T56">, a </text:span><text:span text:style-name="T363">= </text:span><text:span text:style-name="T56">kb </text:span><text:span text:style-name="T1">et </text:span><text:span text:style-name="T56">b </text:span><text:span text:style-name="T363">= </text:span><text:span text:style-name="T56">k</text:span><text:span text:style-name="T380">′</text:span><text:span text:style-name="T56">c</text:span><text:span text:style-name="T1">. Donc </text:span><text:span text:style-name="T56">a </text:span><text:span text:style-name="T363">= </text:span><text:span text:style-name="T56">kk</text:span><text:span text:style-name="T380">′</text:span><text:span text:style-name="T56">c </text:span><text:span text:style-name="T1">: il existe </text:span><text:span text:style-name="T56">k</text:span><text:span text:style-name="T380">′′</text:span><text:span text:style-name="T177"> ∈ N</text:span><text:span text:style-name="T380">∗</text:span></text:p>
        <text:p text:style-name="P117"><text:span text:style-name="T1">(</text:span><text:span text:style-name="T56">k</text:span><text:span text:style-name="T380">′′</text:span><text:span text:style-name="T177"> </text:span><text:span text:style-name="T363">= </text:span><text:span text:style-name="T56">kk</text:span><text:span text:style-name="T380">′</text:span><text:span text:style-name="T1">) tel que </text:span><text:span text:style-name="T56">a </text:span><text:span text:style-name="T363">= </text:span><text:span text:style-name="T56">k</text:span><text:span text:style-name="T380">′′</text:span><text:span text:style-name="T56">c </text:span><text:span text:style-name="T1">: </text:span><text:span text:style-name="T56">a</text:span><text:span text:style-name="T177">|</text:span><text:span text:style-name="T56">c</text:span><text:span text:style-name="T1">.</text:span></text:p>
        <text:p text:style-name="P262"><text:span text:style-name="T1">La structure algébrique constituée par l’ensemble </text:span><text:span text:style-name="T56">E</text:span><text:span text:style-name="T1">, muni de la relation d’ordre </text:span><text:span text:style-name="T177">R</text:span><text:span text:style-name="T1">, (c’est-à-dire : le couple (</text:span><text:span text:style-name="T56">E, </text:span><text:span text:style-name="T177">R</text:span><text:span text:style-name="T1">)) est celle d’</text:span><text:span text:style-name="T37">ensemble ordonné</text:span><text:span text:style-name="T1">.</text:span></text:p>
      </text:section>
      <text:section text:style-name="Sect1" text:name="S20">
        <text:list xml:id="list165111062286898" text:continue-numbering="true" text:style-name="LS253">
          <text:list-item>
            <text:list>
              <text:list-item>
                <text:p text:style-name="P50"><text:span text:style-name="T1">Ordre partiel, ordre</text:span><text:span text:style-name="T39"> </text:span><text:span text:style-name="T1">total</text:span></text:p>
              </text:list-item>
            </text:list>
          </text:list-item>
        </text:list>
        <text:p text:style-name="P223"/>
        <text:p text:style-name="P166"><text:span text:style-name="T314">D</text:span><text:span text:style-name="T6">ÉFINITION </text:span><text:span text:style-name="T25">2.6 (R</text:span><text:span text:style-name="T11">ELATION </text:span><text:span text:style-name="T4">D</text:span><text:span text:style-name="T2">’</text:span><text:span text:style-name="T4">ORDRE </text:span><text:span text:style-name="T12">TOTALE</text:span><text:span text:style-name="T317">). </text:span><text:span text:style-name="T1">Une relation d’ordre qui possède cette dernière pro- priété est dite relation d’ ordre total, et la structure algébrique correspondante est celle d’ ensemble to- talement</text:span><text:span text:style-name="T389"> </text:span><text:span text:style-name="T1">ordonné.<text:tab/></text:span><text:span text:style-name="T188">♦</text:span></text:p>
        <text:p text:style-name="P209"><text:span text:style-name="T1">R</text:span><text:span text:style-name="T7">EMARQUE </text:span><text:span text:style-name="T1">2.3. Cette propriété est aussi équivalente à :</text:span></text:p>
        <text:p text:style-name="P265"/>
        <text:p text:style-name="P268"><text:span text:style-name="T177">∀</text:span><text:span text:style-name="T56">x </text:span><text:span text:style-name="T177">∈ </text:span><text:span text:style-name="T56">E, </text:span><text:span text:style-name="T177">∀</text:span><text:span text:style-name="T56">y </text:span><text:span text:style-name="T177">∈ </text:span><text:span text:style-name="T56">E, x</text:span><text:span text:style-name="T177">R</text:span><text:span text:style-name="T56">y </text:span><text:span text:style-name="T1">ou </text:span><text:span text:style-name="T56">y</text:span><text:span text:style-name="T177">R</text:span><text:span text:style-name="T56">x</text:span></text:p>
        <text:p text:style-name="P153"><text:span text:style-name="T1">ou encore : « si </text:span><text:span text:style-name="T56">x </text:span><text:span text:style-name="T1">n’est pas en relation avec </text:span><text:span text:style-name="T56">y</text:span><text:span text:style-name="T1">, alors </text:span><text:span text:style-name="T56">y </text:span><text:span text:style-name="T1">est en relation avec </text:span><text:span text:style-name="T56">x </text:span><text:span text:style-name="T1">».</text:span></text:p>
        <text:p text:style-name="P107"/>
        <text:p text:style-name="P21"><text:span text:style-name="T290">D</text:span><text:span text:style-name="T6">ÉFINITION </text:span><text:span text:style-name="T301">2.7 (R</text:span><text:span text:style-name="T11">ELATION </text:span><text:span text:style-name="T4">D</text:span><text:span text:style-name="T289">’</text:span><text:span text:style-name="T4">ORDRE </text:span><text:span text:style-name="T11">PARTIEL</text:span><text:span text:style-name="T301">). </text:span><text:span text:style-name="T279">Dans le cas contraire, il existe des éléments qui ne sont</text:span><text:span text:style-name="T303"> </text:span><text:span text:style-name="T279">pas</text:span><text:span text:style-name="T303"> </text:span><text:span text:style-name="T279">comparables</text:span><text:span text:style-name="T303"> </text:span><text:span text:style-name="T279">:</text:span><text:span text:style-name="T303"> </text:span><text:span text:style-name="T279">on</text:span><text:span text:style-name="T304"> </text:span><text:span text:style-name="T279">parle</text:span><text:span text:style-name="T303"> </text:span><text:span text:style-name="T279">alors</text:span><text:span text:style-name="T303"> </text:span><text:span text:style-name="T279">d’</text:span><text:span text:style-name="T305"> </text:span><text:span text:style-name="T279">ordre</text:span><text:span text:style-name="T303"> </text:span><text:span text:style-name="T279">partiel</text:span><text:span text:style-name="T304"> </text:span><text:span text:style-name="T279">.<text:tab/></text:span><text:span text:style-name="T182">♦</text:span></text:p>
        <text:p text:style-name="P253"/>
        <text:list xml:id="list165111237427265" text:continue-numbering="true" text:style-name="LS253">
          <text:list-item>
            <text:list>
              <text:list-item>
                <text:p text:style-name="P52"><text:span text:style-name="T1">Éléments</text:span><text:span text:style-name="T32"> </text:span><text:span text:style-name="T1">maximaux</text:span></text:p>
              </text:list-item>
            </text:list>
          </text:list-item>
        </text:list>
        <text:p text:style-name="P176"><text:span text:style-name="T1">Soit (</text:span><text:span text:style-name="T56">E, </text:span><text:span text:style-name="T177">R</text:span><text:span text:style-name="T1">) un ensemble ordonné et </text:span><text:span text:style-name="T56">A </text:span><text:span text:style-name="T1">une partie de </text:span><text:span text:style-name="T56">E</text:span><text:span text:style-name="T1">. Quelques définitions. . .</text:span></text:p>
        <text:p text:style-name="P104"/>
        <text:p text:style-name="P206"><text:span text:style-name="T1">D</text:span><text:span text:style-name="T7">ÉFINITION </text:span><text:span text:style-name="T1">2.8 (M</text:span><text:span text:style-name="T7">AJORANT</text:span><text:span text:style-name="T1">). On appelle majorant de </text:span><text:span text:style-name="T56">A </text:span><text:span text:style-name="T1">tout élément </text:span><text:span text:style-name="T56">M </text:span><text:span text:style-name="T1">de </text:span><text:span text:style-name="T56">E </text:span><text:span text:style-name="T1">tel que, quel que soit</text:span></text:p>
        <text:p text:style-name="P144"><text:span text:style-name="T56">a </text:span><text:span text:style-name="T177">∈</text:span><text:span text:style-name="T205"> </text:span><text:span text:style-name="T56">A</text:span><text:span text:style-name="T1">, </text:span><text:span text:style-name="T56">a</text:span><text:span text:style-name="T177">R</text:span><text:span text:style-name="T56">M</text:span><text:span text:style-name="T125"> </text:span><text:span text:style-name="T1">.<text:tab/></text:span><text:span text:style-name="T177">♦</text:span></text:p>
        <text:p text:style-name="P23"><text:span text:style-name="T290">D</text:span><text:span text:style-name="T6">ÉFINITION </text:span><text:span text:style-name="T301">2.9 </text:span><text:span text:style-name="T306">(P</text:span><text:span text:style-name="T13">ARTIE </text:span><text:span text:style-name="T4">MAJORÉE</text:span><text:span text:style-name="T289">). <text:s/></text:span><text:span text:style-name="T279">La partie </text:span><text:span text:style-name="T62">A </text:span><text:span text:style-name="T279">de </text:span><text:span text:style-name="T62">E </text:span><text:span text:style-name="T279">est dite majorée s’il existe un majorant de</text:span><text:span text:style-name="T307"> </text:span><text:span text:style-name="T62">A</text:span><text:span text:style-name="T279">.</text:span><text:span text:style-name="T180">♦</text:span></text:p>
        <text:p text:style-name="P23"><text:span text:style-name="T180"/></text:p>
        <text:p text:style-name="P206"><text:span text:style-name="T314">D</text:span><text:span text:style-name="T6">ÉFINITION </text:span><text:span text:style-name="T314">2.10 </text:span><text:span text:style-name="T367">(M</text:span><text:span text:style-name="T10">INORANT</text:span><text:span text:style-name="T367">). </text:span><text:span text:style-name="T1">On appelle minorant de </text:span><text:span text:style-name="T56">A </text:span><text:span text:style-name="T1">tout élément </text:span><text:span text:style-name="T56">m </text:span><text:span text:style-name="T1">de </text:span><text:span text:style-name="T56">E </text:span><text:span text:style-name="T1">tel que, quel que</text:span><text:span text:style-name="T374"> </text:span><text:span text:style-name="T1">soit</text:span></text:p>
        <text:p text:style-name="P145"><text:span text:style-name="T56">a </text:span><text:span text:style-name="T177">∈ </text:span><text:span text:style-name="T56">A</text:span><text:span text:style-name="T1">, </text:span><text:span text:style-name="T56">m</text:span><text:span text:style-name="T177">R</text:span><text:span text:style-name="T56">a</text:span><text:span text:style-name="T1">.</text:span></text:p>
        <text:p text:style-name="P180"><text:span text:style-name="T1">On parle aussi de</text:span><text:span text:style-name="T396"> </text:span><text:span text:style-name="T1">partie</text:span><text:span text:style-name="T29"> </text:span><text:span text:style-name="T1">minorée.</text:span></text:p>
        <text:p text:style-name="P180"><text:span text:style-name="T1"><text:tab/></text:span><text:span text:style-name="T177">♦</text:span></text:p>
        <text:p text:style-name="P22"><text:span text:style-name="T290">D</text:span><text:span text:style-name="T6">ÉFINITION </text:span><text:span text:style-name="T290">2.11 </text:span><text:span text:style-name="T289">(É</text:span><text:span text:style-name="T4">LÉMENT MAXIMUM</text:span><text:span text:style-name="T289">). </text:span><text:span text:style-name="T279">On appelle élément maximum de </text:span><text:span text:style-name="T62">A </text:span><text:span text:style-name="T279">un élément de </text:span><text:span text:style-name="T62">A </text:span><text:span text:style-name="T279">qui <text:s/>est majorant</text:span><text:span text:style-name="T308"> </text:span><text:span text:style-name="T279">de</text:span><text:span text:style-name="T309"> </text:span><text:span text:style-name="T62">A</text:span><text:span text:style-name="T279">.<text:tab/></text:span><text:span text:style-name="T182">♦</text:span></text:p>
        <text:p text:style-name="P270"/>
        <text:p text:style-name="P27"><text:span text:style-name="T279">N</text:span><text:span text:style-name="T7">OTATION </text:span><text:span text:style-name="T279">: Max </text:span><text:span text:style-name="T62">A</text:span><text:span text:style-name="T279">.</text:span></text:p>
        <text:p text:style-name="P271"/>
        <text:p text:style-name="P241"><text:span text:style-name="T2">R</text:span><text:span text:style-name="T4">EMARQUE </text:span><text:span text:style-name="T314">2.4. </text:span><text:span text:style-name="T1">Si </text:span><text:span text:style-name="T56">A </text:span><text:span text:style-name="T1">est non majorée, il est exclu qu’elle admette un élément maximum. Cet élément maximum</text:span><text:span text:style-name="T28"> </text:span><text:span text:style-name="T1">n’existe</text:span><text:span text:style-name="T28"> </text:span><text:span text:style-name="T1">pas</text:span><text:span text:style-name="T29"> </text:span><text:span text:style-name="T1">toujours,</text:span><text:span text:style-name="T28"> </text:span><text:span text:style-name="T1">même</text:span><text:span text:style-name="T28"> </text:span><text:span text:style-name="T1">pour</text:span><text:span text:style-name="T29"> </text:span><text:span text:style-name="T1">une</text:span><text:span text:style-name="T28"> </text:span><text:span text:style-name="T1">partie</text:span><text:span text:style-name="T28"> </text:span><text:span text:style-name="T1">majorée.</text:span><text:span text:style-name="T29"> </text:span><text:span text:style-name="T1">Ainsi,</text:span><text:span text:style-name="T28"> </text:span><text:span text:style-name="T1">l’intervalle</text:span><text:span text:style-name="T28"> </text:span><text:span text:style-name="T1">réel</text:span><text:span text:style-name="T29"> </text:span><text:span text:style-name="T1">]2,3[</text:span><text:span text:style-name="T28"> </text:span><text:span text:style-name="T1">est</text:span><text:span text:style-name="T28"> </text:span><text:span text:style-name="T1">majoré, mais n’a pas d’élément maximum. Cependant, s’il existe, cet élément est</text:span><text:span text:style-name="T398"> </text:span><text:span text:style-name="T1">unique.</text:span></text:p>
        <text:p text:style-name="P241"><text:span text:style-name="T185"/></text:p>
      </text:section>
      <text:section text:style-name="Sect1" text:name="S21">
        <text:p text:style-name="P203"/>
        <text:list xml:id="list165109370988157" text:continue-numbering="true" text:style-name="LS253">
          <text:list-item>
            <text:p text:style-name="P84">Relations<text:span text:style-name="T483"> </text:span>d’équivalence</text:p>
          </text:list-item>
        </text:list>
        <text:p text:style-name="P125"><draw:frame draw:style-name="fr3" draw:name="281" text:anchor-type="char" svg:x="13.843cm" svg:y="0.473cm" svg:width="0.328cm" svg:height="0.667cm" draw:z-index="6"><draw:text-box><text:p text:style-name="P283">R</text:p></draw:text-box></draw:frame><text:span text:style-name="T1">On se place encore dans ce paragraphe dans le cas où </text:span><text:span text:style-name="T56">E <text:s/></text:span><text:span text:style-name="T363">= <text:s/></text:span><text:span text:style-name="T56">F</text:span><text:span text:style-name="T89"> </text:span><text:span text:style-name="T1">.</text:span><text:span text:style-name="T399"> </text:span><text:span text:style-name="T1">Soit<text:tab/>une relation binaire définie dans un ensemble (non vide) </text:span><text:span text:style-name="T86">E</text:span><text:span text:style-name="T25">, </text:span><text:span text:style-name="T1">de graphe</text:span><text:span text:style-name="T401"> </text:span><text:span text:style-name="T56">tt</text:span><text:span text:style-name="T1">.</text:span></text:p>
        <text:p text:style-name="P100"/>
        <text:p text:style-name="P28"><draw:frame draw:style-name="fr3" draw:name="282" text:anchor-type="char" svg:x="9.992cm" svg:y="0.318cm" svg:width="0.328cm" svg:height="0.667cm" draw:z-index="5"><draw:text-box><text:p text:style-name="P283">R</text:p></draw:text-box></draw:frame><text:span text:style-name="T290">D</text:span><text:span text:style-name="T6">ÉFINITION <text:s/></text:span><text:span text:style-name="T290">2.13</text:span><text:span text:style-name="T302"> </text:span><text:span text:style-name="T301">(R</text:span><text:span text:style-name="T11">ELATION</text:span><text:span text:style-name="T14"> </text:span><text:span text:style-name="T10">SYMÉTRIQUE</text:span><text:span text:style-name="T302">).<text:tab/></text:span><text:span text:style-name="T279">est dite symétrique si, dès que </text:span><text:span text:style-name="T62">x </text:span><text:span text:style-name="T279">est en relation</text:span><text:span text:style-name="T310"> </text:span><text:span text:style-name="T292">avec</text:span></text:p>
        <text:p text:style-name="P150"><text:span text:style-name="T56">y</text:span><text:span text:style-name="T1">, alors </text:span><text:span text:style-name="T56">y </text:span><text:span text:style-name="T1">est en relation avec </text:span><text:span text:style-name="T56">x</text:span></text:p>
        <text:p text:style-name="P272"/>
        <text:p text:style-name="P279"><text:span text:style-name="T177">∀</text:span><text:span text:style-name="T56">x </text:span><text:span text:style-name="T177">∈ </text:span><text:span text:style-name="T56">E, </text:span><text:span text:style-name="T177">∀</text:span><text:span text:style-name="T56">y </text:span><text:span text:style-name="T177">∈ </text:span><text:span text:style-name="T56">E, </text:span><text:span text:style-name="T1">(</text:span><text:span text:style-name="T56">x, y</text:span><text:span text:style-name="T1">) </text:span><text:span text:style-name="T177">∈ </text:span><text:span text:style-name="T56">tt </text:span><text:span text:style-name="T177">⇒ </text:span><text:span text:style-name="T1">(</text:span><text:span text:style-name="T56">y, x</text:span><text:span text:style-name="T1">) </text:span><text:span text:style-name="T177">∈ </text:span><text:span text:style-name="T56">tt</text:span></text:p>
        <text:p text:style-name="P228"/>
        <text:p text:style-name="P207"><text:span text:style-name="T1">R</text:span><text:span text:style-name="T7">EMARQUE </text:span><text:span text:style-name="T1">2.5. Ou encore : </text:span><text:span text:style-name="T177">∀</text:span><text:span text:style-name="T56">x </text:span><text:span text:style-name="T177">∈ </text:span><text:span text:style-name="T56">E, </text:span><text:span text:style-name="T177">∀</text:span><text:span text:style-name="T56">y </text:span><text:span text:style-name="T177">∈ </text:span><text:span text:style-name="T56">E, x</text:span><text:span text:style-name="T177">R</text:span><text:span text:style-name="T56">y </text:span><text:span text:style-name="T177">⇒ </text:span><text:span text:style-name="T56">y</text:span><text:span text:style-name="T177">R</text:span><text:span text:style-name="T56">x</text:span><text:span text:style-name="T1">.</text:span></text:p>
        <text:p text:style-name="P134"/>
        <text:p text:style-name="P33"><text:soft-page-break/><text:span text:style-name="T290">D</text:span><text:span text:style-name="T6">ÉFINITION </text:span><text:span text:style-name="T290">2.14 </text:span><text:span text:style-name="T301">(R</text:span><text:span text:style-name="T11">ELATION </text:span><text:span text:style-name="T6">D</text:span><text:span text:style-name="T290">’</text:span><text:span text:style-name="T6">ÉQUIVALENCE</text:span><text:span text:style-name="T290">). </text:span><text:span text:style-name="T180">R </text:span><text:span text:style-name="T279">est une relation d’équivalence lorsqu’elle est réflex- </text:span><text:span text:style-name="T292">ive, </text:span><text:span text:style-name="T279">symétrique</text:span><text:span text:style-name="T275"> </text:span><text:span text:style-name="T279">et</text:span><text:span text:style-name="T308"> </text:span><text:span text:style-name="T279">transitive.</text:span></text:p>
      </text:section>
      <text:section text:style-name="Sect1" text:name="S22">
        <text:p text:style-name="P237"/>
        <text:list xml:id="list165110892252228" text:continue-numbering="true" text:style-name="LS253">
          <text:list-item>
            <text:list>
              <text:list-item>
                <text:p text:style-name="P75"><text:span text:style-name="T1">Classes</text:span><text:span text:style-name="T32"> </text:span><text:span text:style-name="T1">d’équivalence</text:span></text:p>
              </text:list-item>
            </text:list>
          </text:list-item>
        </text:list>
        <text:p text:style-name="P273"/>
        <text:p text:style-name="P163"><draw:frame draw:style-name="fr3" draw:name="285" text:anchor-type="char" svg:x="14.582cm" svg:y="0.065cm" svg:width="0.328cm" svg:height="0.667cm" draw:z-index="3"><draw:text-box><text:p text:style-name="P283">R</text:p></draw:text-box></draw:frame><text:span text:style-name="T314">D</text:span><text:span text:style-name="T6">ÉFINITION </text:span><text:span text:style-name="T314">2.15 </text:span><text:span text:style-name="T2">(C</text:span><text:span text:style-name="T4">LASSE </text:span><text:span text:style-name="T6">D</text:span><text:span text:style-name="T314">’</text:span><text:span text:style-name="T6">ÉQUIVALENCE</text:span><text:span text:style-name="T314">). </text:span><text:span text:style-name="T1">Soit </text:span><text:span text:style-name="T56">x </text:span><text:span text:style-name="T1">un élément de </text:span><text:span text:style-name="T86">E</text:span><text:span text:style-name="T25">, </text:span><text:span text:style-name="T1">et <text:s/>une relation d’équiva- <text:s/>lence sur </text:span><text:span text:style-name="T86">E</text:span><text:span text:style-name="T25">. </text:span><text:span text:style-name="T1">On appelle classe d’équivalence de cet élément l’ensemble des éléments de </text:span><text:span text:style-name="T56">E </text:span><text:span text:style-name="T1">qui sont en relation</text:span><text:span text:style-name="T28"> </text:span><text:span text:style-name="T44">avec</text:span><text:span text:style-name="T29"> </text:span><text:span text:style-name="T56">x</text:span><text:span text:style-name="T79"> </text:span><text:span text:style-name="T1">(on</text:span><text:span text:style-name="T28"> </text:span><text:span text:style-name="T1">dit</text:span><text:span text:style-name="T29"> </text:span><text:span text:style-name="T1">encore</text:span><text:span text:style-name="T29"> </text:span><text:span text:style-name="T1">:</text:span><text:span text:style-name="T29"> </text:span><text:span text:style-name="T1">«</text:span><text:span text:style-name="T403"> </text:span><text:span text:style-name="T1">qui</text:span><text:span text:style-name="T29"> </text:span><text:span text:style-name="T1">sont</text:span><text:span text:style-name="T29"> </text:span><text:span text:style-name="T1">équivalents</text:span><text:span text:style-name="T28"> </text:span><text:span text:style-name="T1">à</text:span><text:span text:style-name="T29"> </text:span><text:span text:style-name="T56">x</text:span><text:span text:style-name="T126"> </text:span><text:span text:style-name="T1">»).<text:tab/></text:span><text:span text:style-name="T188">♦</text:span></text:p>
        <text:p text:style-name="P210"><text:span text:style-name="T1">N</text:span><text:span text:style-name="T7">OTATION </text:span><text:span text:style-name="T1">: On note </text:span><text:span text:style-name="T56">x</text:span><text:span text:style-name="T1">˙ la classe de l’élément </text:span><text:span text:style-name="T56">x </text:span><text:span text:style-name="T1">: </text:span><text:span text:style-name="T56">x</text:span><text:span text:style-name="T1">˙ </text:span><text:span text:style-name="T363">= </text:span><text:span text:style-name="T177">{</text:span><text:span text:style-name="T56">y </text:span><text:span text:style-name="T177">∈ </text:span><text:span text:style-name="T56">E </text:span><text:span text:style-name="T177">| </text:span><text:span text:style-name="T56">y</text:span><text:span text:style-name="T177">R</text:span><text:span text:style-name="T56">x</text:span><text:span text:style-name="T177">}</text:span><text:span text:style-name="T1">.</text:span><text:span text:style-name="T284">!</text:span></text:p>
        <text:p text:style-name="P229"><draw:frame draw:style-name="fr4" draw:name="286" text:anchor-type="char" svg:x="2.492cm" svg:y="0.469cm" svg:width="16.014cm" svg:height="1.774cm" draw:z-index="4"><draw:text-box><text:p text:style-name="P96"/><text:p text:style-name="P299"><text:span text:style-name="T1">P</text:span><text:span text:style-name="T7">ROPRIÉTÉ </text:span><text:span text:style-name="T1">2.1 : L’intersection de deux classes d’équivalence distinctes est vide.</text:span></text:p></draw:text-box></draw:frame></text:p>
        <text:p text:style-name="P211"><text:span text:style-name="T1">R</text:span><text:span text:style-name="T7">EMARQUE </text:span><text:span text:style-name="T1">2.6. On dit aussi que les classes sont deux à deux disjointes.</text:span></text:p>
        <text:p text:style-name="P234"/>
        <text:p text:style-name="P207"><text:span text:style-name="T407">P</text:span><text:span text:style-name="T15">REUV</text:span><text:span text:style-name="T8">E</text:span><text:span text:style-name="T7"> </text:span><text:span text:style-name="T16"><text:s/></text:span><text:span text:style-name="T340">1</text:span><text:span text:style-name="T406"> </text:span><text:span text:style-name="T340">:</text:span><text:span text:style-name="T1"> </text:span><text:span text:style-name="T371"><text:s/></text:span><text:span text:style-name="T53">O</text:span><text:span text:style-name="T340">n</text:span><text:span text:style-name="T322"> </text:span><text:span text:style-name="T53">con</text:span><text:span text:style-name="T340">si</text:span><text:span text:style-name="T53">dè</text:span><text:span text:style-name="T340">re</text:span><text:span text:style-name="T322"> </text:span><text:span text:style-name="T53">deu</text:span><text:span text:style-name="T340">x</text:span><text:span text:style-name="T322"> </text:span><text:span text:style-name="T53">c</text:span><text:span text:style-name="T340">l</text:span><text:span text:style-name="T53">a</text:span><text:span text:style-name="T340">ss</text:span><text:span text:style-name="T53">e</text:span><text:span text:style-name="T340">s,</text:span><text:span text:style-name="T322"> </text:span><text:span text:style-name="T127">x</text:span><text:span text:style-name="T408">˙</text:span><text:span text:style-name="T409"> </text:span><text:span text:style-name="T53">e</text:span><text:span text:style-name="T340">t</text:span><text:span text:style-name="T322"> </text:span><text:span text:style-name="T128">y</text:span><text:span text:style-name="T411">˙</text:span><text:span text:style-name="T340">,</text:span><text:span text:style-name="T322"> </text:span><text:span text:style-name="T340">s</text:span><text:span text:style-name="T53">o</text:span><text:span text:style-name="T340">it</text:span><text:span text:style-name="T322"> </text:span><text:span text:style-name="T129">z</text:span><text:span text:style-name="T56"> </text:span><text:span text:style-name="T206">∈</text:span><text:span text:style-name="T207"> </text:span><text:span text:style-name="T127">x</text:span><text:span text:style-name="T408">˙</text:span><text:span text:style-name="T412"> </text:span><text:span text:style-name="T208">∩</text:span><text:span text:style-name="T128">y</text:span><text:span text:style-name="T408">˙</text:span><text:span text:style-name="T39"> </text:span><text:span text:style-name="T340">;</text:span><text:span text:style-name="T322"> </text:span><text:span text:style-name="T194">∀</text:span><text:span text:style-name="T130">t</text:span><text:span text:style-name="T116"> </text:span><text:span text:style-name="T206">∈</text:span><text:span text:style-name="T207"> </text:span><text:span text:style-name="T127">x</text:span><text:span text:style-name="T268">˙</text:span><text:span text:style-name="T340">,</text:span><text:span text:style-name="T322"> </text:span><text:span text:style-name="T53">o</text:span><text:span text:style-name="T340">n</text:span><text:span text:style-name="T322"> </text:span><text:span text:style-name="T340">a</text:span><text:span text:style-name="T322"> </text:span><text:span text:style-name="T54">(</text:span><text:span text:style-name="T130">t</text:span><text:span text:style-name="T131">,</text:span><text:span text:style-name="T132"> </text:span><text:span text:style-name="T96">x</text:span><text:span text:style-name="T331">)</text:span><text:span text:style-name="T317"> </text:span><text:span text:style-name="T206">∈</text:span><text:span text:style-name="T207"> </text:span><text:span text:style-name="T133">tt</text:span><text:span text:style-name="T132"> </text:span><text:span text:style-name="T340">;</text:span><text:span text:style-name="T322"> </text:span><text:span text:style-name="T340">m</text:span><text:span text:style-name="T53">a</text:span><text:span text:style-name="T340">is</text:span><text:span text:style-name="T322"> </text:span><text:span text:style-name="T129">z</text:span><text:span text:style-name="T56"> </text:span><text:span text:style-name="T206">∈</text:span><text:span text:style-name="T207"> </text:span><text:span text:style-name="T127">x</text:span><text:span text:style-name="T268">˙</text:span><text:span text:style-name="T340">,</text:span><text:span text:style-name="T322"> </text:span><text:span text:style-name="T53">don</text:span><text:span text:style-name="T340">c</text:span></text:p>
        <text:p text:style-name="P156"><text:span text:style-name="T320">(</text:span><text:span text:style-name="T77">z,</text:span><text:span text:style-name="T98"> </text:span><text:span text:style-name="T56">x</text:span><text:span text:style-name="T1">)</text:span><text:span text:style-name="T406"> </text:span><text:span text:style-name="T177">∈</text:span><text:span text:style-name="T209"> </text:span><text:span text:style-name="T56">tt</text:span><text:span text:style-name="T1">,</text:span><text:span text:style-name="T44"> </text:span><text:span text:style-name="T1">donc</text:span><text:span text:style-name="T44"> </text:span><text:span text:style-name="T1">(symétrie)</text:span><text:span text:style-name="T39"> </text:span><text:span text:style-name="T1">(</text:span><text:span text:style-name="T56">x,</text:span><text:span text:style-name="T85"> </text:span><text:span text:style-name="T118">z</text:span><text:span text:style-name="T371">)</text:span><text:span text:style-name="T406"> </text:span><text:span text:style-name="T177">∈</text:span><text:span text:style-name="T209"> </text:span><text:span text:style-name="T56">tt</text:span><text:span text:style-name="T1">,</text:span><text:span text:style-name="T44"> </text:span><text:span text:style-name="T1">donc</text:span><text:span text:style-name="T44"> </text:span><text:span text:style-name="T1">(transitivité)</text:span><text:span text:style-name="T39"> </text:span><text:span text:style-name="T1">(</text:span><text:span text:style-name="T56">t,</text:span><text:span text:style-name="T85"> </text:span><text:span text:style-name="T118">z</text:span><text:span text:style-name="T371">)</text:span><text:span text:style-name="T406"> </text:span><text:span text:style-name="T177">∈</text:span><text:span text:style-name="T209"> </text:span><text:span text:style-name="T56">tt</text:span><text:span text:style-name="T85"> </text:span><text:span text:style-name="T1">;</text:span><text:span text:style-name="T44"> </text:span><text:span text:style-name="T1">mais</text:span><text:span text:style-name="T44"> </text:span><text:span text:style-name="T56">z</text:span><text:span text:style-name="T77"> </text:span><text:span text:style-name="T177">∈</text:span><text:span text:style-name="T210"> </text:span><text:span text:style-name="T109">y</text:span><text:span text:style-name="T401">˙,</text:span><text:span text:style-name="T44"> </text:span><text:span text:style-name="T1">donc</text:span><text:span text:style-name="T39"> </text:span><text:span text:style-name="T320">(</text:span><text:span text:style-name="T77">z,</text:span><text:span text:style-name="T85"> </text:span><text:span text:style-name="T113">y</text:span><text:span text:style-name="T260">)</text:span><text:span text:style-name="T367"> </text:span><text:span text:style-name="T177">∈</text:span><text:span text:style-name="T210"> </text:span><text:span text:style-name="T56">tt</text:span><text:span text:style-name="T1">,</text:span></text:p>
        <text:p text:style-name="P150"><text:span text:style-name="T1">donc (transitivité) (</text:span><text:span text:style-name="T56">t, </text:span><text:span text:style-name="T113">y</text:span><text:span text:style-name="T260">) <text:s/></text:span><text:span text:style-name="T177">∈ </text:span><text:span text:style-name="T56">tt</text:span><text:span text:style-name="T1">, donc (finalement) </text:span><text:span text:style-name="T56">t </text:span><text:span text:style-name="T177">∈ </text:span><text:span text:style-name="T109">y</text:span><text:span text:style-name="T401">˙, <text:s/></text:span><text:span text:style-name="T1">et donc </text:span><text:span text:style-name="T134">x</text:span><text:span text:style-name="T414">˙ <text:s text:c="8"/></text:span><text:span text:style-name="T177">⊂ </text:span><text:span text:style-name="T132">y</text:span><text:span text:style-name="T415">˙ <text:s/></text:span><text:span text:style-name="T1">; raisonnement analogue</text:span><text:span text:style-name="T415"> </text:span><text:span text:style-name="T1">pour</text:span></text:p>
        <text:p text:style-name="P150"><text:span text:style-name="T340">t</text:span><text:span text:style-name="T53">ou</text:span><text:span text:style-name="T340">t</text:span><text:span text:style-name="T406"> </text:span><text:span text:style-name="T130">t</text:span><text:span text:style-name="T135"> </text:span><text:span text:style-name="T206">∈</text:span><text:span text:style-name="T211"> </text:span><text:span text:style-name="T128">y</text:span><text:span text:style-name="T411">˙</text:span><text:span text:style-name="T340">,</text:span><text:span text:style-name="T406"> </text:span><text:span text:style-name="T53">qu</text:span><text:span text:style-name="T340">i</text:span><text:span text:style-name="T406"> </text:span><text:span text:style-name="T53">abou</text:span><text:span text:style-name="T340">tit</text:span><text:span text:style-name="T399"> </text:span><text:span text:style-name="T340">à</text:span><text:span text:style-name="T406"> </text:span><text:span text:style-name="T128">y</text:span><text:span text:style-name="T408">˙</text:span><text:span text:style-name="T1"> </text:span><text:span text:style-name="T269"><text:s/></text:span><text:span text:style-name="T212">⊂</text:span><text:span text:style-name="T211"> </text:span><text:span text:style-name="T127">x</text:span><text:span text:style-name="T268">˙</text:span><text:span text:style-name="T340">,</text:span><text:span text:style-name="T406"> </text:span><text:span text:style-name="T53">e</text:span><text:span text:style-name="T340">t</text:span><text:span text:style-name="T399"> </text:span><text:span text:style-name="T53">en</text:span><text:span text:style-name="T340">fin</text:span><text:span text:style-name="T406"> </text:span><text:span text:style-name="T340">(</text:span><text:span text:style-name="T53">pa</text:span><text:span text:style-name="T340">r</text:span><text:span text:style-name="T406"> </text:span><text:span text:style-name="T53">doub</text:span><text:span text:style-name="T340">le</text:span><text:span text:style-name="T399"> </text:span><text:span text:style-name="T340">i</text:span><text:span text:style-name="T53">nc</text:span><text:span text:style-name="T340">l</text:span><text:span text:style-name="T53">u</text:span><text:span text:style-name="T340">si</text:span><text:span text:style-name="T53">on</text:span><text:span text:style-name="T340">)</text:span><text:span text:style-name="T32"> </text:span><text:span text:style-name="T127">x</text:span><text:span text:style-name="T408">˙</text:span><text:span text:style-name="T1"> </text:span><text:span text:style-name="T44"><text:s/></text:span><text:span text:style-name="T416">=</text:span><text:span text:style-name="T417"> </text:span><text:span text:style-name="T128">y</text:span><text:span text:style-name="T408">˙</text:span><text:span text:style-name="T39"> </text:span><text:span text:style-name="T340">;</text:span><text:span text:style-name="T399"> </text:span><text:span text:style-name="T340">si</text:span><text:span text:style-name="T406"> </text:span><text:span text:style-name="T53">deu</text:span><text:span text:style-name="T340">x</text:span><text:span text:style-name="T406"> </text:span><text:span text:style-name="T53">c</text:span><text:span text:style-name="T340">l</text:span><text:span text:style-name="T53">a</text:span><text:span text:style-name="T340">ss</text:span><text:span text:style-name="T53">e</text:span><text:span text:style-name="T340">s</text:span><text:span text:style-name="T406"> </text:span><text:span text:style-name="T53">on</text:span><text:span text:style-name="T340">t</text:span><text:span text:style-name="T399"> </text:span><text:span text:style-name="T53">u</text:span><text:span text:style-name="T340">n</text:span><text:span text:style-name="T406"> </text:span><text:span text:style-name="T53">é</text:span><text:span text:style-name="T340">l</text:span><text:span text:style-name="T53">é</text:span><text:span text:style-name="T340">m</text:span><text:span text:style-name="T53">en</text:span><text:span text:style-name="T340">t</text:span></text:p>
        <text:p text:style-name="P146"><text:span text:style-name="T1">commun,</text:span><text:span text:style-name="T332"> </text:span><text:span text:style-name="T1">elles</text:span><text:span text:style-name="T389"> </text:span><text:span text:style-name="T1">sont</text:span><text:span text:style-name="T389"> </text:span><text:span text:style-name="T1">confondues</text:span><text:span text:style-name="T328"> </text:span><text:span text:style-name="T1">;</text:span><text:span text:style-name="T389"> </text:span><text:span text:style-name="T1">donc</text:span><text:span text:style-name="T389"> </text:span><text:span text:style-name="T1">deux</text:span><text:span text:style-name="T389"> </text:span><text:span text:style-name="T1">classes</text:span><text:span text:style-name="T389"> </text:span><text:span text:style-name="T1">distinctes</text:span><text:span text:style-name="T389"> </text:span><text:span text:style-name="T1">sont</text:span><text:span text:style-name="T389"> </text:span><text:span text:style-name="T1">disjointes).<text:tab/></text:span><text:span text:style-name="T177">†</text:span></text:p>
        <text:p text:style-name="P227"/>
        <text:p text:style-name="P162"><text:span text:style-name="T314">D</text:span><text:span text:style-name="T6">ÉFINITION </text:span><text:span text:style-name="T314">2.16 </text:span><text:span text:style-name="T25">(P</text:span><text:span text:style-name="T11">ARTITION </text:span><text:span text:style-name="T6">D</text:span><text:span text:style-name="T314">’</text:span><text:span text:style-name="T6">UN </text:span><text:span text:style-name="T10">ENSEMBLE</text:span><text:span text:style-name="T367">). </text:span><text:span text:style-name="T1">Une partition d’un ensemble </text:span><text:span text:style-name="T56">E </text:span><text:span text:style-name="T1">est une famille de sous-ensembles</text:span><text:span text:style-name="T29"> </text:span><text:span text:style-name="T1">de</text:span><text:span text:style-name="T29"> </text:span><text:span text:style-name="T86">E</text:span><text:span text:style-name="T25">,</text:span><text:span text:style-name="T29"> </text:span><text:span text:style-name="T1">2</text:span><text:span text:style-name="T29"> </text:span><text:span text:style-name="T1">à</text:span><text:span text:style-name="T29"> </text:span><text:span text:style-name="T1">2</text:span><text:span text:style-name="T29"> </text:span><text:span text:style-name="T1">disjoints,</text:span><text:span text:style-name="T29"> </text:span><text:span text:style-name="T1">et</text:span><text:span text:style-name="T29"> </text:span><text:span text:style-name="T1">dont</text:span><text:span text:style-name="T29"> </text:span><text:span text:style-name="T1">la</text:span><text:span text:style-name="T29"> </text:span><text:span text:style-name="T1">réunion</text:span><text:span text:style-name="T29"> </text:span><text:span text:style-name="T1">est</text:span><text:span text:style-name="T29"> </text:span><text:span text:style-name="T1">égale</text:span><text:span text:style-name="T39"> </text:span><text:span text:style-name="T1">à</text:span><text:span text:style-name="T29"> </text:span><text:span text:style-name="T86">E</text:span><text:span text:style-name="T25">.</text:span></text:p>
      </text:section>
      <text:section text:style-name="Sect1" text:name="S23">
        <text:p text:style-name="P113"><text:span text:style-name="T484"><draw:frame draw:style-name="fr2" draw:name="287" text:anchor-type="as-char" svg:width="16.014cm" svg:height="1.774cm" draw:z-index="2"><draw:text-box><text:p text:style-name="P281"/><text:p text:style-name="P299"><text:span text:style-name="T1">P</text:span><text:span text:style-name="T7">ROPRIÉTÉ </text:span><text:span text:style-name="T1">2.2 : Les classes d’équivalence réalisent une partition de </text:span><text:span text:style-name="T56">E</text:span><text:span text:style-name="T1">.</text:span></text:p></draw:text-box></draw:frame></text:span></text:p>
        <text:p text:style-name="P97"/>
        <text:list xml:id="list165110591301313" text:continue-numbering="true" text:style-name="LS253">
          <text:list-item>
            <text:list>
              <text:list-item>
                <text:p text:style-name="P76">Ensemble-quotient</text:p>
              </text:list-item>
            </text:list>
          </text:list-item>
        </text:list>
        <text:p text:style-name="P201"/>
        <text:p text:style-name="P21"><text:span text:style-name="T290">D</text:span><text:span text:style-name="T6">ÉFINITION </text:span><text:span text:style-name="T290">2.17 </text:span><text:span text:style-name="T302">(E</text:span><text:span text:style-name="T10">NSEMBLE</text:span><text:span text:style-name="T302">-</text:span><text:span text:style-name="T10">QUOTIENT</text:span><text:span text:style-name="T302">). </text:span><text:span text:style-name="T279">Il s’agit de l’ensemble des classes d’équivalence de tous les éléments</text:span><text:span text:style-name="T287"> </text:span><text:span text:style-name="T279">de</text:span><text:span text:style-name="T309"> </text:span><text:span text:style-name="T66">E</text:span><text:span text:style-name="T301">.<text:tab/></text:span><text:span text:style-name="T182">♦</text:span></text:p>
        <text:p text:style-name="P29"><text:span text:style-name="T281">N</text:span><text:span text:style-name="T9">OTATION </text:span><text:span text:style-name="T281">: </text:span><text:span text:style-name="T63">E/</text:span><text:span text:style-name="T183">R</text:span><text:span text:style-name="T281">.</text:span></text:p>
        <text:p text:style-name="P126"><text:span text:style-name="T1">Pour</text:span><text:span text:style-name="T269"> </text:span><text:span text:style-name="T1">parler</text:span><text:span text:style-name="T412"> </text:span><text:span text:style-name="T1">aisément</text:span><text:span text:style-name="T412"> </text:span><text:span text:style-name="T1">d’une</text:span><text:span text:style-name="T412"> </text:span><text:span text:style-name="T1">classe,</text:span><text:span text:style-name="T269"> </text:span><text:span text:style-name="T1">on</text:span><text:span text:style-name="T412"> </text:span><text:span text:style-name="T1">choisit</text:span><text:span text:style-name="T412"> </text:span><text:span text:style-name="T1">un</text:span><text:span text:style-name="T412"> </text:span><text:span text:style-name="T1">de</text:span><text:span text:style-name="T269"> </text:span><text:span text:style-name="T1">ses</text:span><text:span text:style-name="T269"> </text:span><text:span text:style-name="T1">éléments,</text:span><text:span text:style-name="T412"> </text:span><text:span text:style-name="T1">et</text:span><text:span text:style-name="T412"> </text:span><text:span text:style-name="T1">cet</text:span><text:span text:style-name="T418"> </text:span><text:span text:style-name="T1">élément,</text:span><text:span text:style-name="T269"> </text:span><text:span text:style-name="T1">surmonté</text:span><text:span text:style-name="T269"> </text:span><text:span text:style-name="T1">d’un</text:span><text:span text:style-name="T412"> </text:span><text:span text:style-name="T1">point, sert à représenter la classe en question. Une fois que ce choix est fait, il est définitif, et il n’est plus question</text:span><text:span text:style-name="T269"> </text:span><text:span text:style-name="T1">d’évoquer</text:span><text:span text:style-name="T269"> </text:span><text:span text:style-name="T1">les</text:span><text:span text:style-name="T412"> </text:span><text:span text:style-name="T1">autres</text:span><text:span text:style-name="T269"> </text:span><text:span text:style-name="T1">éléments</text:span><text:span text:style-name="T412"> </text:span><text:span text:style-name="T1">de</text:span><text:span text:style-name="T269"> </text:span><text:span text:style-name="T1">cette</text:span><text:span text:style-name="T269"> </text:span><text:span text:style-name="T1">classe,</text:span><text:span text:style-name="T412"> </text:span><text:span text:style-name="T1">il</text:span><text:span text:style-name="T269"> </text:span><text:span text:style-name="T1">faut</text:span><text:span text:style-name="T412"> </text:span><text:span text:style-name="T1">se</text:span><text:span text:style-name="T269"> </text:span><text:span text:style-name="T1">tenir,</text:span><text:span text:style-name="T412"> </text:span><text:span text:style-name="T1">sous</text:span><text:span text:style-name="T269"> </text:span><text:span text:style-name="T1">peine</text:span><text:span text:style-name="T269"> </text:span><text:span text:style-name="T1">d’incohérence,</text:span><text:span text:style-name="T412"> </text:span><text:span text:style-name="T1">au</text:span><text:span text:style-name="T269"> </text:span><text:span text:style-name="T1">choix qui a été</text:span><text:span text:style-name="T39"> </text:span><text:span text:style-name="T1">fait.</text:span></text:p>
        <text:p text:style-name="P167"><text:span text:style-name="T3">E</text:span><text:span text:style-name="T5">XEMPLE</text:span><text:span text:style-name="T17"> </text:span><text:span text:style-name="T315">2.27</text:span><text:span text:style-name="T402"> </text:span><text:span text:style-name="T3">(C</text:span><text:span text:style-name="T5">ONGRUENCE</text:span><text:span text:style-name="T18"> </text:span><text:span text:style-name="T5">MODULO</text:span><text:span text:style-name="T18"> </text:span><text:span text:style-name="T26">4).</text:span><text:span text:style-name="T420"> </text:span><text:span text:style-name="T330">On</text:span><text:span text:style-name="T422"> </text:span><text:span text:style-name="T330">choisit</text:span><text:span text:style-name="T422"> </text:span><text:span text:style-name="T330">pour</text:span><text:span text:style-name="T422"> </text:span><text:span text:style-name="T330">représentants</text:span><text:span text:style-name="T338"> </text:span><text:span text:style-name="T330">les</text:span><text:span text:style-name="T422"> </text:span><text:span text:style-name="T330">entiers</text:span><text:span text:style-name="T422"> </text:span><text:span text:style-name="T78">&lt;</text:span><text:span text:style-name="T137"> </text:span><text:span text:style-name="T330">4,</text:span><text:span text:style-name="T422"> </text:span><text:span text:style-name="T330">donc</text:span><text:span text:style-name="T422"> </text:span><text:span text:style-name="T330">0,</text:span><text:span text:style-name="T338"> </text:span><text:span text:style-name="T330">1, </text:span><text:span text:style-name="T340">2</text:span><text:span text:style-name="T52"> </text:span><text:span text:style-name="T53">e</text:span><text:span text:style-name="T340">t</text:span><text:span text:style-name="T52"> </text:span><text:span text:style-name="T53">3</text:span><text:span text:style-name="T340">.</text:span><text:span text:style-name="T52"> </text:span><text:span text:style-name="T339">L</text:span><text:span text:style-name="T340">’</text:span><text:span text:style-name="T53">en</text:span><text:span text:style-name="T340">s</text:span><text:span text:style-name="T53">e</text:span><text:span text:style-name="T340">m</text:span><text:span text:style-name="T53">b</text:span><text:span text:style-name="T340">l</text:span><text:span text:style-name="T53">e</text:span><text:span text:style-name="T340">-</text:span><text:span text:style-name="T53">quo</text:span><text:span text:style-name="T340">ti</text:span><text:span text:style-name="T53">en</text:span><text:span text:style-name="T340">t</text:span><text:span text:style-name="T52"> </text:span><text:span text:style-name="T53">e</text:span><text:span text:style-name="T340">st</text:span><text:span text:style-name="T52"> </text:span><text:span text:style-name="T213">Z</text:span><text:span text:style-name="T97">/</text:span><text:span text:style-name="T53">4</text:span><text:span text:style-name="T213">Z</text:span><text:span text:style-name="T207"> </text:span><text:span text:style-name="T416">=</text:span><text:span text:style-name="T317"> </text:span><text:span text:style-name="T214">{</text:span><text:span text:style-name="T423">0</text:span><text:span text:style-name="T424">˙</text:span><text:span text:style-name="T131">,</text:span><text:span text:style-name="T132"> </text:span><text:span text:style-name="T423">1</text:span><text:span text:style-name="T424">˙</text:span><text:span text:style-name="T131">,</text:span><text:span text:style-name="T132"> </text:span><text:span text:style-name="T423">2</text:span><text:span text:style-name="T424">˙</text:span><text:span text:style-name="T131">,</text:span><text:span text:style-name="T132"> </text:span><text:span text:style-name="T423">3</text:span><text:span text:style-name="T424">˙</text:span><text:span text:style-name="T195">}</text:span><text:span text:style-name="T340">.</text:span></text:p>
      </text:section>
      <text:section text:style-name="Sect1" text:name="S24">
        <text:p text:style-name="P274"/>
        <text:p text:style-name="P163"><text:span text:style-name="T314">D</text:span><text:span text:style-name="T6">ÉFINITION </text:span><text:span text:style-name="T2">2.18. </text:span><text:span text:style-name="T1">La relation binaire (dans </text:span><text:span text:style-name="T86">E</text:span><text:span text:style-name="T25">) </text:span><text:span text:style-name="T1">de symbole </text:span><text:span text:style-name="T177">R </text:span><text:span text:style-name="T1">est dite compatible </text:span><text:span text:style-name="T44">avec </text:span><text:span text:style-name="T1">l’opération (définie dans </text:span><text:span text:style-name="T86">E</text:span><text:span text:style-name="T25">) </text:span><text:span text:style-name="T1">de symbole </text:span><text:span text:style-name="T177">◦ </text:span><text:span text:style-name="T1">lorsque, quels que soient les éléments </text:span><text:span text:style-name="T56">x</text:span><text:span text:style-name="T1">, </text:span><text:span text:style-name="T77">x</text:span><text:span text:style-name="T381">′</text:span><text:span text:style-name="T320">, </text:span><text:span text:style-name="T56">y </text:span><text:span text:style-name="T1">et </text:span><text:span text:style-name="T113">y</text:span><text:span text:style-name="T382">′</text:span><text:span text:style-name="T215"> </text:span><text:span text:style-name="T1">de </text:span><text:span text:style-name="T56">E </text:span><text:span text:style-name="T1">: si </text:span><text:span text:style-name="T56">x</text:span><text:span text:style-name="T177">R</text:span><text:span text:style-name="T56">x</text:span><text:span text:style-name="T380">′</text:span><text:span text:style-name="T177"> </text:span><text:span text:style-name="T1">et si </text:span><text:span text:style-name="T118">y</text:span><text:span text:style-name="T216">R</text:span><text:span text:style-name="T118">y</text:span><text:span text:style-name="T383">′</text:span><text:span text:style-name="T371">, </text:span><text:span text:style-name="T1">alors (</text:span><text:span text:style-name="T56">x </text:span><text:span text:style-name="T177">◦ </text:span><text:span text:style-name="T56">y</text:span><text:span text:style-name="T1">)</text:span><text:span text:style-name="T177">R</text:span><text:span text:style-name="T1">(</text:span><text:span text:style-name="T56">x</text:span><text:span text:style-name="T380">′</text:span><text:span text:style-name="T218"> </text:span><text:span text:style-name="T177">◦</text:span><text:span text:style-name="T201"> </text:span><text:span text:style-name="T73">y</text:span><text:span text:style-name="T384">′</text:span><text:span text:style-name="T317">) <text:s text:c="2"/></text:span><text:span text:style-name="T1">Autrement dit, l’opération conserve la relation.</text:span></text:p>
      </text:section>
      <text:section text:style-name="Sect1" text:name="S25">
        <text:p text:style-name="P99"/>
        <text:p text:style-name="P12"><text:soft-page-break/>Chapitre 3:Application d’un ensemble dans un autre</text:p>
        <text:list xml:id="list1362727359514506280" text:style-name="LS245">
          <text:list-header>
            <text:p text:style-name="P46"/>
          </text:list-header>
        </text:list>
        <text:p text:style-name="P239"><draw:frame draw:style-name="fr3" draw:name="290" text:anchor-type="char" svg:x="5.514cm" svg:y="0.543cm" svg:width="0.328cm" svg:height="0.667cm" draw:z-index="7"><draw:text-box><text:p text:style-name="P283">R</text:p></draw:text-box></draw:frame><text:span text:style-name="T314">D</text:span><text:span text:style-name="T6">ÉFINITION </text:span><text:span text:style-name="T25">3.1 </text:span><text:span text:style-name="T314">(A</text:span><text:span text:style-name="T6">PPLICATION</text:span><text:span text:style-name="T314">). </text:span><text:span text:style-name="T1">Une application de l’ensemble </text:span><text:span text:style-name="T56">E </text:span><text:span text:style-name="T1">dans l’ensemble </text:span><text:span text:style-name="T56">F </text:span><text:span text:style-name="T1">est une relation binaire</text:span><text:span text:style-name="T389"> </text:span><text:span text:style-name="T1">particulière<text:tab/>entre</text:span><text:span text:style-name="T29"> </text:span><text:span text:style-name="T56">E</text:span><text:span text:style-name="T138"> </text:span><text:span text:style-name="T1">et</text:span><text:span text:style-name="T29"> </text:span><text:span text:style-name="T56">F</text:span><text:span text:style-name="T85"> </text:span><text:span text:style-name="T1">,</text:span><text:span text:style-name="T39"> </text:span><text:span text:style-name="T1">dont</text:span><text:span text:style-name="T44"> </text:span><text:span text:style-name="T1">le</text:span><text:span text:style-name="T39"> </text:span><text:span text:style-name="T1">graphe</text:span><text:span text:style-name="T39"> </text:span><text:span text:style-name="T56">tt</text:span><text:span text:style-name="T84"> </text:span><text:span text:style-name="T1">doit</text:span><text:span text:style-name="T39"> </text:span><text:span text:style-name="T1">posséder</text:span><text:span text:style-name="T39"> </text:span><text:span text:style-name="T1">les</text:span><text:span text:style-name="T39"> </text:span><text:span text:style-name="T1">propriétés</text:span><text:span text:style-name="T39"> </text:span><text:span text:style-name="T1">suivantes</text:span><text:span text:style-name="T44"> </text:span><text:span text:style-name="T1">:</text:span></text:p>
        <text:list xml:id="list469" text:style-name="LS245">
          <text:list-item>
            <text:list>
              <text:list-item>
                <text:p text:style-name="P66"><text:span text:style-name="T1">pour</text:span><text:span text:style-name="T39"> </text:span><text:span text:style-name="T1">tout</text:span><text:span text:style-name="T44"> </text:span><text:span text:style-name="T1">élément</text:span><text:span text:style-name="T44"> </text:span><text:span text:style-name="T56">x</text:span><text:span text:style-name="T109"> </text:span><text:span text:style-name="T1">de</text:span><text:span text:style-name="T39"> </text:span><text:span text:style-name="T86">E</text:span><text:span text:style-name="T25">,</text:span><text:span text:style-name="T44"> </text:span><text:span text:style-name="T1">il</text:span><text:span text:style-name="T44"> </text:span><text:span text:style-name="T1">doit</text:span><text:span text:style-name="T44"> </text:span><text:span text:style-name="T1">exister</text:span><text:span text:style-name="T44"> </text:span><text:span text:style-name="T1">un</text:span><text:span text:style-name="T44"> </text:span><text:span text:style-name="T1">élément</text:span><text:span text:style-name="T44"> </text:span><text:span text:style-name="T56">y</text:span><text:span text:style-name="T116"> </text:span><text:span text:style-name="T1">de</text:span><text:span text:style-name="T39"> </text:span><text:span text:style-name="T56">F</text:span><text:span text:style-name="T135"> </text:span><text:span text:style-name="T1">tel</text:span><text:span text:style-name="T44"> </text:span><text:span text:style-name="T1">que</text:span><text:span text:style-name="T44"> </text:span><text:span text:style-name="T1">(</text:span><text:span text:style-name="T56">x,</text:span><text:span text:style-name="T99"> </text:span><text:span text:style-name="T113">y</text:span><text:span text:style-name="T260">)</text:span><text:span text:style-name="T44"> </text:span><text:span text:style-name="T1">soit</text:span><text:span text:style-name="T39"> </text:span><text:span text:style-name="T1">élément</text:span><text:span text:style-name="T44"> </text:span><text:span text:style-name="T1">de</text:span><text:span text:style-name="T44"> </text:span><text:span text:style-name="T56">tt</text:span><text:span text:style-name="T99"> </text:span><text:span text:style-name="T1">;</text:span></text:p>
              </text:list-item>
              <text:list-item>
                <text:p text:style-name="P56"><text:span text:style-name="T279">cet élément </text:span><text:span text:style-name="T62">y </text:span><text:span text:style-name="T279">doit</text:span><text:span text:style-name="T291"> </text:span><text:span text:style-name="T279">être</text:span><text:span text:style-name="T308"> </text:span><text:span text:style-name="T279">unique.<text:tab/></text:span><text:span text:style-name="T180">♦</text:span></text:p>
              </text:list-item>
            </text:list>
          </text:list-item>
        </text:list>
        <text:p text:style-name="P157">Voici la formalisation (partielle) de ces propositions :</text:p>
        <text:p text:style-name="P183"><text:span text:style-name="T1">– </text:span><text:span text:style-name="T177">∀</text:span><text:span text:style-name="T56">x </text:span><text:span text:style-name="T177">∈ </text:span><text:span text:style-name="T56">E, </text:span><text:span text:style-name="T177">∃</text:span><text:span text:style-name="T56">y </text:span><text:span text:style-name="T177">∈ </text:span><text:span text:style-name="T56">F, </text:span><text:span text:style-name="T1">(</text:span><text:span text:style-name="T56">x, y</text:span><text:span text:style-name="T1">) </text:span><text:span text:style-name="T177">∈ </text:span><text:span text:style-name="T56">tt</text:span></text:p>
        <text:p text:style-name="P301"><text:span text:style-name="T1">–</text:span><text:span text:style-name="T425"> </text:span><text:span text:style-name="T177">∀</text:span><text:span text:style-name="T56">x</text:span><text:span text:style-name="T106"> </text:span><text:span text:style-name="T177">∈</text:span><text:span text:style-name="T219"> </text:span><text:span text:style-name="T86">E,</text:span><text:span text:style-name="T140"> </text:span><text:span text:style-name="T177">∀</text:span><text:span text:style-name="T56">y</text:span><text:span text:style-name="T84"> </text:span><text:span text:style-name="T177">∈</text:span><text:span text:style-name="T220"> </text:span><text:span text:style-name="T113">F,</text:span><text:span text:style-name="T141"> </text:span><text:span text:style-name="T177">∀</text:span><text:span text:style-name="T56">y</text:span><text:span text:style-name="T380">′</text:span><text:span text:style-name="T221"> </text:span><text:span text:style-name="T177">∈</text:span><text:span text:style-name="T220"> </text:span><text:span text:style-name="T113">F,</text:span><text:span text:style-name="T98"> </text:span><text:span text:style-name="T1">[(</text:span><text:span text:style-name="T56">x,</text:span><text:span text:style-name="T98"> </text:span><text:span text:style-name="T113">y</text:span><text:span text:style-name="T260">)</text:span><text:span text:style-name="T322"> </text:span><text:span text:style-name="T177">∈</text:span><text:span text:style-name="T219"> </text:span><text:span text:style-name="T56">tt</text:span><text:span text:style-name="T142"> </text:span><text:span text:style-name="T1">et</text:span><text:span text:style-name="T269"> </text:span><text:span text:style-name="T1">(</text:span><text:span text:style-name="T56">x,</text:span><text:span text:style-name="T98"> </text:span><text:span text:style-name="T73">y</text:span><text:span text:style-name="T384">′</text:span><text:span text:style-name="T317">)</text:span><text:span text:style-name="T322"> </text:span><text:span text:style-name="T177">∈</text:span><text:span text:style-name="T219"> </text:span><text:span text:style-name="T56">tt</text:span><text:span text:style-name="T143"> </text:span><text:span text:style-name="T427">=</text:span><text:span text:style-name="T203">⇒</text:span><text:span text:style-name="T222"> </text:span><text:span text:style-name="T56">y</text:span><text:span text:style-name="T84"> </text:span><text:span text:style-name="T363">=</text:span><text:span text:style-name="T265"> </text:span><text:span text:style-name="T118">y</text:span><text:span text:style-name="T383">′</text:span><text:span text:style-name="T371">]. </text:span><text:span text:style-name="T1">Il</text:span><text:span text:style-name="T44"> </text:span><text:span text:style-name="T1">existe</text:span><text:span text:style-name="T44"> </text:span><text:span text:style-name="T1">un</text:span><text:span text:style-name="T44"> </text:span><text:span text:style-name="T1">intermédiaire</text:span><text:span text:style-name="T44"> </text:span><text:span text:style-name="T1">entre</text:span><text:span text:style-name="T44"> </text:span><text:span text:style-name="T1">relation</text:span><text:span text:style-name="T44"> </text:span><text:span text:style-name="T1">et</text:span><text:span text:style-name="T44"> </text:span><text:span text:style-name="T1">application</text:span><text:span text:style-name="T32"> </text:span><text:span text:style-name="T1">.</text:span><text:span text:style-name="T258"> </text:span><text:span text:style-name="T1">.</text:span><text:span text:style-name="T328"> </text:span><text:span text:style-name="T1">.</text:span></text:p>
        <text:p text:style-name="P266"/>
        <text:p text:style-name="P21"><text:span text:style-name="T290">D</text:span><text:span text:style-name="T6">ÉFINITION </text:span><text:span text:style-name="T301">3.2 (R</text:span><text:span text:style-name="T11">ELATION </text:span><text:span text:style-name="T10">FONCTIONNELLE</text:span><text:span text:style-name="T302">). </text:span><text:span text:style-name="T279">On parle de relation fonctionnelle quand tout élément de</text:span><text:span text:style-name="T308"> </text:span><text:span text:style-name="T279">l’ensemble</text:span><text:span text:style-name="T303"> </text:span><text:span text:style-name="T279">de</text:span><text:span text:style-name="T308"> </text:span><text:span text:style-name="T279">départ</text:span><text:span text:style-name="T303"> </text:span><text:span text:style-name="T279">possède</text:span><text:span text:style-name="T303"> </text:span><text:span text:style-name="T279">au</text:span><text:span text:style-name="T308"> </text:span><text:span text:style-name="T279">plus</text:span><text:span text:style-name="T303"> </text:span><text:span text:style-name="T279">une</text:span><text:span text:style-name="T303"> </text:span><text:span text:style-name="T279">image.<text:tab/></text:span><text:span text:style-name="T182">♦</text:span></text:p>
        <text:p text:style-name="P242"><text:span text:style-name="T1">R</text:span><text:span text:style-name="T7">EMARQUE </text:span><text:span text:style-name="T1">3.1. Une application est donc une relation fonctionnelle particulière : tout élément de l’ensemble de départ possède exactement une image.</text:span></text:p>
        <text:p text:style-name="P275"><text:span text:style-name="T324"/></text:p>
        <text:p text:style-name="P263"><text:span text:style-name="T1">On suppose dorénavant que </text:span><text:span text:style-name="T177">R </text:span><text:span text:style-name="T1">est une application. Pour un </text:span><text:span text:style-name="T56">x </text:span><text:span text:style-name="T1">donné de </text:span><text:span text:style-name="T56">E</text:span><text:span text:style-name="T1">, il lui correspond un et un seul </text:span><text:span text:style-name="T56">y </text:span><text:span text:style-name="T1">de </text:span><text:span text:style-name="T56">F </text:span><text:span text:style-name="T1">qui est en relation avec lui par </text:span><text:span text:style-name="T177">R</text:span><text:span text:style-name="T1">.</text:span></text:p>
        <text:p text:style-name="P172"/>
        <text:p text:style-name="P205"><text:span text:style-name="T314">D</text:span><text:span text:style-name="T6">ÉFINITION </text:span><text:span text:style-name="T314">3.3. <text:s/></text:span><text:span text:style-name="T1">Cet unique </text:span><text:span text:style-name="T56">y </text:span><text:span text:style-name="T1">est alors appelé image de </text:span><text:span text:style-name="T56">x </text:span><text:span text:style-name="T1">par l’application définie</text:span><text:span text:style-name="T428"> </text:span><text:span text:style-name="T1">par</text:span><text:span text:style-name="T269"> </text:span><text:span text:style-name="T177">R</text:span><text:span text:style-name="T1">.<text:tab/></text:span><text:span text:style-name="T177">♦</text:span></text:p>
        <text:p text:style-name="P168"><text:span text:style-name="T262">N</text:span><text:span text:style-name="T19">OTATION</text:span><text:span text:style-name="T20"> </text:span><text:span text:style-name="T330">:</text:span><text:span text:style-name="T26"> </text:span><text:span text:style-name="T330">Si</text:span><text:span text:style-name="T375"> </text:span><text:span text:style-name="T330">l’on</text:span><text:span text:style-name="T375"> </text:span><text:span text:style-name="T330">désigne</text:span><text:span text:style-name="T375"> </text:span><text:span text:style-name="T330">par</text:span><text:span text:style-name="T375"> </text:span><text:span text:style-name="T100">f</text:span><text:span text:style-name="T108"> </text:span><text:span text:style-name="T330">cette</text:span><text:span text:style-name="T323"> </text:span><text:span text:style-name="T330">application,</text:span><text:span text:style-name="T375"> </text:span><text:span text:style-name="T330">l’expression</text:span><text:span text:style-name="T375"> </text:span><text:span text:style-name="T330">«</text:span><text:span text:style-name="T329"> </text:span><text:span text:style-name="T78">y</text:span><text:span text:style-name="T145"> </text:span><text:span text:style-name="T330">est</text:span><text:span text:style-name="T419"> </text:span><text:span text:style-name="T330">l’image</text:span><text:span text:style-name="T323"> </text:span><text:span text:style-name="T330">de</text:span><text:span text:style-name="T375"> </text:span><text:span text:style-name="T78">x</text:span><text:span text:style-name="T147"> </text:span><text:span text:style-name="T330">par</text:span><text:span text:style-name="T375"> </text:span><text:span text:style-name="T100">f</text:span><text:span text:style-name="T92"> </text:span><text:span text:style-name="T330">»</text:span><text:span text:style-name="T323"> </text:span><text:span text:style-name="T330">est</text:span><text:span text:style-name="T419"> </text:span><text:span text:style-name="T330">for- malisée</text:span><text:span text:style-name="T333"> </text:span><text:span text:style-name="T330">par</text:span><text:span text:style-name="T390"> </text:span><text:span text:style-name="T78">y</text:span><text:span text:style-name="T149"> </text:span><text:span text:style-name="T363">=</text:span><text:span text:style-name="T369"> </text:span><text:span text:style-name="T119">f</text:span><text:span text:style-name="T372">(</text:span><text:span text:style-name="T119">x</text:span><text:span text:style-name="T372">).</text:span><text:span text:style-name="T390"> </text:span><text:span text:style-name="T330">De</text:span><text:span text:style-name="T333"> </text:span><text:span text:style-name="T330">plus,</text:span><text:span text:style-name="T390"> </text:span><text:span text:style-name="T330">on</text:span><text:span text:style-name="T333"> </text:span><text:span text:style-name="T330">formalise</text:span><text:span text:style-name="T390"> </text:span><text:span text:style-name="T330">la</text:span><text:span text:style-name="T333"> </text:span><text:span text:style-name="T330">proposition</text:span><text:span text:style-name="T390"> </text:span><text:span text:style-name="T330">«</text:span><text:span text:style-name="T397"> </text:span><text:span text:style-name="T100">f</text:span><text:span text:style-name="T83"> </text:span><text:span text:style-name="T330">est</text:span><text:span text:style-name="T333"> </text:span><text:span text:style-name="T330">une</text:span><text:span text:style-name="T390"> </text:span><text:span text:style-name="T330">application</text:span><text:span text:style-name="T333"> </text:span><text:span text:style-name="T330">de</text:span><text:span text:style-name="T390"> </text:span><text:span text:style-name="T78">E</text:span><text:span text:style-name="T151"> </text:span><text:span text:style-name="T330">dans</text:span><text:span text:style-name="T390"> </text:span><text:span text:style-name="T78">F</text:span><text:span text:style-name="T122"> </text:span><text:span text:style-name="T330">»</text:span><text:span text:style-name="T333"> </text:span><text:span text:style-name="T330">par </text:span><text:span text:style-name="T100">f</text:span><text:span text:style-name="T139"> </text:span><text:span text:style-name="T330">:</text:span><text:span text:style-name="T431"> </text:span><text:span text:style-name="T78">E</text:span><text:span text:style-name="T60"> </text:span><text:span text:style-name="T191">→</text:span><text:span text:style-name="T224"> </text:span><text:span text:style-name="T78">F</text:span><text:span text:style-name="T153"> </text:span><text:span text:style-name="T330">.</text:span><text:span text:style-name="T419"> </text:span><text:span text:style-name="T330">La</text:span><text:span text:style-name="T419"> </text:span><text:span text:style-name="T330">proposition</text:span><text:span text:style-name="T375"> </text:span><text:span text:style-name="T330">«</text:span><text:span text:style-name="T422"> </text:span><text:span text:style-name="T78">y</text:span><text:span text:style-name="T80"> </text:span><text:span text:style-name="T330">est</text:span><text:span text:style-name="T419"> </text:span><text:span text:style-name="T330">l’image</text:span><text:span text:style-name="T419"> </text:span><text:span text:style-name="T330">de</text:span><text:span text:style-name="T419"> </text:span><text:span text:style-name="T78">x</text:span><text:span text:style-name="T155"> </text:span><text:span text:style-name="T330">par</text:span><text:span text:style-name="T419"> </text:span><text:span text:style-name="T100">f</text:span><text:span text:style-name="T81"> </text:span><text:span text:style-name="T330">»</text:span><text:span text:style-name="T375"> </text:span><text:span text:style-name="T330">peut</text:span><text:span text:style-name="T419"> </text:span><text:span text:style-name="T330">aussi</text:span><text:span text:style-name="T419"> </text:span><text:span text:style-name="T330">être</text:span><text:span text:style-name="T419"> </text:span><text:span text:style-name="T330">traduite</text:span><text:span text:style-name="T419"> </text:span><text:span text:style-name="T330">par</text:span><text:span text:style-name="T419"> </text:span><text:span text:style-name="T330">:</text:span><text:span text:style-name="T375"> </text:span><text:span text:style-name="T100">f</text:span><text:span text:style-name="T139"> </text:span><text:span text:style-name="T330">:</text:span><text:span text:style-name="T431"> </text:span><text:span text:style-name="T78">x</text:span><text:span text:style-name="T157"> </text:span><text:span text:style-name="T204">−→</text:span><text:span text:style-name="T226"> </text:span><text:span text:style-name="T114">y</text:span><text:span text:style-name="T262">.</text:span><draw:frame draw:style-name="fr3" draw:name="291" text:anchor-type="char" svg:x="9.977cm" svg:y="0.672cm" svg:width="0.386cm" svg:height="0.667cm" draw:z-index="51"><draw:text-box><text:p text:style-name="P291">→</text:p></draw:text-box></draw:frame></text:p>
      </text:section>
      <text:section text:style-name="Sect1" text:name="S26">
        <text:p text:style-name="P230"/>
        <text:p text:style-name="P206"><text:span text:style-name="T314">D</text:span><text:span text:style-name="T6">ÉFINITION </text:span><text:span text:style-name="T25">3.4</text:span><text:span text:style-name="T367"> (A</text:span><text:span text:style-name="T10">NTÉCÉDENT</text:span><text:span text:style-name="T367">). </text:span><text:span text:style-name="T1">Si </text:span><text:span text:style-name="T56">y </text:span><text:span text:style-name="T1">est l’image de </text:span><text:span text:style-name="T56">x </text:span><text:span text:style-name="T1">par </text:span><text:span text:style-name="T135">f</text:span><text:span text:style-name="T399">, </text:span><text:span text:style-name="T1">alors </text:span><text:span text:style-name="T56">x </text:span><text:span text:style-name="T1">est appelé un antécédent de </text:span><text:span text:style-name="T56">y </text:span><text:span text:style-name="T1">par</text:span></text:p>
        <text:p text:style-name="P154"><text:span text:style-name="T135">f</text:span><text:span text:style-name="T399">.<text:tab/></text:span><text:span text:style-name="T177">♦</text:span></text:p>
        <text:p text:style-name="P184"><draw:frame draw:style-name="fr3" draw:name="292" text:anchor-type="char" svg:x="17.881cm" svg:y="0.355cm" svg:width="0.621cm" svg:height="0.667cm" draw:z-index="42"><draw:text-box><text:p text:style-name="P290">−→</text:p></draw:text-box></draw:frame><text:span text:style-name="T1">Un quelconque élément </text:span><text:span text:style-name="T56">y </text:span><text:span text:style-name="T1">de </text:span><text:span text:style-name="T56">F </text:span><text:span text:style-name="T1">ne possède pas forcément d’antécédant par une application </text:span><text:span text:style-name="T56">f </text:span><text:span text:style-name="T1">: </text:span><text:span text:style-name="T56">E</text:span></text:p>
        <text:p text:style-name="P120"><text:span text:style-name="T56">F</text:span><text:span text:style-name="T134"> </text:span><text:span text:style-name="T1">.</text:span><text:span text:style-name="T28"> </text:span><text:span text:style-name="T1">Et</text:span><text:span text:style-name="T430"> </text:span><text:span text:style-name="T1">il</text:span><text:span text:style-name="T430"> </text:span><text:span text:style-name="T1">n’y</text:span><text:span text:style-name="T430"> </text:span><text:span text:style-name="T1">a</text:span><text:span text:style-name="T430"> </text:span><text:span text:style-name="T1">pas</text:span><text:span text:style-name="T430"> </text:span><text:span text:style-name="T1">forcément</text:span><text:span text:style-name="T430"> </text:span><text:span text:style-name="T1">unicité</text:span><text:span text:style-name="T28"> </text:span><text:span text:style-name="T1">quand</text:span><text:span text:style-name="T430"> </text:span><text:span text:style-name="T1">il</text:span><text:span text:style-name="T28"> </text:span><text:span text:style-name="T1">en</text:span><text:span text:style-name="T430"> </text:span><text:span text:style-name="T1">possède</text:span><text:span text:style-name="T28"> </text:span><text:span text:style-name="T1">:</text:span><text:span text:style-name="T430"> </text:span><text:span text:style-name="T1">un</text:span><text:span text:style-name="T28"> </text:span><text:span text:style-name="T56">y</text:span><text:span text:style-name="T150"> </text:span><text:span text:style-name="T1">de</text:span><text:span text:style-name="T28"> </text:span><text:span text:style-name="T56">F</text:span><text:span text:style-name="T73"> </text:span><text:span text:style-name="T1">peut</text:span><text:span text:style-name="T430"> </text:span><text:span text:style-name="T44">avoir</text:span><text:span text:style-name="T430"> </text:span><text:span text:style-name="T1">plusieurs</text:span><text:span text:style-name="T430"> </text:span><text:span text:style-name="T1">antécédants</text:span><text:span text:style-name="T28"> </text:span><text:span text:style-name="T1">par une application</text:span><text:span text:style-name="T52"> </text:span><text:span text:style-name="T135">f</text:span><text:span text:style-name="T399">.</text:span></text:p>
        <text:p text:style-name="P303"><text:span text:style-name="T1">Les cas particuliers où tout </text:span><text:span text:style-name="T56">y </text:span><text:span text:style-name="T1">de </text:span><text:span text:style-name="T56">F </text:span><text:span text:style-name="T1">possède au plus un antécédant, et au moins un antécédant, sont étudiés dans les deux sections suivantes.</text:span></text:p>
        <text:p text:style-name="P275"><text:span text:style-name="T324"/></text:p>
        <text:p text:style-name="P197"/>
        <text:p text:style-name="P163"><text:span text:style-name="T314">D</text:span><text:span text:style-name="T6">ÉFINITION </text:span><text:span text:style-name="T25">3.5 </text:span><text:span text:style-name="T367">(I</text:span><text:span text:style-name="T10">NJECTIVITÉ</text:span><text:span text:style-name="T367">). </text:span><text:span text:style-name="T44">L’application </text:span><text:span text:style-name="T56">f </text:span><text:span text:style-name="T1">: </text:span><text:span text:style-name="T56">E </text:span><text:span text:style-name="T202">−→ </text:span><text:span text:style-name="T56">F </text:span><text:span text:style-name="T1">est dite injective quand tout </text:span><text:span text:style-name="T56">y </text:span><text:span text:style-name="T177">∈ </text:span><text:span text:style-name="T56">F </text:span><text:span text:style-name="T1">pos- sède au plus un antécédant</text:span><text:span text:style-name="T264"> </text:span><text:span text:style-name="T1">par</text:span><text:span text:style-name="T44"> </text:span><text:span text:style-name="T136">f</text:span><text:span text:style-name="T400">.<text:tab/></text:span><text:span text:style-name="T188">♦</text:span></text:p>
        <text:p text:style-name="P313"><draw:frame draw:style-name="fr9" draw:name="293" text:anchor-type="char" svg:x="0.071cm" svg:y="0.34cm" svg:width="16.014cm" svg:height="2.653cm" draw:z-index="55"><draw:text-box><text:p text:style-name="P95"/><text:p text:style-name="P35"><text:span text:style-name="T279">P</text:span><text:span text:style-name="T7">ROPRIÉTÉ </text:span><text:span text:style-name="T279">3.1 (C</text:span><text:span text:style-name="T7">ARACTÉRISATION DES FONCTIONS INJECTIVES</text:span><text:span text:style-name="T279">) :</text:span></text:p><text:p text:style-name="P282"/><text:p text:style-name="P335"><text:span text:style-name="T1">« </text:span><text:span text:style-name="T100">f </text:span><text:span text:style-name="T1">: </text:span><text:span text:style-name="T56">E </text:span><text:span text:style-name="T177">−→ </text:span><text:span text:style-name="T56">F </text:span><text:span text:style-name="T1">est une application injective » </text:span><text:span text:style-name="T177">⇐⇒ </text:span><text:span text:style-name="T1">[</text:span><text:span text:style-name="T177">∀</text:span><text:span text:style-name="T56">x, x</text:span><text:span text:style-name="T380">′</text:span><text:span text:style-name="T177"> ∈ </text:span><text:span text:style-name="T56">E, f</text:span><text:span text:style-name="T1">(</text:span><text:span text:style-name="T56">x</text:span><text:span text:style-name="T1">) </text:span><text:span text:style-name="T363">= </text:span><text:span text:style-name="T56">f</text:span><text:span text:style-name="T1">(</text:span><text:span text:style-name="T56">x</text:span><text:span text:style-name="T380">′</text:span><text:span text:style-name="T1">) </text:span><text:span text:style-name="T177">⇒ </text:span><text:span text:style-name="T56">x </text:span><text:span text:style-name="T363">= </text:span><text:span text:style-name="T56">x</text:span><text:span text:style-name="T380">′</text:span><text:span text:style-name="T1">]</text:span></text:p></draw:text-box></draw:frame></text:p>
      </text:section>
      <text:section text:style-name="Sect1" text:name="S27">
        <text:p text:style-name="P269"><text:soft-page-break/><text:span text:style-name="T314"><text:s text:c="2"/>D</text:span><text:span text:style-name="T6">ÉFINITION </text:span><text:span text:style-name="T314">3.6.</text:span><text:span text:style-name="T434"> </text:span><text:span text:style-name="T1">Une application surjective </text:span><text:span text:style-name="T56">f</text:span><text:span text:style-name="T158"> </text:span><text:span text:style-name="T1">: <text:s/></text:span><text:span text:style-name="T56">E</text:span><text:span text:style-name="T159"> </text:span><text:span text:style-name="T177">→ </text:span><text:span text:style-name="T56">F </text:span><text:span text:style-name="T1">est une application telle que tout </text:span><text:span text:style-name="T56">y </text:span><text:span text:style-name="T1">de </text:span><text:span text:style-name="T56">F</text:span></text:p>
        <text:p text:style-name="P147"><text:span text:style-name="T1">admette un antécédent</text:span><text:span text:style-name="T426"> </text:span><text:span text:style-name="T1">dans</text:span><text:span text:style-name="T28"> </text:span><text:span text:style-name="T86">E</text:span><text:span text:style-name="T25">.<text:tab/></text:span><text:span text:style-name="T177">♦</text:span></text:p>
        <text:p text:style-name="P30"><text:span text:style-name="T279">R</text:span><text:span text:style-name="T7">EMARQUE </text:span><text:span text:style-name="T279">3.3. </text:span><text:span text:style-name="T282">Surjection </text:span><text:span text:style-name="T279">est synonyme d’« application surjective ».</text:span></text:p>
        <text:p text:style-name="P6"><text:span text:style-name="T324"/></text:p>
        <text:p text:style-name="P304"><text:span text:style-name="T1">D’une</text:span><text:span text:style-name="T374"> </text:span><text:span text:style-name="T1">manière</text:span><text:span text:style-name="T374"> </text:span><text:span text:style-name="T1">générale,</text:span><text:span text:style-name="T322"> </text:span><text:span text:style-name="T1">on</text:span><text:span text:style-name="T374"> </text:span><text:span text:style-name="T1">peut</text:span><text:span text:style-name="T374"> </text:span><text:span text:style-name="T1">considérer</text:span><text:span text:style-name="T322"> </text:span><text:span text:style-name="T1">l’ensemble</text:span><text:span text:style-name="T374"> </text:span><text:span text:style-name="T1">des</text:span><text:span text:style-name="T374"> </text:span><text:span text:style-name="T1">images</text:span><text:span text:style-name="T322"> </text:span><text:span text:style-name="T1">des</text:span><text:span text:style-name="T374"> </text:span><text:span text:style-name="T1">éléments</text:span><text:span text:style-name="T322"> </text:span><text:span text:style-name="T1">de</text:span><text:span text:style-name="T374"> </text:span><text:span text:style-name="T56">E</text:span><text:span text:style-name="T160"> </text:span><text:span text:style-name="T1">par</text:span><text:span text:style-name="T374"> </text:span><text:span text:style-name="T1">une</text:span><text:span text:style-name="T374"> </text:span><text:span text:style-name="T1">appli- cation </text:span><text:span text:style-name="T56">f </text:span><text:span text:style-name="T1">de </text:span><text:span text:style-name="T56">E </text:span><text:span text:style-name="T1">dans </text:span><text:span text:style-name="T56">F </text:span><text:span text:style-name="T1">(ils en ont tous une, et une</text:span><text:span text:style-name="T260"> </text:span><text:span text:style-name="T1">seule).</text:span></text:p>
        <text:p text:style-name="P100"/>
        <text:p text:style-name="P31"><text:span text:style-name="T279">D</text:span><text:span text:style-name="T7">ÉFINITION </text:span><text:span text:style-name="T279">3.7 (I</text:span><text:span text:style-name="T7">MAGE D</text:span><text:span text:style-name="T279">’</text:span><text:span text:style-name="T7">UN ENSEMBLE PAR UNE APPLICATION</text:span><text:span text:style-name="T279">). Cet ensemble, qui est évidem-</text:span></text:p>
        <text:p text:style-name="P139"><text:span text:style-name="T1">ment une partie de </text:span><text:span text:style-name="T56">F </text:span><text:span text:style-name="T1">, est noté </text:span><text:span text:style-name="T56">f &lt; E &gt;</text:span><text:span text:style-name="T1">, et est appelé image de </text:span><text:span text:style-name="T56">E </text:span><text:span text:style-name="T1">par </text:span><text:span text:style-name="T56">f </text:span><text:span text:style-name="T1">:</text:span></text:p>
        <text:p text:style-name="P139"><text:span text:style-name="T1"/></text:p>
        <text:p text:style-name="P254"/>
        <text:p text:style-name="P314"><text:span text:style-name="T78">f </text:span><text:span text:style-name="T56">&lt; E &gt;</text:span><text:span text:style-name="T1">= </text:span><text:span text:style-name="T177">{</text:span><text:span text:style-name="T56">f</text:span><text:span text:style-name="T1">(</text:span><text:span text:style-name="T56">x</text:span><text:span text:style-name="T1">) </text:span><text:span text:style-name="T177">∈ </text:span><text:span text:style-name="T56">F </text:span><text:span text:style-name="T177">| </text:span><text:span text:style-name="T56">x </text:span><text:span text:style-name="T177">∈ </text:span><text:span text:style-name="T56">E</text:span><text:span text:style-name="T177">}</text:span></text:p>
        <text:p text:style-name="P135"/>
        <text:p text:style-name="P315"><text:span text:style-name="T2"/></text:p>
        <text:p text:style-name="P315"><text:span text:style-name="T2">R</text:span><text:span text:style-name="T4">EMARQUE</text:span><text:span text:style-name="T21"> </text:span><text:span text:style-name="T314">3.4.</text:span><text:span text:style-name="T435"> </text:span><text:span text:style-name="T1">Si</text:span><text:span text:style-name="T322"> </text:span><text:span text:style-name="T1">tous</text:span><text:span text:style-name="T322"> </text:span><text:span text:style-name="T1">les</text:span><text:span text:style-name="T332"> </text:span><text:span text:style-name="T1">éléments</text:span><text:span text:style-name="T322"> </text:span><text:span text:style-name="T1">de</text:span><text:span text:style-name="T332"> </text:span><text:span text:style-name="T56">F</text:span><text:span text:style-name="T73"> </text:span><text:span text:style-name="T1">ont</text:span><text:span text:style-name="T322"> </text:span><text:span text:style-name="T1">un</text:span><text:span text:style-name="T332"> </text:span><text:span text:style-name="T1">antécédent</text:span><text:span text:style-name="T322"> </text:span><text:span text:style-name="T1">dans</text:span><text:span text:style-name="T332"> </text:span><text:span text:style-name="T56">E</text:span><text:span text:style-name="T107"> </text:span><text:span text:style-name="T1">(</text:span><text:span text:style-name="T56">f</text:span><text:span text:style-name="T140"> </text:span><text:span text:style-name="T1">est</text:span><text:span text:style-name="T332"> </text:span><text:span text:style-name="T1">surjective),</text:span><text:span text:style-name="T322"> </text:span><text:span text:style-name="T1">cela</text:span><text:span text:style-name="T332"> </text:span><text:span text:style-name="T1">signifie</text:span><text:span text:style-name="T322"> </text:span><text:span text:style-name="T1">que tout</text:span><text:span text:style-name="T322"> </text:span><text:span text:style-name="T1">élément</text:span><text:span text:style-name="T332"> </text:span><text:span text:style-name="T1">de</text:span><text:span text:style-name="T332"> </text:span><text:span text:style-name="T56">F</text:span><text:span text:style-name="T118"> </text:span><text:span text:style-name="T1">est</text:span><text:span text:style-name="T332"> </text:span><text:span text:style-name="T1">élément</text:span><text:span text:style-name="T389"> </text:span><text:span text:style-name="T1">de</text:span><text:span text:style-name="T332"> </text:span><text:span text:style-name="T56">f</text:span><text:span text:style-name="T102"> </text:span><text:span text:style-name="T56">&lt;</text:span><text:span text:style-name="T150"> </text:span><text:span text:style-name="T56">E</text:span><text:span text:style-name="T141"> </text:span><text:span text:style-name="T56">&gt;</text:span><text:span text:style-name="T1">,</text:span><text:span text:style-name="T322"> </text:span><text:span text:style-name="T1">donc</text:span><text:span text:style-name="T332"> </text:span><text:span text:style-name="T1">que</text:span><text:span text:style-name="T332"> </text:span><text:span text:style-name="T56">F</text:span><text:span text:style-name="T161"> </text:span><text:span text:style-name="T177">⊂</text:span><text:span text:style-name="T227"> </text:span><text:span text:style-name="T56">f</text:span><text:span text:style-name="T86"> </text:span><text:span text:style-name="T56">&lt;</text:span><text:span text:style-name="T150"> </text:span><text:span text:style-name="T56">E</text:span><text:span text:style-name="T141"> </text:span><text:span text:style-name="T56">&gt;</text:span><text:span text:style-name="T1">.</text:span><text:span text:style-name="T332"> </text:span><text:span text:style-name="T1">Comme</text:span><text:span text:style-name="T332"> </text:span><text:span text:style-name="T1">on</text:span><text:span text:style-name="T332"> </text:span><text:span text:style-name="T1">a</text:span><text:span text:style-name="T332"> </text:span><text:span text:style-name="T1">remarqué</text:span><text:span text:style-name="T322"> </text:span><text:span text:style-name="T1">par</text:span><text:span text:style-name="T332"> </text:span><text:span text:style-name="T1">ailleurs que</text:span><text:span text:style-name="T32"> </text:span><text:span text:style-name="T56">f</text:span><text:span text:style-name="T162"> </text:span><text:span text:style-name="T56">&lt;</text:span><text:span text:style-name="T116"> </text:span><text:span text:style-name="T56">E</text:span><text:span text:style-name="T77"> </text:span><text:span text:style-name="T56">&gt;</text:span><text:span text:style-name="T177">⊂</text:span><text:span text:style-name="T207"> </text:span><text:span text:style-name="T56">F</text:span><text:span text:style-name="T105"> </text:span><text:span text:style-name="T1">,</text:span><text:span text:style-name="T52"> </text:span><text:span text:style-name="T1">on</text:span><text:span text:style-name="T32"> </text:span><text:span text:style-name="T1">a,</text:span><text:span text:style-name="T52"> </text:span><text:span text:style-name="T1">dans</text:span><text:span text:style-name="T52"> </text:span><text:span text:style-name="T1">ce</text:span><text:span text:style-name="T32"> </text:span><text:span text:style-name="T1">cas,</text:span><text:span text:style-name="T52"> </text:span><text:span text:style-name="T56">f</text:span><text:span text:style-name="T162"> </text:span><text:span text:style-name="T56">&lt;</text:span><text:span text:style-name="T116"> </text:span><text:span text:style-name="T56">E</text:span><text:span text:style-name="T77"> </text:span><text:span text:style-name="T56">&gt;</text:span><text:span text:style-name="T1">=</text:span><text:span text:style-name="T317"> </text:span><text:span text:style-name="T56">F</text:span><text:span text:style-name="T105"> </text:span><text:span text:style-name="T1">.</text:span></text:p>
        <text:p text:style-name="P182"><text:span text:style-name="T1"/></text:p>
        <text:p text:style-name="P182"><text:span text:style-name="T1">Cette dernière remarque permet la formalisation suivante :</text:span><draw:frame draw:style-name="fr4" draw:name="295" text:anchor-type="char" svg:x="2.492cm" svg:y="0.492cm" svg:width="16.014cm" svg:height="2.641cm" draw:z-index="52"><draw:text-box><text:p text:style-name="P95"/><text:p text:style-name="P35"><text:span text:style-name="T279">P</text:span><text:span text:style-name="T7">ROPRIÉTÉ </text:span><text:span text:style-name="T279">3.2 (C</text:span><text:span text:style-name="T7">ARACTÉRISATION DE LA SURJECTIVITÉ</text:span><text:span text:style-name="T279">) :</text:span></text:p><text:p text:style-name="P282"/><text:p text:style-name="P336"><text:span text:style-name="T330">« </text:span><text:span text:style-name="T78">f </text:span><text:span text:style-name="T330">est (une application) surjective » </text:span><text:span text:style-name="T191">⇔ </text:span><text:span text:style-name="T78">f &lt; E &gt;</text:span><text:span text:style-name="T330">= </text:span><text:span text:style-name="T78">F</text:span></text:p></draw:text-box></draw:frame></text:p>
        <text:p text:style-name="P238"/>
        <text:p text:style-name="P212"><draw:frame draw:style-name="fr3" draw:name="296" text:anchor-type="char" svg:x="12.25cm" svg:y="0.254cm" svg:width="0.621cm" svg:height="0.667cm" draw:z-index="53"><draw:text-box><text:p text:style-name="P290">−→</text:p></draw:text-box></draw:frame><text:span text:style-name="T2">E</text:span><text:span text:style-name="T4">XEMPLE </text:span><text:span text:style-name="T2">3.10. <text:s/></text:span><text:span text:style-name="T1">Soit l’application « élévation au carré » </text:span><text:span text:style-name="T56">f</text:span><text:span text:style-name="T160"> </text:span><text:span text:style-name="T1">:</text:span><text:span text:style-name="T317"> </text:span><text:span text:style-name="T56">x<text:tab/>x</text:span><text:span text:style-name="T376">2</text:span><text:span text:style-name="T436"> </text:span><text:span text:style-name="T1">de </text:span><text:span text:style-name="T177">R </text:span><text:span text:style-name="T1">dans </text:span><text:span text:style-name="T177">R</text:span><text:span text:style-name="T1">. Elle est</text:span><text:span text:style-name="T459"> </text:span><text:span text:style-name="T1">:</text:span></text:p>
        <text:list xml:id="list5942099879357875483" text:style-name="LS243">
          <text:list-item>
            <text:p text:style-name="P67"><text:span text:style-name="T330">non surjective : </text:span><text:span text:style-name="T78">f &lt; </text:span><text:span text:style-name="T191">R </text:span><text:span text:style-name="T78">&gt;</text:span><text:span text:style-name="T330">=</text:span><text:span text:style-name="T366"> </text:span><text:span text:style-name="T190">R</text:span><text:span text:style-name="T379">+</text:span><text:span text:style-name="T321">,</text:span></text:p>
          </text:list-item>
          <text:list-item>
            <text:p text:style-name="P59"><text:span text:style-name="T363">non injective : </text:span><text:span text:style-name="T120">f</text:span><text:span text:style-name="T373">(</text:span><text:span text:style-name="T217">−</text:span><text:span text:style-name="T373">2) </text:span><text:span text:style-name="T363">= </text:span><text:span text:style-name="T74">f</text:span><text:span text:style-name="T318">(2) </text:span><text:span text:style-name="T363">=</text:span><text:span text:style-name="T460"> </text:span><text:span text:style-name="T363">4.</text:span></text:p>
          </text:list-item>
        </text:list>
      </text:section>
      <text:section text:style-name="Sect1" text:name="S28">
        <text:p text:style-name="P21"><text:span text:style-name="T290"/></text:p>
        <text:p text:style-name="P21"><text:span text:style-name="T290">D</text:span><text:span text:style-name="T6">ÉFINITION </text:span><text:span text:style-name="T301">3.8 </text:span><text:span text:style-name="T290">(A</text:span><text:span text:style-name="T6">PPLICATIONS </text:span><text:span text:style-name="T10">BIJECTIVES</text:span><text:span text:style-name="T302">). </text:span><text:span text:style-name="T279">Une application qui est à la fois injective et surjective est dite</text:span><text:span text:style-name="T294"> </text:span><text:span text:style-name="T279">bijective</text:span><text:span text:style-name="T303"> </text:span><text:span text:style-name="T279">.<text:tab/></text:span><text:span text:style-name="T182">♦</text:span><draw:frame draw:style-name="fr4" draw:name="297" text:anchor-type="char" svg:x="2.492cm" svg:y="0.591cm" svg:width="16.014cm" svg:height="2.731cm" draw:z-index="43"><draw:text-box><text:p text:style-name="P95"/><text:p text:style-name="P110"><text:span text:style-name="T2">P</text:span><text:span text:style-name="T4">ROPRIÉTÉ </text:span><text:span text:style-name="T25">3.3 </text:span><text:span text:style-name="T1">: Dans le cas d’une bijection, à chaque élément </text:span><text:span text:style-name="T56">x </text:span><text:span text:style-name="T1">de </text:span><text:span text:style-name="T56">E </text:span><text:span text:style-name="T1">correspond un et un seul élément</text:span><text:span text:style-name="T29"> </text:span><text:span text:style-name="T56">y</text:span><text:span text:style-name="T160"> </text:span><text:span text:style-name="T1">de</text:span><text:span text:style-name="T29"> </text:span><text:span text:style-name="T56">F</text:span><text:span text:style-name="T73"> </text:span><text:span text:style-name="T1">(définition</text:span><text:span text:style-name="T29"> </text:span><text:span text:style-name="T1">d’une</text:span><text:span text:style-name="T39"> </text:span><text:span text:style-name="T1">application)</text:span><text:span text:style-name="T29"> </text:span><text:span text:style-name="T1">et,</text:span><text:span text:style-name="T29"> </text:span><text:span text:style-name="T1">réciproquement,</text:span><text:span text:style-name="T29"> </text:span><text:span text:style-name="T1">à</text:span><text:span text:style-name="T29"> </text:span><text:span text:style-name="T1">chaque</text:span><text:span text:style-name="T29"> </text:span><text:span text:style-name="T1">(surjectivité)</text:span><text:span text:style-name="T269"> </text:span><text:span text:style-name="T1">élément</text:span><text:span text:style-name="T29"> </text:span><text:span text:style-name="T56">y </text:span><text:span text:style-name="T1">de </text:span><text:span text:style-name="T56">F </text:span><text:span text:style-name="T1">correspond un et un seul (injectivité) élément </text:span><text:span text:style-name="T56">x </text:span><text:span text:style-name="T1">de</text:span><text:span text:style-name="T337"> </text:span><text:span text:style-name="T86">E</text:span><text:span text:style-name="T25">.</text:span></text:p></draw:text-box></draw:frame></text:p>
        <text:p text:style-name="P232"><text:span text:style-name="T1"/></text:p>
        <text:p text:style-name="P185"><text:span text:style-name="T1">Cette dernière proposition est précisément l’affirmation de l’existence d’une application </text:span><text:span text:style-name="T56">g </text:span><text:span text:style-name="T1">de </text:span><text:span text:style-name="T56">F </text:span><text:span text:style-name="T1">dans</text:span></text:p>
        <text:p text:style-name="P150"><text:span text:style-name="T87">E</text:span><text:span text:style-name="T27">, </text:span><text:span text:style-name="T363">telle que </text:span><text:span text:style-name="T100">x</text:span><text:span text:style-name="T163"> </text:span><text:span text:style-name="T363">= </text:span><text:span text:style-name="T115">g</text:span><text:span text:style-name="T263">(</text:span><text:span text:style-name="T115">y</text:span><text:span text:style-name="T263">) </text:span><text:span text:style-name="T203">⇐⇒ </text:span><text:span text:style-name="T74">f</text:span><text:span text:style-name="T318">(</text:span><text:span text:style-name="T74">x</text:span><text:span text:style-name="T318">) </text:span><text:span text:style-name="T363">= </text:span><text:span text:style-name="T115">y</text:span><text:span text:style-name="T263">.</text:span></text:p>
        <text:p text:style-name="P267"/>
        <text:p text:style-name="P21"><text:span text:style-name="T290">D</text:span><text:span text:style-name="T6">ÉFINITION </text:span><text:span text:style-name="T301">3.9 </text:span><text:span text:style-name="T290">(A</text:span><text:span text:style-name="T6">PPLICATION </text:span><text:span text:style-name="T4">INVERSE</text:span><text:span text:style-name="T289">). </text:span><text:span text:style-name="T279">Cette application est appelée application inverse de l’ap- plication</text:span><text:span text:style-name="T294"> </text:span><text:span text:style-name="T67">f</text:span><text:span text:style-name="T311">.<text:tab/></text:span><text:span text:style-name="T182">♦</text:span></text:p>
        <text:p text:style-name="P32"><text:span text:style-name="T279">N</text:span><text:span text:style-name="T7">OTATION </text:span><text:span text:style-name="T279">: On la note </text:span><text:span text:style-name="T62">f</text:span><text:span text:style-name="T385">−</text:span><text:span text:style-name="T378">1</text:span></text:p>
      </text:section>
      <text:section text:style-name="Sect1" text:name="S29">
        <text:p text:style-name="P13"><text:soft-page-break/>Chapitre 4:Relations <text:span text:style-name="T485">n</text:span>-aires</text:p>
        <text:p text:style-name="P47"><text:span text:style-name="T49"/></text:p>
        <text:p text:style-name="P305"><text:span text:style-name="T1">Exactement</text:span><text:span text:style-name="T39"> </text:span><text:span text:style-name="T1">comme</text:span><text:span text:style-name="T39"> </text:span><text:span text:style-name="T1">dans</text:span><text:span text:style-name="T39"> </text:span><text:span text:style-name="T1">le</text:span><text:span text:style-name="T39"> </text:span><text:span text:style-name="T1">cas</text:span><text:span text:style-name="T39"> </text:span><text:span text:style-name="T1">des</text:span><text:span text:style-name="T39"> </text:span><text:span text:style-name="T1">relations</text:span><text:span text:style-name="T39"> </text:span><text:span text:style-name="T1">binaires,</text:span><text:span text:style-name="T39"> </text:span><text:span text:style-name="T1">on</text:span><text:span text:style-name="T39"> </text:span><text:span text:style-name="T1">considère</text:span><text:span text:style-name="T39"> </text:span><text:span text:style-name="T1">une</text:span><text:span text:style-name="T39"> </text:span><text:span text:style-name="T1">partie</text:span><text:span text:style-name="T39"> </text:span><text:span text:style-name="T56">tt</text:span><text:span text:style-name="T84"> </text:span><text:span text:style-name="T1">de</text:span><text:span text:style-name="T39"> </text:span><text:span text:style-name="T1">l’ensemble</text:span><text:span text:style-name="T39"> </text:span><text:span text:style-name="T1">pro duit</text:span><text:span text:style-name="T28"> </text:span><text:span text:style-name="T1">cartésien</text:span><text:span text:style-name="T29"> </text:span><text:span text:style-name="T1">de</text:span><text:span text:style-name="T29"> </text:span><text:span text:style-name="T56">n</text:span><text:span text:style-name="T144"> </text:span><text:span text:style-name="T1">ensembles</text:span><text:span text:style-name="T29"> </text:span><text:span text:style-name="T1">(</text:span><text:span text:style-name="T56">E</text:span><text:span text:style-name="T356">1</text:span><text:span text:style-name="T437"> </text:span><text:span text:style-name="T56">,</text:span><text:span text:style-name="T141"> </text:span><text:span text:style-name="T56">E</text:span><text:span text:style-name="T356">2</text:span><text:span text:style-name="T437"> </text:span><text:span text:style-name="T56">,</text:span><text:span text:style-name="T164"> </text:span><text:span text:style-name="T56">.</text:span><text:span text:style-name="T111"> </text:span><text:span text:style-name="T56">.</text:span><text:span text:style-name="T165"> </text:span><text:span text:style-name="T56">.</text:span><text:span text:style-name="T164"> </text:span><text:span text:style-name="T56">,</text:span><text:span text:style-name="T164"> </text:span><text:span text:style-name="T56">E</text:span><text:span text:style-name="T347">n</text:span><text:span text:style-name="T1">),</text:span><text:span text:style-name="T29"> </text:span><text:span text:style-name="T1">soit</text:span><text:span text:style-name="T29"> </text:span><text:span text:style-name="T56">tt</text:span><text:span text:style-name="T150"> </text:span><text:span text:style-name="T177">⊂</text:span><text:span text:style-name="T227"> </text:span><text:span text:style-name="T56">E</text:span><text:span text:style-name="T356">1</text:span><text:span text:style-name="T438"> </text:span><text:span text:style-name="T177">×</text:span><text:span text:style-name="T228"> </text:span><text:span text:style-name="T56">E</text:span><text:span text:style-name="T356">2</text:span><text:span text:style-name="T439"> </text:span><text:span text:style-name="T177">×</text:span><text:span text:style-name="T228"> </text:span><text:span text:style-name="T177">·</text:span><text:span text:style-name="T229"> </text:span><text:span text:style-name="T177">·</text:span><text:span text:style-name="T230"> </text:span><text:span text:style-name="T177">·</text:span><text:span text:style-name="T228"> </text:span><text:span text:style-name="T177">×</text:span><text:span text:style-name="T228"> </text:span><text:span text:style-name="T113">E</text:span><text:span text:style-name="T349">n</text:span><text:span text:style-name="T260">.</text:span></text:p>
        <text:p text:style-name="P198"/>
        <text:p text:style-name="P25"><text:span text:style-name="T279">D</text:span><text:span text:style-name="T7">ÉFINITION </text:span><text:span text:style-name="T279">4.1 (R</text:span><text:span text:style-name="T7">ELATION </text:span><text:span text:style-name="T62">n</text:span><text:span text:style-name="T279">-</text:span><text:span text:style-name="T7">AIRE</text:span><text:span text:style-name="T279">). Cette partie définit une relation </text:span><text:span text:style-name="T62">n</text:span><text:span text:style-name="T279">-aire entre ces ensembles. </text:span><text:span text:style-name="T180">♦</text:span></text:p>
        <text:p text:style-name="P213"><text:span text:style-name="T1">N</text:span><text:span text:style-name="T7">OTATION </text:span><text:span text:style-name="T1">: Pour un </text:span><text:span text:style-name="T56">n</text:span><text:span text:style-name="T1">-uplet (</text:span><text:span text:style-name="T56">x</text:span><text:span text:style-name="T356">1</text:span><text:span text:style-name="T436"> </text:span><text:span text:style-name="T56">, x</text:span><text:span text:style-name="T356">2</text:span><text:span text:style-name="T436"> </text:span><text:span text:style-name="T56">, . . . , x</text:span><text:span text:style-name="T347">n</text:span><text:span text:style-name="T1">) d’éléments de </text:span><text:span text:style-name="T56">E</text:span><text:span text:style-name="T356">1</text:span><text:span text:style-name="T177">×</text:span><text:span text:style-name="T56">E</text:span><text:span text:style-name="T356">2</text:span><text:span text:style-name="T177">×· · ·×</text:span><text:span text:style-name="T56">E</text:span><text:span text:style-name="T347">n</text:span><text:span text:style-name="T1">, on notera (</text:span><text:span text:style-name="T56">x</text:span><text:span text:style-name="T356">1</text:span><text:span text:style-name="T436"> </text:span><text:span text:style-name="T56">, x</text:span><text:span text:style-name="T356">2</text:span><text:span text:style-name="T436"> </text:span><text:span text:style-name="T56">, . . . , x</text:span><text:span text:style-name="T347">n</text:span><text:span text:style-name="T1">) </text:span><text:span text:style-name="T177">∈</text:span></text:p>
        <text:p text:style-name="P142"><text:span text:style-name="T56">tt </text:span><text:span text:style-name="T1">ou </text:span><text:span text:style-name="T177">R</text:span><text:span text:style-name="T1">(</text:span><text:span text:style-name="T56">x</text:span><text:span text:style-name="T356">1</text:span><text:span text:style-name="T436"> </text:span><text:span text:style-name="T56">, x</text:span><text:span text:style-name="T356">2</text:span><text:span text:style-name="T436"> </text:span><text:span text:style-name="T56">, . . . , x</text:span><text:span text:style-name="T347">n</text:span><text:span text:style-name="T1">) le fait que ces éléments sont en relation par la relation </text:span><text:span text:style-name="T177">R </text:span><text:span text:style-name="T1">de graphe </text:span><text:span text:style-name="T56">tt</text:span><text:span text:style-name="T1">.</text:span></text:p>
        <text:p text:style-name="P306"><draw:frame draw:style-name="fr3" draw:name="300" text:anchor-type="char" svg:x="7.682cm" svg:y="0.99cm" svg:width="0.041cm" svg:height="0.667cm" draw:z-index="15"><draw:text-box><text:p text:style-name="P285">ƒ</text:p></draw:text-box></draw:frame><draw:frame draw:style-name="fr3" draw:name="299" text:anchor-type="char" svg:x="6.548cm" svg:y="1.468cm" svg:width="0.041cm" svg:height="0.667cm" draw:z-index="20"><draw:text-box><text:p text:style-name="P285">ƒ</text:p></draw:text-box></draw:frame><text:span text:style-name="T1">Comme</text:span><text:span text:style-name="T269"> </text:span><text:span text:style-name="T1">dans</text:span><text:span text:style-name="T269"> </text:span><text:span text:style-name="T1">le</text:span><text:span text:style-name="T269"> </text:span><text:span text:style-name="T1">cas</text:span><text:span text:style-name="T269"> </text:span><text:span text:style-name="T1">des</text:span><text:span text:style-name="T269"> </text:span><text:span text:style-name="T1">relations</text:span><text:span text:style-name="T269"> </text:span><text:span text:style-name="T1">binaires,</text:span><text:span text:style-name="T269"> </text:span><text:span text:style-name="T1">les</text:span><text:span text:style-name="T412"> </text:span><text:span text:style-name="T56">n</text:span><text:span text:style-name="T1">-uplets</text:span><text:span text:style-name="T269"> </text:span><text:span text:style-name="T1">sont</text:span><text:span text:style-name="T269"> </text:span><text:span text:style-name="T1">ordonnés</text:span><text:span text:style-name="T269"> </text:span><text:span text:style-name="T1">et,</text:span><text:span text:style-name="T269"> </text:span><text:span text:style-name="T1">même</text:span><text:span text:style-name="T269"> </text:span><text:span text:style-name="T1">si</text:span><text:span text:style-name="T269"> </text:span><text:span text:style-name="T1">deux</text:span><text:span text:style-name="T269"> </text:span><text:span text:style-name="T1">des</text:span><text:span text:style-name="T412"> </text:span><text:span text:style-name="T1">ensembles </text:span><text:span text:style-name="T56">E</text:span><text:span text:style-name="T347">i</text:span><text:span text:style-name="T56"> </text:span><text:span text:style-name="T1">et </text:span><text:span text:style-name="T56">E</text:span><text:span text:style-name="T347">j</text:span><text:span text:style-name="T56"> </text:span><text:span text:style-name="T1">sont identiques (pour </text:span><text:span text:style-name="T56">i </text:span><text:span text:style-name="T363">= </text:span><text:span text:style-name="T118">j</text:span><text:span text:style-name="T371">), </text:span><text:span text:style-name="T1">le couple d’éléments (</text:span><text:span text:style-name="T56">x</text:span><text:span text:style-name="T347">i</text:span><text:span text:style-name="T56">, </text:span><text:span text:style-name="T86">y</text:span><text:span text:style-name="T350">j</text:span><text:span text:style-name="T25">) </text:span><text:span text:style-name="T1">est considéré comme différent du couple </text:span><text:span text:style-name="T371">(</text:span><text:span text:style-name="T118">y</text:span><text:span text:style-name="T351">j</text:span><text:span text:style-name="T118">, </text:span><text:span text:style-name="T77">x</text:span><text:span text:style-name="T352">i</text:span><text:span text:style-name="T320">) </text:span><text:span text:style-name="T1">lorsque </text:span><text:span text:style-name="T56">x</text:span><text:span text:style-name="T347">i</text:span><text:span text:style-name="T56"> </text:span><text:span text:style-name="T363">=</text:span><text:span text:style-name="T461"> </text:span><text:span text:style-name="T86">y</text:span><text:span text:style-name="T350">j</text:span><text:span text:style-name="T25">.</text:span></text:p>
        <text:p text:style-name="P128"><text:span text:style-name="T1">Cependant,</text:span><text:span text:style-name="T28"> </text:span><text:span text:style-name="T1">dans</text:span><text:span text:style-name="T29"> </text:span><text:span text:style-name="T1">la</text:span><text:span text:style-name="T29"> </text:span><text:span text:style-name="T1">plupart</text:span><text:span text:style-name="T28"> </text:span><text:span text:style-name="T1">des</text:span><text:span text:style-name="T29"> </text:span><text:span text:style-name="T1">applications</text:span><text:span text:style-name="T29"> </text:span><text:span text:style-name="T1">pratiques</text:span><text:span text:style-name="T29"> </text:span><text:span text:style-name="T1">des</text:span><text:span text:style-name="T28"> </text:span><text:span text:style-name="T1">relations</text:span><text:span text:style-name="T39"> </text:span><text:span text:style-name="T56">n</text:span><text:span text:style-name="T1">-aires,</text:span><text:span text:style-name="T29"> </text:span><text:span text:style-name="T1">et</text:span><text:span text:style-name="T29"> </text:span><text:span text:style-name="T1">dans</text:span><text:span text:style-name="T28"> </text:span><text:span text:style-name="T1">toutes</text:span><text:span text:style-name="T29"> </text:span><text:span text:style-name="T1">celles</text:span><text:span text:style-name="T29"> </text:span><text:span text:style-name="T1">que nous verrons en tout cas, on « étiquette les colonnes », ce qui permet de s’affranchir de cet ordre, et de considérer</text:span><text:span text:style-name="T430"> </text:span><text:span text:style-name="T1">ce</text:span><text:span text:style-name="T430"> </text:span><text:span text:style-name="T1">que</text:span><text:span text:style-name="T430"> </text:span><text:span text:style-name="T1">l’on</text:span><text:span text:style-name="T430"> </text:span><text:span text:style-name="T1">appelle</text:span><text:span text:style-name="T28"> </text:span><text:span text:style-name="T1">des</text:span><text:span text:style-name="T430"> </text:span><text:span text:style-name="T1">relations</text:span><text:span text:style-name="T28"> </text:span><text:span text:style-name="T56">n</text:span><text:span text:style-name="T1">-aires</text:span><text:span text:style-name="T430"> </text:span><text:span text:style-name="T37">non</text:span><text:span text:style-name="T432"> </text:span><text:span text:style-name="T37">orientées</text:span><text:span text:style-name="T1">,</text:span><text:span text:style-name="T28"> </text:span><text:span text:style-name="T1">dont</text:span><text:span text:style-name="T430"> </text:span><text:span text:style-name="T1">les</text:span><text:span text:style-name="T430"> </text:span><text:span text:style-name="T37">domaines</text:span><text:span text:style-name="T432"> </text:span><text:span text:style-name="T1">sont</text:span><text:span text:style-name="T28"> </text:span><text:span text:style-name="T1">les</text:span><text:span text:style-name="T430"> </text:span><text:span text:style-name="T1">ensembles (</text:span><text:span text:style-name="T56">E</text:span><text:span text:style-name="T356">1</text:span><text:span text:style-name="T441"> </text:span><text:span text:style-name="T56">, E</text:span><text:span text:style-name="T356">2</text:span><text:span text:style-name="T442"> </text:span><text:span text:style-name="T56">, .</text:span><text:span text:style-name="T99"> </text:span><text:span text:style-name="T56">.</text:span><text:span text:style-name="T99"> </text:span><text:span text:style-name="T56">. ,</text:span><text:span text:style-name="T94"> </text:span><text:span text:style-name="T56">E</text:span><text:span text:style-name="T347">n</text:span><text:span text:style-name="T1">),</text:span><text:span text:style-name="T32"> </text:span><text:span text:style-name="T1">dans</text:span><text:span text:style-name="T44"> </text:span><text:span text:style-name="T1">un</text:span><text:span text:style-name="T44"> </text:span><text:span text:style-name="T1">ordre</text:span><text:span text:style-name="T32"> </text:span><text:span text:style-name="T1">non</text:span><text:span text:style-name="T44"> </text:span><text:span text:style-name="T1">spécifié,</text:span><text:span text:style-name="T44"> </text:span><text:span text:style-name="T1">car</text:span><text:span text:style-name="T32"> </text:span><text:span text:style-name="T1">ils</text:span><text:span text:style-name="T44"> </text:span><text:span text:style-name="T1">sont</text:span><text:span text:style-name="T44"> </text:span><text:span text:style-name="T1">nommés.</text:span></text:p>
        <text:p text:style-name="P276"/>
        <text:list xml:id="list5317920891750902204" text:style-name="LS241">
          <text:list-item>
            <text:list>
              <text:list-item>
                <text:list>
                  <text:list-item>
                    <text:p text:style-name="P461"><text:span text:style-name="T1">Exemple de relation ternaire</text:span><text:span text:style-name="T28"> </text:span><text:span text:style-name="T1">orientée</text:span></text:p>
                  </text:list-item>
                </text:list>
              </text:list-item>
            </text:list>
          </text:list-item>
        </text:list>
        <text:p text:style-name="P186">Soient</text:p>
        <text:p text:style-name="P187"><text:span text:style-name="T1">–</text:span><text:span text:style-name="T462"> </text:span><text:span text:style-name="T56">E</text:span><text:span text:style-name="T356">1</text:span><text:span text:style-name="T436"> </text:span><text:span text:style-name="T331">= </text:span><text:span text:style-name="T177">{</text:span><text:span text:style-name="T1">1</text:span><text:span text:style-name="T56">, </text:span><text:span text:style-name="T1">2</text:span><text:span text:style-name="T56">, </text:span><text:span text:style-name="T1">3</text:span><text:span text:style-name="T56">, </text:span><text:span text:style-name="T1">4</text:span><text:span text:style-name="T56">, </text:span><text:span text:style-name="T1">5</text:span><text:span text:style-name="T56">, </text:span><text:span text:style-name="T1">6</text:span><text:span text:style-name="T56">, </text:span><text:span text:style-name="T1">7</text:span><text:span text:style-name="T56">, </text:span><text:span text:style-name="T1">8</text:span><text:span text:style-name="T56">, </text:span><text:span text:style-name="T1">9</text:span><text:span text:style-name="T177">}</text:span><text:span text:style-name="T1">,</text:span></text:p>
        <text:p text:style-name="P188"><text:span text:style-name="T1">–</text:span><text:span text:style-name="T462"> </text:span><text:span text:style-name="T56">E</text:span><text:span text:style-name="T356">2</text:span><text:span text:style-name="T436"> </text:span><text:span text:style-name="T363">= </text:span><text:span text:style-name="T177">{</text:span><text:span text:style-name="T1">1988</text:span><text:span text:style-name="T56">, </text:span><text:span text:style-name="T1">1989</text:span><text:span text:style-name="T56">, </text:span><text:span text:style-name="T1">1990</text:span><text:span text:style-name="T56">, </text:span><text:span text:style-name="T1">1991</text:span><text:span text:style-name="T56">, </text:span><text:span text:style-name="T1">1992</text:span><text:span text:style-name="T56">, </text:span><text:span text:style-name="T1">1993</text:span><text:span text:style-name="T56">, </text:span><text:span text:style-name="T1">1994</text:span><text:span text:style-name="T177">}</text:span></text:p>
        <text:p text:style-name="P316"><draw:frame draw:style-name="fr3" draw:name="301" text:anchor-type="char" svg:x="4.447cm" svg:y="0.093cm" svg:width="5.858cm" svg:height="0.667cm" draw:z-index="11"><draw:text-box><text:p text:style-name="P293"><text:span text:style-name="T253">{<text:tab/></text:span><text:span text:style-name="T206">}</text:span></text:p></draw:text-box></draw:frame><text:span text:style-name="T1">– </text:span><text:span text:style-name="T56">E</text:span><text:span text:style-name="T356">3</text:span><text:span text:style-name="T436"> </text:span><text:span text:style-name="T363">= </text:span><text:span text:style-name="T1">Alsace</text:span><text:span text:style-name="T56">, </text:span><text:span text:style-name="T1">Beaujolais</text:span><text:span text:style-name="T56">, </text:span><text:span text:style-name="T1">Côtes du Rhône . et soit</text:span></text:p>
        <text:p text:style-name="P255"/>
        <text:p text:style-name="P317"><text:span text:style-name="T56">tt </text:span><text:span text:style-name="T330">= </text:span><text:span text:style-name="T177">{</text:span><text:span text:style-name="T231"> </text:span><text:span text:style-name="T1">(3,1988,Alsace), (4,1991,Alsace), (8,1989,Beaujolais), (4,1989,Côtes du Rhône) </text:span><text:span text:style-name="T177">}</text:span><text:span text:style-name="T1">.</text:span></text:p>
        <text:p text:style-name="P318"><draw:frame draw:style-name="fr5" draw:name="302" text:anchor-type="char" svg:x="8.35cm" svg:y="2.268cm" svg:width="4.3cm" svg:height="1.921cm" draw:z-index="9"><draw:text-box><table:table table:name="Tableau1" table:style-name="Tableau1"><table:table-column table:style-name="Tableau1.A"/><table:table-column table:style-name="Tableau1.B"/><table:table-column table:style-name="Tableau1.C"/><table:table-row table:style-name="Tableau1.1"><table:table-cell table:style-name="Tableau1.A1" office:value-type="string"><text:p text:style-name="P445">3</text:p></table:table-cell><table:table-cell table:style-name="Tableau1.B1" office:value-type="string"><text:p text:style-name="P348">1988</text:p></table:table-cell><table:table-cell table:style-name="Tableau1.C1" office:value-type="string"><text:p text:style-name="P448">Alsace</text:p></table:table-cell></table:table-row><table:table-row table:style-name="Tableau1.2"><table:table-cell table:style-name="Tableau1.A2" office:value-type="string"><text:p text:style-name="P446">4</text:p></table:table-cell><table:table-cell table:style-name="Tableau1.B2" office:value-type="string"><text:p text:style-name="P349">1991</text:p></table:table-cell><table:table-cell table:style-name="Tableau1.C2" office:value-type="string"><text:p text:style-name="P449">Alsace</text:p></table:table-cell></table:table-row><table:table-row table:style-name="Tableau1.2"><table:table-cell table:style-name="Tableau1.A3" office:value-type="string"><text:p text:style-name="P446">8</text:p></table:table-cell><table:table-cell table:style-name="Tableau1.B3" office:value-type="string"><text:p text:style-name="P349">1989</text:p></table:table-cell><table:table-cell table:style-name="Tableau1.C3" office:value-type="string"><text:p text:style-name="P449">Beaujolais</text:p></table:table-cell></table:table-row><table:table-row table:style-name="Tableau1.4"><table:table-cell table:style-name="Tableau1.A4" office:value-type="string"><text:p text:style-name="P447">4</text:p></table:table-cell><table:table-cell table:style-name="Tableau1.B4" office:value-type="string"><text:p text:style-name="P350">1989</text:p></table:table-cell><table:table-cell table:style-name="Tableau1.C4" office:value-type="string"><text:p text:style-name="P450">Côtes du Rhône</text:p></table:table-cell></table:table-row></table:table><text:p text:style-name="Body_20_Text"/></draw:text-box></draw:frame><text:span text:style-name="T56">tt </text:span><text:span text:style-name="T1">est le graphe d’une relation ternaire orientée qui représente une cave à vins. On peut la représenter par le tableau :</text:span></text:p>
        <text:p text:style-name="P318"><text:span text:style-name="T1"/></text:p>
        <text:p text:style-name="P318"><text:span text:style-name="T1">Il est évident que l’ordre des éléments du </text:span><text:span text:style-name="T56">n</text:span><text:span text:style-name="T1">-uplet élément de </text:span><text:span text:style-name="T56">tt </text:span><text:span text:style-name="T1">a une importance fondamentale, surtout lorsque l’intersection des domaines n’est pas vide.</text:span></text:p>
      </text:section>
      <text:section text:style-name="Sect1" text:name="S30">
        <text:p text:style-name="P189"><text:span text:style-name="T1">Autrement dit, cette relation doit être considérée comme différente de la relation définie sur </text:span><text:span text:style-name="T56">E</text:span><text:span text:style-name="T356">3</text:span><text:span text:style-name="T436"> </text:span><text:span text:style-name="T177">×</text:span></text:p>
        <text:p text:style-name="P142"><text:span text:style-name="T56">E</text:span><text:span text:style-name="T356">2</text:span><text:span text:style-name="T436"> </text:span><text:span text:style-name="T177">× </text:span><text:span text:style-name="T56">E</text:span><text:span text:style-name="T356">1</text:span><text:span text:style-name="T436"> </text:span><text:span text:style-name="T1">par le graphe </text:span><text:span text:style-name="T56">tt</text:span><text:span text:style-name="T380">′</text:span><text:span text:style-name="T177"> </text:span><text:span text:style-name="T1">représenté par le tableau</text:span></text:p>
        <text:p text:style-name="P265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P342">Alsace</text:p>
            </table:table-cell>
            <table:table-cell table:style-name="Tableau2.B1" office:value-type="string">
              <text:p text:style-name="P345">1988</text:p>
            </table:table-cell>
            <table:table-cell table:style-name="Tableau2.C1" office:value-type="string">
              <text:p text:style-name="P351">3</text:p>
            </table:table-cell>
          </table:table-row>
          <table:table-row table:style-name="Tableau2.2">
            <table:table-cell table:style-name="Tableau2.A2" office:value-type="string">
              <text:p text:style-name="P343">Alsace</text:p>
            </table:table-cell>
            <table:table-cell table:style-name="Tableau2.B2" office:value-type="string">
              <text:p text:style-name="P346">1991</text:p>
            </table:table-cell>
            <table:table-cell table:style-name="Tableau2.C2" office:value-type="string">
              <text:p text:style-name="P352">4</text:p>
            </table:table-cell>
          </table:table-row>
          <table:table-row table:style-name="Tableau2.2">
            <table:table-cell table:style-name="Tableau2.A3" office:value-type="string">
              <text:p text:style-name="P343">Beaujolais</text:p>
            </table:table-cell>
            <table:table-cell table:style-name="Tableau2.B3" office:value-type="string">
              <text:p text:style-name="P346">1989</text:p>
            </table:table-cell>
            <table:table-cell table:style-name="Tableau2.C3" office:value-type="string">
              <text:p text:style-name="P352">8</text:p>
            </table:table-cell>
          </table:table-row>
          <table:table-row table:style-name="Tableau2.4">
            <table:table-cell table:style-name="Tableau2.A4" office:value-type="string">
              <text:p text:style-name="P344">Côtes du Rhône</text:p>
            </table:table-cell>
            <table:table-cell table:style-name="Tableau2.B4" office:value-type="string">
              <text:p text:style-name="P347">1989</text:p>
            </table:table-cell>
            <table:table-cell table:style-name="Tableau2.C4" office:value-type="string">
              <text:p text:style-name="P353">4</text:p>
            </table:table-cell>
          </table:table-row>
        </table:table>
        <text:list xml:id="list165110705860160" text:continue-numbering="true" text:style-name="LS241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62"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62"><text:soft-page-break/><text:span text:style-name="T1">Exemple de relation ternaire non</text:span><text:span text:style-name="T389"> </text:span><text:span text:style-name="T1">orientée</text:span></text:p>
                  </text:list-item>
                </text:list>
              </text:list-item>
            </text:list>
          </text:list-item>
        </text:list>
        <text:p text:style-name="P101"/>
        <text:p text:style-name="P224"><draw:frame draw:style-name="fr3" draw:name="303" text:anchor-type="char" svg:x="3.612cm" svg:y="1.305cm" svg:width="0.194cm" svg:height="0.667cm" draw:z-index="8"><draw:text-box><text:p text:style-name="P284">}</text:p></draw:text-box></draw:frame><draw:frame draw:style-name="fr3" draw:name="304" text:anchor-type="char" svg:x="15.729cm" svg:y="0.827cm" svg:width="0.194cm" svg:height="0.667cm" draw:z-index="10"><draw:text-box><text:p text:style-name="P284">{</text:p></draw:text-box></draw:frame><text:span text:style-name="T1">Pour s’affranchir de l’ordre en évitant toute ambiguïté, il faut nommer les colonnes du tableau, c’est- à-dire ajouter un ensemble d’</text:span><text:span text:style-name="T37">attributs </text:span><text:span text:style-name="T1">(ou clés, ou étiquettes) qui pourraient être ici Nombre, Année, Région</text:span><text:span text:style-name="T435"> </text:span><text:span text:style-name="T1">.</text:span></text:p>
        <text:p text:style-name="P190">On obtiendrait</text:p>
        <text:p text:style-name="P319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354">Nombre</text:p>
            </table:table-cell>
            <table:table-cell table:style-name="Tableau3.B1" office:value-type="string">
              <text:p text:style-name="P355">Année</text:p>
            </table:table-cell>
            <table:table-cell table:style-name="Tableau3.C1" office:value-type="string">
              <text:p text:style-name="P356">Région</text:p>
            </table:table-cell>
          </table:table-row>
          <table:table-row table:style-name="Tableau3.2">
            <table:table-cell table:style-name="Tableau3.A2" office:value-type="string">
              <text:p text:style-name="P360">3</text:p>
            </table:table-cell>
            <table:table-cell table:style-name="Tableau3.B2" office:value-type="string">
              <text:p text:style-name="P364">1988</text:p>
            </table:table-cell>
            <table:table-cell table:style-name="Tableau3.C2" office:value-type="string">
              <text:p text:style-name="P357">Alsace</text:p>
            </table:table-cell>
          </table:table-row>
          <table:table-row table:style-name="Tableau3.3">
            <table:table-cell table:style-name="Tableau3.A3" office:value-type="string">
              <text:p text:style-name="P361">4</text:p>
            </table:table-cell>
            <table:table-cell table:style-name="Tableau3.B3" office:value-type="string">
              <text:p text:style-name="P365">1991</text:p>
            </table:table-cell>
            <table:table-cell table:style-name="Tableau3.C3" office:value-type="string">
              <text:p text:style-name="P358">Alsace</text:p>
            </table:table-cell>
          </table:table-row>
          <table:table-row table:style-name="Tableau3.3">
            <table:table-cell table:style-name="Tableau3.A4" office:value-type="string">
              <text:p text:style-name="P361">8</text:p>
            </table:table-cell>
            <table:table-cell table:style-name="Tableau3.B4" office:value-type="string">
              <text:p text:style-name="P365">1989</text:p>
            </table:table-cell>
            <table:table-cell table:style-name="Tableau3.C4" office:value-type="string">
              <text:p text:style-name="P358">Beaujolais</text:p>
            </table:table-cell>
          </table:table-row>
          <table:table-row table:style-name="Tableau3.5">
            <table:table-cell table:style-name="Tableau3.A5" office:value-type="string">
              <text:p text:style-name="P362">4</text:p>
            </table:table-cell>
            <table:table-cell table:style-name="Tableau3.B5" office:value-type="string">
              <text:p text:style-name="P366">1989</text:p>
            </table:table-cell>
            <table:table-cell table:style-name="Tableau3.C5" office:value-type="string">
              <text:p text:style-name="P359">Côtes du Rhône</text:p>
            </table:table-cell>
          </table:table-row>
        </table:table>
        <text:p text:style-name="P191">Cette relation ternaire ne sera pas considérée comme différente de la relation représentée par</text:p>
        <text:p text:style-name="P277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367">Région</text:p>
            </table:table-cell>
            <table:table-cell table:style-name="Tableau4.B1" office:value-type="string">
              <text:p text:style-name="P371">Année</text:p>
            </table:table-cell>
            <table:table-cell table:style-name="Tableau4.C1" office:value-type="string">
              <text:p text:style-name="P375">Nombre</text:p>
            </table:table-cell>
          </table:table-row>
          <table:table-row table:style-name="Tableau4.2">
            <table:table-cell table:style-name="Tableau4.A2" office:value-type="string">
              <text:p text:style-name="P368">Alsace</text:p>
            </table:table-cell>
            <table:table-cell table:style-name="Tableau4.B2" office:value-type="string">
              <text:p text:style-name="P372">1988</text:p>
            </table:table-cell>
            <table:table-cell table:style-name="Tableau4.C2" office:value-type="string">
              <text:p text:style-name="P376">3</text:p>
            </table:table-cell>
          </table:table-row>
          <table:table-row table:style-name="Tableau4.3">
            <table:table-cell table:style-name="Tableau4.A3" office:value-type="string">
              <text:p text:style-name="P369">Alsace</text:p>
            </table:table-cell>
            <table:table-cell table:style-name="Tableau4.B3" office:value-type="string">
              <text:p text:style-name="P373">1991</text:p>
            </table:table-cell>
            <table:table-cell table:style-name="Tableau4.C3" office:value-type="string">
              <text:p text:style-name="P377">4</text:p>
            </table:table-cell>
          </table:table-row>
          <table:table-row table:style-name="Tableau4.3">
            <table:table-cell table:style-name="Tableau4.A4" office:value-type="string">
              <text:p text:style-name="P369">Beaujolais</text:p>
            </table:table-cell>
            <table:table-cell table:style-name="Tableau4.B4" office:value-type="string">
              <text:p text:style-name="P373">1989</text:p>
            </table:table-cell>
            <table:table-cell table:style-name="Tableau4.C4" office:value-type="string">
              <text:p text:style-name="P377">8</text:p>
            </table:table-cell>
          </table:table-row>
          <table:table-row table:style-name="Tableau4.5">
            <table:table-cell table:style-name="Tableau4.A5" office:value-type="string">
              <text:p text:style-name="P370">Côtes du Rhône</text:p>
            </table:table-cell>
            <table:table-cell table:style-name="Tableau4.B5" office:value-type="string">
              <text:p text:style-name="P374">1989</text:p>
            </table:table-cell>
            <table:table-cell table:style-name="Tableau4.C5" office:value-type="string">
              <text:p text:style-name="P378">4</text:p>
            </table:table-cell>
          </table:table-row>
        </table:table>
        <text:p text:style-name="P129"><text:span text:style-name="T1">En</text:span><text:span text:style-name="T463"> </text:span><text:span text:style-name="T1">effet,</text:span><text:span text:style-name="T426"> </text:span><text:span text:style-name="T1">les</text:span><text:span text:style-name="T426"> </text:span><text:span text:style-name="T1">attributs</text:span><text:span text:style-name="T426"> </text:span><text:span text:style-name="T1">ne</text:span><text:span text:style-name="T426"> </text:span><text:span text:style-name="T1">sont</text:span><text:span text:style-name="T463"> </text:span><text:span text:style-name="T1">pas</text:span><text:span text:style-name="T426"> </text:span><text:span text:style-name="T1">ordonnés,</text:span><text:span text:style-name="T426"> </text:span><text:span text:style-name="T1">l’ensemble</text:span><text:span text:style-name="T426"> </text:span><text:span text:style-name="T177">{</text:span><text:span text:style-name="T1">Région,</text:span><text:span text:style-name="T426"> </text:span><text:span text:style-name="T1">Année,</text:span><text:span text:style-name="T463"> </text:span><text:span text:style-name="T1">Nombre</text:span><text:span text:style-name="T177">}</text:span><text:span text:style-name="T232"> </text:span><text:span text:style-name="T1">est</text:span><text:span text:style-name="T426"> </text:span><text:span text:style-name="T1">égal</text:span><text:span text:style-name="T426"> </text:span><text:span text:style-name="T1">à</text:span><text:span text:style-name="T426"> </text:span><text:span text:style-name="T1">l’ensem- ble </text:span><text:span text:style-name="T177">{</text:span><text:span text:style-name="T1">Nombre, Année,</text:span><text:span text:style-name="T28"> </text:span><text:span text:style-name="T1">Région</text:span><text:span text:style-name="T177">}</text:span><text:span text:style-name="T1">.</text:span></text:p>
        <text:p text:style-name="P192"><text:span text:style-name="T1">Dans la suite, le terme de relation </text:span><text:span text:style-name="T56">n</text:span><text:span text:style-name="T1">-aire sera réservé aux relations non orientées.</text:span></text:p>
        <text:p text:style-name="P320"><draw:frame draw:style-name="fr3" draw:name="305" text:anchor-type="char" svg:x="2.499cm" svg:y="0.891cm" svg:width="0.836cm" svg:height="0.667cm" draw:z-index="12"><draw:text-box><text:p text:style-name="P292"><text:span text:style-name="T177">·</text:span><text:span text:style-name="T240"> </text:span><text:span text:style-name="T177">·</text:span><text:span text:style-name="T254"> </text:span><text:span text:style-name="T177">·</text:span><text:span text:style-name="T236"> </text:span><text:span text:style-name="T177">×</text:span></text:p></draw:text-box></draw:frame><draw:frame draw:style-name="fr3" draw:name="306" text:anchor-type="char" svg:x="17.223cm" svg:y="0.413cm" svg:width="1.277cm" svg:height="0.667cm" draw:z-index="14"><draw:text-box><text:p text:style-name="P294"><text:span text:style-name="T177">×<text:tab/></text:span><text:span text:style-name="T253">×</text:span></text:p></draw:text-box></draw:frame><text:span text:style-name="T1">On peut toujours associer à une relation </text:span><text:span text:style-name="T56">n</text:span><text:span text:style-name="T1">-aire une relation </text:span><text:span text:style-name="T56">n</text:span><text:span text:style-name="T1">-aire orientée, définie</text:span><text:span text:style-name="T374"> </text:span><text:span text:style-name="T1">sur</text:span><text:span text:style-name="T322"> </text:span><text:span text:style-name="T56">D</text:span><text:span text:style-name="T356">1</text:span><text:span text:style-name="T436"><text:tab/></text:span><text:span text:style-name="T166">D</text:span><text:span text:style-name="T357">2</text:span><text:span text:style-name="T443"> </text:span><text:span text:style-name="T113">D</text:span><text:span text:style-name="T349">n</text:span><text:span text:style-name="T260">,</text:span><text:span text:style-name="T29"> </text:span><text:span text:style-name="T1">où</text:span><text:span text:style-name="T39"> </text:span><text:span text:style-name="T1">les</text:span><text:span text:style-name="T29"> </text:span><text:span text:style-name="T56">D</text:span><text:span text:style-name="T347">i</text:span><text:span text:style-name="T116"> </text:span><text:span text:style-name="T1">sont</text:span><text:span text:style-name="T39"> </text:span><text:span text:style-name="T1">les</text:span><text:span text:style-name="T39"> </text:span><text:span text:style-name="T1">domaines</text:span><text:span text:style-name="T29"> </text:span><text:span text:style-name="T1">attachés</text:span><text:span text:style-name="T39"> </text:span><text:span text:style-name="T1">aux</text:span><text:span text:style-name="T39"> </text:span><text:span text:style-name="T1">attributs</text:span><text:span text:style-name="T29"> </text:span><text:span text:style-name="T1">de</text:span><text:span text:style-name="T44"> </text:span><text:span text:style-name="T56">A</text:span><text:span text:style-name="T1">,</text:span><text:span text:style-name="T29"> </text:span><text:span text:style-name="T1">énoncés</text:span><text:span text:style-name="T39"> </text:span><text:span text:style-name="T1">dans</text:span><text:span text:style-name="T39"> </text:span><text:span text:style-name="T1">un</text:span><text:span text:style-name="T29"> </text:span><text:span text:style-name="T1">certain</text:span><text:span text:style-name="T39"> </text:span><text:span text:style-name="T1">ordre.</text:span></text:p>
        <text:p text:style-name="P302"><text:span text:style-name="T1">Bien</text:span><text:span text:style-name="T269"> </text:span><text:span text:style-name="T1">entendu,</text:span><text:span text:style-name="T269"> </text:span><text:span text:style-name="T1">si</text:span><text:span text:style-name="T269"> </text:span><text:span text:style-name="T1">les</text:span><text:span text:style-name="T269"> </text:span><text:span text:style-name="T1">attributs</text:span><text:span text:style-name="T269"> </text:span><text:span text:style-name="T1">sont</text:span><text:span text:style-name="T269"> </text:span><text:span text:style-name="T1">énoncés</text:span><text:span text:style-name="T269"> </text:span><text:span text:style-name="T1">dans</text:span><text:span text:style-name="T269"> </text:span><text:span text:style-name="T1">un</text:span><text:span text:style-name="T269"> </text:span><text:span text:style-name="T1">ordre</text:span><text:span text:style-name="T269"> </text:span><text:span text:style-name="T1">différent,</text:span><text:span text:style-name="T269"> </text:span><text:span text:style-name="T1">la</text:span><text:span text:style-name="T269"> </text:span><text:span text:style-name="T1">relation</text:span><text:span text:style-name="T269"> </text:span><text:span text:style-name="T56">n</text:span><text:span text:style-name="T1">-aire</text:span><text:span text:style-name="T269"> </text:span><text:span text:style-name="T1">orientée</text:span><text:span text:style-name="T412"> </text:span><text:span text:style-name="T1">associée peut ne pas être la même, mais, pour une même relation </text:span><text:span text:style-name="T56">n</text:span><text:span text:style-name="T1">-aire, toutes les relations </text:span><text:span text:style-name="T56">n</text:span><text:span text:style-name="T1">-aires orientées associées se déduisent les unes des autres par une permutation sur les</text:span><text:span text:style-name="T464"> </text:span><text:span text:style-name="T1">domaines.</text:span></text:p>
        <text:p text:style-name="P130"><draw:frame draw:style-name="fr3" draw:name="307" text:anchor-type="char" svg:x="11.957cm" svg:y="0.88cm" svg:width="0.328cm" svg:height="0.667cm" draw:z-index="13"><draw:text-box><text:p text:style-name="P283">R</text:p></draw:text-box></draw:frame><draw:frame draw:style-name="fr3" draw:name="308" text:anchor-type="char" svg:x="12.217cm" svg:y="0.402cm" svg:width="0.328cm" svg:height="0.667cm" draw:z-index="16"><draw:text-box><text:p text:style-name="P283">R</text:p></draw:text-box></draw:frame><text:span text:style-name="T1">C’est</text:span><text:span text:style-name="T44"> </text:span><text:span text:style-name="T1">pourquoi</text:span><text:span text:style-name="T44"> </text:span><text:span text:style-name="T1">on</text:span><text:span text:style-name="T44"> </text:span><text:span text:style-name="T1">s’autorisera</text:span><text:span text:style-name="T39"> </text:span><text:span text:style-name="T1">à</text:span><text:span text:style-name="T44"> </text:span><text:span text:style-name="T1">utiliser</text:span><text:span text:style-name="T44"> </text:span><text:span text:style-name="T1">l’abus</text:span><text:span text:style-name="T32"> </text:span><text:span text:style-name="T1">de</text:span><text:span text:style-name="T44"> </text:span><text:span text:style-name="T1">notation</text:span><text:span text:style-name="T465"> </text:span><text:span text:style-name="T1">(</text:span><text:span text:style-name="T56">x</text:span><text:span text:style-name="T356">1</text:span><text:span text:style-name="T444"> </text:span><text:span text:style-name="T56">,</text:span><text:span text:style-name="T138"> </text:span><text:span text:style-name="T56">x</text:span><text:span text:style-name="T356">2</text:span><text:span text:style-name="T445"> </text:span><text:span text:style-name="T56">,</text:span><text:span text:style-name="T138"> </text:span><text:span text:style-name="T56">.</text:span><text:span text:style-name="T167"> </text:span><text:span text:style-name="T56">.</text:span><text:span text:style-name="T167"> </text:span><text:span text:style-name="T56">.</text:span><text:span text:style-name="T148"> </text:span><text:span text:style-name="T56">,</text:span><text:span text:style-name="T138"> </text:span><text:span text:style-name="T56">x</text:span><text:span text:style-name="T347">n</text:span><text:span text:style-name="T1">),</text:span><text:span text:style-name="T44"> </text:span><text:span text:style-name="T1">pour</text:span><text:span text:style-name="T44"> </text:span><text:span text:style-name="T1">exprimer</text:span><text:span text:style-name="T44"> </text:span><text:span text:style-name="T1">que les </text:span><text:span text:style-name="T56">x</text:span><text:span text:style-name="T347">i</text:span><text:span text:style-name="T56"> </text:span><text:span text:style-name="T1">sont en relation par la relation </text:span><text:span text:style-name="T56">n</text:span><text:span text:style-name="T1">-aire (non orientée) , en se référant à l’une quelconque des relations</text:span><text:span text:style-name="T29"> </text:span><text:span text:style-name="T56">n</text:span><text:span text:style-name="T1">-aires</text:span><text:span text:style-name="T39"> </text:span><text:span text:style-name="T1">orientées</text:span><text:span text:style-name="T39"> </text:span><text:span text:style-name="T1">associées</text:span><text:span text:style-name="T39"> </text:span><text:span text:style-name="T1">(celle</text:span><text:span text:style-name="T39"> </text:span><text:span text:style-name="T1">qui</text:span><text:span text:style-name="T29"> </text:span><text:span text:style-name="T1">correspond</text:span><text:span text:style-name="T39"> </text:span><text:span text:style-name="T1">à</text:span><text:span text:style-name="T39"> </text:span><text:span text:style-name="T1">l’ordre</text:span><text:span text:style-name="T39"> </text:span><text:span text:style-name="T1">des</text:span><text:span text:style-name="T39"> </text:span><text:span text:style-name="T1">domaines</text:span><text:span text:style-name="T39"> </text:span><text:span text:style-name="T56">D</text:span><text:span text:style-name="T347">i</text:span><text:span text:style-name="T59"> </text:span><text:span text:style-name="T1">lorsque</text:span><text:span text:style-name="T39"> </text:span><text:span text:style-name="T1">les</text:span><text:span text:style-name="T39"> </text:span><text:span text:style-name="T56">x</text:span><text:span text:style-name="T347">i</text:span><text:span text:style-name="T116"> </text:span><text:span text:style-name="T1">sont énoncés).</text:span></text:p>
        <text:p text:style-name="P214"><text:span text:style-name="T1">N</text:span><text:span text:style-name="T7">OTATION </text:span><text:span text:style-name="T1">: On notera </text:span><text:span text:style-name="T177">R</text:span><text:span text:style-name="T1">[</text:span><text:span text:style-name="T56">A</text:span><text:span text:style-name="T1">] une relation </text:span><text:span text:style-name="T56">n</text:span><text:span text:style-name="T1">-aire (non orientée) d’attributs </text:span><text:span text:style-name="T56">A</text:span><text:span text:style-name="T1">.</text:span></text:p>
        <text:list xml:id="list6041099762334712040" text:style-name="LS240">
          <text:list-item>
            <text:list>
              <text:list-item>
                <text:p text:style-name="P41"><text:span text:style-name="T1">Relations équivalentes, relations</text:span><text:span text:style-name="T39"> </text:span><text:span text:style-name="T1">égales</text:span></text:p>
              </text:list-item>
            </text:list>
          </text:list-item>
        </text:list>
        <text:p text:style-name="P231"/>
        <text:p text:style-name="P164"><text:span text:style-name="T314">D</text:span><text:span text:style-name="T6">ÉFINITION </text:span><text:span text:style-name="T25">4.2 </text:span><text:span text:style-name="T314">(R</text:span><text:span text:style-name="T6">ELATIONS </text:span><text:span text:style-name="T102">n</text:span><text:span text:style-name="T314">-</text:span><text:span text:style-name="T6">AIRES ÉQUIVALENTES</text:span><text:span text:style-name="T314">). </text:span><text:span text:style-name="T1">Deux relations </text:span><text:span text:style-name="T56">n</text:span><text:span text:style-name="T1">-aires (non orientées) sont équivalentes</text:span><text:span text:style-name="T264"> </text:span><text:span text:style-name="T1">lorsque</text:span><text:span text:style-name="T264"> </text:span><text:span text:style-name="T1">leurs</text:span><text:span text:style-name="T264"> </text:span><text:span text:style-name="T1">domaines</text:span><text:span text:style-name="T264"> </text:span><text:span text:style-name="T1">sont</text:span><text:span text:style-name="T264"> </text:span><text:span text:style-name="T1">les</text:span><text:span text:style-name="T264"> </text:span><text:span text:style-name="T1">mêmes</text:span><text:span text:style-name="T264"> </text:span><text:span text:style-name="T1">et</text:span><text:span text:style-name="T264"> </text:span><text:span text:style-name="T1">qu’il</text:span><text:span text:style-name="T264"> </text:span><text:span text:style-name="T1">existe</text:span><text:span text:style-name="T269"> </text:span><text:span text:style-name="T1">une</text:span><text:span text:style-name="T264"> </text:span><text:span text:style-name="T1">permutation</text:span><text:span text:style-name="T264"> </text:span><text:span text:style-name="T1">de</text:span><text:span text:style-name="T264"> </text:span><text:span text:style-name="T1">ces</text:span><text:span text:style-name="T264"> </text:span><text:span text:style-name="T1">domaines</text:span><text:span text:style-name="T264"> </text:span><text:span text:style-name="T1">telle que</text:span><text:span text:style-name="T430"> </text:span><text:span text:style-name="T1">les</text:span><text:span text:style-name="T430"> </text:span><text:span text:style-name="T1">relations</text:span><text:span text:style-name="T430"> </text:span><text:span text:style-name="T1">orientées</text:span><text:span text:style-name="T28"> </text:span><text:span text:style-name="T1">associées</text:span><text:span text:style-name="T430"> </text:span><text:span text:style-name="T1">sont</text:span><text:span text:style-name="T430"> </text:span><text:span text:style-name="T1">égales</text:span><text:span text:style-name="T430"> </text:span><text:span text:style-name="T1">(au</text:span><text:span text:style-name="T28"> </text:span><text:span text:style-name="T1">sens</text:span><text:span text:style-name="T430"> </text:span><text:span text:style-name="T1">de</text:span><text:span text:style-name="T430"> </text:span><text:span text:style-name="T1">l’égalité</text:span><text:span text:style-name="T430"> </text:span><text:span text:style-name="T1">des</text:span><text:span text:style-name="T28"> </text:span><text:span text:style-name="T1">ensembles,</text:span><text:span text:style-name="T430"> </text:span><text:span text:style-name="T1">puisqu’une</text:span><text:span text:style-name="T430"> </text:span><text:span text:style-name="T1">relation </text:span><text:span text:style-name="T56">n</text:span><text:span text:style-name="T1">-aire orientée est définie comme</text:span><text:span text:style-name="T466"> </text:span><text:span text:style-name="T1">un</text:span><text:span text:style-name="T389"> </text:span><text:span text:style-name="T1">ensemble).<text:tab/></text:span><text:span text:style-name="T188">♦</text:span></text:p>
        <text:p text:style-name="P164"><text:span text:style-name="T182"/></text:p>
        <text:p text:style-name="P164"><text:span text:style-name="T279">D</text:span><text:span text:style-name="T7">ÉFINITION </text:span><text:span text:style-name="T279">4.3 (R</text:span><text:span text:style-name="T7">ELATIONS </text:span><text:span text:style-name="T62">n</text:span><text:span text:style-name="T279">-</text:span><text:span text:style-name="T7">AIRES ÉGALES</text:span><text:span text:style-name="T279">). Deux relations </text:span><text:span text:style-name="T62">n</text:span><text:span text:style-name="T279">-aires (non orientées) sont égales</text:span></text:p>
      </text:section>
      <text:section text:style-name="Sect1" text:name="S31">
        <text:p text:style-name="P155"><text:span text:style-name="T1">lorsqu’elles</text:span><text:span text:style-name="T332"> </text:span><text:span text:style-name="T1">sont</text:span><text:span text:style-name="T332"> </text:span><text:span text:style-name="T1">équivalentes</text:span><text:span text:style-name="T389"> </text:span><text:span text:style-name="T1">et</text:span><text:span text:style-name="T332"> </text:span><text:span text:style-name="T1">que</text:span><text:span text:style-name="T332"> </text:span><text:span text:style-name="T1">leurs</text:span><text:span text:style-name="T389"> </text:span><text:span text:style-name="T1">attributs</text:span><text:span text:style-name="T332"> </text:span><text:span text:style-name="T1">sont</text:span><text:span text:style-name="T332"> </text:span><text:span text:style-name="T1">les</text:span><text:span text:style-name="T389"> </text:span><text:span text:style-name="T1">mêmes.</text:span></text:p>
        <text:p text:style-name="P105"><draw:frame draw:style-name="fr8" draw:name="309" text:anchor-type="char" svg:x="2.704cm" svg:y="0.439cm" svg:width="3.852cm" svg:height="1.912cm" draw:z-index="44"><draw:text-box><table:table table:name="Tableau5" table:style-name="Tableau5"><table:table-column table:style-name="Tableau5.A"/><table:table-column table:style-name="Tableau5.B"/><table:table-column table:style-name="Tableau5.C"/><table:table-row table:style-name="Tableau5.1"><table:table-cell table:style-name="Tableau5.A1" office:value-type="string"><text:p text:style-name="P451">Groupe</text:p></table:table-cell><table:table-cell table:style-name="Tableau5.B1" office:value-type="string"><text:p text:style-name="P452">Nom</text:p></table:table-cell><table:table-cell table:style-name="Tableau5.C1" office:value-type="string"><text:p text:style-name="P453">Age</text:p></table:table-cell></table:table-row><table:table-row table:style-name="Tableau5.2"><table:table-cell table:style-name="Tableau5.A2" office:value-type="string"><text:p text:style-name="P454">1</text:p></table:table-cell><table:table-cell table:style-name="Tableau5.B2" office:value-type="string"><text:p text:style-name="P455">A</text:p></table:table-cell><table:table-cell table:style-name="Tableau5.C2" office:value-type="string"><text:p text:style-name="P453">18</text:p></table:table-cell></table:table-row><table:table-row table:style-name="Tableau5.1"><table:table-cell table:style-name="Tableau5.A3" office:value-type="string"><text:p text:style-name="P454">1</text:p></table:table-cell><table:table-cell table:style-name="Tableau5.B3" office:value-type="string"><text:p text:style-name="P455">B</text:p></table:table-cell><table:table-cell table:style-name="Tableau5.C3" office:value-type="string"><text:p text:style-name="P453">17</text:p></table:table-cell></table:table-row><table:table-row table:style-name="Tableau5.1"><table:table-cell table:style-name="Tableau5.A4" office:value-type="string"><text:p text:style-name="P454">2</text:p></table:table-cell><table:table-cell table:style-name="Tableau5.B4" office:value-type="string"><text:p text:style-name="P455">C</text:p></table:table-cell><table:table-cell table:style-name="Tableau5.C4" office:value-type="string"><text:p text:style-name="P453">18</text:p></table:table-cell></table:table-row></table:table><text:p text:style-name="Body_20_Text"/></draw:text-box></draw:frame><draw:frame draw:style-name="fr8" draw:name="310" text:anchor-type="char" svg:x="6.957cm" svg:y="0.439cm" svg:width="3.852cm" svg:height="1.912cm" draw:z-index="45"><draw:text-box><table:table table:name="Tableau6" table:style-name="Tableau6"><table:table-column table:style-name="Tableau6.A"/><table:table-column table:style-name="Tableau6.B"/><table:table-column table:style-name="Tableau6.C"/><table:table-row table:style-name="Tableau6.1"><table:table-cell table:style-name="Tableau6.A1" office:value-type="string"><text:p text:style-name="P456">Age</text:p></table:table-cell><table:table-cell table:style-name="Tableau6.B1" office:value-type="string"><text:p text:style-name="P452">Nom</text:p></table:table-cell><table:table-cell table:style-name="Tableau6.C1" office:value-type="string"><text:p text:style-name="P457">Groupe</text:p></table:table-cell></table:table-row><table:table-row table:style-name="Tableau6.2"><table:table-cell table:style-name="Tableau6.A2" office:value-type="string"><text:p text:style-name="P456">18</text:p></table:table-cell><table:table-cell table:style-name="Tableau6.B2" office:value-type="string"><text:p text:style-name="P455">A</text:p></table:table-cell><table:table-cell table:style-name="Tableau6.C2" office:value-type="string"><text:p text:style-name="P363">1</text:p></table:table-cell></table:table-row><table:table-row table:style-name="Tableau6.1"><table:table-cell table:style-name="Tableau6.A3" office:value-type="string"><text:p text:style-name="P456">17</text:p></table:table-cell><table:table-cell table:style-name="Tableau6.B3" office:value-type="string"><text:p text:style-name="P455">B</text:p></table:table-cell><table:table-cell table:style-name="Tableau6.C3" office:value-type="string"><text:p text:style-name="P363">1</text:p></table:table-cell></table:table-row><table:table-row table:style-name="Tableau6.1"><table:table-cell table:style-name="Tableau6.A4" office:value-type="string"><text:p text:style-name="P456">18</text:p></table:table-cell><table:table-cell table:style-name="Tableau6.B4" office:value-type="string"><text:p text:style-name="P455">C</text:p></table:table-cell><table:table-cell table:style-name="Tableau6.C4" office:value-type="string"><text:p text:style-name="P363">2</text:p></table:table-cell></table:table-row></table:table><text:p text:style-name="Body_20_Text"/></draw:text-box></draw:frame><draw:frame draw:style-name="fr8" draw:name="311" text:anchor-type="char" svg:x="11.208cm" svg:y="0.439cm" svg:width="4.494cm" svg:height="1.912cm" draw:z-index="46"><draw:text-box><table:table table:name="Tableau7" table:style-name="Tableau7"><table:table-column table:style-name="Tableau7.A"/><table:table-column table:style-name="Tableau7.B"/><table:table-column table:style-name="Tableau7.C"/><table:table-row table:style-name="Tableau7.1"><table:table-cell table:style-name="Tableau7.A1" office:value-type="string"><text:p text:style-name="P428">Note</text:p></table:table-cell><table:table-cell table:style-name="Tableau7.B1" office:value-type="string"><text:p text:style-name="P458">Matière</text:p></table:table-cell><table:table-cell table:style-name="Tableau7.C1" office:value-type="string"><text:p text:style-name="P459">Nombre</text:p></table:table-cell></table:table-row><table:table-row table:style-name="Tableau7.2"><table:table-cell table:style-name="Tableau7.A2" office:value-type="string"><text:p text:style-name="P428">18</text:p></table:table-cell><table:table-cell table:style-name="Tableau7.B2" office:value-type="string"><text:p text:style-name="P437">A</text:p></table:table-cell><table:table-cell table:style-name="Tableau7.C2" office:value-type="string"><text:p text:style-name="P441">1</text:p></table:table-cell></table:table-row><table:table-row table:style-name="Tableau7.1"><table:table-cell table:style-name="Tableau7.A3" office:value-type="string"><text:p text:style-name="P428">17</text:p></table:table-cell><table:table-cell table:style-name="Tableau7.B3" office:value-type="string"><text:p text:style-name="P437">B</text:p></table:table-cell><table:table-cell table:style-name="Tableau7.C3" office:value-type="string"><text:p text:style-name="P441">1</text:p></table:table-cell></table:table-row><table:table-row table:style-name="Tableau7.1"><table:table-cell table:style-name="Tableau7.A4" office:value-type="string"><text:p text:style-name="P428">18</text:p></table:table-cell><table:table-cell table:style-name="Tableau7.B4" office:value-type="string"><text:p text:style-name="P437">C</text:p></table:table-cell><table:table-cell table:style-name="Tableau7.C4" office:value-type="string"><text:p text:style-name="P441">2</text:p></table:table-cell></table:table-row></table:table><text:p text:style-name="Body_20_Text"/></draw:text-box></draw:frame></text:p>
        <text:p text:style-name="P321"><text:span text:style-name="T1">Une</text:span><text:span text:style-name="T260"> </text:span><text:span text:style-name="T1">relation</text:span><text:span text:style-name="T260"> </text:span><text:span text:style-name="T177">R<text:tab/></text:span><text:span text:style-name="T1">Une relation égale</text:span><text:span text:style-name="T368"> </text:span><text:span text:style-name="T1">à</text:span><text:span text:style-name="T320"> </text:span><text:span text:style-name="T177">R<text:tab/></text:span><text:span text:style-name="T1">Une relation équivalente à</text:span><text:span text:style-name="T28"> </text:span><text:span text:style-name="T177">R</text:span></text:p>
        <text:list xml:id="list165109720440814" text:continue-numbering="true" text:style-name="LS240">
          <text:list-item>
            <text:list>
              <text:list-header>
                <text:p text:style-name="P42"><text:span text:style-name="T36"/></text:p>
              </text:list-header>
              <text:list-item>
                <text:p text:style-name="P42"><text:soft-page-break/><text:span text:style-name="T36">Interprétation</text:span><text:span text:style-name="T35"> </text:span><text:span text:style-name="T36">fonctionnelle</text:span></text:p>
              </text:list-item>
            </text:list>
          </text:list-item>
        </text:list>
        <text:p text:style-name="P264"><text:span text:style-name="T1">Chaque</text:span><text:span text:style-name="T463"> </text:span><text:span text:style-name="T1">ligne</text:span><text:span text:style-name="T426"> </text:span><text:span text:style-name="T1">du</text:span><text:span text:style-name="T463"> </text:span><text:span text:style-name="T1">tableau</text:span><text:span text:style-name="T426"> </text:span><text:span text:style-name="T1">d’une</text:span><text:span text:style-name="T426"> </text:span><text:span text:style-name="T1">relation</text:span><text:span text:style-name="T426"> </text:span><text:span text:style-name="T56">n</text:span><text:span text:style-name="T1">-aire</text:span><text:span text:style-name="T426"> </text:span><text:span text:style-name="T177">R</text:span><text:span text:style-name="T1">[</text:span><text:span text:style-name="T56">A</text:span><text:span text:style-name="T1">]</text:span><text:span text:style-name="T463"> </text:span><text:span text:style-name="T1">aux</text:span><text:span text:style-name="T426"> </text:span><text:span text:style-name="T1">attributs</text:span><text:span text:style-name="T426"> </text:span><text:span text:style-name="T56">A</text:span><text:span text:style-name="T1">,</text:span><text:span text:style-name="T463"> </text:span><text:span text:style-name="T1">de</text:span><text:span text:style-name="T426"> </text:span><text:span text:style-name="T1">domaines</text:span><text:span text:style-name="T426"> </text:span><text:span text:style-name="T1">(</text:span><text:span text:style-name="T56">D</text:span><text:span text:style-name="T356">1</text:span><text:span text:style-name="T446"> </text:span><text:span text:style-name="T56">,</text:span><text:span text:style-name="T148"> </text:span><text:span text:style-name="T56">D</text:span><text:span text:style-name="T356">2</text:span><text:span text:style-name="T446"> </text:span><text:span text:style-name="T56">,</text:span><text:span text:style-name="T148"> </text:span><text:span text:style-name="T56">.</text:span><text:span text:style-name="T124"> </text:span><text:span text:style-name="T56">.</text:span><text:span text:style-name="T124"> </text:span><text:span text:style-name="T56">.</text:span><text:span text:style-name="T148"> </text:span><text:span text:style-name="T56">,</text:span><text:span text:style-name="T89"> </text:span><text:span text:style-name="T56">D</text:span><text:span text:style-name="T347">n</text:span><text:span text:style-name="T1">), peut</text:span><text:span text:style-name="T322"> </text:span><text:span text:style-name="T1">être</text:span><text:span text:style-name="T332"> </text:span><text:span text:style-name="T1">interprétée</text:span><text:span text:style-name="T332"> </text:span><text:span text:style-name="T1">comme</text:span><text:span text:style-name="T332"> </text:span><text:span text:style-name="T1">une</text:span><text:span text:style-name="T332"> </text:span><text:span text:style-name="T1">application</text:span><text:span text:style-name="T332"> </text:span><text:span text:style-name="T1">de</text:span><text:span text:style-name="T332"> </text:span><text:span text:style-name="T56">A</text:span><text:span text:style-name="T143"> </text:span><text:span text:style-name="T1">(l’ensemble</text:span><text:span text:style-name="T332"> </text:span><text:span text:style-name="T1">des</text:span><text:span text:style-name="T332"> </text:span><text:span text:style-name="T1">attributs)</text:span><text:span text:style-name="T332"> </text:span><text:span text:style-name="T1">dans</text:span><text:span text:style-name="T322"> </text:span><text:span text:style-name="T56">D</text:span><text:span text:style-name="T356">1</text:span><text:span text:style-name="T447"> </text:span><text:span text:style-name="T177">∪</text:span><text:span text:style-name="T233"> </text:span><text:span text:style-name="T56">D</text:span><text:span text:style-name="T356">2</text:span><text:span text:style-name="T448"> </text:span><text:span text:style-name="T177">∪</text:span><text:span text:style-name="T233"> </text:span><text:span text:style-name="T177">·</text:span><text:span text:style-name="T235"> </text:span><text:span text:style-name="T177">·</text:span><text:span text:style-name="T236"> </text:span><text:span text:style-name="T177">·</text:span><text:span text:style-name="T233"> </text:span><text:span text:style-name="T177">∪</text:span><text:span text:style-name="T237"> </text:span><text:span text:style-name="T113">D</text:span><text:span text:style-name="T349">n</text:span><text:span text:style-name="T260">.</text:span></text:p>
        <text:p text:style-name="P243"><text:span text:style-name="T3">E</text:span><text:span text:style-name="T5">XEMPLE</text:span><text:span text:style-name="T22"> </text:span><text:span text:style-name="T315">4.1.</text:span><text:span text:style-name="T47"> </text:span><text:span text:style-name="T330">Par</text:span><text:span text:style-name="T467"> </text:span><text:span text:style-name="T330">exemple,</text:span><text:span text:style-name="T336"> </text:span><text:span text:style-name="T330">pour</text:span><text:span text:style-name="T467"> </text:span><text:span text:style-name="T330">la</text:span><text:span text:style-name="T467"> </text:span><text:span text:style-name="T330">première</text:span><text:span text:style-name="T467"> </text:span><text:span text:style-name="T330">relation</text:span><text:span text:style-name="T467"> </text:span><text:span text:style-name="T330">du</text:span><text:span text:style-name="T429"> </text:span><text:span text:style-name="T330">paragraphe</text:span><text:span text:style-name="T467"> </text:span><text:span text:style-name="T330">précédent,</text:span><text:span text:style-name="T336"> </text:span><text:span text:style-name="T330">on</text:span><text:span text:style-name="T467"> </text:span><text:span text:style-name="T330">peut</text:span><text:span text:style-name="T429"> </text:span><text:span text:style-name="T330">considérer</text:span><text:span text:style-name="T336"> </text:span><text:span text:style-name="T330">les fonctions</text:span><text:span text:style-name="T375"> </text:span><text:span text:style-name="T114">f</text:span><text:span text:style-name="T359">1</text:span><text:span text:style-name="T262">,</text:span><text:span text:style-name="T323"> </text:span><text:span text:style-name="T78">f</text:span><text:span text:style-name="T360">2</text:span><text:span text:style-name="T440"> </text:span><text:span text:style-name="T330">et</text:span><text:span text:style-name="T375"> </text:span><text:span text:style-name="T78">f</text:span><text:span text:style-name="T360">3</text:span><text:span text:style-name="T440"> </text:span><text:span text:style-name="T330">définies</text:span><text:span text:style-name="T323"> </text:span><text:span text:style-name="T330">par</text:span><text:span text:style-name="T338"> </text:span><text:span text:style-name="T78">f</text:span><text:span text:style-name="T360">1</text:span><text:span text:style-name="T330">(Groupe)</text:span><text:span text:style-name="T30"> </text:span><text:span text:style-name="T363">=</text:span><text:span text:style-name="T391"> </text:span><text:span text:style-name="T330">1,</text:span><text:span text:style-name="T323"> </text:span><text:span text:style-name="T78">f</text:span><text:span text:style-name="T360">1</text:span><text:span text:style-name="T330">(Nom)</text:span><text:span text:style-name="T30"> </text:span><text:span text:style-name="T363">=</text:span><text:span text:style-name="T391"> </text:span><text:span text:style-name="T78">A</text:span><text:span text:style-name="T330">,</text:span><text:span text:style-name="T323"> </text:span><text:span text:style-name="T78">f</text:span><text:span text:style-name="T360">1</text:span><text:span text:style-name="T330">(Age)</text:span><text:span text:style-name="T30"> </text:span><text:span text:style-name="T363">=</text:span><text:span text:style-name="T433"> </text:span><text:span text:style-name="T330">18,</text:span><text:span text:style-name="T375"> </text:span><text:span text:style-name="T78">f</text:span><text:span text:style-name="T360">2</text:span><text:span text:style-name="T330">(Groupe)</text:span><text:span text:style-name="T30"> </text:span><text:span text:style-name="T363">=</text:span><text:span text:style-name="T433"> </text:span><text:span text:style-name="T330">1,</text:span><text:span text:style-name="T375"> </text:span><text:span text:style-name="T330">etc.</text:span></text:p>
        <text:p text:style-name="P202"/>
        <text:list xml:id="list165111130466263" text:continue-numbering="true" text:style-name="LS240">
          <text:list-item>
            <text:list>
              <text:list-item>
                <text:p text:style-name="P43">SGBD</text:p>
              </text:list-item>
            </text:list>
          </text:list-item>
        </text:list>
        <text:p text:style-name="P165"><text:span text:style-name="T314">D</text:span><text:span text:style-name="T6">ÉFINITION </text:span><text:span text:style-name="T25">4.4 </text:span><text:span text:style-name="T2">(SGBD). </text:span><text:span text:style-name="T1">Un Système de Gestion de Base de Données Relationnelles (SGBD) est une application</text:span><text:span text:style-name="T322"> </text:span><text:span text:style-name="T1">informatique</text:span><text:span text:style-name="T332"> </text:span><text:span text:style-name="T1">de</text:span><text:span text:style-name="T332"> </text:span><text:span text:style-name="T1">définition</text:span><text:span text:style-name="T332"> </text:span><text:span text:style-name="T1">et</text:span><text:span text:style-name="T332"> </text:span><text:span text:style-name="T1">de</text:span><text:span text:style-name="T322"> </text:span><text:span text:style-name="T1">travail</text:span><text:span text:style-name="T332"> </text:span><text:span text:style-name="T1">sur</text:span><text:span text:style-name="T332"> </text:span><text:span text:style-name="T1">des</text:span><text:span text:style-name="T332"> </text:span><text:span text:style-name="T1">relations</text:span><text:span text:style-name="T463"> </text:span><text:span text:style-name="T56">n</text:span><text:span text:style-name="T1">-aires</text:span><text:span text:style-name="T332"> </text:span><text:span text:style-name="T1">(non</text:span><text:span text:style-name="T332"> </text:span><text:span text:style-name="T1">orientées).<text:tab/></text:span><text:span text:style-name="T188">♦</text:span></text:p>
        <text:p text:style-name="P307">Cette application met en général à la disposition de l’utilisateur un langage (le plus souvent, SQL) qui permet</text:p>
        <text:list xml:id="list491" text:style-name="LS240">
          <text:list-item>
            <text:list>
              <text:list-item>
                <text:list>
                  <text:list-item>
                    <text:p text:style-name="P73"><text:span text:style-name="T1">de définir les objets et leurs liens, de les modifier et d’enrichir la base de</text:span><text:span text:style-name="T365"> </text:span><text:span text:style-name="T39">données,</text:span></text:p>
                  </text:list-item>
                  <text:list-item>
                    <text:p text:style-name="P64"><text:span text:style-name="T1">de</text:span><text:span text:style-name="T39"> </text:span><text:span text:style-name="T1">retrouver</text:span><text:span text:style-name="T44"> </text:span><text:span text:style-name="T1">l’information</text:span><text:span text:style-name="T44"> </text:span><text:span text:style-name="T1">contenue</text:span><text:span text:style-name="T44"> </text:span><text:span text:style-name="T1">dans</text:span><text:span text:style-name="T44"> </text:span><text:span text:style-name="T1">la</text:span><text:span text:style-name="T44"> </text:span><text:span text:style-name="T1">base</text:span><text:span text:style-name="T44"> </text:span><text:span text:style-name="T1">de</text:span><text:span text:style-name="T44"> </text:span><text:span text:style-name="T1">données</text:span><text:span text:style-name="T44"> </text:span><text:span text:style-name="T1">par</text:span><text:span text:style-name="T44"> </text:span><text:span text:style-name="T1">la</text:span><text:span text:style-name="T44"> </text:span><text:span text:style-name="T1">formulation</text:span><text:span text:style-name="T44"> </text:span><text:span text:style-name="T1">de</text:span><text:span text:style-name="T44"> </text:span><text:span text:style-name="T1">requêtes.</text:span></text:p>
                  </text:list-item>
                </text:list>
              </text:list-item>
            </text:list>
          </text:list-item>
        </text:list>
        <text:p text:style-name="P256"/>
        <text:list xml:id="list165109469702225" text:continue-list="list165111130466263" text:style-name="LS240">
          <text:list-item>
            <text:p text:style-name="P83">Projections</text:p>
          </text:list-item>
        </text:list>
        <text:list xml:id="list4268471625676811300" text:style-name="LS239">
          <text:list-item>
            <text:list>
              <text:list-item>
                <text:p text:style-name="P53">Définitions</text:p>
              </text:list-item>
            </text:list>
          </text:list-item>
        </text:list>
        <text:p text:style-name="P175"><text:span text:style-name="T1">Soit </text:span><text:span text:style-name="T177">R</text:span><text:span text:style-name="T1">[</text:span><text:span text:style-name="T56">A</text:span><text:span text:style-name="T1">] une relation </text:span><text:span text:style-name="T56">n</text:span><text:span text:style-name="T1">-aire d’attributs </text:span><text:span text:style-name="T56">A</text:span><text:span text:style-name="T1">, et </text:span><text:span text:style-name="T56">a </text:span><text:span text:style-name="T177">∈ </text:span><text:span text:style-name="T56">A</text:span><text:span text:style-name="T1">.</text:span></text:p>
        <text:p text:style-name="P322"><text:span text:style-name="T1">On pose </text:span><text:span text:style-name="T56">A </text:span><text:span text:style-name="T363">= </text:span><text:span text:style-name="T177">{</text:span><text:span text:style-name="T56">a</text:span><text:span text:style-name="T177">} ∪ </text:span><text:span text:style-name="T56">B</text:span><text:span text:style-name="T1">, et on suppose que le domaine de </text:span><text:span text:style-name="T56">a </text:span><text:span text:style-name="T1">est </text:span><text:span text:style-name="T56">D</text:span><text:span text:style-name="T356">1</text:span><text:span text:style-name="T436"> </text:span><text:span text:style-name="T1">et que les domaines des attributs de </text:span><text:span text:style-name="T56">B </text:span><text:span text:style-name="T1">sont </text:span><text:span text:style-name="T56">D</text:span><text:span text:style-name="T356">2</text:span><text:span text:style-name="T436"> </text:span><text:span text:style-name="T56">, . . . , D</text:span><text:span text:style-name="T347">n</text:span><text:span text:style-name="T1">.</text:span></text:p>
        <text:p text:style-name="P198"/>
        <text:p text:style-name="P34"><text:span text:style-name="T290">D</text:span><text:span text:style-name="T6">ÉFINITION </text:span><text:span text:style-name="T301">4.5 </text:span><text:span text:style-name="T289">(P</text:span><text:span text:style-name="T4">ROJECTION D</text:span><text:span text:style-name="T289">’</text:span><text:span text:style-name="T4">UNE </text:span><text:span text:style-name="T6">RELATION</text:span><text:span text:style-name="T290">). </text:span><text:span text:style-name="T279">La projection de la relation </text:span><text:span text:style-name="T180">R </text:span><text:span text:style-name="T292">suivant </text:span><text:span text:style-name="T62">a </text:span><text:span text:style-name="T279">sur </text:span><text:span text:style-name="T68">B</text:span><text:span text:style-name="T312">, </text:span><text:span text:style-name="T279">notée </text:span><text:span text:style-name="T180">R</text:span><text:span text:style-name="T353">a</text:span><text:span text:style-name="T62"> </text:span><text:span text:style-name="T279">(on autorise aussi </text:span><text:span text:style-name="T180">R</text:span><text:span text:style-name="T279">[</text:span><text:span text:style-name="T62">B</text:span><text:span text:style-name="T279">]), est définie par</text:span><text:span text:style-name="T297"> </text:span><text:span text:style-name="T279">:</text:span></text:p>
        <text:p text:style-name="P280"><text:span text:style-name="T177">R</text:span><text:span text:style-name="T347">a</text:span><text:span text:style-name="T1">(</text:span><text:span text:style-name="T56">x</text:span><text:span text:style-name="T356">2</text:span><text:span text:style-name="T441"> </text:span><text:span text:style-name="T56">, .</text:span><text:span text:style-name="T99"> </text:span><text:span text:style-name="T56">.</text:span><text:span text:style-name="T111"> </text:span><text:span text:style-name="T56">. , </text:span><text:span text:style-name="T77">x</text:span><text:span text:style-name="T352">n</text:span><text:span text:style-name="T320">)<text:tab/></text:span><text:span text:style-name="T177">⇔<text:tab/>∃</text:span><text:span text:style-name="T56">x</text:span><text:span text:style-name="T356">1</text:span><text:span text:style-name="T449"> </text:span><text:span text:style-name="T177">∈</text:span><text:span text:style-name="T198"> </text:span><text:span text:style-name="T113">D</text:span><text:span text:style-name="T358">1</text:span><text:span text:style-name="T113">,</text:span><text:span text:style-name="T162"> </text:span><text:span text:style-name="T177">R</text:span><text:span text:style-name="T1">(</text:span><text:span text:style-name="T56">x</text:span><text:span text:style-name="T356">1</text:span><text:span text:style-name="T442"> </text:span><text:span text:style-name="T56">,</text:span><text:span text:style-name="T141"> </text:span><text:span text:style-name="T56">x</text:span><text:span text:style-name="T356">2</text:span><text:span text:style-name="T437"> </text:span><text:span text:style-name="T56">,</text:span><text:span text:style-name="T140"> </text:span><text:span text:style-name="T56">.</text:span><text:span text:style-name="T165"> </text:span><text:span text:style-name="T56">.</text:span><text:span text:style-name="T111"> </text:span><text:span text:style-name="T56">.</text:span><text:span text:style-name="T141"> </text:span><text:span text:style-name="T56">,</text:span><text:span text:style-name="T141"> </text:span><text:span text:style-name="T56">x</text:span><text:span text:style-name="T347">n</text:span><text:span text:style-name="T1">)</text:span><text:span text:style-name="T56">.</text:span></text:p>
        <text:p text:style-name="P257"/>
        <text:p text:style-name="P207"><text:span text:style-name="T1">R</text:span><text:span text:style-name="T7">EMARQUE </text:span><text:span text:style-name="T1">4.1. Dans la pratique, on obtient la projection d’une relation :</text:span></text:p>
        <text:list xml:id="list2506186713725258022" text:style-name="LS238">
          <text:list-item>
            <text:p text:style-name="P65"><text:span text:style-name="T1">en supprimant la colonne de l’attribut selon lequel se fait la</text:span><text:span text:style-name="T421"> </text:span><text:span text:style-name="T1">projection,</text:span></text:p>
          </text:list-item>
          <text:list-item>
            <text:p text:style-name="P65"><text:span text:style-name="T1">et en ne conservant qu’une seule occurrence de lignes qui seraient devenues</text:span><text:span text:style-name="T468"> </text:span><text:span text:style-name="T1">identiques.</text:span></text:p>
          </text:list-item>
        </text:list>
        <text:p text:style-name="P108"/>
        <text:list xml:id="list165111367398635" text:continue-list="list4268471625676811300" text:style-name="LS239">
          <text:list-item>
            <text:list>
              <text:list-item>
                <text:p text:style-name="P54"><text:span text:style-name="T1">Théorème des</text:span><text:span text:style-name="T44"> </text:span><text:span text:style-name="T1">projections</text:span></text:p>
              </text:list-item>
            </text:list>
          </text:list-item>
        </text:list>
        <text:p text:style-name="P176"><text:span text:style-name="T1">Soit </text:span><text:span text:style-name="T177">R</text:span><text:span text:style-name="T1">[</text:span><text:span text:style-name="T56">A</text:span><text:span text:style-name="T1">] une relation </text:span><text:span text:style-name="T56">n</text:span><text:span text:style-name="T1">-aire d’attributs </text:span><text:span text:style-name="T56">A</text:span><text:span text:style-name="T1">, </text:span><text:span text:style-name="T56">a </text:span><text:span text:style-name="T177">∈ </text:span><text:span text:style-name="T56">A</text:span><text:span text:style-name="T1">, </text:span><text:span text:style-name="T56">b </text:span><text:span text:style-name="T177">∈ </text:span><text:span text:style-name="T56">A </text:span><text:span text:style-name="T1">(</text:span><text:span text:style-name="T56">b </text:span><text:span text:style-name="T177">ƒ</text:span><text:span text:style-name="T1">= </text:span><text:span text:style-name="T56">a</text:span><text:span text:style-name="T1">).</text:span><text:span text:style-name="T481"><draw:frame draw:style-name="fr2" draw:name="312" text:anchor-type="as-char" svg:width="16.014cm" svg:height="2.671cm" draw:z-index="56"><draw:text-box><text:p text:style-name="P95"/><text:p text:style-name="P35"><text:span text:style-name="T289">P</text:span><text:span text:style-name="T4">ROPRIÉTÉ </text:span><text:span text:style-name="T301">4.1 </text:span><text:span text:style-name="T289">(T</text:span><text:span text:style-name="T4">HÉORÈME </text:span><text:span text:style-name="T11">DES </text:span><text:span text:style-name="T4">PROJECTIONS</text:span><text:span text:style-name="T289">)</text:span><text:span text:style-name="T313"> </text:span><text:span text:style-name="T279">:</text:span></text:p><text:p text:style-name="P282"/><text:p text:style-name="P36"><text:span text:style-name="T280">(</text:span><text:span text:style-name="T184">R</text:span><text:span text:style-name="T354">a</text:span><text:span text:style-name="T280">)</text:span><text:span text:style-name="T169">b </text:span><text:span text:style-name="T280">= (</text:span><text:span text:style-name="T184">R</text:span><text:span text:style-name="T354">b</text:span><text:span text:style-name="T280">)</text:span><text:span text:style-name="T169">a <text:s/></text:span><text:span text:style-name="T64">.</text:span></text:p></draw:text-box></draw:frame></text:span></text:p>
      </text:section>
      <text:section text:style-name="Sect1" text:name="S32">
        <text:p text:style-name="P323"><draw:line text:anchor-type="paragraph" draw:z-index="47" draw:style-name="gr7" draw:text-style-name="P463" svg:x1="18.413cm" svg:y1="0.39cm" svg:x2="18.413cm" svg:y2="0.563cm"><text:p/></draw:line><text:span text:style-name="T1">P</text:span><text:span text:style-name="T7">REUVE </text:span><text:span text:style-name="T1">(Démonstration immédiate).</text:span></text:p>
        <text:p text:style-name="P244"><text:span text:style-name="T1">R</text:span><text:span text:style-name="T7">EMARQUE </text:span><text:span text:style-name="T1">4.2. Ce dernier résultat nous autorise à considérer la projection d’une relation suivant un sous-ensemble d’attributs (et sur le complémentaire de ce sous-ensemble d’attributs).</text:span></text:p>
        <text:p text:style-name="P215"><text:span text:style-name="T1">N</text:span><text:span text:style-name="T7">OTATION </text:span><text:span text:style-name="T1">: On notera cette projection </text:span><text:span text:style-name="T177">R</text:span><text:span text:style-name="T347">B</text:span><text:span text:style-name="T56"> </text:span><text:span text:style-name="T1">(ou </text:span><text:span text:style-name="T177">R</text:span><text:span text:style-name="T1">[</text:span><text:span text:style-name="T56">A </text:span><text:span text:style-name="T192">\ </text:span><text:span text:style-name="T56">B</text:span><text:span text:style-name="T1">]) (si </text:span><text:span text:style-name="T56">B </text:span><text:span text:style-name="T177">⊂ </text:span><text:span text:style-name="T56">A</text:span><text:span text:style-name="T1">, c’est la projection suivant </text:span><text:span text:style-name="T56">B </text:span><text:span text:style-name="T1">de</text:span></text:p>
        <text:p text:style-name="P156"><text:span text:style-name="T196">R </text:span><text:span text:style-name="T363">sur </text:span><text:span text:style-name="T100">C </text:span><text:span text:style-name="T364">= </text:span><text:span text:style-name="T100">A </text:span><text:span text:style-name="T197">\ </text:span><text:span text:style-name="T100">B</text:span><text:span text:style-name="T363">.</text:span></text:p>
        <text:p text:style-name="P252"/>
        <text:list xml:id="list165110527072096" text:continue-numbering="true" text:style-name="LS239">
          <text:list-item>
            <text:p text:style-name="P85"><text:soft-page-break/><text:span text:style-name="T325">Opérations sur les relations</text:span><text:span text:style-name="T326"> </text:span><text:span text:style-name="T393">n</text:span><text:span text:style-name="T325">-aires</text:span></text:p>
            <text:list>
              <text:list-item>
                <text:p text:style-name="P77"><text:span text:style-name="T1">Somme et</text:span><text:span text:style-name="T44"> </text:span><text:span text:style-name="T1">produit</text:span></text:p>
              </text:list-item>
            </text:list>
          </text:list-item>
        </text:list>
        <text:p text:style-name="P308"><draw:frame draw:style-name="fr3" draw:name="313" text:anchor-type="char" svg:x="3.799cm" svg:y="0.349cm" svg:width="4.927cm" svg:height="0.667cm" draw:z-index="48"><draw:text-box><text:p text:style-name="P298"><text:span text:style-name="T196">R<text:tab/></text:span><text:span text:style-name="T251">S</text:span></text:p></draw:text-box></draw:frame><text:span text:style-name="T1">Soit<text:tab/>une relation d’attributs</text:span><text:span text:style-name="T459"> </text:span><text:span text:style-name="T56">A</text:span><text:span text:style-name="T154"> </text:span><text:span text:style-name="T1">et<text:tab/>une</text:span><text:span text:style-name="T403"> </text:span><text:span text:style-name="T1">relation</text:span><text:span text:style-name="T403"> </text:span><text:span text:style-name="T1">d’attributs</text:span><text:span text:style-name="T403"> </text:span><text:span text:style-name="T73">B</text:span><text:span text:style-name="T317">,</text:span><text:span text:style-name="T403"> </text:span><text:span text:style-name="T1">pour</text:span><text:span text:style-name="T403"> </text:span><text:span text:style-name="T1">lesquelles</text:span><text:span text:style-name="T403"> </text:span><text:span text:style-name="T1">les</text:span><text:span text:style-name="T403"> </text:span><text:span text:style-name="T1">attributs</text:span><text:span text:style-name="T403"> </text:span><text:span text:style-name="T1">de</text:span><text:span text:style-name="T403"> </text:span><text:span text:style-name="T1">même nom ont même</text:span><text:span text:style-name="T39"> </text:span><text:span text:style-name="T1">domaine.</text:span></text:p>
        <text:p text:style-name="P193"><text:span text:style-name="T1">Les relations somme </text:span><text:span text:style-name="T177">R </text:span><text:span text:style-name="T363">+ </text:span><text:span text:style-name="T177">S </text:span><text:span text:style-name="T1">et produit </text:span><text:span text:style-name="T177">R ∗ S </text:span><text:span text:style-name="T1">ont pour attributs </text:span><text:span text:style-name="T56">A </text:span><text:span text:style-name="T177">∪ </text:span><text:span text:style-name="T56">B</text:span><text:span text:style-name="T1">.</text:span></text:p>
        <text:p text:style-name="P310"><text:span text:style-name="T1">Pour</text:span><text:span text:style-name="T403"> </text:span><text:span text:style-name="T1">l’énoncé</text:span><text:span text:style-name="T403"> </text:span><text:span text:style-name="T1">de</text:span><text:span text:style-name="T264"> </text:span><text:span text:style-name="T1">la</text:span><text:span text:style-name="T403"> </text:span><text:span text:style-name="T1">définition,</text:span><text:span text:style-name="T264"> </text:span><text:span text:style-name="T1">comme</text:span><text:span text:style-name="T403"> </text:span><text:span text:style-name="T1">l’ordre</text:span><text:span text:style-name="T403"> </text:span><text:span text:style-name="T1">dans</text:span><text:span text:style-name="T264"> </text:span><text:span text:style-name="T1">lequel</text:span><text:span text:style-name="T403"> </text:span><text:span text:style-name="T1">on</text:span><text:span text:style-name="T264"> </text:span><text:span text:style-name="T1">énonce</text:span><text:span text:style-name="T403"> </text:span><text:span text:style-name="T1">les</text:span><text:span text:style-name="T403"> </text:span><text:span text:style-name="T32">attributs</text:span><text:span text:style-name="T264"> </text:span><text:span text:style-name="T1">est</text:span><text:span text:style-name="T403"> </text:span><text:span text:style-name="T1">sans</text:span><text:span text:style-name="T264"> </text:span><text:span text:style-name="T1">importance, on</text:span><text:span text:style-name="T44"> </text:span><text:span text:style-name="T1">suppose</text:span><text:span text:style-name="T32"> </text:span><text:span text:style-name="T1">que,</text:span><text:span text:style-name="T32"> </text:span><text:span text:style-name="T1">dans</text:span><text:span text:style-name="T44"> </text:span><text:span text:style-name="T56">A</text:span><text:span text:style-name="T156"> </text:span><text:span text:style-name="T177">∪</text:span><text:span text:style-name="T223"> </text:span><text:span text:style-name="T73">B</text:span><text:span text:style-name="T317">,</text:span><text:span text:style-name="T44"> </text:span><text:span text:style-name="T1">les</text:span><text:span text:style-name="T32"> </text:span><text:span text:style-name="T1">éléments</text:span><text:span text:style-name="T32"> </text:span><text:span text:style-name="T1">sont</text:span><text:span text:style-name="T44"> </text:span><text:span text:style-name="T1">énumérés</text:span><text:span text:style-name="T32"> </text:span><text:span text:style-name="T1">dans</text:span><text:span text:style-name="T32"> </text:span><text:span text:style-name="T1">l’ordre</text:span><text:span text:style-name="T44"> suivant</text:span></text:p>
        <text:list xml:id="list3545528545271700930" text:style-name="LS237">
          <text:list-item>
            <text:p text:style-name="P86"><text:span text:style-name="T1">les</text:span><text:span text:style-name="T44"> </text:span><text:span text:style-name="T1">attributs</text:span><text:span text:style-name="T44"> </text:span><text:span text:style-name="T1">de</text:span><text:span text:style-name="T32"> </text:span><text:span text:style-name="T56">A</text:span><text:span text:style-name="T109"> </text:span><text:span text:style-name="T1">qui</text:span><text:span text:style-name="T32"> </text:span><text:span text:style-name="T1">ne</text:span><text:span text:style-name="T44"> </text:span><text:span text:style-name="T1">sont</text:span><text:span text:style-name="T44"> </text:span><text:span text:style-name="T1">pas</text:span><text:span text:style-name="T32"> </text:span><text:span text:style-name="T1">dans</text:span><text:span text:style-name="T44"> </text:span><text:span text:style-name="T73">B</text:span><text:span text:style-name="T317">,</text:span><text:span text:style-name="T44"> </text:span><text:span text:style-name="T1">les</text:span><text:span text:style-name="T32"> </text:span><text:span text:style-name="T1">domaines</text:span><text:span text:style-name="T44"> </text:span><text:span text:style-name="T1">sont</text:span><text:span text:style-name="T32"> </text:span><text:span text:style-name="T56">D</text:span><text:span text:style-name="T356">1</text:span><text:span text:style-name="T441"> </text:span><text:span text:style-name="T56">, .</text:span><text:span text:style-name="T99"> </text:span><text:span text:style-name="T56">.</text:span><text:span text:style-name="T99"> </text:span><text:span text:style-name="T56">. , D</text:span><text:span text:style-name="T347">p</text:span><text:span text:style-name="T146"> </text:span><text:span text:style-name="T1">,</text:span></text:p>
          </text:list-item>
          <text:list-item>
            <text:p text:style-name="P87"><text:span text:style-name="T1">les</text:span><text:span text:style-name="T44"> </text:span><text:span text:style-name="T1">attributs</text:span><text:span text:style-name="T44"> </text:span><text:span text:style-name="T1">communs</text:span><text:span text:style-name="T44"> </text:span><text:span text:style-name="T1">à</text:span><text:span text:style-name="T44"> </text:span><text:span text:style-name="T56">A</text:span><text:span text:style-name="T109"> </text:span><text:span text:style-name="T1">et</text:span><text:span text:style-name="T32"> </text:span><text:span text:style-name="T1">à</text:span><text:span text:style-name="T44"> </text:span><text:span text:style-name="T73">B</text:span><text:span text:style-name="T317">,</text:span><text:span text:style-name="T44"> </text:span><text:span text:style-name="T1">les</text:span><text:span text:style-name="T44"> </text:span><text:span text:style-name="T1">domaines</text:span><text:span text:style-name="T44"> </text:span><text:span text:style-name="T1">sont</text:span><text:span text:style-name="T32"> </text:span><text:span text:style-name="T56">D</text:span><text:span text:style-name="T347">p</text:span><text:span text:style-name="T356">+1</text:span><text:span text:style-name="T442"> </text:span><text:span text:style-name="T56">, .</text:span><text:span text:style-name="T99"> </text:span><text:span text:style-name="T56">.</text:span><text:span text:style-name="T111"> </text:span><text:span text:style-name="T56">. , D</text:span><text:span text:style-name="T347">q</text:span><text:span text:style-name="T79"> </text:span><text:span text:style-name="T1">,</text:span></text:p>
          </text:list-item>
          <text:list-item>
            <text:p text:style-name="P89"><text:span text:style-name="T1">les</text:span><text:span text:style-name="T332"> </text:span><text:span text:style-name="T1">attributs</text:span><text:span text:style-name="T389"> </text:span><text:span text:style-name="T1">de</text:span><text:span text:style-name="T389"> </text:span><text:span text:style-name="T56">B</text:span><text:span text:style-name="T107"> </text:span><text:span text:style-name="T1">qui</text:span><text:span text:style-name="T389"> </text:span><text:span text:style-name="T1">ne</text:span><text:span text:style-name="T389"> </text:span><text:span text:style-name="T1">sont</text:span><text:span text:style-name="T389"> </text:span><text:span text:style-name="T1">pas</text:span><text:span text:style-name="T389"> </text:span><text:span text:style-name="T1">dans</text:span><text:span text:style-name="T389"> </text:span><text:span text:style-name="T56">A</text:span><text:span text:style-name="T1">,</text:span><text:span text:style-name="T389"> </text:span><text:span text:style-name="T1">les</text:span><text:span text:style-name="T332"> </text:span><text:span text:style-name="T1">domaines</text:span><text:span text:style-name="T389"> </text:span><text:span text:style-name="T1">sont</text:span><text:span text:style-name="T389"> </text:span><text:span text:style-name="T56">D</text:span><text:span text:style-name="T347">q</text:span><text:span text:style-name="T356">+1</text:span><text:span text:style-name="T446"> </text:span><text:span text:style-name="T56">,</text:span><text:span text:style-name="T148"> </text:span><text:span text:style-name="T56">.</text:span><text:span text:style-name="T124"> </text:span><text:span text:style-name="T56">.</text:span><text:span text:style-name="T167"> </text:span><text:span text:style-name="T56">.</text:span><text:span text:style-name="T89"> </text:span><text:span text:style-name="T56">,</text:span><text:span text:style-name="T148"> </text:span><text:span text:style-name="T56">D</text:span><text:span text:style-name="T347">n</text:span><text:span text:style-name="T126"> </text:span><text:span text:style-name="T1">. (l’un de ces sous-ensembles peut être</text:span><text:span text:style-name="T322"> </text:span><text:span text:style-name="T1">vide).</text:span></text:p>
          </text:list-item>
        </text:list>
        <text:p text:style-name="P260"/>
        <text:p text:style-name="P25"><text:span text:style-name="T279">D</text:span><text:span text:style-name="T7">ÉFINITION </text:span><text:span text:style-name="T279">4.6. On a alors, par définition</text:span></text:p>
        <text:list xml:id="list503" text:style-name="LS237">
          <text:list-item>
            <text:p text:style-name="P88"><text:span text:style-name="T1">(</text:span><text:span text:style-name="T177">R</text:span><text:span text:style-name="T219"> </text:span><text:span text:style-name="T363">+</text:span><text:span text:style-name="T265"> </text:span><text:span text:style-name="T189">S</text:span><text:span text:style-name="T320">)(</text:span><text:span text:style-name="T77">x</text:span><text:span text:style-name="T361">1</text:span><text:span text:style-name="T441"> </text:span><text:span text:style-name="T56">,</text:span><text:span text:style-name="T94"> </text:span><text:span text:style-name="T56">.</text:span><text:span text:style-name="T111"> </text:span><text:span text:style-name="T56">.</text:span><text:span text:style-name="T111"> </text:span><text:span text:style-name="T56">.</text:span><text:span text:style-name="T94"> </text:span><text:span text:style-name="T56">,</text:span><text:span text:style-name="T140"> </text:span><text:span text:style-name="T56">x</text:span><text:span text:style-name="T347">p</text:span><text:span text:style-name="T146"> </text:span><text:span text:style-name="T56">,</text:span><text:span text:style-name="T140"> </text:span><text:span text:style-name="T56">x</text:span><text:span text:style-name="T347">p</text:span><text:span text:style-name="T356">+1</text:span><text:span text:style-name="T442"> </text:span><text:span text:style-name="T56">,</text:span><text:span text:style-name="T94"> </text:span><text:span text:style-name="T56">.</text:span><text:span text:style-name="T111"> </text:span><text:span text:style-name="T56">.</text:span><text:span text:style-name="T111"> </text:span><text:span text:style-name="T56">.</text:span><text:span text:style-name="T94"> </text:span><text:span text:style-name="T56">,</text:span><text:span text:style-name="T140"> </text:span><text:span text:style-name="T56">x</text:span><text:span text:style-name="T347">q</text:span><text:span text:style-name="T144"> </text:span><text:span text:style-name="T56">,</text:span><text:span text:style-name="T94"> </text:span><text:span text:style-name="T56">.</text:span><text:span text:style-name="T111"> </text:span><text:span text:style-name="T56">.</text:span><text:span text:style-name="T111"> </text:span><text:span text:style-name="T56">.</text:span><text:span text:style-name="T94"> </text:span><text:span text:style-name="T56">,</text:span><text:span text:style-name="T140"> </text:span><text:span text:style-name="T56">x</text:span><text:span text:style-name="T347">q</text:span><text:span text:style-name="T356">+1</text:span><text:span text:style-name="T442"> </text:span><text:span text:style-name="T56">,</text:span><text:span text:style-name="T94"> </text:span><text:span text:style-name="T77">x</text:span><text:span text:style-name="T352">n</text:span><text:span text:style-name="T320">)</text:span><text:span text:style-name="T39"> </text:span><text:span text:style-name="T1">si</text:span><text:span text:style-name="T39"> </text:span><text:span text:style-name="T1">et</text:span><text:span text:style-name="T44"> </text:span><text:span text:style-name="T1">seulement</text:span><text:span text:style-name="T39"> </text:span><text:span text:style-name="T1">si</text:span></text:p>
          </text:list-item>
        </text:list>
        <text:p text:style-name="P249"><text:span text:style-name="T177">R</text:span><text:span text:style-name="T1">(</text:span><text:span text:style-name="T56">x</text:span><text:span text:style-name="T356">1</text:span><text:span text:style-name="T436"> </text:span><text:span text:style-name="T56">, . . . , x</text:span><text:span text:style-name="T347">q</text:span><text:span text:style-name="T1">) ou </text:span><text:span text:style-name="T177">S</text:span><text:span text:style-name="T1">(</text:span><text:span text:style-name="T56">x</text:span><text:span text:style-name="T347">p</text:span><text:span text:style-name="T356">+1</text:span><text:span text:style-name="T436"> </text:span><text:span text:style-name="T56">, . . . , x</text:span><text:span text:style-name="T347">n</text:span><text:span text:style-name="T1">),</text:span></text:p>
        <text:list xml:id="list504" text:style-name="LS237">
          <text:list-item>
            <text:p text:style-name="P87"><text:span text:style-name="T1">(</text:span><text:span text:style-name="T177">R</text:span><text:span text:style-name="T220"> </text:span><text:span text:style-name="T177">∗</text:span><text:span text:style-name="T220"> </text:span><text:span text:style-name="T189">S</text:span><text:span text:style-name="T320">)(</text:span><text:span text:style-name="T77">x</text:span><text:span text:style-name="T361">1</text:span><text:span text:style-name="T441"> </text:span><text:span text:style-name="T56">,</text:span><text:span text:style-name="T94"> </text:span><text:span text:style-name="T56">.</text:span><text:span text:style-name="T99"> </text:span><text:span text:style-name="T56">.</text:span><text:span text:style-name="T99"> </text:span><text:span text:style-name="T56">.</text:span><text:span text:style-name="T94"> </text:span><text:span text:style-name="T56">,</text:span><text:span text:style-name="T94"> </text:span><text:span text:style-name="T56">x</text:span><text:span text:style-name="T347">p</text:span><text:span text:style-name="T106"> </text:span><text:span text:style-name="T56">,</text:span><text:span text:style-name="T94"> </text:span><text:span text:style-name="T56">.</text:span><text:span text:style-name="T99"> </text:span><text:span text:style-name="T56">.</text:span><text:span text:style-name="T111"> </text:span><text:span text:style-name="T56">.</text:span><text:span text:style-name="T94"> </text:span><text:span text:style-name="T56">, x</text:span><text:span text:style-name="T347">q</text:span><text:span text:style-name="T79"> </text:span><text:span text:style-name="T56">,</text:span><text:span text:style-name="T94"> </text:span><text:span text:style-name="T56">.</text:span><text:span text:style-name="T99"> </text:span><text:span text:style-name="T56">.</text:span><text:span text:style-name="T111"> </text:span><text:span text:style-name="T56">. ,</text:span><text:span text:style-name="T94"> </text:span><text:span text:style-name="T77">x</text:span><text:span text:style-name="T352">n</text:span><text:span text:style-name="T320">)</text:span><text:span text:style-name="T44"> </text:span><text:span text:style-name="T1">si</text:span><text:span text:style-name="T44"> </text:span><text:span text:style-name="T1">et</text:span><text:span text:style-name="T44"> </text:span><text:span text:style-name="T1">seulement</text:span><text:span text:style-name="T44"> </text:span><text:span text:style-name="T1">si</text:span></text:p>
          </text:list-item>
        </text:list>
        <text:p text:style-name="P250"><text:span text:style-name="T177">R</text:span><text:span text:style-name="T1">(</text:span><text:span text:style-name="T56">x</text:span><text:span text:style-name="T356">1</text:span><text:span text:style-name="T446"> </text:span><text:span text:style-name="T56">,</text:span><text:span text:style-name="T89"> </text:span><text:span text:style-name="T56">.</text:span><text:span text:style-name="T124"> </text:span><text:span text:style-name="T56">.</text:span><text:span text:style-name="T105"> </text:span><text:span text:style-name="T56">.</text:span><text:span text:style-name="T89"> </text:span><text:span text:style-name="T56">,</text:span><text:span text:style-name="T89"> </text:span><text:span text:style-name="T118">x</text:span><text:span text:style-name="T351">q</text:span><text:span text:style-name="T371">)</text:span><text:span text:style-name="T332"> </text:span><text:span text:style-name="T1">et</text:span><text:span text:style-name="T332"> </text:span><text:span text:style-name="T189">S</text:span><text:span text:style-name="T320">(</text:span><text:span text:style-name="T77">x</text:span><text:span text:style-name="T352">p</text:span><text:span text:style-name="T361">+1</text:span><text:span text:style-name="T446"> </text:span><text:span text:style-name="T56">,</text:span><text:span text:style-name="T89"> </text:span><text:span text:style-name="T56">.</text:span><text:span text:style-name="T124"> </text:span><text:span text:style-name="T56">.</text:span><text:span text:style-name="T124"> </text:span><text:span text:style-name="T56">.</text:span><text:span text:style-name="T82"> </text:span><text:span text:style-name="T56">,</text:span><text:span text:style-name="T89"> </text:span><text:span text:style-name="T56">x</text:span><text:span text:style-name="T347">n</text:span><text:span text:style-name="T1">)</text:span><text:span text:style-name="T56">.<text:tab/></text:span><text:span text:style-name="T177">♦</text:span></text:p>
        <text:p text:style-name="P216"><text:span text:style-name="T1">N</text:span><text:span text:style-name="T7">OTATION </text:span><text:span text:style-name="T1">: On note (</text:span><text:span text:style-name="T177">R </text:span><text:span text:style-name="T363">+ </text:span><text:span text:style-name="T177">S</text:span><text:span text:style-name="T1">) [</text:span><text:span text:style-name="T56">A </text:span><text:span text:style-name="T177">∪ </text:span><text:span text:style-name="T56">B</text:span><text:span text:style-name="T1">] et (</text:span><text:span text:style-name="T177">R ∗ S</text:span><text:span text:style-name="T1">) [</text:span><text:span text:style-name="T56">A </text:span><text:span text:style-name="T177">∪ </text:span><text:span text:style-name="T56">B</text:span><text:span text:style-name="T1">].</text:span></text:p>
        <text:p text:style-name="P245"><text:span text:style-name="T2">E</text:span><text:span text:style-name="T4">XEMPLE</text:span><text:span text:style-name="T10"> </text:span><text:span text:style-name="T314">4.2.</text:span><text:span text:style-name="T469"> </text:span><text:span text:style-name="T1">Le</text:span><text:span text:style-name="T264"> </text:span><text:span text:style-name="T1">domaine</text:span><text:span text:style-name="T403"> </text:span><text:span text:style-name="T1">de</text:span><text:span text:style-name="T264"> </text:span><text:span text:style-name="T1">l’attribut</text:span><text:span text:style-name="T264"> </text:span><text:span text:style-name="T1">Groupe</text:span><text:span text:style-name="T264"> </text:span><text:span text:style-name="T1">est</text:span><text:span text:style-name="T264"> </text:span><text:span text:style-name="T177">{</text:span><text:span text:style-name="T1">1</text:span><text:span text:style-name="T56">,</text:span><text:span text:style-name="T171"> </text:span><text:span text:style-name="T1">2</text:span><text:span text:style-name="T56">,</text:span><text:span text:style-name="T85"> </text:span><text:span text:style-name="T1">3</text:span><text:span text:style-name="T177">}</text:span><text:span text:style-name="T1">,</text:span><text:span text:style-name="T264"> </text:span><text:span text:style-name="T1">celui</text:span><text:span text:style-name="T264"> </text:span><text:span text:style-name="T1">de</text:span><text:span text:style-name="T264"> </text:span><text:span text:style-name="T1">Nom</text:span><text:span text:style-name="T264"> </text:span><text:span text:style-name="T1">est</text:span><text:span text:style-name="T264"> </text:span><text:span text:style-name="T177">{</text:span><text:span text:style-name="T1">A,B,C</text:span><text:span text:style-name="T177">}</text:span><text:span text:style-name="T237"> </text:span><text:span text:style-name="T1">et</text:span><text:span text:style-name="T264"> </text:span><text:span text:style-name="T1">celui</text:span><text:span text:style-name="T403"> </text:span><text:span text:style-name="T1">de</text:span><text:span text:style-name="T264"> </text:span><text:span text:style-name="T1">Age est</text:span><text:span text:style-name="T32"> </text:span><text:span text:style-name="T177">{</text:span><text:span text:style-name="T1">19</text:span><text:span text:style-name="T56">,</text:span><text:span text:style-name="T99"> </text:span><text:span text:style-name="T1">20</text:span><text:span text:style-name="T56">,</text:span><text:span text:style-name="T132"> </text:span><text:span text:style-name="T1">21</text:span><text:span text:style-name="T177">}</text:span><text:span text:style-name="T1">.</text:span></text:p>
        <text:p text:style-name="P324"/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A"/>
          <table:table-column table:style-name="Tableau8.E"/>
          <table:table-column table:style-name="Tableau8.F"/>
          <table:table-column table:style-name="Tableau8.A"/>
          <table:table-column table:style-name="Tableau8.B"/>
          <table:table-column table:style-name="Tableau8.E"/>
          <table:table-column table:style-name="Tableau8.F"/>
          <table:table-column table:style-name="Tableau8.A"/>
          <table:table-column table:style-name="Tableau8.B"/>
          <table:table-column table:style-name="Tableau8.E"/>
          <table:table-row table:style-name="Tableau8.1">
            <table:table-cell table:style-name="Tableau8.A1" table:number-rows-spanned="4" table:number-columns-spanned="10" office:value-type="string">
              <text:p text:style-name="P33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8.K1" office:value-type="string">
              <text:p text:style-name="P386">Groupe</text:p>
            </table:table-cell>
            <table:table-cell table:style-name="Tableau8.L1" office:value-type="string">
              <text:p text:style-name="P387">Nom</text:p>
            </table:table-cell>
            <table:table-cell table:style-name="Tableau8.M1" office:value-type="string">
              <text:p text:style-name="P388">Age</text:p>
            </table:table-cell>
          </table:table-row>
          <table:table-row table:style-name="Tableau8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8.K2" office:value-type="string">
              <text:p text:style-name="P379">1</text:p>
            </table:table-cell>
            <table:table-cell table:style-name="Tableau8.L2" office:value-type="string">
              <text:p text:style-name="P396">A</text:p>
            </table:table-cell>
            <table:table-cell table:style-name="Tableau8.M2" office:value-type="string">
              <text:p text:style-name="P389">19</text:p>
            </table:table-cell>
          </table:table-row>
          <table:table-row table:style-name="Tableau8.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8.K3" office:value-type="string">
              <text:p text:style-name="P382">1</text:p>
            </table:table-cell>
            <table:table-cell table:style-name="Tableau8.L3" office:value-type="string">
              <text:p text:style-name="P399">A</text:p>
            </table:table-cell>
            <table:table-cell table:style-name="Tableau8.M3" office:value-type="string">
              <text:p text:style-name="P392">20</text:p>
            </table:table-cell>
          </table:table-row>
          <table:table-row table:style-name="Tableau8.4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8.K4" office:value-type="string">
              <text:p text:style-name="P383">1</text:p>
            </table:table-cell>
            <table:table-cell table:style-name="Tableau8.L4" office:value-type="string">
              <text:p text:style-name="P400">A</text:p>
            </table:table-cell>
            <table:table-cell table:style-name="Tableau8.M4" office:value-type="string">
              <text:p text:style-name="P393">21</text:p>
            </table:table-cell>
          </table:table-row>
          <table:table-row table:style-name="Tableau8.3">
            <table:table-cell table:style-name="Tableau8.A5" office:value-type="string">
              <text:p text:style-name="P339"/>
            </table:table-cell>
            <table:table-cell table:style-name="Tableau8.B5" office:value-type="string">
              <text:p text:style-name="P339"/>
            </table:table-cell>
            <table:table-cell table:style-name="Tableau8.C5" office:value-type="string">
              <text:p text:style-name="P339"/>
            </table:table-cell>
            <table:table-cell table:style-name="Tableau8.D5" office:value-type="string">
              <text:p text:style-name="P339"/>
            </table:table-cell>
            <table:table-cell table:style-name="Tableau8.E5" office:value-type="string">
              <text:p text:style-name="P339"/>
            </table:table-cell>
            <table:table-cell table:style-name="Tableau8.F5" office:value-type="string">
              <text:p text:style-name="P339"/>
            </table:table-cell>
            <table:table-cell table:style-name="Tableau8.G5" office:value-type="string">
              <text:p text:style-name="P403">Groupe</text:p>
            </table:table-cell>
            <table:table-cell table:style-name="Tableau8.H5" office:value-type="string">
              <text:p text:style-name="P404">Nom</text:p>
            </table:table-cell>
            <table:table-cell table:style-name="Tableau8.I5" office:value-type="string">
              <text:p text:style-name="P405">Age</text:p>
            </table:table-cell>
            <table:table-cell table:style-name="Tableau8.J5" office:value-type="string">
              <text:p text:style-name="P339"/>
            </table:table-cell>
            <table:table-cell table:style-name="Tableau8.K5" office:value-type="string">
              <text:p text:style-name="P385">1</text:p>
            </table:table-cell>
            <table:table-cell table:style-name="Tableau8.L5" office:value-type="string">
              <text:p text:style-name="P402">B</text:p>
            </table:table-cell>
            <table:table-cell table:style-name="Tableau8.M5" office:value-type="string">
              <text:p text:style-name="P395">19</text:p>
            </table:table-cell>
          </table:table-row>
          <table:table-row table:style-name="Tableau8.6">
            <table:table-cell table:style-name="Tableau8.A6" office:value-type="string">
              <text:p text:style-name="P409">Groupe</text:p>
            </table:table-cell>
            <table:table-cell table:style-name="Tableau8.B6" office:value-type="string">
              <text:p text:style-name="P410">Nom</text:p>
            </table:table-cell>
            <table:table-cell table:style-name="Tableau8.C6" office:value-type="string">
              <text:p text:style-name="P339"/>
            </table:table-cell>
            <table:table-cell table:style-name="Tableau8.D6" office:value-type="string">
              <text:p text:style-name="P411">Groupe</text:p>
            </table:table-cell>
            <table:table-cell table:style-name="Tableau8.E6" office:value-type="string">
              <text:p text:style-name="P412">Age</text:p>
            </table:table-cell>
            <table:table-cell table:style-name="Tableau8.F6" office:value-type="string">
              <text:p text:style-name="P339"/>
            </table:table-cell>
            <table:table-cell table:style-name="Tableau8.G6" office:value-type="string">
              <text:p text:style-name="P415">1</text:p>
            </table:table-cell>
            <table:table-cell table:style-name="Tableau8.H6" office:value-type="string">
              <text:p text:style-name="P418">A</text:p>
            </table:table-cell>
            <table:table-cell table:style-name="Tableau8.I6" office:value-type="string">
              <text:p text:style-name="P406">20</text:p>
            </table:table-cell>
            <table:table-cell table:style-name="Tableau8.J6" office:value-type="string">
              <text:p text:style-name="P339"/>
            </table:table-cell>
            <table:table-cell table:style-name="Tableau8.K6" office:value-type="string">
              <text:p text:style-name="P380">1</text:p>
            </table:table-cell>
            <table:table-cell table:style-name="Tableau8.L6" office:value-type="string">
              <text:p text:style-name="P397">B</text:p>
            </table:table-cell>
            <table:table-cell table:style-name="Tableau8.M6" office:value-type="string">
              <text:p text:style-name="P390">20</text:p>
            </table:table-cell>
          </table:table-row>
          <table:table-row table:style-name="Tableau8.2">
            <table:table-cell table:style-name="Tableau8.A7" office:value-type="string">
              <text:p text:style-name="P421">1</text:p>
            </table:table-cell>
            <table:table-cell table:style-name="Tableau8.B7" office:value-type="string">
              <text:p text:style-name="P423">A</text:p>
            </table:table-cell>
            <table:table-cell table:style-name="Tableau8.C7" office:value-type="string">
              <text:p text:style-name="P340"/>
            </table:table-cell>
            <table:table-cell table:style-name="Tableau8.D7" office:value-type="string">
              <text:p text:style-name="P341">1</text:p>
            </table:table-cell>
            <table:table-cell table:style-name="Tableau8.E7" office:value-type="string">
              <text:p text:style-name="P413">20</text:p>
            </table:table-cell>
            <table:table-cell table:style-name="Tableau8.F7" office:value-type="string">
              <text:p text:style-name="P340"/>
            </table:table-cell>
            <table:table-cell table:style-name="Tableau8.G7" office:value-type="string">
              <text:p text:style-name="P416">1</text:p>
            </table:table-cell>
            <table:table-cell table:style-name="Tableau8.H7" office:value-type="string">
              <text:p text:style-name="P419">A</text:p>
            </table:table-cell>
            <table:table-cell table:style-name="Tableau8.I7" office:value-type="string">
              <text:p text:style-name="P407">21</text:p>
            </table:table-cell>
            <table:table-cell table:style-name="Tableau8.J7" office:value-type="string">
              <text:p text:style-name="P340"/>
            </table:table-cell>
            <table:table-cell table:style-name="Tableau8.K7" office:value-type="string">
              <text:p text:style-name="P381">1</text:p>
            </table:table-cell>
            <table:table-cell table:style-name="Tableau8.L7" office:value-type="string">
              <text:p text:style-name="P398">B</text:p>
            </table:table-cell>
            <table:table-cell table:style-name="Tableau8.M7" office:value-type="string">
              <text:p text:style-name="P391">21</text:p>
            </table:table-cell>
          </table:table-row>
          <table:table-row table:style-name="Tableau8.3">
            <table:table-cell table:style-name="Tableau8.A8" office:value-type="string">
              <text:p text:style-name="P422">1</text:p>
            </table:table-cell>
            <table:table-cell table:style-name="Tableau8.B8" office:value-type="string">
              <text:p text:style-name="P424">B</text:p>
            </table:table-cell>
            <table:table-cell table:style-name="Tableau8.C8" office:value-type="string">
              <text:p text:style-name="P339"/>
            </table:table-cell>
            <table:table-cell table:style-name="Tableau8.D8" office:value-type="string">
              <text:p text:style-name="P425">1</text:p>
            </table:table-cell>
            <table:table-cell table:style-name="Tableau8.E8" office:value-type="string">
              <text:p text:style-name="P414">21</text:p>
            </table:table-cell>
            <table:table-cell table:style-name="Tableau8.F8" office:value-type="string">
              <text:p text:style-name="P339"/>
            </table:table-cell>
            <table:table-cell table:style-name="Tableau8.G8" office:value-type="string">
              <text:p text:style-name="P417">1</text:p>
            </table:table-cell>
            <table:table-cell table:style-name="Tableau8.H8" office:value-type="string">
              <text:p text:style-name="P420">B</text:p>
            </table:table-cell>
            <table:table-cell table:style-name="Tableau8.I8" office:value-type="string">
              <text:p text:style-name="P408">20</text:p>
            </table:table-cell>
            <table:table-cell table:style-name="Tableau8.J8" office:value-type="string">
              <text:p text:style-name="P339"/>
            </table:table-cell>
            <table:table-cell table:style-name="Tableau8.K8" office:value-type="string">
              <text:p text:style-name="P382">1</text:p>
            </table:table-cell>
            <table:table-cell table:style-name="Tableau8.L8" office:value-type="string">
              <text:p text:style-name="P399">C</text:p>
            </table:table-cell>
            <table:table-cell table:style-name="Tableau8.M8" office:value-type="string">
              <text:p text:style-name="P392">20</text:p>
            </table:table-cell>
          </table:table-row>
          <table:table-row table:style-name="Tableau8.3">
            <table:table-cell table:style-name="Tableau8.A9" office:value-type="string">
              <text:p text:style-name="P422">2</text:p>
            </table:table-cell>
            <table:table-cell table:style-name="Tableau8.B9" office:value-type="string">
              <text:p text:style-name="P424">C</text:p>
            </table:table-cell>
            <table:table-cell table:style-name="Tableau8.C9" office:value-type="string">
              <text:p text:style-name="P339"/>
            </table:table-cell>
            <table:table-cell table:style-name="Tableau8.D9" office:value-type="string">
              <text:p text:style-name="P425">2</text:p>
            </table:table-cell>
            <table:table-cell table:style-name="Tableau8.E9" office:value-type="string">
              <text:p text:style-name="P414">21</text:p>
            </table:table-cell>
            <table:table-cell table:style-name="Tableau8.F9" office:value-type="string">
              <text:p text:style-name="P339"/>
            </table:table-cell>
            <table:table-cell table:style-name="Tableau8.G9" office:value-type="string">
              <text:p text:style-name="P417">1</text:p>
            </table:table-cell>
            <table:table-cell table:style-name="Tableau8.H9" office:value-type="string">
              <text:p text:style-name="P420">B</text:p>
            </table:table-cell>
            <table:table-cell table:style-name="Tableau8.I9" office:value-type="string">
              <text:p text:style-name="P408">21</text:p>
            </table:table-cell>
            <table:table-cell table:style-name="Tableau8.J9" office:value-type="string">
              <text:p text:style-name="P339"/>
            </table:table-cell>
            <table:table-cell table:style-name="Tableau8.K9" office:value-type="string">
              <text:p text:style-name="P382">1</text:p>
            </table:table-cell>
            <table:table-cell table:style-name="Tableau8.L9" office:value-type="string">
              <text:p text:style-name="P399">C</text:p>
            </table:table-cell>
            <table:table-cell table:style-name="Tableau8.M9" office:value-type="string">
              <text:p text:style-name="P392">21</text:p>
            </table:table-cell>
          </table:table-row>
          <table:table-row table:style-name="Tableau8.10">
            <table:table-cell table:style-name="Tableau8.A10" office:value-type="string">
              <text:p text:style-name="P339"/>
            </table:table-cell>
            <table:table-cell table:style-name="Tableau8.B10" office:value-type="string">
              <text:p text:style-name="P339"/>
            </table:table-cell>
            <table:table-cell table:style-name="Tableau8.C10" office:value-type="string">
              <text:p text:style-name="P339"/>
            </table:table-cell>
            <table:table-cell table:style-name="Tableau8.D10" office:value-type="string">
              <text:p text:style-name="P339"/>
            </table:table-cell>
            <table:table-cell table:style-name="Tableau8.E10" office:value-type="string">
              <text:p text:style-name="P339"/>
            </table:table-cell>
            <table:table-cell table:style-name="Tableau8.F10" office:value-type="string">
              <text:p text:style-name="P339"/>
            </table:table-cell>
            <table:table-cell table:style-name="Tableau8.G10" office:value-type="string">
              <text:p text:style-name="P417">2</text:p>
            </table:table-cell>
            <table:table-cell table:style-name="Tableau8.H10" office:value-type="string">
              <text:p text:style-name="P420">C</text:p>
            </table:table-cell>
            <table:table-cell table:style-name="Tableau8.I10" office:value-type="string">
              <text:p text:style-name="P408">21</text:p>
            </table:table-cell>
            <table:table-cell table:style-name="Tableau8.J10" office:value-type="string">
              <text:p text:style-name="P339"/>
            </table:table-cell>
            <table:table-cell table:style-name="Tableau8.K10" office:value-type="string">
              <text:p text:style-name="P382">2</text:p>
            </table:table-cell>
            <table:table-cell table:style-name="Tableau8.L10" office:value-type="string">
              <text:p text:style-name="P399">A</text:p>
            </table:table-cell>
            <table:table-cell table:style-name="Tableau8.M10" office:value-type="string">
              <text:p text:style-name="P392">21</text:p>
            </table:table-cell>
          </table:table-row>
          <table:table-row table:style-name="Tableau8.3">
            <table:table-cell table:style-name="Tableau8.A11" office:value-type="string">
              <text:p text:style-name="P339"/>
            </table:table-cell>
            <table:table-cell table:style-name="Tableau8.B11" office:value-type="string">
              <text:p text:style-name="P339"/>
            </table:table-cell>
            <table:table-cell table:style-name="Tableau8.C11" office:value-type="string">
              <text:p text:style-name="P339"/>
            </table:table-cell>
            <table:table-cell table:style-name="Tableau8.D11" office:value-type="string">
              <text:p text:style-name="P339"/>
            </table:table-cell>
            <table:table-cell table:style-name="Tableau8.E11" office:value-type="string">
              <text:p text:style-name="P339"/>
            </table:table-cell>
            <table:table-cell table:style-name="Tableau8.F11" office:value-type="string">
              <text:p text:style-name="P339"/>
            </table:table-cell>
            <table:table-cell table:style-name="Tableau8.G11" office:value-type="string">
              <text:p text:style-name="P339"/>
            </table:table-cell>
            <table:table-cell table:style-name="Tableau8.H11" office:value-type="string">
              <text:p text:style-name="P339"/>
            </table:table-cell>
            <table:table-cell table:style-name="Tableau8.I11" office:value-type="string">
              <text:p text:style-name="P339"/>
            </table:table-cell>
            <table:table-cell table:style-name="Tableau8.J11" office:value-type="string">
              <text:p text:style-name="P339"/>
            </table:table-cell>
            <table:table-cell table:style-name="Tableau8.K11" office:value-type="string">
              <text:p text:style-name="P382">2</text:p>
            </table:table-cell>
            <table:table-cell table:style-name="Tableau8.L11" office:value-type="string">
              <text:p text:style-name="P399">B</text:p>
            </table:table-cell>
            <table:table-cell table:style-name="Tableau8.M11" office:value-type="string">
              <text:p text:style-name="P392">21</text:p>
            </table:table-cell>
          </table:table-row>
          <table:table-row table:style-name="Tableau8.10">
            <table:table-cell table:style-name="Tableau8.A12" office:value-type="string">
              <text:p text:style-name="P339"/>
            </table:table-cell>
            <table:table-cell table:style-name="Tableau8.B12" office:value-type="string">
              <text:p text:style-name="P339"/>
            </table:table-cell>
            <table:table-cell table:style-name="Tableau8.C12" office:value-type="string">
              <text:p text:style-name="P339"/>
            </table:table-cell>
            <table:table-cell table:style-name="Tableau8.D12" office:value-type="string">
              <text:p text:style-name="P339"/>
            </table:table-cell>
            <table:table-cell table:style-name="Tableau8.E12" office:value-type="string">
              <text:p text:style-name="P339"/>
            </table:table-cell>
            <table:table-cell table:style-name="Tableau8.F12" office:value-type="string">
              <text:p text:style-name="P339"/>
            </table:table-cell>
            <table:table-cell table:style-name="Tableau8.G12" office:value-type="string">
              <text:p text:style-name="P339"/>
            </table:table-cell>
            <table:table-cell table:style-name="Tableau8.H12" office:value-type="string">
              <text:p text:style-name="P339"/>
            </table:table-cell>
            <table:table-cell table:style-name="Tableau8.I12" office:value-type="string">
              <text:p text:style-name="P339"/>
            </table:table-cell>
            <table:table-cell table:style-name="Tableau8.J12" office:value-type="string">
              <text:p text:style-name="P339"/>
            </table:table-cell>
            <table:table-cell table:style-name="Tableau8.K12" office:value-type="string">
              <text:p text:style-name="P382">2</text:p>
            </table:table-cell>
            <table:table-cell table:style-name="Tableau8.L12" office:value-type="string">
              <text:p text:style-name="P399">C</text:p>
            </table:table-cell>
            <table:table-cell table:style-name="Tableau8.M12" office:value-type="string">
              <text:p text:style-name="P392">19</text:p>
            </table:table-cell>
          </table:table-row>
          <table:table-row table:style-name="Tableau8.10">
            <table:table-cell table:style-name="Tableau8.A13" office:value-type="string">
              <text:p text:style-name="P339"/>
            </table:table-cell>
            <table:table-cell table:style-name="Tableau8.B13" office:value-type="string">
              <text:p text:style-name="P339"/>
            </table:table-cell>
            <table:table-cell table:style-name="Tableau8.C13" office:value-type="string">
              <text:p text:style-name="P339"/>
            </table:table-cell>
            <table:table-cell table:style-name="Tableau8.D13" office:value-type="string">
              <text:p text:style-name="P339"/>
            </table:table-cell>
            <table:table-cell table:style-name="Tableau8.E13" office:value-type="string">
              <text:p text:style-name="P339"/>
            </table:table-cell>
            <table:table-cell table:style-name="Tableau8.F13" office:value-type="string">
              <text:p text:style-name="P339"/>
            </table:table-cell>
            <table:table-cell table:style-name="Tableau8.G13" office:value-type="string">
              <text:p text:style-name="P339"/>
            </table:table-cell>
            <table:table-cell table:style-name="Tableau8.H13" office:value-type="string">
              <text:p text:style-name="P339"/>
            </table:table-cell>
            <table:table-cell table:style-name="Tableau8.I13" office:value-type="string">
              <text:p text:style-name="P339"/>
            </table:table-cell>
            <table:table-cell table:style-name="Tableau8.J13" office:value-type="string">
              <text:p text:style-name="P339"/>
            </table:table-cell>
            <table:table-cell table:style-name="Tableau8.K13" office:value-type="string">
              <text:p text:style-name="P382">2</text:p>
            </table:table-cell>
            <table:table-cell table:style-name="Tableau8.L13" office:value-type="string">
              <text:p text:style-name="P399">C</text:p>
            </table:table-cell>
            <table:table-cell table:style-name="Tableau8.M13" office:value-type="string">
              <text:p text:style-name="P392">20</text:p>
            </table:table-cell>
          </table:table-row>
          <table:table-row table:style-name="Tableau8.14">
            <table:table-cell table:style-name="Tableau8.A14" office:value-type="string">
              <text:p text:style-name="P338"/>
            </table:table-cell>
            <table:table-cell table:style-name="Tableau8.B14" office:value-type="string">
              <text:p text:style-name="P338"/>
            </table:table-cell>
            <table:table-cell table:style-name="Tableau8.C14" office:value-type="string">
              <text:p text:style-name="P338"/>
            </table:table-cell>
            <table:table-cell table:style-name="Tableau8.D14" office:value-type="string">
              <text:p text:style-name="P338"/>
            </table:table-cell>
            <table:table-cell table:style-name="Tableau8.E14" office:value-type="string">
              <text:p text:style-name="P338"/>
            </table:table-cell>
            <table:table-cell table:style-name="Tableau8.F14" office:value-type="string">
              <text:p text:style-name="P338"/>
            </table:table-cell>
            <table:table-cell table:style-name="Tableau8.G14" office:value-type="string">
              <text:p text:style-name="P338"/>
            </table:table-cell>
            <table:table-cell table:style-name="Tableau8.H14" office:value-type="string">
              <text:p text:style-name="P338"/>
            </table:table-cell>
            <table:table-cell table:style-name="Tableau8.I14" office:value-type="string">
              <text:p text:style-name="P338"/>
            </table:table-cell>
            <table:table-cell table:style-name="Tableau8.J14" office:value-type="string">
              <text:p text:style-name="P338"/>
            </table:table-cell>
            <table:table-cell table:style-name="Tableau8.K14" office:value-type="string">
              <text:p text:style-name="P384">2</text:p>
            </table:table-cell>
            <table:table-cell table:style-name="Tableau8.L14" office:value-type="string">
              <text:p text:style-name="P401">C</text:p>
            </table:table-cell>
            <table:table-cell table:style-name="Tableau8.M14" office:value-type="string">
              <text:p text:style-name="P394">21</text:p>
            </table:table-cell>
          </table:table-row>
        </table:table>
        <text:p text:style-name="P325"><text:span text:style-name="T330">Une</text:span><text:span text:style-name="T413"> </text:span><text:span text:style-name="T330">relation</text:span><text:span text:style-name="T413"> </text:span><text:span text:style-name="T191">R<text:tab/></text:span><text:span text:style-name="T330">Une</text:span><text:span text:style-name="T422"> </text:span><text:span text:style-name="T330">relation</text:span><text:span text:style-name="T422"> </text:span><text:span text:style-name="T191">S<text:tab/></text:span><text:span text:style-name="T330">La</text:span><text:span text:style-name="T397"> </text:span><text:span text:style-name="T330">relation</text:span><text:span text:style-name="T397"> </text:span><text:span text:style-name="T191">R</text:span><text:span text:style-name="T239"> </text:span><text:span text:style-name="T177">∗</text:span><text:span text:style-name="T236"> </text:span><text:span text:style-name="T191">S<text:tab/></text:span><text:span text:style-name="T330">La relation </text:span><text:span text:style-name="T191">R</text:span><text:span text:style-name="T241"> </text:span><text:span text:style-name="T363">+ </text:span><text:span text:style-name="T191">S</text:span></text:p>
        <text:p text:style-name="P325"><text:span text:style-name="T257"/></text:p>
        <text:p text:style-name="P325"><text:span text:style-name="T49">Réunion et</text:span><text:span text:style-name="T50"> </text:span><text:span text:style-name="T49">intersection</text:span></text:p>
      </text:section>
      <text:section text:style-name="Sect1" text:name="S33">
        <text:p text:style-name="P176"><text:span text:style-name="T1">C’est le cas particulier de la somme et du produit de deux relations d’attributs </text:span><text:span text:style-name="T56">A </text:span><text:span text:style-name="T1">et </text:span><text:span text:style-name="T56">B </text:span><text:span text:style-name="T1">dans le cas où</text:span></text:p>
        <text:p text:style-name="P150"><text:span text:style-name="T172">A </text:span><text:span text:style-name="T331">= </text:span><text:span text:style-name="T172">B</text:span><text:span text:style-name="T331">.</text:span></text:p>
        <text:p text:style-name="P326"><text:span text:style-name="T330">Donc,</text:span><text:span text:style-name="T390"> </text:span><text:span text:style-name="T330">dans</text:span><text:span text:style-name="T431"> </text:span><text:span text:style-name="T330">le</text:span><text:span text:style-name="T431"> </text:span><text:span text:style-name="T330">cas</text:span><text:span text:style-name="T431"> </text:span><text:span text:style-name="T330">où</text:span><text:span text:style-name="T431"> </text:span><text:span text:style-name="T78">A</text:span><text:span text:style-name="T58"> </text:span><text:span text:style-name="T363">=</text:span><text:span text:style-name="T42"> </text:span><text:span text:style-name="T75">B</text:span><text:span text:style-name="T319">,</text:span><text:span text:style-name="T431"> </text:span><text:span text:style-name="T191">R</text:span><text:span text:style-name="T243"> </text:span><text:span text:style-name="T191">∪</text:span><text:span text:style-name="T234"> </text:span><text:span text:style-name="T191">S</text:span><text:span text:style-name="T244"> </text:span><text:span text:style-name="T363">=</text:span><text:span text:style-name="T42"> </text:span><text:span text:style-name="T191">R</text:span><text:span text:style-name="T243"> </text:span><text:span text:style-name="T363">+</text:span><text:span text:style-name="T404"> </text:span><text:span text:style-name="T191">S</text:span><text:span text:style-name="T245"> </text:span><text:span text:style-name="T330">et</text:span><text:span text:style-name="T431"> </text:span><text:span text:style-name="T191">R</text:span><text:span text:style-name="T234"> </text:span><text:span text:style-name="T191">∩</text:span><text:span text:style-name="T243"> </text:span><text:span text:style-name="T191">S</text:span><text:span text:style-name="T244"> </text:span><text:span text:style-name="T363">=</text:span><text:span text:style-name="T42"> </text:span><text:span text:style-name="T191">R</text:span><text:span text:style-name="T234"> </text:span><text:span text:style-name="T177">∗</text:span><text:span text:style-name="T219"> </text:span><text:span text:style-name="T247">S</text:span><text:span text:style-name="T3">. </text:span><text:span text:style-name="T262">N</text:span><text:span text:style-name="T19">OTATION</text:span><text:span text:style-name="T23"> </text:span><text:span text:style-name="T330">:</text:span><text:span text:style-name="T470"> </text:span><text:span text:style-name="T330">On</text:span><text:span text:style-name="T390"> </text:span><text:span text:style-name="T330">note</text:span><text:span text:style-name="T390"> </text:span><text:span text:style-name="T330">donc</text:span><text:span text:style-name="T333"> </text:span><text:span text:style-name="T330">(</text:span><text:span text:style-name="T191">R</text:span><text:span text:style-name="T234"> </text:span><text:span text:style-name="T191">∪</text:span><text:span text:style-name="T238"> </text:span><text:span text:style-name="T247">S</text:span><text:span text:style-name="T3">)</text:span><text:span text:style-name="T259"> </text:span><text:span text:style-name="T330">[</text:span><text:span text:style-name="T78">A</text:span><text:span text:style-name="T330">]</text:span><text:span text:style-name="T390"> </text:span><text:span text:style-name="T330">et</text:span><text:span text:style-name="T333"> </text:span><text:span text:style-name="T330">(</text:span><text:span text:style-name="T191">R</text:span><text:span text:style-name="T234"> </text:span><text:span text:style-name="T191">∩</text:span><text:span text:style-name="T238"> </text:span><text:span text:style-name="T247">S</text:span><text:span text:style-name="T3">)</text:span><text:span text:style-name="T259"> </text:span><text:span text:style-name="T330">[</text:span><text:span text:style-name="T78">A</text:span><text:span text:style-name="T330">]</text:span></text:p>
        <text:list xml:id="list165111019183313" text:continue-list="list165110527072096" text:style-name="LS239">
          <text:list-item>
            <text:list>
              <text:list-item>
                <text:p text:style-name="P78"><text:span text:style-name="T1">Produit</text:span><text:span text:style-name="T32"> </text:span><text:span text:style-name="T1">cartésien</text:span></text:p>
              </text:list-item>
            </text:list>
          </text:list-item>
        </text:list>
        <text:p text:style-name="P327"><text:span text:style-name="T1">Il</text:span><text:span text:style-name="T44"> </text:span><text:span text:style-name="T1">s’agit</text:span><text:span text:style-name="T44"> </text:span><text:span text:style-name="T1">du</text:span><text:span text:style-name="T44"> </text:span><text:span text:style-name="T1">cas</text:span><text:span text:style-name="T44"> </text:span><text:span text:style-name="T1">particulier</text:span><text:span text:style-name="T44"> </text:span><text:span text:style-name="T1">du</text:span><text:span text:style-name="T44"> </text:span><text:span text:style-name="T1">produit</text:span><text:span text:style-name="T44"> </text:span><text:span text:style-name="T1">de</text:span><text:span text:style-name="T44"> </text:span><text:span text:style-name="T1">deux</text:span><text:span text:style-name="T44"> </text:span><text:span text:style-name="T1">relations</text:span><text:span text:style-name="T44"> </text:span><text:span text:style-name="T1">dans</text:span><text:span text:style-name="T44"> </text:span><text:span text:style-name="T1">le</text:span><text:span text:style-name="T32"> </text:span><text:span text:style-name="T1">cas</text:span><text:span text:style-name="T44"> </text:span><text:span text:style-name="T1">où</text:span><text:span text:style-name="T32"> </text:span><text:span text:style-name="T56">A</text:span><text:span text:style-name="T143"> </text:span><text:span text:style-name="T177">∩</text:span><text:span text:style-name="T220"> </text:span><text:span text:style-name="T56">B</text:span><text:span text:style-name="T94"> </text:span><text:span text:style-name="T1">=</text:span><text:span text:style-name="T177">ƒ</text:span><text:span text:style-name="T248"> </text:span><text:span text:style-name="T328">o. </text:span><text:span text:style-name="T1">Donc,</text:span><text:span text:style-name="T52"> </text:span><text:span text:style-name="T1">dans</text:span><text:span text:style-name="T52"> </text:span><text:span text:style-name="T1">le</text:span><text:span text:style-name="T52"> </text:span><text:span text:style-name="T1">cas</text:span><text:span text:style-name="T52"> </text:span><text:span text:style-name="T1">où</text:span><text:span text:style-name="T52"> </text:span><text:span text:style-name="T56">A</text:span><text:span text:style-name="T173"> </text:span><text:span text:style-name="T177">∩</text:span><text:span text:style-name="T225"> </text:span><text:span text:style-name="T56">B</text:span><text:span text:style-name="T174"> </text:span><text:span text:style-name="T1">=</text:span><text:span text:style-name="T177">ƒ</text:span><text:span text:style-name="T249"> </text:span><text:span text:style-name="T1">o,</text:span><text:span text:style-name="T52"> </text:span><text:span text:style-name="T177">R</text:span><text:span text:style-name="T225"> </text:span><text:span text:style-name="T177">×</text:span><text:span text:style-name="T225"> </text:span><text:span text:style-name="T177">S</text:span><text:span text:style-name="T250"> </text:span><text:span text:style-name="T363">=</text:span><text:span text:style-name="T55"> </text:span><text:span text:style-name="T177">R</text:span><text:span text:style-name="T225"> </text:span><text:span text:style-name="T177">∗</text:span><text:span text:style-name="T225"> </text:span><text:span text:style-name="T246">S</text:span><text:span text:style-name="T2">.</text:span></text:p>
        <text:p text:style-name="P217"><text:span text:style-name="T1">N</text:span><text:span text:style-name="T7">OTATION </text:span><text:span text:style-name="T1">: On note donc (</text:span><text:span text:style-name="T177">R × S</text:span><text:span text:style-name="T1">) [</text:span><text:span text:style-name="T56">A </text:span><text:span text:style-name="T177">∪ </text:span><text:span text:style-name="T56">B</text:span><text:span text:style-name="T1">].</text:span></text:p>
        <text:p text:style-name="P199"><text:soft-page-break/></text:p>
        <text:list xml:id="list165111063605595" text:continue-numbering="true" text:style-name="LS239">
          <text:list-item>
            <text:p text:style-name="P90"><text:span text:style-name="T325">Sélection d’une relation</text:span><text:span text:style-name="T327"> </text:span><text:span text:style-name="T393">n</text:span><text:span text:style-name="T325">-aire</text:span></text:p>
          </text:list-item>
        </text:list>
        <text:p text:style-name="P311"><draw:frame draw:style-name="fr3" draw:name="314" text:anchor-type="char" svg:x="3.831cm" svg:y="0.473cm" svg:width="0.328cm" svg:height="0.667cm" draw:z-index="49"><draw:text-box><text:p text:style-name="P283">R</text:p></draw:text-box></draw:frame><text:span text:style-name="T1">Soit<text:tab/>[</text:span><text:span text:style-name="T56">A</text:span><text:span text:style-name="T1">] une relation </text:span><text:span text:style-name="T56">n</text:span><text:span text:style-name="T1">-aire d’attributs </text:span><text:span text:style-name="T56">A </text:span><text:span text:style-name="T1">et </text:span><text:span text:style-name="T56">F </text:span><text:span text:style-name="T1">une formule de logique dans laquelle les variables sont des éléments de </text:span><text:span text:style-name="T56">A</text:span><text:span text:style-name="T152"> </text:span><text:span text:style-name="T1">et les constantes des éléments du domaine des attributs.</text:span></text:p>
        <text:p text:style-name="P100"/>
        <text:p text:style-name="P218"><text:span text:style-name="T314">D</text:span><text:span text:style-name="T6">ÉFINITION </text:span><text:span text:style-name="T314">4.7.</text:span><text:span text:style-name="T434"> </text:span><text:span text:style-name="T1">La sélection de </text:span><text:span text:style-name="T177">R </text:span><text:span text:style-name="T44">suivant </text:span><text:span text:style-name="T56">F </text:span><text:span text:style-name="T1">est une relation ayant les mêmes attributs </text:span><text:span text:style-name="T56">A</text:span><text:span text:style-name="T1">, notée</text:span></text:p>
        <text:p text:style-name="P141"><text:span text:style-name="T1">(</text:span><text:span text:style-name="T177">R</text:span><text:span text:style-name="T227"> </text:span><text:span text:style-name="T1">: </text:span><text:span text:style-name="T56">F</text:span><text:span text:style-name="T98"> </text:span><text:span text:style-name="T1">)</text:span><text:span text:style-name="T421"> </text:span><text:span text:style-name="T1">[</text:span><text:span text:style-name="T56">A</text:span><text:span text:style-name="T1">]</text:span><text:span text:style-name="T29"> </text:span><text:span text:style-name="T1">et</text:span><text:span text:style-name="T28"> </text:span><text:span text:style-name="T1">telle</text:span><text:span text:style-name="T29"> </text:span><text:span text:style-name="T1">que</text:span><text:span text:style-name="T28"> </text:span><text:span text:style-name="T177">R</text:span><text:span text:style-name="T1">(</text:span><text:span text:style-name="T56">x</text:span><text:span text:style-name="T356">1</text:span><text:span text:style-name="T442"> </text:span><text:span text:style-name="T56">,</text:span><text:span text:style-name="T164"> </text:span><text:span text:style-name="T56">x</text:span><text:span text:style-name="T356">2</text:span><text:span text:style-name="T437"> </text:span><text:span text:style-name="T56">,</text:span><text:span text:style-name="T164"> </text:span><text:span text:style-name="T56">.</text:span><text:span text:style-name="T165"> </text:span><text:span text:style-name="T56">.</text:span><text:span text:style-name="T165"> </text:span><text:span text:style-name="T56">.</text:span><text:span text:style-name="T164"> </text:span><text:span text:style-name="T56">,</text:span><text:span text:style-name="T164"> </text:span><text:span text:style-name="T77">x</text:span><text:span text:style-name="T352">n</text:span><text:span text:style-name="T320">)</text:span><text:span text:style-name="T29"> </text:span><text:span text:style-name="T1">et</text:span><text:span text:style-name="T430"> </text:span><text:span text:style-name="T56">F</text:span><text:span text:style-name="T85"> </text:span><text:span text:style-name="T1">(</text:span><text:span text:style-name="T56">x</text:span><text:span text:style-name="T356">1</text:span><text:span text:style-name="T437"> </text:span><text:span text:style-name="T56">,</text:span><text:span text:style-name="T164"> </text:span><text:span text:style-name="T56">x</text:span><text:span text:style-name="T356">2</text:span><text:span text:style-name="T444"> </text:span><text:span text:style-name="T56">,</text:span><text:span text:style-name="T164"> </text:span><text:span text:style-name="T56">.</text:span><text:span text:style-name="T165"> </text:span><text:span text:style-name="T56">.</text:span><text:span text:style-name="T111"> </text:span><text:span text:style-name="T56">.</text:span><text:span text:style-name="T164"> </text:span><text:span text:style-name="T56">,</text:span><text:span text:style-name="T164"> </text:span><text:span text:style-name="T56">x</text:span><text:span text:style-name="T347">n</text:span><text:span text:style-name="T1">).<text:tab/></text:span><text:span text:style-name="T177">♦</text:span></text:p>
        <text:p text:style-name="P131"><draw:frame draw:style-name="fr3" draw:name="315" text:anchor-type="char" svg:x="17.134cm" svg:y="0.512cm" svg:width="0.328cm" svg:height="0.667cm" draw:z-index="26"><draw:text-box><text:p text:style-name="P283">R</text:p></draw:text-box></draw:frame><text:span text:style-name="T1">Autrement</text:span><text:span text:style-name="T410"> </text:span><text:span text:style-name="T1">dit,</text:span><text:span text:style-name="T471"> </text:span><text:span text:style-name="T1">il</text:span><text:span text:style-name="T471"> </text:span><text:span text:style-name="T1">s’agit</text:span><text:span text:style-name="T471"> </text:span><text:span text:style-name="T1">des</text:span><text:span text:style-name="T471"> </text:span><text:span text:style-name="T1">éléments</text:span><text:span text:style-name="T471"> </text:span><text:span text:style-name="T1">des</text:span><text:span text:style-name="T471"> </text:span><text:span text:style-name="T1">domaines</text:span><text:span text:style-name="T471"> </text:span><text:span text:style-name="T1">des</text:span><text:span text:style-name="T410"> </text:span><text:span text:style-name="T1">attributs</text:span><text:span text:style-name="T471"> </text:span><text:span text:style-name="T1">qui</text:span><text:span text:style-name="T471"> </text:span><text:span text:style-name="T1">sont</text:span><text:span text:style-name="T471"> </text:span><text:span text:style-name="T1">en</text:span><text:span text:style-name="T471"> </text:span><text:span text:style-name="T1">relation</text:span><text:span text:style-name="T471"> </text:span><text:span text:style-name="T1">par<text:tab/>et qui satisfont la formule </text:span><text:span text:style-name="T56">F</text:span><text:span text:style-name="T175"> </text:span><text:span text:style-name="T1">donnée.</text:span></text:p>
        <text:p text:style-name="P219"><draw:frame draw:style-name="fr3" draw:name="316" text:anchor-type="char" svg:x="9.389cm" svg:y="0.374cm" svg:width="3.143cm" svg:height="0.667cm" draw:z-index="17"><draw:text-box><text:p text:style-name="P295"><text:span text:style-name="T253">{<text:tab/></text:span><text:span text:style-name="T206">}</text:span></text:p></draw:text-box></draw:frame><text:span text:style-name="T1">E</text:span><text:span text:style-name="T7">XEMPLE </text:span><text:span text:style-name="T1">4.3. Sur une relation d’attributs Nom </text:span><text:span text:style-name="T56">, </text:span><text:span text:style-name="T1">Age </text:span><text:span text:style-name="T56">, </text:span><text:span text:style-name="T1">Note on pourra définir la relation [(Age </text:span><text:span text:style-name="T392">™</text:span></text:p>
        <text:p text:style-name="P156"><text:span text:style-name="T363">19) et (Note </text:span><text:span text:style-name="T394">“</text:span><text:span text:style-name="T395"> </text:span><text:span text:style-name="T363">16)] pour sélectionner les étudiants admis à s’inscrire au département d’Informatique.</text:span></text:p>
        <text:p text:style-name="P256"/>
        <text:list xml:id="list165111113079653" text:continue-numbering="true" text:style-name="LS239">
          <text:list-item>
            <text:p text:style-name="P91">Dépendances fonctionnelles et<text:span text:style-name="T486"> </text:span>clés</text:p>
            <text:list>
              <text:list-item>
                <text:p text:style-name="P92"><text:span text:style-name="T1">Dépendances</text:span><text:span text:style-name="T32"> </text:span><text:span text:style-name="T1">fonctionnelles</text:span></text:p>
              </text:list-item>
            </text:list>
          </text:list-item>
        </text:list>
        <text:p text:style-name="P309"><text:span text:style-name="T1">Il s’agit, lorsque c’est possible, de remplacer une relation </text:span><text:span text:style-name="T56">n</text:span><text:span text:style-name="T1">-aire par une autre, plus simple, et sans perte d’information.</text:span></text:p>
        <text:p text:style-name="P136"/>
        <text:p text:style-name="P328"><draw:frame draw:style-name="fr3" draw:name="317" text:anchor-type="char" svg:x="3.814cm" svg:y="0.067cm" svg:width="10.631cm" svg:height="0.667cm" draw:z-index="18"><draw:text-box><text:p text:style-name="P296"><text:span text:style-name="T191">R<text:tab/>∪<text:tab/></text:span><text:span text:style-name="T253">∪</text:span></text:p></draw:text-box></draw:frame><text:span text:style-name="T1">Soit<text:tab/>[</text:span><text:span text:style-name="T56">A</text:span><text:span text:style-name="T1">]</text:span><text:span text:style-name="T39"> </text:span><text:span text:style-name="T1">une</text:span><text:span text:style-name="T39"> </text:span><text:span text:style-name="T1">relation</text:span><text:span text:style-name="T44"> </text:span><text:span text:style-name="T1">d’attributs</text:span><text:span text:style-name="T39"> </text:span><text:span text:style-name="T56">A</text:span><text:span text:style-name="T109"> </text:span><text:span text:style-name="T1">telle</text:span><text:span text:style-name="T39"> </text:span><text:span text:style-name="T1">que</text:span><text:span text:style-name="T39"> </text:span><text:span text:style-name="T56">A</text:span><text:span text:style-name="T109"> </text:span><text:span text:style-name="T1">soit</text:span><text:span text:style-name="T39"> </text:span><text:span text:style-name="T1">de</text:span><text:span text:style-name="T44"> </text:span><text:span text:style-name="T1">la</text:span><text:span text:style-name="T39"> </text:span><text:span text:style-name="T1">forme</text:span><text:span text:style-name="T39"> </text:span><text:span text:style-name="T56">X<text:tab/>Y<text:tab/></text:span><text:span text:style-name="T103">Z</text:span><text:span text:style-name="T316">. </text:span><text:span text:style-name="T1">On suppose pour simplifier</text:span><text:span text:style-name="T28"> </text:span><text:span text:style-name="T1">:</text:span></text:p>
        <text:list xml:id="list510" text:style-name="LS239">
          <text:list-item>
            <text:list>
              <text:list-item>
                <text:list>
                  <text:list-item>
                    <text:p text:style-name="P69"><text:span text:style-name="T1">que</text:span><text:span text:style-name="T44"> </text:span><text:span text:style-name="T1">les</text:span><text:span text:style-name="T32"> </text:span><text:span text:style-name="T1">domaines</text:span><text:span text:style-name="T32"> </text:span><text:span text:style-name="T1">des</text:span><text:span text:style-name="T32"> </text:span><text:span text:style-name="T1">attributs</text:span><text:span text:style-name="T44"> </text:span><text:span text:style-name="T1">de</text:span><text:span text:style-name="T32"> </text:span><text:span text:style-name="T56">X </text:span><text:span text:style-name="T1">sont</text:span><text:span text:style-name="T44"> </text:span><text:span text:style-name="T56">D</text:span><text:span text:style-name="T356">1</text:span><text:span text:style-name="T441"> </text:span><text:span text:style-name="T56">,</text:span><text:span text:style-name="T174"> </text:span><text:span text:style-name="T56">D</text:span><text:span text:style-name="T356">2</text:span><text:span text:style-name="T441"> </text:span><text:span text:style-name="T56">, .</text:span><text:span text:style-name="T99"> </text:span><text:span text:style-name="T56">.</text:span><text:span text:style-name="T99"> </text:span><text:span text:style-name="T56">.</text:span><text:span text:style-name="T174"> </text:span><text:span text:style-name="T56">, </text:span><text:span text:style-name="T77">D</text:span><text:span text:style-name="T352">p</text:span><text:span text:style-name="T320">,</text:span></text:p>
                  </text:list-item>
                  <text:list-item>
                    <text:p text:style-name="P72"><text:span text:style-name="T279">que</text:span><text:span text:style-name="T292"> </text:span><text:span text:style-name="T279">ceux</text:span><text:span text:style-name="T296"> </text:span><text:span text:style-name="T279">de</text:span><text:span text:style-name="T296"> </text:span><text:span text:style-name="T62">Y</text:span><text:span text:style-name="T69"> </text:span><text:span text:style-name="T279">sont</text:span><text:span text:style-name="T296"> </text:span><text:span text:style-name="T62">D</text:span><text:span text:style-name="T353">p</text:span><text:span text:style-name="T362">+1</text:span><text:span text:style-name="T450"> </text:span><text:span text:style-name="T62">, .</text:span><text:span text:style-name="T70"> </text:span><text:span text:style-name="T62">.</text:span><text:span text:style-name="T71"> </text:span><text:span text:style-name="T62">. ,</text:span><text:span text:style-name="T72"> </text:span><text:span text:style-name="T62">D</text:span><text:span text:style-name="T353">q</text:span></text:p>
                  </text:list-item>
                  <text:list-item>
                    <text:p text:style-name="P68"><text:span text:style-name="T1">que</text:span><text:span text:style-name="T32"> </text:span><text:span text:style-name="T1">ceux</text:span><text:span text:style-name="T32"> </text:span><text:span text:style-name="T1">de</text:span><text:span text:style-name="T32"> </text:span><text:span text:style-name="T56">Z</text:span><text:span text:style-name="T94"> </text:span><text:span text:style-name="T1">sont</text:span><text:span text:style-name="T32"> </text:span><text:span text:style-name="T56">D</text:span><text:span text:style-name="T347">q</text:span><text:span text:style-name="T356">+1</text:span><text:span text:style-name="T441"> </text:span><text:span text:style-name="T56">,</text:span><text:span text:style-name="T174"> </text:span><text:span text:style-name="T56">.</text:span><text:span text:style-name="T99"> </text:span><text:span text:style-name="T56">.</text:span><text:span text:style-name="T132"> </text:span><text:span text:style-name="T56">.</text:span><text:span text:style-name="T174"> </text:span><text:span text:style-name="T56">, </text:span><text:span text:style-name="T77">D</text:span><text:span text:style-name="T352">n</text:span><text:span text:style-name="T320">.</text:span></text:p>
                  </text:list-item>
                </text:list>
              </text:list-item>
            </text:list>
          </text:list-item>
        </text:list>
        <text:p text:style-name="P267"/>
        <text:p text:style-name="P25"><text:span text:style-name="T279">D</text:span><text:span text:style-name="T7">ÉFINITION </text:span><text:span text:style-name="T279">4.8 (D</text:span><text:span text:style-name="T7">ÉPENDANCE FONCTIONNELLE</text:span><text:span text:style-name="T279">). On dit que </text:span><text:span text:style-name="T62">Y </text:span><text:span text:style-name="T279">dépend fonctionnellement de </text:span><text:span text:style-name="T62">X</text:span></text:p>
        <text:p text:style-name="P148">lorsque l’on a</text:p>
        <text:p text:style-name="P329"><text:span text:style-name="T251">R</text:span><text:span text:style-name="T472">(</text:span><text:span text:style-name="T166">x</text:span><text:span text:style-name="T357">1</text:span><text:span text:style-name="T443"> </text:span><text:span text:style-name="T166">, . . . , x</text:span><text:span text:style-name="T355">p</text:span><text:span text:style-name="T166"> , x</text:span><text:span text:style-name="T355">p</text:span><text:span text:style-name="T357">+1</text:span><text:span text:style-name="T443"> </text:span><text:span text:style-name="T166">, . . . , x</text:span><text:span text:style-name="T355">q</text:span><text:span text:style-name="T166"> , x</text:span><text:span text:style-name="T355">q</text:span><text:span text:style-name="T357">+1</text:span><text:span text:style-name="T443"> </text:span><text:span text:style-name="T166">, . . . , x</text:span><text:span text:style-name="T355">n</text:span><text:span text:style-name="T472">)</text:span></text:p>
        <text:p text:style-name="P158">et</text:p>
        <text:p text:style-name="P37">′<text:tab/>′<text:tab/>′<text:tab/>′</text:p>
      </text:section>
      <text:section text:style-name="Sect2" text:name="S34">
        <text:p text:style-name="P258"/>
        <text:p text:style-name="P143">si et seulement si</text:p>
        <text:p text:style-name="P15"><text:span text:style-name="T180">R</text:span><text:span text:style-name="T279">(</text:span><text:span text:style-name="T62">x</text:span><text:span text:style-name="T362">1</text:span><text:span text:style-name="T451"> </text:span><text:span text:style-name="T62">, . . . , x</text:span><text:span text:style-name="T353">p</text:span><text:span text:style-name="T62"> , x</text:span><text:span text:style-name="T168">p</text:span><text:span text:style-name="T452">+1 </text:span><text:span text:style-name="T62">, . . . , x</text:span><text:span text:style-name="T168">q </text:span><text:span text:style-name="T62">, x</text:span><text:span text:style-name="T168">q</text:span><text:span text:style-name="T452">+1 </text:span><text:span text:style-name="T62">, . . . , x</text:span><text:span text:style-name="T168">n</text:span><text:span text:style-name="T279">)</text:span></text:p>
      </text:section>
      <text:section text:style-name="Sect1" text:name="S35">
        <text:p text:style-name="P330"><draw:frame draw:style-name="fr3" draw:name="319" text:anchor-type="char" svg:x="12.527cm" svg:y="0.275cm" svg:width="0.134cm" svg:height="0.282cm" draw:z-index="23"><draw:text-box><text:p text:style-name="P4">q</text:p></draw:text-box></draw:frame><draw:frame draw:style-name="fr3" draw:name="318" text:anchor-type="char" svg:x="9.751cm" svg:y="0.275cm" svg:width="0.533cm" svg:height="0.288cm" draw:z-index="25"><draw:text-box><text:p text:style-name="P5"><text:span text:style-name="T170">p</text:span><text:span text:style-name="T453">+1</text:span></text:p></draw:text-box></draw:frame><text:span text:style-name="T56">x</text:span><text:span text:style-name="T347">p</text:span><text:span text:style-name="T356">+1</text:span><text:span text:style-name="T454"> </text:span><text:span text:style-name="T363">=</text:span><text:span text:style-name="T48"> </text:span><text:span text:style-name="T56">x</text:span><text:span text:style-name="T380">′</text:span><text:span text:style-name="T177"><text:tab/></text:span><text:span text:style-name="T56">,</text:span><text:span text:style-name="T174"> </text:span><text:span text:style-name="T56">.</text:span><text:span text:style-name="T132"> </text:span><text:span text:style-name="T56">.</text:span><text:span text:style-name="T132"> </text:span><text:span text:style-name="T56">.</text:span><text:span text:style-name="T174"> </text:span><text:span text:style-name="T56">,</text:span><text:span text:style-name="T77"> </text:span><text:span text:style-name="T56">x</text:span><text:span text:style-name="T347">q</text:span><text:span text:style-name="T73"> </text:span><text:span text:style-name="T363">=</text:span><text:span text:style-name="T55"> </text:span><text:span text:style-name="T56">x</text:span><text:span text:style-name="T380">′</text:span></text:p>
        <text:p text:style-name="P159"><text:span text:style-name="T1">.<text:tab/></text:span></text:p>
        <text:p text:style-name="P159"><text:span text:style-name="T1">N</text:span><text:span text:style-name="T7">OTATION </text:span><text:span text:style-name="T1">: Dans la suite, et pour une situation du même type, on s’autorisera à utiliser les notations suivantes :</text:span></text:p>
      </text:section>
      <text:section text:style-name="Sect1" text:name="S36">
        <text:list xml:id="list513" text:style-name="LS239">
          <text:list-item>
            <text:list>
              <text:list-item>
                <text:list>
                  <text:list-item>
                    <text:p text:style-name="P70"><text:span text:style-name="T56">D</text:span><text:span text:style-name="T347">X</text:span><text:span text:style-name="T73"> </text:span><text:span text:style-name="T1">pour</text:span><text:span text:style-name="T32"> </text:span><text:span text:style-name="T56">D</text:span><text:span text:style-name="T356">1</text:span><text:span text:style-name="T455"> </text:span><text:span text:style-name="T56">,</text:span><text:span text:style-name="T174"> </text:span><text:span text:style-name="T56">D</text:span><text:span text:style-name="T356">2</text:span><text:span text:style-name="T441"> </text:span><text:span text:style-name="T56">,</text:span><text:span text:style-name="T174"> </text:span><text:span text:style-name="T56">.</text:span><text:span text:style-name="T132"> </text:span><text:span text:style-name="T56">.</text:span><text:span text:style-name="T132"> </text:span><text:span text:style-name="T56">.</text:span><text:span text:style-name="T174"> </text:span><text:span text:style-name="T56">,</text:span><text:span text:style-name="T174"> </text:span><text:span text:style-name="T77">D</text:span><text:span text:style-name="T352">p</text:span><text:span text:style-name="T320">,</text:span></text:p>
                  </text:list-item>
                  <text:list-item>
                    <text:p text:style-name="P71"><text:span text:style-name="T56">D</text:span><text:span text:style-name="T347">Y</text:span><text:span text:style-name="T118"> </text:span><text:span text:style-name="T1">pour</text:span><text:span text:style-name="T264"> </text:span><text:span text:style-name="T56">D</text:span><text:span text:style-name="T347">p</text:span><text:span text:style-name="T356">+1</text:span><text:span text:style-name="T456"> </text:span><text:span text:style-name="T56">,</text:span><text:span text:style-name="T109"> </text:span><text:span text:style-name="T56">.</text:span><text:span text:style-name="T98"> </text:span><text:span text:style-name="T56">.</text:span><text:span text:style-name="T134"> </text:span><text:span text:style-name="T56">.</text:span><text:span text:style-name="T57"> </text:span><text:span text:style-name="T56">,</text:span><text:span text:style-name="T57"> </text:span><text:span text:style-name="T118">D</text:span><text:span text:style-name="T351">q</text:span><text:span text:style-name="T371">,</text:span></text:p>
                  </text:list-item>
                  <text:list-item>
                    <text:p text:style-name="P71"><text:span text:style-name="T56">D</text:span><text:span text:style-name="T347">Z</text:span><text:span text:style-name="T123"> </text:span><text:span text:style-name="T1">pour</text:span><text:span text:style-name="T418"> </text:span><text:span text:style-name="T56">D</text:span><text:span text:style-name="T347">q</text:span><text:span text:style-name="T356">+1</text:span><text:span text:style-name="T457"> </text:span><text:span text:style-name="T56">,</text:span><text:span text:style-name="T160"> </text:span><text:span text:style-name="T56">.</text:span><text:span text:style-name="T85"> </text:span><text:span text:style-name="T56">.</text:span><text:span text:style-name="T171"> </text:span><text:span text:style-name="T56">.</text:span><text:span text:style-name="T160"> </text:span><text:span text:style-name="T56">,</text:span><text:span text:style-name="T160"> </text:span><text:span text:style-name="T77">D</text:span><text:span text:style-name="T352">n</text:span><text:span text:style-name="T320">,</text:span></text:p>
                  </text:list-item>
                </text:list>
              </text:list-item>
            </text:list>
          </text:list-item>
        </text:list>
        <text:p text:style-name="P188"><text:span text:style-name="T1">–</text:span><text:span text:style-name="T435"> </text:span><text:span text:style-name="T56">x </text:span><text:span text:style-name="T1">pour (</text:span><text:span text:style-name="T56">x</text:span><text:span text:style-name="T356">1</text:span><text:span text:style-name="T436"> </text:span><text:span text:style-name="T56">, . . . , x</text:span><text:span text:style-name="T347">p</text:span><text:span text:style-name="T1">),</text:span></text:p>
        <text:list xml:id="list516" text:style-name="LS239">
          <text:list-item>
            <text:list>
              <text:list-item>
                <text:list>
                  <text:list-item>
                    <text:p text:style-name="P71"><text:span text:style-name="T56">y</text:span><text:span text:style-name="T82"> </text:span><text:span text:style-name="T1">pour</text:span><text:span text:style-name="T32"> </text:span><text:span text:style-name="T1">(</text:span><text:span text:style-name="T56">x</text:span><text:span text:style-name="T347">p</text:span><text:span text:style-name="T356">+1</text:span><text:span text:style-name="T441"> </text:span><text:span text:style-name="T56">,</text:span><text:span text:style-name="T174"> </text:span><text:span text:style-name="T56">.</text:span><text:span text:style-name="T99"> </text:span><text:span text:style-name="T56">.</text:span><text:span text:style-name="T132"> </text:span><text:span text:style-name="T56">.</text:span><text:span text:style-name="T174"> </text:span><text:span text:style-name="T56">,</text:span><text:span text:style-name="T174"> </text:span><text:span text:style-name="T118">x</text:span><text:span text:style-name="T351">q</text:span><text:span text:style-name="T371">)</text:span></text:p>
                  </text:list-item>
                  <text:list-item>
                    <text:p text:style-name="P68"><text:span text:style-name="T1">et</text:span><text:span text:style-name="T32"> </text:span><text:span text:style-name="T56">z</text:span><text:span text:style-name="T148"> </text:span><text:span text:style-name="T1">pour</text:span><text:span text:style-name="T32"> </text:span><text:span text:style-name="T1">(</text:span><text:span text:style-name="T56">x</text:span><text:span text:style-name="T347">q</text:span><text:span text:style-name="T356">+1</text:span><text:span text:style-name="T458"> </text:span><text:span text:style-name="T56">,</text:span><text:span text:style-name="T174"> </text:span><text:span text:style-name="T56">.</text:span><text:span text:style-name="T99"> </text:span><text:span text:style-name="T56">.</text:span><text:span text:style-name="T132"> </text:span><text:span text:style-name="T56">.</text:span><text:span text:style-name="T174"> </text:span><text:span text:style-name="T56">,</text:span><text:span text:style-name="T174"> </text:span><text:span text:style-name="T56">x</text:span><text:span text:style-name="T347">n</text:span><text:span text:style-name="T1">).</text:span></text:p>
                  </text:list-item>
                </text:list>
              </text:list-item>
            </text:list>
          </text:list-item>
        </text:list>
        <text:p text:style-name="P106"/>
        <text:p text:style-name="P312"><draw:frame draw:style-name="fr3" draw:name="320" text:anchor-type="char" svg:x="12.187cm" svg:y="0.065cm" svg:width="2.42cm" svg:height="0.667cm" draw:z-index="21"><draw:text-box><text:p text:style-name="P286">R<text:tab/>R</text:p></draw:text-box></draw:frame><text:span text:style-name="T1">Ainsi, la condition énoncée peut s’écrire plus simplement <text:s/>(</text:span><text:span text:style-name="T56">x, </text:span><text:span text:style-name="T113">y, </text:span><text:span text:style-name="T118">z</text:span><text:span text:style-name="T371">) </text:span><text:span text:style-name="T1">et </text:span><text:span text:style-name="T320"><text:s/></text:span><text:span text:style-name="T1">(</text:span><text:span text:style-name="T56">x, </text:span><text:span text:style-name="T73">y</text:span><text:span text:style-name="T384">′</text:span><text:span text:style-name="T73">, </text:span><text:span text:style-name="T86">z</text:span><text:span text:style-name="T386">′</text:span><text:span text:style-name="T25">) </text:span><text:span text:style-name="T1">si et seulement si </text:span><text:span text:style-name="T56">y </text:span><text:span text:style-name="T363">= </text:span><text:span text:style-name="T113">y</text:span><text:span text:style-name="T382">′</text:span><text:span text:style-name="T215"> </text:span><text:span text:style-name="T1">(cette égalité </text:span><text:span text:style-name="T44">devant </text:span><text:span text:style-name="T1">être considérée comme une égalité de </text:span><text:span text:style-name="T56">n</text:span><text:span text:style-name="T1">-uplets, c’est-à-dire l’égalité composante par</text:span><text:span text:style-name="T44"> </text:span><text:span text:style-name="T1">composante.</text:span></text:p>
        <text:p text:style-name="P220"><text:span text:style-name="T1"/></text:p>
        <text:p text:style-name="P220"><text:soft-page-break/><text:span text:style-name="T1">E</text:span><text:span text:style-name="T7">XEMPLE </text:span><text:span text:style-name="T1">4.4. Dans la relation suivante,</text:span></text:p>
        <text:p text:style-name="P255"/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column table:style-name="Tableau9.D"/>
          <table:table-row table:style-name="Tableau9.1">
            <table:table-cell table:style-name="Tableau9.A1" office:value-type="string">
              <text:p text:style-name="P426">Groupe</text:p>
            </table:table-cell>
            <table:table-cell table:style-name="Tableau9.B1" office:value-type="string">
              <text:p text:style-name="P427">Nom</text:p>
            </table:table-cell>
            <table:table-cell table:style-name="Tableau9.C1" office:value-type="string">
              <text:p text:style-name="P429">Niveau</text:p>
            </table:table-cell>
            <table:table-cell table:style-name="Tableau9.D1" office:value-type="string">
              <text:p text:style-name="P430">Age</text:p>
            </table:table-cell>
          </table:table-row>
          <table:table-row table:style-name="Tableau9.2">
            <table:table-cell table:style-name="Tableau9.A2" office:value-type="string">
              <text:p text:style-name="P431">1</text:p>
            </table:table-cell>
            <table:table-cell table:style-name="Tableau9.B2" office:value-type="string">
              <text:p text:style-name="P434">A</text:p>
            </table:table-cell>
            <table:table-cell table:style-name="Tableau9.C2" office:value-type="string">
              <text:p text:style-name="P438">1</text:p>
            </table:table-cell>
            <table:table-cell table:style-name="Tableau9.D2" office:value-type="string">
              <text:p text:style-name="P442">20</text:p>
            </table:table-cell>
          </table:table-row>
          <table:table-row table:style-name="Tableau9.3">
            <table:table-cell table:style-name="Tableau9.A3" office:value-type="string">
              <text:p text:style-name="P432">2</text:p>
            </table:table-cell>
            <table:table-cell table:style-name="Tableau9.B3" office:value-type="string">
              <text:p text:style-name="P435">B</text:p>
            </table:table-cell>
            <table:table-cell table:style-name="Tableau9.C3" office:value-type="string">
              <text:p text:style-name="P439">3</text:p>
            </table:table-cell>
            <table:table-cell table:style-name="Tableau9.D3" office:value-type="string">
              <text:p text:style-name="P443">21</text:p>
            </table:table-cell>
          </table:table-row>
          <table:table-row table:style-name="Tableau9.3">
            <table:table-cell table:style-name="Tableau9.A4" office:value-type="string">
              <text:p text:style-name="P432">1</text:p>
            </table:table-cell>
            <table:table-cell table:style-name="Tableau9.B4" office:value-type="string">
              <text:p text:style-name="P435">C</text:p>
            </table:table-cell>
            <table:table-cell table:style-name="Tableau9.C4" office:value-type="string">
              <text:p text:style-name="P439">3</text:p>
            </table:table-cell>
            <table:table-cell table:style-name="Tableau9.D4" office:value-type="string">
              <text:p text:style-name="P443">20</text:p>
            </table:table-cell>
          </table:table-row>
          <table:table-row table:style-name="Tableau9.3">
            <table:table-cell table:style-name="Tableau9.A5" office:value-type="string">
              <text:p text:style-name="P432">1</text:p>
            </table:table-cell>
            <table:table-cell table:style-name="Tableau9.B5" office:value-type="string">
              <text:p text:style-name="P435">A</text:p>
            </table:table-cell>
            <table:table-cell table:style-name="Tableau9.C5" office:value-type="string">
              <text:p text:style-name="P439">3</text:p>
            </table:table-cell>
            <table:table-cell table:style-name="Tableau9.D5" office:value-type="string">
              <text:p text:style-name="P443">20</text:p>
            </table:table-cell>
          </table:table-row>
          <table:table-row table:style-name="Tableau9.3">
            <table:table-cell table:style-name="Tableau9.A6" office:value-type="string">
              <text:p text:style-name="P432">3</text:p>
            </table:table-cell>
            <table:table-cell table:style-name="Tableau9.B6" office:value-type="string">
              <text:p text:style-name="P435">B</text:p>
            </table:table-cell>
            <table:table-cell table:style-name="Tableau9.C6" office:value-type="string">
              <text:p text:style-name="P439">1</text:p>
            </table:table-cell>
            <table:table-cell table:style-name="Tableau9.D6" office:value-type="string">
              <text:p text:style-name="P443">21</text:p>
            </table:table-cell>
          </table:table-row>
          <table:table-row table:style-name="Tableau9.3">
            <table:table-cell table:style-name="Tableau9.A7" office:value-type="string">
              <text:p text:style-name="P432">1</text:p>
            </table:table-cell>
            <table:table-cell table:style-name="Tableau9.B7" office:value-type="string">
              <text:p text:style-name="P435">C</text:p>
            </table:table-cell>
            <table:table-cell table:style-name="Tableau9.C7" office:value-type="string">
              <text:p text:style-name="P439">1</text:p>
            </table:table-cell>
            <table:table-cell table:style-name="Tableau9.D7" office:value-type="string">
              <text:p text:style-name="P443">20</text:p>
            </table:table-cell>
          </table:table-row>
          <table:table-row table:style-name="Tableau9.3">
            <table:table-cell table:style-name="Tableau9.A8" office:value-type="string">
              <text:p text:style-name="P432">2</text:p>
            </table:table-cell>
            <table:table-cell table:style-name="Tableau9.B8" office:value-type="string">
              <text:p text:style-name="P435">A</text:p>
            </table:table-cell>
            <table:table-cell table:style-name="Tableau9.C8" office:value-type="string">
              <text:p text:style-name="P439">1</text:p>
            </table:table-cell>
            <table:table-cell table:style-name="Tableau9.D8" office:value-type="string">
              <text:p text:style-name="P443">20</text:p>
            </table:table-cell>
          </table:table-row>
          <table:table-row table:style-name="Tableau9.3">
            <table:table-cell table:style-name="Tableau9.A9" office:value-type="string">
              <text:p text:style-name="P432">3</text:p>
            </table:table-cell>
            <table:table-cell table:style-name="Tableau9.B9" office:value-type="string">
              <text:p text:style-name="P435">B</text:p>
            </table:table-cell>
            <table:table-cell table:style-name="Tableau9.C9" office:value-type="string">
              <text:p text:style-name="P439">2</text:p>
            </table:table-cell>
            <table:table-cell table:style-name="Tableau9.D9" office:value-type="string">
              <text:p text:style-name="P443">21</text:p>
            </table:table-cell>
          </table:table-row>
          <table:table-row table:style-name="Tableau9.10">
            <table:table-cell table:style-name="Tableau9.A10" office:value-type="string">
              <text:p text:style-name="P433">1</text:p>
            </table:table-cell>
            <table:table-cell table:style-name="Tableau9.B10" office:value-type="string">
              <text:p text:style-name="P436">C</text:p>
            </table:table-cell>
            <table:table-cell table:style-name="Tableau9.C10" office:value-type="string">
              <text:p text:style-name="P440">2</text:p>
            </table:table-cell>
            <table:table-cell table:style-name="Tableau9.D10" office:value-type="string">
              <text:p text:style-name="P444">20</text:p>
            </table:table-cell>
          </table:table-row>
        </table:table>
        <text:p text:style-name="P194">On distingue les dépendances fonctionnelles</text:p>
        <text:list xml:id="list518" text:style-name="LS239">
          <text:list-item>
            <text:list>
              <text:list-item>
                <text:list>
                  <text:list-item>
                    <text:p text:style-name="P62"><text:span text:style-name="T180">{</text:span><text:span text:style-name="T279">Nom</text:span><text:span text:style-name="T180">} ⇒</text:span><text:span text:style-name="T186"> </text:span><text:span text:style-name="T180">{</text:span><text:span text:style-name="T279">Age</text:span><text:span text:style-name="T180">}</text:span></text:p>
                  </text:list-item>
                  <text:list-item>
                    <text:p text:style-name="P60"><text:span text:style-name="T180">{</text:span><text:span text:style-name="T279">Groupe , Niveau</text:span><text:span text:style-name="T180">} ⇒</text:span><text:span text:style-name="T187"> </text:span><text:span text:style-name="T180">{</text:span><text:span text:style-name="T279">Age</text:span><text:span text:style-name="T180">}</text:span></text:p>
                  </text:list-item>
                </text:list>
              </text:list-item>
            </text:list>
          </text:list-item>
        </text:list>
        <text:p text:style-name="P259"/>
        <text:list xml:id="list165110173594864" text:continue-list="list165111113079653" text:style-name="LS239">
          <text:list-item>
            <text:list>
              <text:list-item>
                <text:p text:style-name="P93"><text:span text:style-name="T1">Théorème des dépendances</text:span><text:span text:style-name="T39"> </text:span><text:span text:style-name="T1">fonctionnelles</text:span></text:p>
              </text:list-item>
            </text:list>
          </text:list-item>
        </text:list>
        <text:p text:style-name="P200"/>
        <text:p text:style-name="P278"/>
        <text:p text:style-name="P331"><text:span text:style-name="T2">E</text:span><text:span text:style-name="T4">XEMPLE</text:span><text:span text:style-name="T24"> </text:span><text:span text:style-name="T314">4.5.</text:span><text:span text:style-name="T473"> </text:span><text:span text:style-name="T1">La</text:span><text:span text:style-name="T337"> </text:span><text:span text:style-name="T1">relation</text:span><text:span text:style-name="T463"> </text:span><text:span text:style-name="T1">précédente</text:span><text:span text:style-name="T337"> </text:span><text:span text:style-name="T1">est</text:span><text:span text:style-name="T337"> </text:span><text:span text:style-name="T1">le</text:span><text:span text:style-name="T463"> </text:span><text:span text:style-name="T1">produit</text:span><text:span text:style-name="T337"> </text:span><text:span text:style-name="T1">de</text:span><text:span text:style-name="T337"> </text:span><text:span text:style-name="T1">ses</text:span><text:span text:style-name="T463"> </text:span><text:span text:style-name="T1">deux</text:span><text:span text:style-name="T337"> </text:span><text:span text:style-name="T1">projections</text:span><text:span text:style-name="T463"> </text:span><text:span text:style-name="T177">R</text:span><text:span text:style-name="T1">[</text:span><text:span text:style-name="T177">{</text:span><text:span text:style-name="T1">Nom</text:span><text:span text:style-name="T258"> </text:span><text:span text:style-name="T56">,</text:span><text:span text:style-name="T82"> </text:span><text:span text:style-name="T1">Age</text:span><text:span text:style-name="T177">}</text:span><text:span text:style-name="T1">]</text:span><text:span text:style-name="T337"> </text:span><text:span text:style-name="T1">et</text:span><text:span text:style-name="T337"> </text:span><text:span text:style-name="T177">R</text:span><text:span text:style-name="T1">[</text:span><text:span text:style-name="T177">{</text:span><text:span text:style-name="T1">Nom</text:span><text:span text:style-name="T258"> </text:span><text:span text:style-name="T56">,</text:span><text:span text:style-name="T82"> </text:span><text:span text:style-name="T1">Groupe</text:span><text:span text:style-name="T258"> </text:span><text:span text:style-name="T56">,</text:span><text:span text:style-name="T116"> </text:span><text:span text:style-name="T44">Nive</text:span></text:p>
        <text:list xml:id="list165110563136062" text:continue-numbering="true" text:style-name="LS239">
          <text:list-item>
            <text:list>
              <text:list-item>
                <text:p text:style-name="P94">Clés</text:p>
              </text:list-item>
            </text:list>
          </text:list-item>
        </text:list>
        <text:p text:style-name="P204"/>
        <text:p text:style-name="P221"><draw:frame draw:style-name="fr3" draw:name="321" text:anchor-type="char" svg:x="9.326cm" svg:y="0.228cm" svg:width="0.328cm" svg:height="0.667cm" draw:z-index="22"><draw:text-box><text:p text:style-name="P283">R</text:p></draw:text-box></draw:frame><text:span text:style-name="T314">D</text:span><text:span text:style-name="T6">ÉFINITION <text:s/></text:span><text:span text:style-name="T25">4.9 </text:span><text:span text:style-name="T2">(C</text:span><text:span text:style-name="T4">LÉ</text:span><text:span text:style-name="T2">).</text:span><text:span text:style-name="T474"> </text:span><text:span text:style-name="T1">Pour</text:span><text:span text:style-name="T475"> </text:span><text:span text:style-name="T1">une</text:span><text:span text:style-name="T476"> </text:span><text:span text:style-name="T1">relation<text:tab/>[</text:span><text:span text:style-name="T56">A</text:span><text:span text:style-name="T1">] d’attributs </text:span><text:span text:style-name="T56">A</text:span><text:span text:style-name="T1">, une clé est un sous-ensemble</text:span><text:span text:style-name="T260"> </text:span><text:span text:style-name="T1">minimal</text:span></text:p>
        <text:p text:style-name="P149"><draw:frame draw:style-name="fr3" draw:name="322" text:anchor-type="char" svg:x="11.188cm" svg:y="0.09cm" svg:width="1.058cm" svg:height="0.667cm" draw:z-index="24"><draw:text-box><text:p text:style-name="P287">⇒<text:tab/>\</text:p></draw:text-box></draw:frame><text:span text:style-name="T56">K</text:span><text:span text:style-name="T138"> </text:span><text:span text:style-name="T1">de</text:span><text:span text:style-name="T29"> </text:span><text:span text:style-name="T56">A</text:span><text:span text:style-name="T79"> </text:span><text:span text:style-name="T1">tel</text:span><text:span text:style-name="T29"> </text:span><text:span text:style-name="T1">qu’il</text:span><text:span text:style-name="T29"> </text:span><text:span text:style-name="T1">existe</text:span><text:span text:style-name="T29"> </text:span><text:span text:style-name="T1">une</text:span><text:span text:style-name="T29"> </text:span><text:span text:style-name="T1">dépendance</text:span><text:span text:style-name="T29"> </text:span><text:span text:style-name="T1">fonctionnelle</text:span><text:span text:style-name="T29"> </text:span><text:span text:style-name="T56">C<text:tab/>A<text:tab/></text:span><text:span text:style-name="T102">K</text:span><text:span text:style-name="T314">.</text:span></text:p>
        <text:p text:style-name="P132"><text:span text:style-name="T330">(</text:span><text:span text:style-name="T78">K</text:span><text:span text:style-name="T80"> </text:span><text:span text:style-name="T330">est</text:span><text:span text:style-name="T413"> </text:span><text:span text:style-name="T330">un</text:span><text:span text:style-name="T270"> </text:span><text:span text:style-name="T330">sous-ensemble</text:span><text:span text:style-name="T266"> </text:span><text:span text:style-name="T330">minimal</text:span><text:span text:style-name="T270"> </text:span><text:span text:style-name="T330">au</text:span><text:span text:style-name="T270"> </text:span><text:span text:style-name="T330">sens</text:span><text:span text:style-name="T413"> </text:span><text:span text:style-name="T330">qu’il</text:span><text:span text:style-name="T270"> </text:span><text:span text:style-name="T330">n’y</text:span><text:span text:style-name="T270"> </text:span><text:span text:style-name="T330">a</text:span><text:span text:style-name="T270"> </text:span><text:span text:style-name="T330">pas</text:span><text:span text:style-name="T270"> </text:span><text:span text:style-name="T330">de</text:span><text:span text:style-name="T270"> </text:span><text:span text:style-name="T330">partie</text:span><text:span text:style-name="T270"> </text:span><text:span text:style-name="T330">stricte</text:span><text:span text:style-name="T413"> </text:span><text:span text:style-name="T104">K</text:span><text:span text:style-name="T388">′</text:span><text:span text:style-name="T224"> </text:span><text:span text:style-name="T330">de</text:span><text:span text:style-name="T266"> </text:span><text:span text:style-name="T78">K</text:span><text:span text:style-name="T110"> </text:span><text:span text:style-name="T330">pour</text:span><text:span text:style-name="T270"> </text:span><text:span text:style-name="T330">laquelle</text:span><text:span text:style-name="T270"> </text:span><text:span text:style-name="T330">il existe</text:span><text:span text:style-name="T405"> </text:span><text:span text:style-name="T330">une</text:span><text:span text:style-name="T405"> </text:span><text:span text:style-name="T330">dépendance</text:span><text:span text:style-name="T405"> </text:span><text:span text:style-name="T330">fonctionnelle</text:span><text:span text:style-name="T266"> </text:span><text:span text:style-name="T104">K</text:span><text:span text:style-name="T388">′</text:span><text:span text:style-name="T204"> </text:span><text:span text:style-name="T191">⇒</text:span><text:span text:style-name="T252"> </text:span><text:span text:style-name="T78">A</text:span><text:span text:style-name="T112"> </text:span><text:span text:style-name="T192">\</text:span><text:span text:style-name="T242"> </text:span><text:span text:style-name="T88">K</text:span><text:span text:style-name="T387">′</text:span><text:span text:style-name="T26">).<text:tab/></text:span><text:span text:style-name="T188">♦</text:span></text:p>
        <text:p text:style-name="P332"><text:span text:style-name="T2">R</text:span><text:span text:style-name="T4">EMARQUE </text:span><text:span text:style-name="T314">4.3. </text:span><text:span text:style-name="T1">Cette « minimalité » n’entraîne en aucune manière l’unicité de la clé pour une relation donnée.</text:span></text:p>
      </text:section>
      <text:p text:style-name="P111"><draw:g text:anchor-type="paragraph" draw:z-index="19" draw:style-name="gr3"><draw:line draw:style-name="gr2" draw:text-style-name="P463" svg:x1="-0.564cm" svg:y1="3.958cm" svg:x2="18.218cm" svg:y2="3.958cm"><text:p/></draw:line><draw:line draw:style-name="gr2" draw:text-style-name="P463" svg:x1="-0.555cm" svg:y1="3.972cm" svg:x2="-0.555cm" svg:y2="9.298cm"><text:p/></draw:line><draw:line draw:style-name="gr2" draw:text-style-name="P463" svg:x1="18.207cm" svg:y1="3.972cm" svg:x2="18.207cm" svg:y2="9.298cm"><text:p/></draw:line><draw:line draw:style-name="gr2" draw:text-style-name="P463" svg:x1="-0.564cm" svg:y1="9.31cm" svg:x2="18.218cm" svg:y2="9.31cm"><text:p/></draw:line><draw:frame draw:style-name="gr4" draw:text-style-name="P465" svg:width="6.019cm" svg:height="1.407cm" svg:x="-0.176cm" svg:y="6.997cm"><draw:text-box><text:p text:style-name="P464"><text:span text:style-name="T279">p</text:span><text:span text:style-name="T279">r</text:span><text:span text:style-name="T279">o</text:span><text:span text:style-name="T279">j</text:span><text:span text:style-name="T279">e</text:span><text:span text:style-name="T279">c</text:span><text:span text:style-name="T279">t</text:span><text:span text:style-name="T279">i</text:span><text:span text:style-name="T279">o</text:span><text:span text:style-name="T279">n</text:span><text:span text:style-name="T279">s</text:span><text:span text:style-name="T279"> </text:span><text:span text:style-name="T279">s</text:span><text:span text:style-name="T279">u</text:span><text:span text:style-name="T279">r</text:span><text:span text:style-name="T279"> </text:span><text:span text:style-name="T62">X</text:span><text:span text:style-name="T62"> </text:span><text:span text:style-name="T180">∪</text:span><text:span text:style-name="T180"> </text:span><text:span text:style-name="T62">Y</text:span><text:span text:style-name="T62"> </text:span><text:span text:style-name="T279">e</text:span><text:span text:style-name="T279">t</text:span><text:span text:style-name="T279"> </text:span><text:span text:style-name="T62">X</text:span><text:span text:style-name="T62"> </text:span><text:span text:style-name="T180">∪</text:span><text:span text:style-name="T487"> </text:span><text:span text:style-name="T488">Z</text:span><text:span text:style-name="T290">.</text:span></text:p></draw:text-box></draw:frame><draw:frame draw:style-name="gr4" draw:text-style-name="P465" svg:width="18.035cm" svg:height="1.407cm" svg:x="-0.164cm" svg:y="5.11cm"><draw:text-box><text:p text:style-name="P464"><text:span text:style-name="T279">P</text:span><text:span text:style-name="T7">R</text:span><text:span text:style-name="T7">O</text:span><text:span text:style-name="T7">P</text:span><text:span text:style-name="T7">R</text:span><text:span text:style-name="T7">I</text:span><text:span text:style-name="T7">É</text:span><text:span text:style-name="T7">T</text:span><text:span text:style-name="T7">É</text:span><text:span text:style-name="T7"> </text:span><text:span text:style-name="T279">4</text:span><text:span text:style-name="T279">.</text:span><text:span text:style-name="T279">2</text:span><text:span text:style-name="T279"> </text:span><text:span text:style-name="T279">(</text:span><text:span text:style-name="T279">T</text:span><text:span text:style-name="T7">H</text:span><text:span text:style-name="T7">É</text:span><text:span text:style-name="T7">O</text:span><text:span text:style-name="T7">R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S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F</text:span><text:span text:style-name="T7">O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N</text:span><text:span text:style-name="T7">E</text:span><text:span text:style-name="T7">L</text:span><text:span text:style-name="T7">L</text:span><text:span text:style-name="T7">E</text:span><text:span text:style-name="T7">S</text:span><text:span text:style-name="T279">)</text:span><text:span text:style-name="T279"> </text:span><text:span text:style-name="T279">:</text:span><text:span text:style-name="T279"> </text:span><text:span text:style-name="T279">S</text:span><text:span text:style-name="T279">i</text:span><text:span text:style-name="T279"> </text:span><text:span text:style-name="T279">l</text:span><text:span text:style-name="T279">a</text:span><text:span text:style-name="T279"> </text:span><text:span text:style-name="T279">r</text:span><text:span text:style-name="T279">e</text:span><text:span text:style-name="T279">l</text:span><text:span text:style-name="T279">a</text:span><text:span text:style-name="T279">t</text:span><text:span text:style-name="T279">i</text:span><text:span text:style-name="T279">o</text:span><text:span text:style-name="T279">n</text:span><text:span text:style-name="T279"> </text:span><text:span text:style-name="T180">R</text:span><text:span text:style-name="T279">[</text:span><text:span text:style-name="T62">A</text:span><text:span text:style-name="T279">]</text:span><text:span text:style-name="T279"> </text:span><text:span text:style-name="T279">d</text:span><text:span text:style-name="T279">’</text:span><text:span text:style-name="T279">a</text:span><text:span text:style-name="T279">t</text:span><text:span text:style-name="T279">-</text:span></text:p></draw:text-box></draw:frame><draw:frame draw:style-name="gr4" draw:text-style-name="P465" svg:width="18.047cm" svg:height="1.407cm" svg:x="-0.176cm" svg:y="6.054cm"><draw:text-box><text:p text:style-name="P464"><text:span text:style-name="T279">t</text:span><text:span text:style-name="T279">r</text:span><text:span text:style-name="T279">i</text:span><text:span text:style-name="T279">b</text:span><text:span text:style-name="T279">u</text:span><text:span text:style-name="T279">t</text:span><text:span text:style-name="T279">s</text:span><text:span text:style-name="T279"> </text:span><text:span text:style-name="T62">A</text:span><text:span text:style-name="T62"> </text:span><text:span text:style-name="T280">=</text:span><text:span text:style-name="T280"> </text:span><text:span text:style-name="T62">X</text:span><text:span text:style-name="T62"> </text:span><text:span text:style-name="T180">∪</text:span><text:span text:style-name="T180"> </text:span><text:span text:style-name="T62">Y</text:span><text:span text:style-name="T62"> </text:span><text:span text:style-name="T180">∪</text:span><text:span text:style-name="T180"> </text:span><text:span text:style-name="T62">Z</text:span><text:span text:style-name="T62"> </text:span><text:span text:style-name="T279">a</text:span><text:span text:style-name="T279">d</text:span><text:span text:style-name="T279">m</text:span><text:span text:style-name="T279">e</text:span><text:span text:style-name="T279">t</text:span><text:span text:style-name="T279"> </text:span><text:span text:style-name="T279">u</text:span><text:span text:style-name="T279">n</text:span><text:span text:style-name="T279">e</text:span><text:span text:style-name="T279"> </text:span><text:span text:style-name="T279">d</text:span><text:span text:style-name="T279">é</text:span><text:span text:style-name="T279">p</text:span><text:span text:style-name="T279">e</text:span><text:span text:style-name="T279">n</text:span><text:span text:style-name="T279">d</text:span><text:span text:style-name="T279">a</text:span><text:span text:style-name="T279">n</text:span><text:span text:style-name="T279">c</text:span><text:span text:style-name="T279">e</text:span><text:span text:style-name="T279"> </text:span><text:span text:style-name="T279">f</text:span><text:span text:style-name="T279">o</text:span><text:span text:style-name="T279">n</text:span><text:span text:style-name="T279">c</text:span><text:span text:style-name="T279">t</text:span><text:span text:style-name="T279">i</text:span><text:span text:style-name="T279">o</text:span><text:span text:style-name="T279">n</text:span><text:span text:style-name="T279">n</text:span><text:span text:style-name="T279">e</text:span><text:span text:style-name="T279">l</text:span><text:span text:style-name="T279">l</text:span><text:span text:style-name="T279">e</text:span><text:span text:style-name="T279"> </text:span><text:span text:style-name="T62">X</text:span><text:span text:style-name="T62"> </text:span><text:span text:style-name="T180">⇒</text:span><text:span text:style-name="T180"> </text:span><text:span text:style-name="T62">Y</text:span><text:span text:style-name="T62"> </text:span><text:span text:style-name="T279">,</text:span><text:span text:style-name="T279"> </text:span><text:span text:style-name="T279">e</text:span><text:span text:style-name="T279">l</text:span><text:span text:style-name="T279">l</text:span><text:span text:style-name="T279">e</text:span><text:span text:style-name="T279"> </text:span><text:span text:style-name="T279">e</text:span><text:span text:style-name="T279">s</text:span><text:span text:style-name="T279">t</text:span><text:span text:style-name="T279"> </text:span><text:span text:style-name="T279">l</text:span><text:span text:style-name="T279">e</text:span><text:span text:style-name="T279"> </text:span><text:span text:style-name="T279">p</text:span><text:span text:style-name="T279">r</text:span><text:span text:style-name="T279">o</text:span><text:span text:style-name="T279">d</text:span><text:span text:style-name="T279">u</text:span><text:span text:style-name="T279">i</text:span><text:span text:style-name="T279">t</text:span><text:span text:style-name="T279"> </text:span><text:span text:style-name="T279">d</text:span><text:span text:style-name="T279">e</text:span><text:span text:style-name="T279"> </text:span><text:span text:style-name="T279">s</text:span><text:span text:style-name="T279">e</text:span><text:span text:style-name="T279">s</text:span></text:p></draw:text-box></draw:frame></draw:g><draw:frame draw:style-name="fr1" draw:name="323" text:anchor-type="as-char" svg:y="-2.618cm" svg:width="16.014cm" svg:height="2.716cm" draw:z-index="0"><draw:text-box><text:p text:style-name="P95"/><text:p text:style-name="P109"><text:span text:style-name="T2">P</text:span><text:span text:style-name="T4">ROPRIÉTÉ </text:span><text:span text:style-name="T25">4.3 </text:span><text:span text:style-name="T1">: Pour toute relation, il est possible d’introduire un attribut dont les valeurs sont toutes</text:span><text:span text:style-name="T28"> </text:span><text:span text:style-name="T1">différentes,</text:span><text:span text:style-name="T28"> </text:span><text:span text:style-name="T1">et</text:span><text:span text:style-name="T28"> </text:span><text:span text:style-name="T1">qui</text:span><text:span text:style-name="T28"> </text:span><text:span text:style-name="T1">constitue</text:span><text:span text:style-name="T29"> </text:span><text:span text:style-name="T1">donc</text:span><text:span text:style-name="T28"> </text:span><text:span text:style-name="T1">une</text:span><text:span text:style-name="T28"> </text:span><text:span text:style-name="T1">clé</text:span><text:span text:style-name="T28"> </text:span><text:span text:style-name="T1">pour</text:span><text:span text:style-name="T29"> </text:span><text:span text:style-name="T1">la</text:span><text:span text:style-name="T28"> </text:span><text:span text:style-name="T1">nouvelle</text:span><text:span text:style-name="T28"> </text:span><text:span text:style-name="T1">relation</text:span><text:span text:style-name="T28"> </text:span><text:span text:style-name="T1">obtenue</text:span><text:span text:style-name="T29"> </text:span><text:span text:style-name="T1">(par</text:span><text:span text:style-name="T28"> </text:span><text:span text:style-name="T1">exemple,</text:span><text:span text:style-name="T28"> </text:span><text:span text:style-name="T1">une numérotation)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Body_20_Text" style:display-name="Body Text" style:family="paragraph" style:parent-style-name="Normal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_20_Paragraph" style:display-name="List Paragraph" style:family="paragraph" style:parent-style-name="Normal">
      <style:paragraph-properties fo:margin-left="1.238cm" fo:margin-right="0cm" fo:margin-top="0.032cm" fo:margin-bottom="0cm" loext:contextual-spacing="false" fo:text-indent="-0.385cm" style:auto-text-indent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4_20__28_user_29_" style:display-name="Heading 4 (user)" style:family="paragraph" style:parent-style-name="Normal" style:default-outline-level="5">
      <style:paragraph-properties fo:margin-left="1.688cm" fo:margin-right="0cm" fo:text-indent="0cm" style:auto-text-indent="false"/>
      <style:text-properties style:font-name="Times New Roman" fo:font-family="'Times New Roman'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able_20_Paragraph" style:display-name="Table Paragraph" style:family="paragraph" style:parent-style-name="Normal">
      <style:paragraph-properties fo:text-align="center" style:justify-single-word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List266Level0" style:family="text">
      <style:text-properties fo:color="#231f2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style:text-scale="102%"/>
    </style:style>
    <style:style style:name="List266Level1" style:family="text">
      <style:text-properties fo:color="#231f20" style:font-name="Times New Roman" fo:font-family="'Times New Roman'" style:font-family-generic="roman" style:font-pitch="variable" fo:font-size="12pt" fo:letter-spacing="-0.002cm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99%"/>
    </style:style>
    <style:style style:name="List266Level2" style:family="text">
      <style:text-properties fo:color="#231f2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text-scale="99%"/>
    </style:style>
    <style:style style:name="List266Level3" style:family="text"/>
    <style:style style:name="List266Level4" style:family="text"/>
    <style:style style:name="List266Level5" style:family="text"/>
    <style:style style:name="List266Level6" style:family="text"/>
    <style:style style:name="List266Level7" style:family="text"/>
    <style:style style:name="List266Level8" style:family="text"/>
    <style:style style:name="List259Level0" style:family="text">
      <style:text-properties fo:color="#231f2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text-scale="99%"/>
    </style:style>
    <style:style style:name="List259Level1" style:family="text"/>
    <style:style style:name="List259Level2" style:family="text"/>
    <style:style style:name="List259Level3" style:family="text"/>
    <style:style style:name="List259Level4" style:family="text"/>
    <style:style style:name="List259Level5" style:family="text"/>
    <style:style style:name="List259Level6" style:family="text"/>
    <style:style style:name="List259Level7" style:family="text"/>
    <style:style style:name="List259Level8" style:family="text"/>
    <style:style style:name="List255Level0" style:family="text">
      <style:text-properties fo:color="#231f2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style:text-scale="102%"/>
    </style:style>
    <style:style style:name="List255Level1" style:family="text">
      <style:text-properties fo:color="#231f2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text-scale="99%"/>
    </style:style>
    <style:style style:name="List255Level2" style:family="text"/>
    <style:style style:name="List255Level3" style:family="text"/>
    <style:style style:name="List255Level4" style:family="text"/>
    <style:style style:name="List255Level5" style:family="text"/>
    <style:style style:name="List255Level6" style:family="text"/>
    <style:style style:name="List255Level7" style:family="text"/>
    <style:style style:name="List255Level8" style:family="text"/>
    <style:style style:name="List253Level0" style:family="text"/>
    <style:style style:name="List253Level1" style:family="text">
      <style:text-properties fo:color="#231f20" style:font-name="Times New Roman" fo:font-family="'Times New Roman'" style:font-family-generic="roman" style:font-pitch="variable" fo:font-size="12pt" fo:letter-spacing="-0.002cm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99%"/>
    </style:style>
    <style:style style:name="List253Level2" style:family="text">
      <style:text-properties fo:color="#231f20" style:font-name="Times New Roman" fo:font-family="'Times New Roman'" style:font-family-generic="roman" style:font-pitch="variable" fo:font-size="11pt" fo:letter-spacing="-0.002cm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text-scale="99%"/>
    </style:style>
    <style:style style:name="List253Level3" style:family="text"/>
    <style:style style:name="List253Level4" style:family="text"/>
    <style:style style:name="List253Level5" style:family="text"/>
    <style:style style:name="List253Level6" style:family="text"/>
    <style:style style:name="List253Level7" style:family="text"/>
    <style:style style:name="List253Level8" style:family="text"/>
    <style:style style:name="List245Level0" style:family="text">
      <style:text-properties fo:color="#231f2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style:text-scale="102%"/>
    </style:style>
    <style:style style:name="List245Level1" style:family="text">
      <style:text-properties fo:color="#231f2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text-scale="99%"/>
    </style:style>
    <style:style style:name="List245Level2" style:family="text"/>
    <style:style style:name="List245Level3" style:family="text"/>
    <style:style style:name="List245Level4" style:family="text"/>
    <style:style style:name="List245Level5" style:family="text"/>
    <style:style style:name="List245Level6" style:family="text"/>
    <style:style style:name="List245Level7" style:family="text"/>
    <style:style style:name="List245Level8" style:family="text"/>
    <style:style style:name="List243Level0" style:family="text">
      <style:text-properties fo:color="#231f2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text-scale="99%"/>
    </style:style>
    <style:style style:name="List243Level1" style:family="text"/>
    <style:style style:name="List243Level2" style:family="text"/>
    <style:style style:name="List243Level3" style:family="text"/>
    <style:style style:name="List243Level4" style:family="text"/>
    <style:style style:name="List243Level5" style:family="text"/>
    <style:style style:name="List243Level6" style:family="text"/>
    <style:style style:name="List243Level7" style:family="text"/>
    <style:style style:name="List243Level8" style:family="text"/>
    <style:style style:name="List241Level0" style:family="text">
      <style:text-properties fo:color="#231f2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style:text-scale="102%"/>
    </style:style>
    <style:style style:name="List241Level1" style:family="text">
      <style:text-properties fo:color="#231f20" style:font-name="Times New Roman" fo:font-family="'Times New Roman'" style:font-family-generic="roman" style:font-pitch="variable" fo:font-size="12pt" fo:letter-spacing="-0.002cm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99%"/>
    </style:style>
    <style:style style:name="List241Level2" style:family="text">
      <style:text-properties fo:color="#231f20" style:font-name="Times New Roman" fo:font-family="'Times New Roman'" style:font-family-generic="roman" style:font-pitch="variable" fo:font-size="11pt" fo:letter-spacing="-0.002cm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 style:text-scale="99%"/>
    </style:style>
    <style:style style:name="List241Level3" style:family="text"/>
    <style:style style:name="List241Level4" style:family="text"/>
    <style:style style:name="List241Level5" style:family="text"/>
    <style:style style:name="List241Level6" style:family="text"/>
    <style:style style:name="List241Level7" style:family="text"/>
    <style:style style:name="List241Level8" style:family="text"/>
    <style:style style:name="List240Level0" style:family="text"/>
    <style:style style:name="List240Level1" style:family="text">
      <style:text-properties fo:color="#231f20" style:font-name="Times New Roman" fo:font-family="'Times New Roman'" style:font-family-generic="roman" style:font-pitch="variable" fo:font-size="12pt" fo:letter-spacing="-0.002cm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99%"/>
    </style:style>
    <style:style style:name="List240Level2" style:family="text">
      <style:text-properties fo:color="#231f2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text-scale="99%"/>
    </style:style>
    <style:style style:name="List240Level3" style:family="text"/>
    <style:style style:name="List240Level4" style:family="text"/>
    <style:style style:name="List240Level5" style:family="text"/>
    <style:style style:name="List240Level6" style:family="text"/>
    <style:style style:name="List240Level7" style:family="text"/>
    <style:style style:name="List240Level8" style:family="text"/>
    <style:style style:name="List239Level0" style:family="text"/>
    <style:style style:name="List239Level1" style:family="text">
      <style:text-properties fo:color="#231f20" style:font-name="Times New Roman" fo:font-family="'Times New Roman'" style:font-family-generic="roman" style:font-pitch="variable" fo:font-size="12pt" fo:letter-spacing="-0.002cm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99%"/>
    </style:style>
    <style:style style:name="List239Level2" style:family="text">
      <style:text-properties fo:color="#231f2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text-scale="99%"/>
    </style:style>
    <style:style style:name="List239Level3" style:family="text"/>
    <style:style style:name="List239Level4" style:family="text"/>
    <style:style style:name="List239Level5" style:family="text"/>
    <style:style style:name="List239Level6" style:family="text"/>
    <style:style style:name="List239Level7" style:family="text"/>
    <style:style style:name="List239Level8" style:family="text"/>
    <style:style style:name="List238Level0" style:family="text">
      <style:text-properties fo:color="#231f2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text-scale="99%"/>
    </style:style>
    <style:style style:name="List238Level1" style:family="text"/>
    <style:style style:name="List238Level2" style:family="text"/>
    <style:style style:name="List238Level3" style:family="text"/>
    <style:style style:name="List238Level4" style:family="text"/>
    <style:style style:name="List238Level5" style:family="text"/>
    <style:style style:name="List238Level6" style:family="text"/>
    <style:style style:name="List238Level7" style:family="text"/>
    <style:style style:name="List238Level8" style:family="text"/>
    <style:style style:name="List237Level0" style:family="text">
      <style:text-properties fo:color="#231f2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text-scale="99%"/>
    </style:style>
    <style:style style:name="List237Level1" style:family="text"/>
    <style:style style:name="List237Level2" style:family="text"/>
    <style:style style:name="List237Level3" style:family="text"/>
    <style:style style:name="List237Level4" style:family="text"/>
    <style:style style:name="List237Level5" style:family="text"/>
    <style:style style:name="List237Level6" style:family="text"/>
    <style:style style:name="List237Level7" style:family="text"/>
    <style:style style:name="List237Level8" style:family="text"/>
    <style:style style:name="List260Level0" style:family="text">
      <style:text-properties fo:color="#231f2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text-scale="99%"/>
    </style:style>
    <style:style style:name="List260Level1" style:family="text"/>
    <style:style style:name="List260Level2" style:family="text"/>
    <style:style style:name="List260Level3" style:family="text"/>
    <style:style style:name="List260Level4" style:family="text"/>
    <style:style style:name="List260Level5" style:family="text"/>
    <style:style style:name="List260Level6" style:family="text"/>
    <style:style style:name="List260Level7" style:family="text"/>
    <style:style style:name="List260Level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266">
      <text:list-level-style-number text:level="1" text:style-name="List266Level0" style:num-format="I">
        <style:list-level-properties text:list-level-position-and-space-mode="label-alignment">
          <style:list-level-label-alignment text:label-followed-by="listtab" fo:text-indent="-0.704cm" fo:margin-left="0.979cm"/>
        </style:list-level-properties>
      </text:list-level-style-number>
      <text:list-level-style-number text:level="2" text:style-name="List266Level1" style:num-format="1" text:display-levels="2">
        <style:list-level-properties text:list-level-position-and-space-mode="label-alignment">
          <style:list-level-label-alignment text:label-followed-by="listtab" fo:text-indent="-0.903cm" fo:margin-left="1.178cm"/>
        </style:list-level-properties>
      </text:list-level-style-number>
      <text:list-level-style-bullet text:level="3" text:style-name="List266Level2" text:bullet-char="–">
        <style:list-level-properties text:list-level-position-and-space-mode="label-alignment">
          <style:list-level-label-alignment text:label-followed-by="listtab" fo:text-indent="-0.386cm" fo:margin-left="1.623cm"/>
        </style:list-level-properties>
        <style:text-properties style:font-name="Times New Roman"/>
      </text:list-level-style-bullet>
      <text:list-level-style-bullet text:level="4" text:style-name="List266Level3" text:bullet-char="•">
        <style:list-level-properties text:list-level-position-and-space-mode="label-alignment">
          <style:list-level-label-alignment text:label-followed-by="listtab" fo:text-indent="-0.386cm" fo:margin-left="1.517cm"/>
        </style:list-level-properties>
      </text:list-level-style-bullet>
      <text:list-level-style-bullet text:level="5" text:style-name="List266Level4" text:bullet-char="•">
        <style:list-level-properties text:list-level-position-and-space-mode="label-alignment">
          <style:list-level-label-alignment text:label-followed-by="listtab" fo:text-indent="-0.386cm" fo:margin-left="1.623cm"/>
        </style:list-level-properties>
      </text:list-level-style-bullet>
      <text:list-level-style-bullet text:level="6" text:style-name="List266Level5" text:bullet-char="•">
        <style:list-level-properties text:list-level-position-and-space-mode="label-alignment">
          <style:list-level-label-alignment text:label-followed-by="listtab" fo:text-indent="-0.386cm" fo:margin-left="4.48cm"/>
        </style:list-level-properties>
      </text:list-level-style-bullet>
      <text:list-level-style-bullet text:level="7" text:style-name="List266Level6" text:bullet-char="•">
        <style:list-level-properties text:list-level-position-and-space-mode="label-alignment">
          <style:list-level-label-alignment text:label-followed-by="listtab" fo:text-indent="-0.386cm" fo:margin-left="7.338cm"/>
        </style:list-level-properties>
      </text:list-level-style-bullet>
      <text:list-level-style-bullet text:level="8" text:style-name="List266Level7" text:bullet-char="•">
        <style:list-level-properties text:list-level-position-and-space-mode="label-alignment">
          <style:list-level-label-alignment text:label-followed-by="listtab" fo:text-indent="-0.386cm" fo:margin-left="10.195cm"/>
        </style:list-level-properties>
      </text:list-level-style-bullet>
      <text:list-level-style-bullet text:level="9" text:style-name="List266Level8" text:bullet-char="•">
        <style:list-level-properties text:list-level-position-and-space-mode="label-alignment">
          <style:list-level-label-alignment text:label-followed-by="listtab" fo:text-indent="-0.386cm" fo:margin-left="13.05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9">
      <text:list-level-style-bullet text:level="1" text:style-name="List259Level0" text:bullet-char="–">
        <style:list-level-properties text:list-level-position-and-space-mode="label-alignment">
          <style:list-level-label-alignment text:label-followed-by="listtab" fo:text-indent="-0.386cm" fo:margin-left="1.259cm"/>
        </style:list-level-properties>
        <style:text-properties style:font-name="Times New Roman"/>
      </text:list-level-style-bullet>
      <text:list-level-style-bullet text:level="2" text:style-name="List259Level1" text:bullet-char="•">
        <style:list-level-properties text:list-level-position-and-space-mode="label-alignment">
          <style:list-level-label-alignment text:label-followed-by="listtab" fo:text-indent="-0.386cm" fo:margin-left="3.02cm"/>
        </style:list-level-properties>
      </text:list-level-style-bullet>
      <text:list-level-style-bullet text:level="3" text:style-name="List259Level2" text:bullet-char="•">
        <style:list-level-properties text:list-level-position-and-space-mode="label-alignment">
          <style:list-level-label-alignment text:label-followed-by="listtab" fo:text-indent="-0.386cm" fo:margin-left="4.77cm"/>
        </style:list-level-properties>
      </text:list-level-style-bullet>
      <text:list-level-style-bullet text:level="4" text:style-name="List259Level3" text:bullet-char="•">
        <style:list-level-properties text:list-level-position-and-space-mode="label-alignment">
          <style:list-level-label-alignment text:label-followed-by="listtab" fo:text-indent="-0.386cm" fo:margin-left="6.519cm"/>
        </style:list-level-properties>
      </text:list-level-style-bullet>
      <text:list-level-style-bullet text:level="5" text:style-name="List259Level4" text:bullet-char="•">
        <style:list-level-properties text:list-level-position-and-space-mode="label-alignment">
          <style:list-level-label-alignment text:label-followed-by="listtab" fo:text-indent="-0.386cm" fo:margin-left="8.269cm"/>
        </style:list-level-properties>
      </text:list-level-style-bullet>
      <text:list-level-style-bullet text:level="6" text:style-name="List259Level5" text:bullet-char="•">
        <style:list-level-properties text:list-level-position-and-space-mode="label-alignment">
          <style:list-level-label-alignment text:label-followed-by="listtab" fo:text-indent="-0.386cm" fo:margin-left="10.019cm"/>
        </style:list-level-properties>
      </text:list-level-style-bullet>
      <text:list-level-style-bullet text:level="7" text:style-name="List259Level6" text:bullet-char="•">
        <style:list-level-properties text:list-level-position-and-space-mode="label-alignment">
          <style:list-level-label-alignment text:label-followed-by="listtab" fo:text-indent="-0.386cm" fo:margin-left="11.769cm"/>
        </style:list-level-properties>
      </text:list-level-style-bullet>
      <text:list-level-style-bullet text:level="8" text:style-name="List259Level7" text:bullet-char="•">
        <style:list-level-properties text:list-level-position-and-space-mode="label-alignment">
          <style:list-level-label-alignment text:label-followed-by="listtab" fo:text-indent="-0.386cm" fo:margin-left="13.518cm"/>
        </style:list-level-properties>
      </text:list-level-style-bullet>
      <text:list-level-style-bullet text:level="9" text:style-name="List259Level8" text:bullet-char="•">
        <style:list-level-properties text:list-level-position-and-space-mode="label-alignment">
          <style:list-level-label-alignment text:label-followed-by="listtab" fo:text-indent="-0.386cm" fo:margin-left="15.2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5">
      <text:list-level-style-number text:level="1" text:style-name="List255Level0" style:num-format="I">
        <style:list-level-properties text:list-level-position-and-space-mode="label-alignment">
          <style:list-level-label-alignment text:label-followed-by="listtab" fo:text-indent="-0.704cm" fo:margin-left="0.979cm"/>
        </style:list-level-properties>
      </text:list-level-style-number>
      <text:list-level-style-bullet text:level="2" text:style-name="List255Level1" text:bullet-char="–">
        <style:list-level-properties text:list-level-position-and-space-mode="label-alignment">
          <style:list-level-label-alignment text:label-followed-by="listtab" fo:text-indent="-0.386cm" fo:margin-left="1.259cm"/>
        </style:list-level-properties>
        <style:text-properties style:font-name="Times New Roman"/>
      </text:list-level-style-bullet>
      <text:list-level-style-bullet text:level="3" text:style-name="List255Level2" text:bullet-char="•">
        <style:list-level-properties text:list-level-position-and-space-mode="label-alignment">
          <style:list-level-label-alignment text:label-followed-by="listtab" fo:text-indent="-0.386cm" fo:margin-left="3.214cm"/>
        </style:list-level-properties>
      </text:list-level-style-bullet>
      <text:list-level-style-bullet text:level="4" text:style-name="List255Level3" text:bullet-char="•">
        <style:list-level-properties text:list-level-position-and-space-mode="label-alignment">
          <style:list-level-label-alignment text:label-followed-by="listtab" fo:text-indent="-0.386cm" fo:margin-left="5.158cm"/>
        </style:list-level-properties>
      </text:list-level-style-bullet>
      <text:list-level-style-bullet text:level="5" text:style-name="List255Level4" text:bullet-char="•">
        <style:list-level-properties text:list-level-position-and-space-mode="label-alignment">
          <style:list-level-label-alignment text:label-followed-by="listtab" fo:text-indent="-0.386cm" fo:margin-left="7.101cm"/>
        </style:list-level-properties>
      </text:list-level-style-bullet>
      <text:list-level-style-bullet text:level="6" text:style-name="List255Level5" text:bullet-char="•">
        <style:list-level-properties text:list-level-position-and-space-mode="label-alignment">
          <style:list-level-label-alignment text:label-followed-by="listtab" fo:text-indent="-0.386cm" fo:margin-left="9.045cm"/>
        </style:list-level-properties>
      </text:list-level-style-bullet>
      <text:list-level-style-bullet text:level="7" text:style-name="List255Level6" text:bullet-char="•">
        <style:list-level-properties text:list-level-position-and-space-mode="label-alignment">
          <style:list-level-label-alignment text:label-followed-by="listtab" fo:text-indent="-0.386cm" fo:margin-left="10.991cm"/>
        </style:list-level-properties>
      </text:list-level-style-bullet>
      <text:list-level-style-bullet text:level="8" text:style-name="List255Level7" text:bullet-char="•">
        <style:list-level-properties text:list-level-position-and-space-mode="label-alignment">
          <style:list-level-label-alignment text:label-followed-by="listtab" fo:text-indent="-0.386cm" fo:margin-left="12.935cm"/>
        </style:list-level-properties>
      </text:list-level-style-bullet>
      <text:list-level-style-bullet text:level="9" text:style-name="List255Level8" text:bullet-char="•">
        <style:list-level-properties text:list-level-position-and-space-mode="label-alignment">
          <style:list-level-label-alignment text:label-followed-by="listtab" fo:text-indent="-0.386cm" fo:margin-left="14.87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3">
      <text:list-level-style-number text:level="1" text:style-name="List253Level0" style:num-format="I" text:start-value="2">
        <style:list-level-properties text:list-level-position-and-space-mode="label-alignment">
          <style:list-level-label-alignment text:label-followed-by="listtab" fo:text-indent="-1.067cm" fo:margin-left="1.342cm"/>
        </style:list-level-properties>
      </text:list-level-style-number>
      <text:list-level-style-number text:level="2" text:style-name="List253Level1" style:num-format="1" text:display-levels="2">
        <style:list-level-properties text:list-level-position-and-space-mode="label-alignment">
          <style:list-level-label-alignment text:label-followed-by="listtab" fo:text-indent="-1.067cm" fo:margin-left="1.342cm"/>
        </style:list-level-properties>
      </text:list-level-style-number>
      <text:list-level-style-number text:level="3" text:style-name="List253Level2" style:num-suffix="." style:num-format="1">
        <style:list-level-properties text:list-level-position-and-space-mode="label-alignment">
          <style:list-level-label-alignment text:label-followed-by="listtab" fo:text-indent="-0.482cm" fo:margin-left="1.238cm"/>
        </style:list-level-properties>
      </text:list-level-style-number>
      <text:list-level-style-bullet text:level="4" text:style-name="List253Level3" text:bullet-char="•">
        <style:list-level-properties text:list-level-position-and-space-mode="label-alignment">
          <style:list-level-label-alignment text:label-followed-by="listtab" fo:text-indent="-0.482cm" fo:margin-left="3.672cm"/>
        </style:list-level-properties>
      </text:list-level-style-bullet>
      <text:list-level-style-bullet text:level="5" text:style-name="List253Level4" text:bullet-char="•">
        <style:list-level-properties text:list-level-position-and-space-mode="label-alignment">
          <style:list-level-label-alignment text:label-followed-by="listtab" fo:text-indent="-0.482cm" fo:margin-left="5.83cm"/>
        </style:list-level-properties>
      </text:list-level-style-bullet>
      <text:list-level-style-bullet text:level="6" text:style-name="List253Level5" text:bullet-char="•">
        <style:list-level-properties text:list-level-position-and-space-mode="label-alignment">
          <style:list-level-label-alignment text:label-followed-by="listtab" fo:text-indent="-0.482cm" fo:margin-left="7.985cm"/>
        </style:list-level-properties>
      </text:list-level-style-bullet>
      <text:list-level-style-bullet text:level="7" text:style-name="List253Level6" text:bullet-char="•">
        <style:list-level-properties text:list-level-position-and-space-mode="label-alignment">
          <style:list-level-label-alignment text:label-followed-by="listtab" fo:text-indent="-0.482cm" fo:margin-left="10.142cm"/>
        </style:list-level-properties>
      </text:list-level-style-bullet>
      <text:list-level-style-bullet text:level="8" text:style-name="List253Level7" text:bullet-char="•">
        <style:list-level-properties text:list-level-position-and-space-mode="label-alignment">
          <style:list-level-label-alignment text:label-followed-by="listtab" fo:text-indent="-0.482cm" fo:margin-left="12.298cm"/>
        </style:list-level-properties>
      </text:list-level-style-bullet>
      <text:list-level-style-bullet text:level="9" text:style-name="List253Level8" text:bullet-char="•">
        <style:list-level-properties text:list-level-position-and-space-mode="label-alignment">
          <style:list-level-label-alignment text:label-followed-by="listtab" fo:text-indent="-0.482cm" fo:margin-left="14.45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5">
      <text:list-level-style-number text:level="1" text:style-name="List245Level0" style:num-format="I">
        <style:list-level-properties text:list-level-position-and-space-mode="label-alignment">
          <style:list-level-label-alignment text:label-followed-by="listtab" fo:text-indent="-0.704cm" fo:margin-left="0.979cm"/>
        </style:list-level-properties>
      </text:list-level-style-number>
      <text:list-level-style-bullet text:level="2" text:style-name="List245Level1" text:bullet-char="–">
        <style:list-level-properties text:list-level-position-and-space-mode="label-alignment">
          <style:list-level-label-alignment text:label-followed-by="listtab" fo:text-indent="-0.386cm" fo:margin-left="1.259cm"/>
        </style:list-level-properties>
        <style:text-properties style:font-name="Times New Roman"/>
      </text:list-level-style-bullet>
      <text:list-level-style-bullet text:level="3" text:style-name="List245Level2" text:bullet-char="•">
        <style:list-level-properties text:list-level-position-and-space-mode="label-alignment">
          <style:list-level-label-alignment text:label-followed-by="listtab" fo:text-indent="-0.386cm" fo:margin-left="3.214cm"/>
        </style:list-level-properties>
      </text:list-level-style-bullet>
      <text:list-level-style-bullet text:level="4" text:style-name="List245Level3" text:bullet-char="•">
        <style:list-level-properties text:list-level-position-and-space-mode="label-alignment">
          <style:list-level-label-alignment text:label-followed-by="listtab" fo:text-indent="-0.386cm" fo:margin-left="5.158cm"/>
        </style:list-level-properties>
      </text:list-level-style-bullet>
      <text:list-level-style-bullet text:level="5" text:style-name="List245Level4" text:bullet-char="•">
        <style:list-level-properties text:list-level-position-and-space-mode="label-alignment">
          <style:list-level-label-alignment text:label-followed-by="listtab" fo:text-indent="-0.386cm" fo:margin-left="7.101cm"/>
        </style:list-level-properties>
      </text:list-level-style-bullet>
      <text:list-level-style-bullet text:level="6" text:style-name="List245Level5" text:bullet-char="•">
        <style:list-level-properties text:list-level-position-and-space-mode="label-alignment">
          <style:list-level-label-alignment text:label-followed-by="listtab" fo:text-indent="-0.386cm" fo:margin-left="9.045cm"/>
        </style:list-level-properties>
      </text:list-level-style-bullet>
      <text:list-level-style-bullet text:level="7" text:style-name="List245Level6" text:bullet-char="•">
        <style:list-level-properties text:list-level-position-and-space-mode="label-alignment">
          <style:list-level-label-alignment text:label-followed-by="listtab" fo:text-indent="-0.386cm" fo:margin-left="10.991cm"/>
        </style:list-level-properties>
      </text:list-level-style-bullet>
      <text:list-level-style-bullet text:level="8" text:style-name="List245Level7" text:bullet-char="•">
        <style:list-level-properties text:list-level-position-and-space-mode="label-alignment">
          <style:list-level-label-alignment text:label-followed-by="listtab" fo:text-indent="-0.386cm" fo:margin-left="12.935cm"/>
        </style:list-level-properties>
      </text:list-level-style-bullet>
      <text:list-level-style-bullet text:level="9" text:style-name="List245Level8" text:bullet-char="•">
        <style:list-level-properties text:list-level-position-and-space-mode="label-alignment">
          <style:list-level-label-alignment text:label-followed-by="listtab" fo:text-indent="-0.386cm" fo:margin-left="14.87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3">
      <text:list-level-style-bullet text:level="1" text:style-name="List243Level0" text:bullet-char="–">
        <style:list-level-properties text:list-level-position-and-space-mode="label-alignment">
          <style:list-level-label-alignment text:label-followed-by="listtab" fo:text-indent="-0.386cm" fo:margin-left="1.259cm"/>
        </style:list-level-properties>
        <style:text-properties style:font-name="Times New Roman"/>
      </text:list-level-style-bullet>
      <text:list-level-style-bullet text:level="2" text:style-name="List243Level1" text:bullet-char="•">
        <style:list-level-properties text:list-level-position-and-space-mode="label-alignment">
          <style:list-level-label-alignment text:label-followed-by="listtab" fo:text-indent="-0.386cm" fo:margin-left="3.02cm"/>
        </style:list-level-properties>
      </text:list-level-style-bullet>
      <text:list-level-style-bullet text:level="3" text:style-name="List243Level2" text:bullet-char="•">
        <style:list-level-properties text:list-level-position-and-space-mode="label-alignment">
          <style:list-level-label-alignment text:label-followed-by="listtab" fo:text-indent="-0.386cm" fo:margin-left="4.77cm"/>
        </style:list-level-properties>
      </text:list-level-style-bullet>
      <text:list-level-style-bullet text:level="4" text:style-name="List243Level3" text:bullet-char="•">
        <style:list-level-properties text:list-level-position-and-space-mode="label-alignment">
          <style:list-level-label-alignment text:label-followed-by="listtab" fo:text-indent="-0.386cm" fo:margin-left="6.519cm"/>
        </style:list-level-properties>
      </text:list-level-style-bullet>
      <text:list-level-style-bullet text:level="5" text:style-name="List243Level4" text:bullet-char="•">
        <style:list-level-properties text:list-level-position-and-space-mode="label-alignment">
          <style:list-level-label-alignment text:label-followed-by="listtab" fo:text-indent="-0.386cm" fo:margin-left="8.269cm"/>
        </style:list-level-properties>
      </text:list-level-style-bullet>
      <text:list-level-style-bullet text:level="6" text:style-name="List243Level5" text:bullet-char="•">
        <style:list-level-properties text:list-level-position-and-space-mode="label-alignment">
          <style:list-level-label-alignment text:label-followed-by="listtab" fo:text-indent="-0.386cm" fo:margin-left="10.019cm"/>
        </style:list-level-properties>
      </text:list-level-style-bullet>
      <text:list-level-style-bullet text:level="7" text:style-name="List243Level6" text:bullet-char="•">
        <style:list-level-properties text:list-level-position-and-space-mode="label-alignment">
          <style:list-level-label-alignment text:label-followed-by="listtab" fo:text-indent="-0.386cm" fo:margin-left="11.769cm"/>
        </style:list-level-properties>
      </text:list-level-style-bullet>
      <text:list-level-style-bullet text:level="8" text:style-name="List243Level7" text:bullet-char="•">
        <style:list-level-properties text:list-level-position-and-space-mode="label-alignment">
          <style:list-level-label-alignment text:label-followed-by="listtab" fo:text-indent="-0.386cm" fo:margin-left="13.518cm"/>
        </style:list-level-properties>
      </text:list-level-style-bullet>
      <text:list-level-style-bullet text:level="9" text:style-name="List243Level8" text:bullet-char="•">
        <style:list-level-properties text:list-level-position-and-space-mode="label-alignment">
          <style:list-level-label-alignment text:label-followed-by="listtab" fo:text-indent="-0.386cm" fo:margin-left="15.2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1">
      <text:list-level-style-number text:level="1" text:style-name="List241Level0" style:num-format="I">
        <style:list-level-properties text:list-level-position-and-space-mode="label-alignment">
          <style:list-level-label-alignment text:label-followed-by="listtab" fo:text-indent="-0.704cm" fo:margin-left="0.979cm"/>
        </style:list-level-properties>
      </text:list-level-style-number>
      <text:list-level-style-number text:level="2" text:style-name="List241Level1" style:num-format="1" text:display-levels="2">
        <style:list-level-properties text:list-level-position-and-space-mode="label-alignment">
          <style:list-level-label-alignment text:label-followed-by="listtab" fo:text-indent="-0.903cm" fo:margin-left="1.178cm"/>
        </style:list-level-properties>
      </text:list-level-style-number>
      <text:list-level-style-number text:level="3" text:style-name="List241Level2" style:num-format="1" text:display-levels="3">
        <style:list-level-properties text:list-level-position-and-space-mode="label-alignment">
          <style:list-level-label-alignment text:label-followed-by="listtab" fo:text-indent="-1.113cm" fo:margin-left="1.388cm"/>
        </style:list-level-properties>
      </text:list-level-style-number>
      <text:list-level-style-bullet text:level="4" text:style-name="List241Level3" text:bullet-char="•">
        <style:list-level-properties text:list-level-position-and-space-mode="label-alignment">
          <style:list-level-label-alignment text:label-followed-by="listtab" fo:text-indent="-1.113cm" fo:margin-left="3.549cm"/>
        </style:list-level-properties>
      </text:list-level-style-bullet>
      <text:list-level-style-bullet text:level="5" text:style-name="List241Level4" text:bullet-char="•">
        <style:list-level-properties text:list-level-position-and-space-mode="label-alignment">
          <style:list-level-label-alignment text:label-followed-by="listtab" fo:text-indent="-1.113cm" fo:margin-left="5.724cm"/>
        </style:list-level-properties>
      </text:list-level-style-bullet>
      <text:list-level-style-bullet text:level="6" text:style-name="List241Level5" text:bullet-char="•">
        <style:list-level-properties text:list-level-position-and-space-mode="label-alignment">
          <style:list-level-label-alignment text:label-followed-by="listtab" fo:text-indent="-1.113cm" fo:margin-left="7.897cm"/>
        </style:list-level-properties>
      </text:list-level-style-bullet>
      <text:list-level-style-bullet text:level="7" text:style-name="List241Level6" text:bullet-char="•">
        <style:list-level-properties text:list-level-position-and-space-mode="label-alignment">
          <style:list-level-label-alignment text:label-followed-by="listtab" fo:text-indent="-1.113cm" fo:margin-left="10.072cm"/>
        </style:list-level-properties>
      </text:list-level-style-bullet>
      <text:list-level-style-bullet text:level="8" text:style-name="List241Level7" text:bullet-char="•">
        <style:list-level-properties text:list-level-position-and-space-mode="label-alignment">
          <style:list-level-label-alignment text:label-followed-by="listtab" fo:text-indent="-1.113cm" fo:margin-left="12.245cm"/>
        </style:list-level-properties>
      </text:list-level-style-bullet>
      <text:list-level-style-bullet text:level="9" text:style-name="List241Level8" text:bullet-char="•">
        <style:list-level-properties text:list-level-position-and-space-mode="label-alignment">
          <style:list-level-label-alignment text:label-followed-by="listtab" fo:text-indent="-1.113cm" fo:margin-left="14.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0">
      <text:list-level-style-number text:level="1" text:style-name="List240Level0" style:num-format="I">
        <style:list-level-properties text:list-level-position-and-space-mode="label-alignment">
          <style:list-level-label-alignment text:label-followed-by="listtab" fo:text-indent="-0.903cm" fo:margin-left="1.178cm"/>
        </style:list-level-properties>
      </text:list-level-style-number>
      <text:list-level-style-number text:level="2" text:style-name="List240Level1" style:num-format="1" text:start-value="2" text:display-levels="2">
        <style:list-level-properties text:list-level-position-and-space-mode="label-alignment">
          <style:list-level-label-alignment text:label-followed-by="listtab" fo:text-indent="-0.903cm" fo:margin-left="1.178cm"/>
        </style:list-level-properties>
      </text:list-level-style-number>
      <text:list-level-style-bullet text:level="3" text:style-name="List240Level2" text:bullet-char="–">
        <style:list-level-properties text:list-level-position-and-space-mode="label-alignment">
          <style:list-level-label-alignment text:label-followed-by="listtab" fo:text-indent="-0.386cm" fo:margin-left="1.259cm"/>
        </style:list-level-properties>
        <style:text-properties style:font-name="Times New Roman"/>
      </text:list-level-style-bullet>
      <text:list-level-style-bullet text:level="4" text:style-name="List240Level3" text:bullet-char="•">
        <style:list-level-properties text:list-level-position-and-space-mode="label-alignment">
          <style:list-level-label-alignment text:label-followed-by="listtab" fo:text-indent="-0.386cm" fo:margin-left="5.158cm"/>
        </style:list-level-properties>
      </text:list-level-style-bullet>
      <text:list-level-style-bullet text:level="5" text:style-name="List240Level4" text:bullet-char="•">
        <style:list-level-properties text:list-level-position-and-space-mode="label-alignment">
          <style:list-level-label-alignment text:label-followed-by="listtab" fo:text-indent="-0.386cm" fo:margin-left="7.101cm"/>
        </style:list-level-properties>
      </text:list-level-style-bullet>
      <text:list-level-style-bullet text:level="6" text:style-name="List240Level5" text:bullet-char="•">
        <style:list-level-properties text:list-level-position-and-space-mode="label-alignment">
          <style:list-level-label-alignment text:label-followed-by="listtab" fo:text-indent="-0.386cm" fo:margin-left="9.045cm"/>
        </style:list-level-properties>
      </text:list-level-style-bullet>
      <text:list-level-style-bullet text:level="7" text:style-name="List240Level6" text:bullet-char="•">
        <style:list-level-properties text:list-level-position-and-space-mode="label-alignment">
          <style:list-level-label-alignment text:label-followed-by="listtab" fo:text-indent="-0.386cm" fo:margin-left="10.991cm"/>
        </style:list-level-properties>
      </text:list-level-style-bullet>
      <text:list-level-style-bullet text:level="8" text:style-name="List240Level7" text:bullet-char="•">
        <style:list-level-properties text:list-level-position-and-space-mode="label-alignment">
          <style:list-level-label-alignment text:label-followed-by="listtab" fo:text-indent="-0.386cm" fo:margin-left="12.935cm"/>
        </style:list-level-properties>
      </text:list-level-style-bullet>
      <text:list-level-style-bullet text:level="9" text:style-name="List240Level8" text:bullet-char="•">
        <style:list-level-properties text:list-level-position-and-space-mode="label-alignment">
          <style:list-level-label-alignment text:label-followed-by="listtab" fo:text-indent="-0.386cm" fo:margin-left="14.87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9">
      <text:list-level-style-number text:level="1" text:style-name="List239Level0" style:num-format="I" text:start-value="2">
        <style:list-level-properties text:list-level-position-and-space-mode="label-alignment">
          <style:list-level-label-alignment text:label-followed-by="listtab" fo:text-indent="-1.067cm" fo:margin-left="1.342cm"/>
        </style:list-level-properties>
      </text:list-level-style-number>
      <text:list-level-style-number text:level="2" text:style-name="List239Level1" style:num-format="1" text:display-levels="2">
        <style:list-level-properties text:list-level-position-and-space-mode="label-alignment">
          <style:list-level-label-alignment text:label-followed-by="listtab" fo:text-indent="-1.067cm" fo:margin-left="1.342cm"/>
        </style:list-level-properties>
      </text:list-level-style-number>
      <text:list-level-style-bullet text:level="3" text:style-name="List239Level2" text:bullet-char="–">
        <style:list-level-properties text:list-level-position-and-space-mode="label-alignment">
          <style:list-level-label-alignment text:label-followed-by="listtab" fo:text-indent="-0.386cm" fo:margin-left="1.259cm"/>
        </style:list-level-properties>
        <style:text-properties style:font-name="Times New Roman"/>
      </text:list-level-style-bullet>
      <text:list-level-style-bullet text:level="4" text:style-name="List239Level3" text:bullet-char="•">
        <style:list-level-properties text:list-level-position-and-space-mode="label-alignment">
          <style:list-level-label-alignment text:label-followed-by="listtab" fo:text-indent="-0.386cm" fo:margin-left="3.672cm"/>
        </style:list-level-properties>
      </text:list-level-style-bullet>
      <text:list-level-style-bullet text:level="5" text:style-name="List239Level4" text:bullet-char="•">
        <style:list-level-properties text:list-level-position-and-space-mode="label-alignment">
          <style:list-level-label-alignment text:label-followed-by="listtab" fo:text-indent="-0.386cm" fo:margin-left="5.83cm"/>
        </style:list-level-properties>
      </text:list-level-style-bullet>
      <text:list-level-style-bullet text:level="6" text:style-name="List239Level5" text:bullet-char="•">
        <style:list-level-properties text:list-level-position-and-space-mode="label-alignment">
          <style:list-level-label-alignment text:label-followed-by="listtab" fo:text-indent="-0.386cm" fo:margin-left="7.985cm"/>
        </style:list-level-properties>
      </text:list-level-style-bullet>
      <text:list-level-style-bullet text:level="7" text:style-name="List239Level6" text:bullet-char="•">
        <style:list-level-properties text:list-level-position-and-space-mode="label-alignment">
          <style:list-level-label-alignment text:label-followed-by="listtab" fo:text-indent="-0.386cm" fo:margin-left="10.142cm"/>
        </style:list-level-properties>
      </text:list-level-style-bullet>
      <text:list-level-style-bullet text:level="8" text:style-name="List239Level7" text:bullet-char="•">
        <style:list-level-properties text:list-level-position-and-space-mode="label-alignment">
          <style:list-level-label-alignment text:label-followed-by="listtab" fo:text-indent="-0.386cm" fo:margin-left="12.298cm"/>
        </style:list-level-properties>
      </text:list-level-style-bullet>
      <text:list-level-style-bullet text:level="9" text:style-name="List239Level8" text:bullet-char="•">
        <style:list-level-properties text:list-level-position-and-space-mode="label-alignment">
          <style:list-level-label-alignment text:label-followed-by="listtab" fo:text-indent="-0.386cm" fo:margin-left="14.45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8">
      <text:list-level-style-bullet text:level="1" text:style-name="List238Level0" text:bullet-char="–">
        <style:list-level-properties text:list-level-position-and-space-mode="label-alignment">
          <style:list-level-label-alignment text:label-followed-by="listtab" fo:text-indent="-0.386cm" fo:margin-left="1.259cm"/>
        </style:list-level-properties>
        <style:text-properties style:font-name="Times New Roman"/>
      </text:list-level-style-bullet>
      <text:list-level-style-bullet text:level="2" text:style-name="List238Level1" text:bullet-char="•">
        <style:list-level-properties text:list-level-position-and-space-mode="label-alignment">
          <style:list-level-label-alignment text:label-followed-by="listtab" fo:text-indent="-0.386cm" fo:margin-left="3.02cm"/>
        </style:list-level-properties>
      </text:list-level-style-bullet>
      <text:list-level-style-bullet text:level="3" text:style-name="List238Level2" text:bullet-char="•">
        <style:list-level-properties text:list-level-position-and-space-mode="label-alignment">
          <style:list-level-label-alignment text:label-followed-by="listtab" fo:text-indent="-0.386cm" fo:margin-left="4.77cm"/>
        </style:list-level-properties>
      </text:list-level-style-bullet>
      <text:list-level-style-bullet text:level="4" text:style-name="List238Level3" text:bullet-char="•">
        <style:list-level-properties text:list-level-position-and-space-mode="label-alignment">
          <style:list-level-label-alignment text:label-followed-by="listtab" fo:text-indent="-0.386cm" fo:margin-left="6.519cm"/>
        </style:list-level-properties>
      </text:list-level-style-bullet>
      <text:list-level-style-bullet text:level="5" text:style-name="List238Level4" text:bullet-char="•">
        <style:list-level-properties text:list-level-position-and-space-mode="label-alignment">
          <style:list-level-label-alignment text:label-followed-by="listtab" fo:text-indent="-0.386cm" fo:margin-left="8.269cm"/>
        </style:list-level-properties>
      </text:list-level-style-bullet>
      <text:list-level-style-bullet text:level="6" text:style-name="List238Level5" text:bullet-char="•">
        <style:list-level-properties text:list-level-position-and-space-mode="label-alignment">
          <style:list-level-label-alignment text:label-followed-by="listtab" fo:text-indent="-0.386cm" fo:margin-left="10.019cm"/>
        </style:list-level-properties>
      </text:list-level-style-bullet>
      <text:list-level-style-bullet text:level="7" text:style-name="List238Level6" text:bullet-char="•">
        <style:list-level-properties text:list-level-position-and-space-mode="label-alignment">
          <style:list-level-label-alignment text:label-followed-by="listtab" fo:text-indent="-0.386cm" fo:margin-left="11.769cm"/>
        </style:list-level-properties>
      </text:list-level-style-bullet>
      <text:list-level-style-bullet text:level="8" text:style-name="List238Level7" text:bullet-char="•">
        <style:list-level-properties text:list-level-position-and-space-mode="label-alignment">
          <style:list-level-label-alignment text:label-followed-by="listtab" fo:text-indent="-0.386cm" fo:margin-left="13.518cm"/>
        </style:list-level-properties>
      </text:list-level-style-bullet>
      <text:list-level-style-bullet text:level="9" text:style-name="List238Level8" text:bullet-char="•">
        <style:list-level-properties text:list-level-position-and-space-mode="label-alignment">
          <style:list-level-label-alignment text:label-followed-by="listtab" fo:text-indent="-0.386cm" fo:margin-left="15.2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7">
      <text:list-level-style-bullet text:level="1" text:style-name="List237Level0" text:bullet-char="–">
        <style:list-level-properties text:list-level-position-and-space-mode="label-alignment">
          <style:list-level-label-alignment text:label-followed-by="listtab" fo:text-indent="-0.386cm" fo:margin-left="0.277cm"/>
        </style:list-level-properties>
        <style:text-properties style:font-name="Times New Roman"/>
      </text:list-level-style-bullet>
      <text:list-level-style-bullet text:level="2" text:style-name="List237Level1" text:bullet-char="•">
        <style:list-level-properties text:list-level-position-and-space-mode="label-alignment">
          <style:list-level-label-alignment text:label-followed-by="listtab" fo:text-indent="-0.386cm" fo:margin-left="2.131cm"/>
        </style:list-level-properties>
      </text:list-level-style-bullet>
      <text:list-level-style-bullet text:level="3" text:style-name="List237Level2" text:bullet-char="•">
        <style:list-level-properties text:list-level-position-and-space-mode="label-alignment">
          <style:list-level-label-alignment text:label-followed-by="listtab" fo:text-indent="-0.386cm" fo:margin-left="3.979cm"/>
        </style:list-level-properties>
      </text:list-level-style-bullet>
      <text:list-level-style-bullet text:level="4" text:style-name="List237Level3" text:bullet-char="•">
        <style:list-level-properties text:list-level-position-and-space-mode="label-alignment">
          <style:list-level-label-alignment text:label-followed-by="listtab" fo:text-indent="-0.386cm" fo:margin-left="5.828cm"/>
        </style:list-level-properties>
      </text:list-level-style-bullet>
      <text:list-level-style-bullet text:level="5" text:style-name="List237Level4" text:bullet-char="•">
        <style:list-level-properties text:list-level-position-and-space-mode="label-alignment">
          <style:list-level-label-alignment text:label-followed-by="listtab" fo:text-indent="-0.386cm" fo:margin-left="7.676cm"/>
        </style:list-level-properties>
      </text:list-level-style-bullet>
      <text:list-level-style-bullet text:level="6" text:style-name="List237Level5" text:bullet-char="•">
        <style:list-level-properties text:list-level-position-and-space-mode="label-alignment">
          <style:list-level-label-alignment text:label-followed-by="listtab" fo:text-indent="-0.386cm" fo:margin-left="9.525cm"/>
        </style:list-level-properties>
      </text:list-level-style-bullet>
      <text:list-level-style-bullet text:level="7" text:style-name="List237Level6" text:bullet-char="•">
        <style:list-level-properties text:list-level-position-and-space-mode="label-alignment">
          <style:list-level-label-alignment text:label-followed-by="listtab" fo:text-indent="-0.386cm" fo:margin-left="11.374cm"/>
        </style:list-level-properties>
      </text:list-level-style-bullet>
      <text:list-level-style-bullet text:level="8" text:style-name="List237Level7" text:bullet-char="•">
        <style:list-level-properties text:list-level-position-and-space-mode="label-alignment">
          <style:list-level-label-alignment text:label-followed-by="listtab" fo:text-indent="-0.386cm" fo:margin-left="13.222cm"/>
        </style:list-level-properties>
      </text:list-level-style-bullet>
      <text:list-level-style-bullet text:level="9" text:style-name="List237Level8" text:bullet-char="•">
        <style:list-level-properties text:list-level-position-and-space-mode="label-alignment">
          <style:list-level-label-alignment text:label-followed-by="listtab" fo:text-indent="-0.386cm" fo:margin-left="15.0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0">
      <text:list-level-style-bullet text:level="1" text:style-name="List260Level0" text:bullet-char="–">
        <style:list-level-properties text:list-level-position-and-space-mode="label-alignment">
          <style:list-level-label-alignment text:label-followed-by="listtab" fo:text-indent="-0.386cm" fo:margin-left="1.298cm"/>
        </style:list-level-properties>
        <style:text-properties style:font-name="Times New Roman"/>
      </text:list-level-style-bullet>
      <text:list-level-style-bullet text:level="2" text:style-name="List260Level1" text:bullet-char="•">
        <style:list-level-properties text:list-level-position-and-space-mode="label-alignment">
          <style:list-level-label-alignment text:label-followed-by="listtab" fo:text-indent="-0.386cm" fo:margin-left="2.771cm"/>
        </style:list-level-properties>
      </text:list-level-style-bullet>
      <text:list-level-style-bullet text:level="3" text:style-name="List260Level2" text:bullet-char="•">
        <style:list-level-properties text:list-level-position-and-space-mode="label-alignment">
          <style:list-level-label-alignment text:label-followed-by="listtab" fo:text-indent="-0.386cm" fo:margin-left="4.237cm"/>
        </style:list-level-properties>
      </text:list-level-style-bullet>
      <text:list-level-style-bullet text:level="4" text:style-name="List260Level3" text:bullet-char="•">
        <style:list-level-properties text:list-level-position-and-space-mode="label-alignment">
          <style:list-level-label-alignment text:label-followed-by="listtab" fo:text-indent="-0.386cm" fo:margin-left="5.704cm"/>
        </style:list-level-properties>
      </text:list-level-style-bullet>
      <text:list-level-style-bullet text:level="5" text:style-name="List260Level4" text:bullet-char="•">
        <style:list-level-properties text:list-level-position-and-space-mode="label-alignment">
          <style:list-level-label-alignment text:label-followed-by="listtab" fo:text-indent="-0.386cm" fo:margin-left="7.17cm"/>
        </style:list-level-properties>
      </text:list-level-style-bullet>
      <text:list-level-style-bullet text:level="6" text:style-name="List260Level5" text:bullet-char="•">
        <style:list-level-properties text:list-level-position-and-space-mode="label-alignment">
          <style:list-level-label-alignment text:label-followed-by="listtab" fo:text-indent="-0.386cm" fo:margin-left="8.638cm"/>
        </style:list-level-properties>
      </text:list-level-style-bullet>
      <text:list-level-style-bullet text:level="7" text:style-name="List260Level6" text:bullet-char="•">
        <style:list-level-properties text:list-level-position-and-space-mode="label-alignment">
          <style:list-level-label-alignment text:label-followed-by="listtab" fo:text-indent="-0.386cm" fo:margin-left="10.104cm"/>
        </style:list-level-properties>
      </text:list-level-style-bullet>
      <text:list-level-style-bullet text:level="8" text:style-name="List260Level7" text:bullet-char="•">
        <style:list-level-properties text:list-level-position-and-space-mode="label-alignment">
          <style:list-level-label-alignment text:label-followed-by="listtab" fo:text-indent="-0.386cm" fo:margin-left="11.571cm"/>
        </style:list-level-properties>
      </text:list-level-style-bullet>
      <text:list-level-style-bullet text:level="9" text:style-name="List260Level8" text:bullet-char="•">
        <style:list-level-properties text:list-level-position-and-space-mode="label-alignment">
          <style:list-level-label-alignment text:label-followed-by="listtab" fo:text-indent="-0.386cm" fo:margin-left="13.03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">
      <style:paragraph-properties fo:line-height="6%"/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681cm" fo:margin-bottom="1.436cm" fo:margin-left="2.223cm" fo:margin-right="0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2.399cm" fo:margin-bottom="1.436cm" fo:margin-left="2.223cm" fo:margin-right="0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cm" style:dynamic-spacing="true"/>
      </style:footer-style>
    </style:page-layout>
    <style:page-layout style:name="Mpm4">
      <style:page-layout-properties fo:page-width="20.99cm" fo:page-height="29.704cm" style:num-format="1" style:print-orientation="portrait" fo:margin-top="2.364cm" fo:margin-bottom="1.436cm" fo:margin-left="2.223cm" fo:margin-right="0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asterPage36" style:page-layout-name="Mpm2">
      <style:footer>
        <text:p text:style-name="MP1"/>
      </style:footer>
    </style:master-page>
    <style:master-page style:name="MasterPage13" style:page-layout-name="Mpm3">
      <style:footer>
        <text:p text:style-name="MP1"/>
      </style:footer>
    </style:master-page>
    <style:master-page style:name="MasterPage19" style:page-layout-name="Mpm4">
      <style:footer>
        <text:p text:style-name="MP1"/>
      </style:footer>
    </style:master-page>
    <style:master-page style:name="MasterPage29" style:page-layout-name="Mpm3">
      <style:footer>
        <text:p text:style-name="MP1"/>
      </style:footer>
    </style:master-page>
    <style:master-page style:name="MasterPage30" style:page-layout-name="Mpm3">
      <style:footer>
        <text:p text:style-name="MP1"/>
      </style:footer>
    </style:master-page>
    <style:master-page style:name="MasterPage31" style:page-layout-name="Mpm2">
      <style:footer>
        <text:p text:style-name="MP1"/>
      </style:footer>
    </style:master-page>
    <style:master-page style:name="MasterPage32" style:page-layout-name="Mpm4">
      <style:footer>
        <text:p text:style-name="MP1"/>
      </style:footer>
    </style:master-page>
    <style:master-page style:name="MasterPage35" style:page-layout-name="Mpm3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39:51.846624604</meta:creation-date>
    <dc:date>2019-09-24T16:51:04.095855117</dc:date>
    <meta:editing-duration>PT11M8S</meta:editing-duration>
    <meta:editing-cycles>8</meta:editing-cycles>
    <meta:generator>LibreOffice/5.2.7.2$Linux_X86_64 LibreOffice_project/20m0$Build-2</meta:generator>
    <meta:document-statistic meta:table-count="9" meta:image-count="0" meta:object-count="0" meta:page-count="14" meta:paragraph-count="526" meta:word-count="5013" meta:character-count="24943" meta:non-whitespace-character-count="20469"/>
  </office:meta>
</office:document-meta>
</file>